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Ubuntu Mono" svg:font-family="'Ubuntu Mono'" style:font-pitch="fixed"/>
    <style:font-face style:name="Ubuntu Mono1" svg:font-family="'Ubuntu Mono'" style:font-adornments="Курсив" style:font-pitch="fixed"/>
    <style:font-face style:name="Courier New" svg:font-family="'Courier New'" style:font-family-generic="modern" style:font-pitch="fixed"/>
    <style:font-face style:name="DejaVu Sans Mono" svg:font-family="'DejaVu Sans Mono'" style:font-adornments="Жирный курсив" style:font-family-generic="modern" style:font-pitch="fixed"/>
    <style:font-face style:name="DejaVu Sans Mono1" svg:font-family="'DejaVu Sans Mono'" style:font-adornments="Обычный" style:font-family-generic="modern" style:font-pitch="fixed"/>
    <style:font-face style:name="FreeMono" svg:font-family="FreeMono" style:font-family-generic="modern" style:font-pitch="fixed"/>
    <style:font-face style:name="FreeMono1" svg:font-family="FreeMono" style:font-adornments="Обычный" style:font-family-generic="modern" style:font-pitch="fixed"/>
    <style:font-face style:name="Liberation Mono2" svg:font-family="'Liberation Mono'" style:font-family-generic="modern" style:font-pitch="fixed"/>
    <style:font-face style:name="Liberation Mono" svg:font-family="'Liberation Mono'" style:font-adornments="Жирный курсив" style:font-family-generic="modern" style:font-pitch="fixed"/>
    <style:font-face style:name="Liberation Mono1" svg:font-family="'Liberation Mono'" style:font-adornments="Обычный"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FreeMono2" svg:font-family="FreeMono" style:font-family-generic="modern" style:font-pitch="variable"/>
    <style:font-face style:name="Liberation Serif1" svg:font-family="'Liberation Serif'" style:font-family-generic="modern" style:font-pitch="variable"/>
    <style:font-face style:name="Lohit Devanagari1" svg:font-family="'Lohit Devanagari'" style:font-family-generic="moder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20" style:family="table">
      <style:table-properties style:width="18.002cm" table:align="margins"/>
    </style:style>
    <style:style style:name="Таблица20.A" style:family="table-column">
      <style:table-column-properties style:column-width="6.906cm" style:rel-column-width="25139*"/>
    </style:style>
    <style:style style:name="Таблица20.B" style:family="table-column">
      <style:table-column-properties style:column-width="1.004cm" style:rel-column-width="3653*"/>
    </style:style>
    <style:style style:name="Таблица20.C" style:family="table-column">
      <style:table-column-properties style:column-width="10.093cm" style:rel-column-width="36743*"/>
    </style:style>
    <style:style style:name="Таблица20.1" style:family="table-row">
      <style:table-row-properties fo:keep-together="always"/>
    </style:style>
    <style:style style:name="Таблица20.A1" style:family="table-cell">
      <style:table-cell-properties fo:padding="0.097cm" fo:border="0.05pt solid #000000"/>
    </style:style>
    <style:style style:name="Таблица20.A2" style:family="table-cell">
      <style:table-cell-properties fo:padding="0.097cm" fo:border-left="0.05pt solid #000000" fo:border-right="0.05pt solid #000000" fo:border-top="none" fo:border-bottom="0.05pt solid #000000"/>
    </style:style>
    <style:style style:name="Таблица20.A7" style:family="table-cell">
      <style:table-cell-properties fo:padding="0.097cm" fo:border-left="0.05pt solid #000000" fo:border-right="none" fo:border-top="none" fo:border-bottom="0.05pt solid #000000"/>
    </style:style>
    <style:style style:name="Таблица20.A12" style:family="table-cell">
      <style:table-cell-properties fo:background-color="#dddddd" fo:padding="0.097cm" fo:border-left="0.05pt solid #000000" fo:border-right="0.05pt solid #000000" fo:border-top="none" fo:border-bottom="0.05pt solid #000000">
        <style:background-image/>
      </style:table-cell-properties>
    </style:style>
    <style:style style:name="Таблица32" style:family="table">
      <style:table-properties style:width="18.002cm" table:align="margins"/>
    </style:style>
    <style:style style:name="Таблица32.A" style:family="table-column">
      <style:table-column-properties style:column-width="9.403cm" style:rel-column-width="34231*"/>
    </style:style>
    <style:style style:name="Таблица32.B" style:family="table-column">
      <style:table-column-properties style:column-width="0.603cm" style:rel-column-width="2196*"/>
    </style:style>
    <style:style style:name="Таблица32.C" style:family="table-column">
      <style:table-column-properties style:column-width="3.302cm" style:rel-column-width="12020*"/>
    </style:style>
    <style:style style:name="Таблица32.D" style:family="table-column">
      <style:table-column-properties style:column-width="4.694cm" style:rel-column-width="17088*"/>
    </style:style>
    <style:style style:name="Таблица32.1" style:family="table-row">
      <style:table-row-properties fo:keep-together="always"/>
    </style:style>
    <style:style style:name="Таблица32.A1" style:family="table-cell">
      <style:table-cell-properties fo:background-color="#dddddd" fo:padding="0.097cm" fo:border="0.05pt solid #000000">
        <style:background-image/>
      </style:table-cell-properties>
    </style:style>
    <style:style style:name="Таблица32.A2" style:family="table-cell">
      <style:table-cell-properties fo:padding="0.097cm" fo:border-left="0.05pt solid #000000" fo:border-right="0.05pt solid #000000" fo:border-top="none" fo:border-bottom="0.05pt solid #000000"/>
    </style:style>
    <style:style style:name="Таблица32.A3" style:family="table-cell">
      <style:table-cell-properties fo:padding="0.097cm" fo:border-left="0.05pt solid #000000" fo:border-right="none" fo:border-top="none" fo:border-bottom="0.05pt solid #000000"/>
    </style:style>
    <style:style style:name="Таблица32.C3" style:family="table-cell">
      <style:table-cell-properties fo:padding="0.097cm" fo:border-left="0.05pt solid #000000" fo:border-right="0.05pt solid #000000" fo:border-top="none" fo:border-bottom="0.05pt solid #000000"/>
    </style:style>
    <style:style style:name="Таблица32.A4" style:family="table-cell">
      <style:table-cell-properties fo:padding="0.097cm" fo:border-left="0.05pt solid #000000" fo:border-right="0.05pt solid #000000" fo:border-top="none" fo:border-bottom="0.05pt solid #000000"/>
    </style:style>
    <style:style style:name="Таблица32.A5" style:family="table-cell">
      <style:table-cell-properties fo:padding="0.097cm" fo:border-left="0.05pt solid #000000" fo:border-right="0.05pt solid #000000" fo:border-top="none" fo:border-bottom="0.05pt solid #000000"/>
    </style:style>
    <style:style style:name="Таблица32.A6" style:family="table-cell">
      <style:table-cell-properties fo:padding="0.097cm" fo:border-left="0.05pt solid #000000" fo:border-right="0.05pt solid #000000" fo:border-top="none" fo:border-bottom="0.05pt solid #000000"/>
    </style:style>
    <style:style style:name="Таблица32.A7" style:family="table-cell">
      <style:table-cell-properties fo:padding="0.097cm" fo:border-left="0.05pt solid #000000" fo:border-right="none" fo:border-top="none" fo:border-bottom="0.05pt solid #000000"/>
    </style:style>
    <style:style style:name="Таблица32.D7" style:family="table-cell">
      <style:table-cell-properties fo:padding="0.097cm" fo:border-left="0.05pt solid #000000" fo:border-right="0.05pt solid #000000" fo:border-top="none" fo:border-bottom="0.05pt solid #000000"/>
    </style:style>
    <style:style style:name="Таблица32.A8" style:family="table-cell">
      <style:table-cell-properties fo:padding="0.097cm" fo:border-left="0.05pt solid #000000" fo:border-right="0.05pt solid #000000" fo:border-top="none" fo:border-bottom="0.05pt solid #000000"/>
    </style:style>
    <style:style style:name="Таблица32.A9" style:family="table-cell">
      <style:table-cell-properties fo:padding="0.097cm" fo:border-left="0.05pt solid #000000" fo:border-right="0.05pt solid #000000" fo:border-top="none" fo:border-bottom="0.05pt solid #000000"/>
    </style:style>
    <style:style style:name="Таблица32.A10" style:family="table-cell">
      <style:table-cell-properties fo:padding="0.097cm" fo:border-left="0.05pt solid #000000" fo:border-right="0.05pt solid #000000" fo:border-top="none" fo:border-bottom="0.05pt solid #000000"/>
    </style:style>
    <style:style style:name="Таблица32.A11" style:family="table-cell">
      <style:table-cell-properties fo:padding="0.097cm" fo:border-left="0.05pt solid #000000" fo:border-right="0.05pt solid #000000" fo:border-top="none" fo:border-bottom="0.05pt solid #000000"/>
    </style:style>
    <style:style style:name="Таблица32.A12" style:family="table-cell">
      <style:table-cell-properties fo:padding="0.097cm" fo:border-left="0.05pt solid #000000" fo:border-right="0.05pt solid #000000" fo:border-top="none" fo:border-bottom="0.05pt solid #000000"/>
    </style:style>
    <style:style style:name="Таблица32.A13" style:family="table-cell">
      <style:table-cell-properties fo:padding="0.097cm" fo:border-left="0.05pt solid #000000" fo:border-right="0.05pt solid #000000" fo:border-top="none" fo:border-bottom="0.05pt solid #000000"/>
    </style:style>
    <style:style style:name="Таблица32.A14" style:family="table-cell">
      <style:table-cell-properties fo:padding="0.097cm" fo:border-left="0.05pt solid #000000" fo:border-right="none" fo:border-top="none" fo:border-bottom="0.05pt solid #000000"/>
    </style:style>
    <style:style style:name="Таблица32.B14" style:family="table-cell">
      <style:table-cell-properties fo:padding="0.097cm" fo:border-left="0.05pt solid #000000" fo:border-right="0.05pt solid #000000" fo:border-top="none" fo:border-bottom="0.05pt solid #000000"/>
    </style:style>
    <style:style style:name="Таблица32.A15" style:family="table-cell">
      <style:table-cell-properties fo:padding="0.097cm" fo:border-left="0.05pt solid #000000" fo:border-right="0.05pt solid #000000" fo:border-top="none" fo:border-bottom="0.05pt solid #000000"/>
    </style:style>
    <style:style style:name="Таблица32.A16" style:family="table-cell">
      <style:table-cell-properties fo:padding="0.097cm" fo:border-left="0.05pt solid #000000" fo:border-right="0.05pt solid #000000" fo:border-top="none" fo:border-bottom="0.05pt solid #000000"/>
    </style:style>
    <style:style style:name="Таблица32.A17" style:family="table-cell">
      <style:table-cell-properties fo:padding="0.097cm" fo:border-left="0.05pt solid #000000" fo:border-right="0.05pt solid #000000" fo:border-top="none" fo:border-bottom="0.05pt solid #000000"/>
    </style:style>
    <style:style style:name="Таблица32.A18" style:family="table-cell">
      <style:table-cell-properties fo:padding="0.097cm" fo:border-left="0.05pt solid #000000" fo:border-right="0.05pt solid #000000" fo:border-top="none" fo:border-bottom="0.05pt solid #000000"/>
    </style:style>
    <style:style style:name="Таблица32.A19" style:family="table-cell">
      <style:table-cell-properties fo:padding="0.097cm" fo:border-left="0.05pt solid #000000" fo:border-right="0.05pt solid #000000" fo:border-top="none" fo:border-bottom="0.05pt solid #000000"/>
    </style:style>
    <style:style style:name="Таблица32.A20" style:family="table-cell">
      <style:table-cell-properties fo:padding="0.097cm" fo:border-left="0.05pt solid #000000" fo:border-right="0.05pt solid #000000" fo:border-top="none" fo:border-bottom="0.05pt solid #000000"/>
    </style:style>
    <style:style style:name="Таблица32.A21" style:family="table-cell">
      <style:table-cell-properties fo:padding="0.097cm" fo:border-left="0.05pt solid #000000" fo:border-right="0.05pt solid #000000" fo:border-top="none" fo:border-bottom="0.05pt solid #000000"/>
    </style:style>
    <style:style style:name="Таблица32.A22" style:family="table-cell">
      <style:table-cell-properties fo:padding="0.097cm" fo:border-left="0.05pt solid #000000" fo:border-right="0.05pt solid #000000" fo:border-top="none" fo:border-bottom="0.05pt solid #000000"/>
    </style:style>
    <style:style style:name="Таблица32.A23" style:family="table-cell">
      <style:table-cell-properties fo:padding="0.097cm" fo:border-left="0.05pt solid #000000" fo:border-right="0.05pt solid #000000" fo:border-top="none" fo:border-bottom="0.05pt solid #000000"/>
    </style:style>
    <style:style style:name="Таблица32.A24" style:family="table-cell">
      <style:table-cell-properties fo:padding="0.097cm" fo:border-left="0.05pt solid #000000" fo:border-right="0.05pt solid #000000" fo:border-top="none" fo:border-bottom="0.05pt solid #000000"/>
    </style:style>
    <style:style style:name="Таблица48" style:family="table">
      <style:table-properties style:width="18.002cm" table:align="margins"/>
    </style:style>
    <style:style style:name="Таблица48.A" style:family="table-column">
      <style:table-column-properties style:column-width="18.002cm" style:rel-column-width="65535*"/>
    </style:style>
    <style:style style:name="Таблица48.1" style:family="table-row">
      <style:table-row-properties fo:keep-together="always"/>
    </style:style>
    <style:style style:name="Таблица48.A1" style:family="table-cell">
      <style:table-cell-properties fo:background-color="#dddddd" fo:padding="0.097cm" fo:border="0.05pt solid #000000">
        <style:background-image/>
      </style:table-cell-properties>
    </style:style>
    <style:style style:name="Таблица48.A2" style:family="table-cell">
      <style:table-cell-properties fo:padding="0.097cm" fo:border-left="0.05pt solid #000000" fo:border-right="0.05pt solid #000000" fo:border-top="none" fo:border-bottom="0.05pt solid #000000"/>
    </style:style>
    <style:style style:name="Таблица48.A3" style:family="table-cell">
      <style:table-cell-properties fo:padding="0.097cm" fo:border-left="0.05pt solid #000000" fo:border-right="0.05pt solid #000000" fo:border-top="none" fo:border-bottom="0.05pt solid #000000"/>
    </style:style>
    <style:style style:name="Таблица48.A4" style:family="table-cell">
      <style:table-cell-properties fo:padding="0.097cm" fo:border-left="0.05pt solid #000000" fo:border-right="0.05pt solid #000000" fo:border-top="none" fo:border-bottom="0.05pt solid #000000"/>
    </style:style>
    <style:style style:name="Таблица48.A5" style:family="table-cell">
      <style:table-cell-properties fo:padding="0.097cm" fo:border-left="0.05pt solid #000000" fo:border-right="0.05pt solid #000000" fo:border-top="none" fo:border-bottom="0.05pt solid #000000"/>
    </style:style>
    <style:style style:name="Таблица48.A6" style:family="table-cell">
      <style:table-cell-properties fo:padding="0.097cm" fo:border-left="0.05pt solid #000000" fo:border-right="0.05pt solid #000000" fo:border-top="none" fo:border-bottom="0.05pt solid #000000"/>
    </style:style>
    <style:style style:name="Таблица48.A7" style:family="table-cell">
      <style:table-cell-properties fo:padding="0.097cm" fo:border-left="0.05pt solid #000000" fo:border-right="0.05pt solid #000000" fo:border-top="none" fo:border-bottom="0.05pt solid #000000"/>
    </style:style>
    <style:style style:name="Таблица48.A8" style:family="table-cell">
      <style:table-cell-properties fo:padding="0.097cm" fo:border-left="0.05pt solid #000000" fo:border-right="0.05pt solid #000000" fo:border-top="none" fo:border-bottom="0.05pt solid #000000"/>
    </style:style>
    <style:style style:name="Таблица47" style:family="table">
      <style:table-properties style:width="18.002cm" table:align="margins"/>
    </style:style>
    <style:style style:name="Таблица47.A" style:family="table-column">
      <style:table-column-properties style:column-width="18.002cm" style:rel-column-width="65535*"/>
    </style:style>
    <style:style style:name="Таблица47.1" style:family="table-row">
      <style:table-row-properties fo:keep-together="always"/>
    </style:style>
    <style:style style:name="Таблица47.A1" style:family="table-cell">
      <style:table-cell-properties fo:padding="0.097cm" fo:border="0.05pt solid #000000"/>
    </style:style>
    <style:style style:name="Таблица47.A2" style:family="table-cell">
      <style:table-cell-properties fo:padding="0.097cm" fo:border-left="0.05pt solid #000000" fo:border-right="0.05pt solid #000000" fo:border-top="none" fo:border-bottom="0.05pt solid #000000"/>
    </style:style>
    <style:style style:name="Таблица49" style:family="table">
      <style:table-properties style:width="18.002cm" table:align="margins"/>
    </style:style>
    <style:style style:name="Таблица49.A" style:family="table-column">
      <style:table-column-properties style:column-width="18.002cm" style:rel-column-width="65535*"/>
    </style:style>
    <style:style style:name="Таблица49.A1" style:family="table-cell">
      <style:table-cell-properties fo:padding="0.097cm" fo:border="0.05pt solid #000000"/>
    </style:style>
    <style:style style:name="Таблица49.A2" style:family="table-cell">
      <style:table-cell-properties fo:padding="0.097cm" fo:border-left="0.05pt solid #000000" fo:border-right="0.05pt solid #000000" fo:border-top="none" fo:border-bottom="0.05pt solid #000000"/>
    </style:style>
    <style:style style:name="Таблица40" style:family="table">
      <style:table-properties style:width="18.002cm" table:align="margins"/>
    </style:style>
    <style:style style:name="Таблица40.A" style:family="table-column">
      <style:table-column-properties style:column-width="18.002cm" style:rel-column-width="65535*"/>
    </style:style>
    <style:style style:name="Таблица40.1" style:family="table-row">
      <style:table-row-properties fo:keep-together="always"/>
    </style:style>
    <style:style style:name="Таблица40.A1" style:family="table-cell">
      <style:table-cell-properties fo:background-color="#dddddd" fo:padding="0.097cm" fo:border="0.05pt solid #000000">
        <style:background-image/>
      </style:table-cell-properties>
    </style:style>
    <style:style style:name="Таблица40.A2" style:family="table-cell">
      <style:table-cell-properties fo:padding="0.097cm" fo:border="0.05pt solid #000000"/>
    </style:style>
    <style:style style:name="Таблица40.A3" style:family="table-cell">
      <style:table-cell-properties fo:padding="0.097cm" fo:border-left="0.05pt solid #000000" fo:border-right="0.05pt solid #000000" fo:border-top="none" fo:border-bottom="0.05pt solid #000000"/>
    </style:style>
    <style:style style:name="Таблица40.A4" style:family="table-cell">
      <style:table-cell-properties fo:padding="0.097cm" fo:border-left="0.05pt solid #000000" fo:border-right="0.05pt solid #000000" fo:border-top="none" fo:border-bottom="0.05pt solid #000000"/>
    </style:style>
    <style:style style:name="Таблица40.A5" style:family="table-cell">
      <style:table-cell-properties fo:padding="0.097cm" fo:border-left="0.05pt solid #000000" fo:border-right="0.05pt solid #000000" fo:border-top="none" fo:border-bottom="0.05pt solid #000000"/>
    </style:style>
    <style:style style:name="Таблица40.A6" style:family="table-cell">
      <style:table-cell-properties fo:padding="0.097cm" fo:border-left="0.05pt solid #000000" fo:border-right="0.05pt solid #000000" fo:border-top="none" fo:border-bottom="0.05pt solid #000000"/>
    </style:style>
    <style:style style:name="Таблица40.A7" style:family="table-cell">
      <style:table-cell-properties fo:padding="0.097cm" fo:border-left="0.05pt solid #000000" fo:border-right="0.05pt solid #000000" fo:border-top="none" fo:border-bottom="0.05pt solid #000000"/>
    </style:style>
    <style:style style:name="Таблица40.A8" style:family="table-cell">
      <style:table-cell-properties fo:padding="0.097cm" fo:border-left="0.05pt solid #000000" fo:border-right="0.05pt solid #000000" fo:border-top="none" fo:border-bottom="0.05pt solid #000000"/>
    </style:style>
    <style:style style:name="Таблица40.A9" style:family="table-cell">
      <style:table-cell-properties fo:padding="0.097cm" fo:border-left="0.05pt solid #000000" fo:border-right="0.05pt solid #000000" fo:border-top="none" fo:border-bottom="0.05pt solid #000000"/>
    </style:style>
    <style:style style:name="Таблица40.A10" style:family="table-cell">
      <style:table-cell-properties fo:padding="0.097cm" fo:border-left="0.05pt solid #000000" fo:border-right="0.05pt solid #000000" fo:border-top="none" fo:border-bottom="0.05pt solid #000000"/>
    </style:style>
    <style:style style:name="Таблица40.A11" style:family="table-cell">
      <style:table-cell-properties fo:padding="0.097cm" fo:border-left="0.05pt solid #000000" fo:border-right="0.05pt solid #000000" fo:border-top="none" fo:border-bottom="0.05pt solid #000000"/>
    </style:style>
    <style:style style:name="Таблица40.A12" style:family="table-cell">
      <style:table-cell-properties fo:padding="0.097cm" fo:border-left="0.05pt solid #000000" fo:border-right="0.05pt solid #000000" fo:border-top="none" fo:border-bottom="0.05pt solid #000000"/>
    </style:style>
    <style:style style:name="Таблица40.A13" style:family="table-cell">
      <style:table-cell-properties fo:padding="0.097cm" fo:border-left="0.05pt solid #000000" fo:border-right="0.05pt solid #000000" fo:border-top="none" fo:border-bottom="0.05pt solid #000000"/>
    </style:style>
    <style:style style:name="Таблица40.A14" style:family="table-cell">
      <style:table-cell-properties fo:padding="0.097cm" fo:border-left="0.05pt solid #000000" fo:border-right="0.05pt solid #000000" fo:border-top="none" fo:border-bottom="0.05pt solid #000000"/>
    </style:style>
    <style:style style:name="Таблица40.A15" style:family="table-cell">
      <style:table-cell-properties fo:padding="0.097cm" fo:border-left="0.05pt solid #000000" fo:border-right="0.05pt solid #000000" fo:border-top="none" fo:border-bottom="0.05pt solid #000000"/>
    </style:style>
    <style:style style:name="Таблица40.A16" style:family="table-cell">
      <style:table-cell-properties fo:padding="0.097cm" fo:border-left="0.05pt solid #000000" fo:border-right="0.05pt solid #000000" fo:border-top="none" fo:border-bottom="0.05pt solid #000000"/>
    </style:style>
    <style:style style:name="Таблица40.A17" style:family="table-cell">
      <style:table-cell-properties fo:padding="0.097cm" fo:border-left="0.05pt solid #000000" fo:border-right="0.05pt solid #000000" fo:border-top="none" fo:border-bottom="0.05pt solid #000000"/>
    </style:style>
    <style:style style:name="Таблица40.A18" style:family="table-cell">
      <style:table-cell-properties fo:padding="0.097cm" fo:border-left="0.05pt solid #000000" fo:border-right="0.05pt solid #000000" fo:border-top="none" fo:border-bottom="0.05pt solid #000000"/>
    </style:style>
    <style:style style:name="Таблица40.A19" style:family="table-cell">
      <style:table-cell-properties fo:padding="0.097cm" fo:border-left="0.05pt solid #000000" fo:border-right="0.05pt solid #000000" fo:border-top="none" fo:border-bottom="0.05pt solid #000000"/>
    </style:style>
    <style:style style:name="Таблица40.A20" style:family="table-cell">
      <style:table-cell-properties fo:padding="0.097cm" fo:border-left="0.05pt solid #000000" fo:border-right="0.05pt solid #000000" fo:border-top="none" fo:border-bottom="0.05pt solid #000000"/>
    </style:style>
    <style:style style:name="Таблица40.A21" style:family="table-cell">
      <style:table-cell-properties fo:padding="0.097cm" fo:border-left="0.05pt solid #000000" fo:border-right="0.05pt solid #000000" fo:border-top="none" fo:border-bottom="0.05pt solid #000000"/>
    </style:style>
    <style:style style:name="Таблица40.A22" style:family="table-cell">
      <style:table-cell-properties fo:padding="0.097cm" fo:border-left="0.05pt solid #000000" fo:border-right="0.05pt solid #000000" fo:border-top="none" fo:border-bottom="0.05pt solid #000000"/>
    </style:style>
    <style:style style:name="Таблица40.A23" style:family="table-cell">
      <style:table-cell-properties fo:padding="0.097cm" fo:border-left="0.05pt solid #000000" fo:border-right="0.05pt solid #000000" fo:border-top="none" fo:border-bottom="0.05pt solid #000000"/>
    </style:style>
    <style:style style:name="Таблица40.A24" style:family="table-cell">
      <style:table-cell-properties fo:padding="0.097cm" fo:border-left="0.05pt solid #000000" fo:border-right="0.05pt solid #000000" fo:border-top="none" fo:border-bottom="0.05pt solid #000000"/>
    </style:style>
    <style:style style:name="Таблица50" style:family="table">
      <style:table-properties style:width="18.002cm" table:align="margins"/>
    </style:style>
    <style:style style:name="Таблица50.A" style:family="table-column">
      <style:table-column-properties style:column-width="7.31cm" style:rel-column-width="26609*"/>
    </style:style>
    <style:style style:name="Таблица50.B" style:family="table-column">
      <style:table-column-properties style:column-width="10.693cm" style:rel-column-width="38926*"/>
    </style:style>
    <style:style style:name="Таблица50.1" style:family="table-row">
      <style:table-row-properties fo:keep-together="always"/>
    </style:style>
    <style:style style:name="Таблица50.A1" style:family="table-cell">
      <style:table-cell-properties fo:padding="0.097cm" fo:border="0.05pt solid #000000"/>
    </style:style>
    <style:style style:name="Таблица50.A2" style:family="table-cell">
      <style:table-cell-properties fo:padding="0.097cm" fo:border-left="0.05pt solid #000000" fo:border-right="0.05pt solid #000000" fo:border-top="none" fo:border-bottom="0.05pt solid #000000"/>
    </style:style>
    <style:style style:name="Таблица50.A4" style:family="table-cell">
      <style:table-cell-properties fo:padding="0.097cm" fo:border-left="0.05pt solid #000000" fo:border-right="none" fo:border-top="none" fo:border-bottom="0.05pt solid #000000"/>
    </style:style>
    <style:style style:name="Таблица51" style:family="table">
      <style:table-properties style:width="18.002cm" table:align="margins"/>
    </style:style>
    <style:style style:name="Таблица51.A" style:family="table-column">
      <style:table-column-properties style:column-width="18.002cm" style:rel-column-width="65535*"/>
    </style:style>
    <style:style style:name="Таблица51.A1" style:family="table-cell">
      <style:table-cell-properties fo:background-color="#dddddd" fo:padding="0.097cm" fo:border="0.05pt solid #000000">
        <style:background-image/>
      </style:table-cell-properties>
    </style:style>
    <style:style style:name="Таблица51.A2" style:family="table-cell">
      <style:table-cell-properties fo:padding="0.097cm" fo:border-left="0.05pt solid #000000" fo:border-right="0.05pt solid #000000" fo:border-top="none" fo:border-bottom="0.05pt solid #000000"/>
    </style:style>
    <style:style style:name="Таблица51.A3" style:family="table-cell">
      <style:table-cell-properties fo:background-color="#eeeeee" fo:padding="0.097cm" fo:border-left="0.05pt solid #000000" fo:border-right="0.05pt solid #000000" fo:border-top="none" fo:border-bottom="0.05pt solid #000000">
        <style:background-image/>
      </style:table-cell-properties>
    </style:style>
    <style:style style:name="Таблица51.A4" style:family="table-cell">
      <style:table-cell-properties fo:padding="0.097cm" fo:border-left="0.05pt solid #000000" fo:border-right="0.05pt solid #000000" fo:border-top="none" fo:border-bottom="0.05pt solid #000000"/>
    </style:style>
    <style:style style:name="Таблица51.A5" style:family="table-cell">
      <style:table-cell-properties fo:padding="0.097cm" fo:border-left="0.05pt solid #000000" fo:border-right="0.05pt solid #000000" fo:border-top="none" fo:border-bottom="0.05pt solid #000000"/>
    </style:style>
    <style:style style:name="Таблица51.A6" style:family="table-cell">
      <style:table-cell-properties fo:padding="0.097cm" fo:border-left="0.05pt solid #000000" fo:border-right="0.05pt solid #000000" fo:border-top="none" fo:border-bottom="0.05pt solid #000000"/>
    </style:style>
    <style:style style:name="Таблица51.A7" style:family="table-cell">
      <style:table-cell-properties fo:padding="0.097cm" fo:border-left="0.05pt solid #000000" fo:border-right="0.05pt solid #000000" fo:border-top="none" fo:border-bottom="0.05pt solid #000000"/>
    </style:style>
    <style:style style:name="Таблица51.A8" style:family="table-cell">
      <style:table-cell-properties fo:padding="0.097cm" fo:border-left="0.05pt solid #000000" fo:border-right="0.05pt solid #000000" fo:border-top="none" fo:border-bottom="0.05pt solid #000000"/>
    </style:style>
    <style:style style:name="Таблица51.A9" style:family="table-cell">
      <style:table-cell-properties fo:padding="0.097cm" fo:border-left="0.05pt solid #000000" fo:border-right="0.05pt solid #000000" fo:border-top="none" fo:border-bottom="0.05pt solid #000000"/>
    </style:style>
    <style:style style:name="Таблица51.A10" style:family="table-cell">
      <style:table-cell-properties fo:padding="0.097cm" fo:border-left="0.05pt solid #000000" fo:border-right="0.05pt solid #000000" fo:border-top="none" fo:border-bottom="0.05pt solid #000000"/>
    </style:style>
    <style:style style:name="Таблица52" style:family="table">
      <style:table-properties style:width="18.002cm" table:align="margins"/>
    </style:style>
    <style:style style:name="Таблица52.A" style:family="table-column">
      <style:table-column-properties style:column-width="18.002cm" style:rel-column-width="65535*"/>
    </style:style>
    <style:style style:name="Таблица52.1" style:family="table-row">
      <style:table-row-properties fo:keep-together="always"/>
    </style:style>
    <style:style style:name="Таблица52.A1" style:family="table-cell">
      <style:table-cell-properties fo:background-color="#dddddd" fo:padding="0.097cm" fo:border="0.05pt solid #000000">
        <style:background-image/>
      </style:table-cell-properties>
    </style:style>
    <style:style style:name="Таблица52.A2" style:family="table-cell">
      <style:table-cell-properties fo:padding="0.097cm" fo:border-left="0.05pt solid #000000" fo:border-right="0.05pt solid #000000" fo:border-top="none" fo:border-bottom="0.05pt solid #000000"/>
    </style:style>
    <style:style style:name="Таблица52.A3" style:family="table-cell">
      <style:table-cell-properties fo:padding="0.097cm" fo:border-left="0.05pt solid #000000" fo:border-right="0.05pt solid #000000" fo:border-top="none" fo:border-bottom="0.05pt solid #000000"/>
    </style:style>
    <style:style style:name="Таблица52.A4" style:family="table-cell">
      <style:table-cell-properties fo:padding="0.097cm" fo:border-left="0.05pt solid #000000" fo:border-right="0.05pt solid #000000" fo:border-top="none" fo:border-bottom="0.05pt solid #000000"/>
    </style:style>
    <style:style style:name="Таблица52.A5" style:family="table-cell">
      <style:table-cell-properties fo:padding="0.097cm" fo:border-left="0.05pt solid #000000" fo:border-right="0.05pt solid #000000" fo:border-top="none" fo:border-bottom="0.05pt solid #000000"/>
    </style:style>
    <style:style style:name="Таблица52.A6" style:family="table-cell">
      <style:table-cell-properties fo:padding="0.097cm" fo:border-left="0.05pt solid #000000" fo:border-right="0.05pt solid #000000" fo:border-top="none" fo:border-bottom="0.05pt solid #000000"/>
    </style:style>
    <style:style style:name="Таблица52.A7" style:family="table-cell">
      <style:table-cell-properties fo:padding="0.097cm" fo:border-left="0.05pt solid #000000" fo:border-right="0.05pt solid #000000" fo:border-top="none" fo:border-bottom="0.05pt solid #000000"/>
    </style:style>
    <style:style style:name="Таблица52.A8" style:family="table-cell">
      <style:table-cell-properties fo:padding="0.097cm" fo:border-left="0.05pt solid #000000" fo:border-right="0.05pt solid #000000" fo:border-top="none" fo:border-bottom="0.05pt solid #000000"/>
    </style:style>
    <style:style style:name="Таблица52.A9" style:family="table-cell">
      <style:table-cell-properties fo:padding="0.097cm" fo:border-left="0.05pt solid #000000" fo:border-right="0.05pt solid #000000" fo:border-top="none" fo:border-bottom="0.05pt solid #000000"/>
    </style:style>
    <style:style style:name="Таблица52.A10" style:family="table-cell">
      <style:table-cell-properties fo:padding="0.097cm" fo:border-left="0.05pt solid #000000" fo:border-right="0.05pt solid #000000" fo:border-top="none" fo:border-bottom="0.05pt solid #000000"/>
    </style:style>
    <style:style style:name="Таблица52.A11" style:family="table-cell">
      <style:table-cell-properties fo:padding="0.097cm" fo:border-left="0.05pt solid #000000" fo:border-right="0.05pt solid #000000" fo:border-top="none" fo:border-bottom="0.05pt solid #000000"/>
    </style:style>
    <style:style style:name="Таблица52.A12" style:family="table-cell">
      <style:table-cell-properties fo:padding="0.097cm" fo:border-left="0.05pt solid #000000" fo:border-right="0.05pt solid #000000" fo:border-top="none" fo:border-bottom="0.05pt solid #000000"/>
    </style:style>
    <style:style style:name="Таблица52.A13" style:family="table-cell">
      <style:table-cell-properties fo:padding="0.097cm" fo:border-left="0.05pt solid #000000" fo:border-right="0.05pt solid #000000" fo:border-top="none" fo:border-bottom="0.05pt solid #000000"/>
    </style:style>
    <style:style style:name="Таблица52.A14" style:family="table-cell">
      <style:table-cell-properties fo:padding="0.097cm" fo:border-left="0.05pt solid #000000" fo:border-right="0.05pt solid #000000" fo:border-top="none" fo:border-bottom="0.05pt solid #000000"/>
    </style:style>
    <style:style style:name="Таблица36" style:family="table">
      <style:table-properties style:width="18.002cm" table:align="margins"/>
    </style:style>
    <style:style style:name="Таблица36.A" style:family="table-column">
      <style:table-column-properties style:column-width="3.196cm" style:rel-column-width="11635*"/>
    </style:style>
    <style:style style:name="Таблица36.B" style:family="table-column">
      <style:table-column-properties style:column-width="14.806cm" style:rel-column-width="53900*"/>
    </style:style>
    <style:style style:name="Таблица36.1" style:family="table-row">
      <style:table-row-properties fo:keep-together="always"/>
    </style:style>
    <style:style style:name="Таблица36.A1" style:family="table-cell">
      <style:table-cell-properties fo:padding="0.097cm" fo:border="0.05pt solid #000000"/>
    </style:style>
    <style:style style:name="Таблица36.A2" style:family="table-cell">
      <style:table-cell-properties fo:padding="0.097cm" fo:border-left="0.05pt solid #000000" fo:border-right="0.05pt solid #000000" fo:border-top="none" fo:border-bottom="0.05pt solid #000000"/>
    </style:style>
    <style:style style:name="Таблица36.A10" style:family="table-cell">
      <style:table-cell-properties fo:background-color="#dddddd" fo:padding="0.097cm" fo:border-left="0.05pt solid #000000" fo:border-right="0.05pt solid #000000" fo:border-top="none" fo:border-bottom="0.05pt solid #000000">
        <style:background-image/>
      </style:table-cell-properties>
    </style:style>
    <style:style style:name="Таблица36.A11" style:family="table-cell">
      <style:table-cell-properties fo:padding="0.097cm" fo:border-left="0.05pt solid #000000" fo:border-right="none" fo:border-top="0.05pt solid #000000" fo:border-bottom="0.05pt solid #000000"/>
    </style:style>
    <style:style style:name="Таблица36.A12" style:family="table-cell">
      <style:table-cell-properties fo:padding="0.097cm" fo:border-left="0.05pt solid #000000" fo:border-right="none" fo:border-top="none" fo:border-bottom="0.05pt solid #000000"/>
    </style:style>
    <style:style style:name="Таблица36.A13" style:family="table-cell">
      <style:table-cell-properties fo:padding="0.097cm" fo:border-left="0.05pt solid #000000" fo:border-right="none" fo:border-top="none" fo:border-bottom="0.05pt solid #000000"/>
    </style:style>
    <style:style style:name="Таблица36.A14" style:family="table-cell">
      <style:table-cell-properties fo:padding="0.097cm" fo:border-left="0.05pt solid #000000" fo:border-right="none" fo:border-top="none" fo:border-bottom="0.05pt solid #000000"/>
    </style:style>
    <style:style style:name="Таблица36.A15" style:family="table-cell">
      <style:table-cell-properties fo:padding="0.097cm" fo:border-left="0.05pt solid #000000" fo:border-right="none" fo:border-top="none" fo:border-bottom="0.05pt solid #000000"/>
    </style:style>
    <style:style style:name="Таблица36.A16" style:family="table-cell">
      <style:table-cell-properties fo:padding="0.097cm" fo:border-left="0.05pt solid #000000" fo:border-right="none" fo:border-top="none" fo:border-bottom="0.05pt solid #000000"/>
    </style:style>
    <style:style style:name="Таблица36.A17" style:family="table-cell">
      <style:table-cell-properties fo:padding="0.097cm" fo:border-left="0.05pt solid #000000" fo:border-right="none" fo:border-top="none" fo:border-bottom="0.05pt solid #000000"/>
    </style:style>
    <style:style style:name="Таблица36.A18" style:family="table-cell">
      <style:table-cell-properties fo:padding="0.097cm" fo:border-left="0.05pt solid #000000" fo:border-right="none" fo:border-top="none" fo:border-bottom="0.05pt solid #000000"/>
    </style:style>
    <style:style style:name="Таблица36.A19" style:family="table-cell">
      <style:table-cell-properties fo:padding="0.097cm" fo:border-left="0.05pt solid #000000" fo:border-right="none" fo:border-top="none" fo:border-bottom="0.05pt solid #000000"/>
    </style:style>
    <style:style style:name="Таблица36.A20" style:family="table-cell">
      <style:table-cell-properties fo:padding="0.097cm" fo:border-left="0.05pt solid #000000" fo:border-right="none" fo:border-top="none" fo:border-bottom="0.05pt solid #000000"/>
    </style:style>
    <style:style style:name="Таблица36.A21" style:family="table-cell">
      <style:table-cell-properties fo:padding="0.097cm" fo:border-left="0.05pt solid #000000" fo:border-right="none" fo:border-top="none" fo:border-bottom="0.05pt solid #000000"/>
    </style:style>
    <style:style style:name="Таблица36.A22" style:family="table-cell">
      <style:table-cell-properties fo:padding="0.097cm" fo:border-left="0.05pt solid #000000" fo:border-right="none" fo:border-top="none" fo:border-bottom="0.05pt solid #000000"/>
    </style:style>
    <style:style style:name="Таблица36.A23" style:family="table-cell">
      <style:table-cell-properties fo:padding="0.097cm" fo:border-left="0.05pt solid #000000" fo:border-right="none" fo:border-top="none" fo:border-bottom="0.05pt solid #000000"/>
    </style:style>
    <style:style style:name="Таблица36.A24" style:family="table-cell">
      <style:table-cell-properties fo:padding="0.097cm" fo:border-left="0.05pt solid #000000" fo:border-right="none" fo:border-top="none" fo:border-bottom="0.05pt solid #000000"/>
    </style:style>
    <style:style style:name="Таблица36.A25" style:family="table-cell">
      <style:table-cell-properties fo:padding="0.097cm" fo:border-left="0.05pt solid #000000" fo:border-right="none" fo:border-top="none" fo:border-bottom="0.05pt solid #000000"/>
    </style:style>
    <style:style style:name="Таблица36.A26" style:family="table-cell">
      <style:table-cell-properties fo:padding="0.097cm" fo:border-left="0.05pt solid #000000" fo:border-right="none" fo:border-top="none" fo:border-bottom="0.05pt solid #000000"/>
    </style:style>
    <style:style style:name="Таблица36.A27" style:family="table-cell">
      <style:table-cell-properties fo:padding="0.097cm" fo:border-left="0.05pt solid #000000" fo:border-right="none" fo:border-top="none" fo:border-bottom="0.05pt solid #000000"/>
    </style:style>
    <style:style style:name="Таблица36.A28" style:family="table-cell">
      <style:table-cell-properties fo:padding="0.097cm" fo:border-left="0.05pt solid #000000" fo:border-right="none" fo:border-top="none" fo:border-bottom="0.05pt solid #000000"/>
    </style:style>
    <style:style style:name="Таблица36.A29" style:family="table-cell">
      <style:table-cell-properties fo:padding="0.097cm" fo:border-left="0.05pt solid #000000" fo:border-right="none" fo:border-top="none" fo:border-bottom="0.05pt solid #000000"/>
    </style:style>
    <style:style style:name="Таблица36.A30" style:family="table-cell">
      <style:table-cell-properties fo:padding="0.097cm" fo:border-left="0.05pt solid #000000" fo:border-right="none" fo:border-top="none" fo:border-bottom="0.05pt solid #000000"/>
    </style:style>
    <style:style style:name="Таблица36.A31" style:family="table-cell">
      <style:table-cell-properties fo:padding="0.097cm" fo:border-left="0.05pt solid #000000" fo:border-right="none" fo:border-top="none" fo:border-bottom="0.05pt solid #000000"/>
    </style:style>
    <style:style style:name="Таблица36.A32" style:family="table-cell">
      <style:table-cell-properties fo:padding="0.097cm" fo:border-left="0.05pt solid #000000" fo:border-right="none" fo:border-top="none" fo:border-bottom="0.05pt solid #000000"/>
    </style:style>
    <style:style style:name="Таблица36.A33" style:family="table-cell">
      <style:table-cell-properties fo:padding="0.097cm" fo:border-left="0.05pt solid #000000" fo:border-right="none" fo:border-top="none" fo:border-bottom="0.05pt solid #000000"/>
    </style:style>
    <style:style style:name="Таблица36.A34" style:family="table-cell">
      <style:table-cell-properties fo:padding="0.097cm" fo:border-left="0.05pt solid #000000" fo:border-right="none" fo:border-top="none" fo:border-bottom="0.05pt solid #000000"/>
    </style:style>
    <style:style style:name="Таблица36.A35" style:family="table-cell">
      <style:table-cell-properties fo:padding="0.097cm" fo:border-left="0.05pt solid #000000" fo:border-right="none" fo:border-top="none" fo:border-bottom="0.05pt solid #000000"/>
    </style:style>
    <style:style style:name="Таблица36.A36" style:family="table-cell">
      <style:table-cell-properties fo:padding="0.097cm" fo:border-left="0.05pt solid #000000" fo:border-right="none" fo:border-top="none" fo:border-bottom="0.05pt solid #000000"/>
    </style:style>
    <style:style style:name="Таблица36.A37" style:family="table-cell">
      <style:table-cell-properties fo:padding="0.097cm" fo:border-left="0.05pt solid #000000" fo:border-right="none" fo:border-top="none" fo:border-bottom="0.05pt solid #000000"/>
    </style:style>
    <style:style style:name="Таблица36.A38" style:family="table-cell">
      <style:table-cell-properties fo:padding="0.097cm" fo:border-left="0.05pt solid #000000" fo:border-right="none" fo:border-top="none" fo:border-bottom="0.05pt solid #000000"/>
    </style:style>
    <style:style style:name="Таблица36.A39" style:family="table-cell">
      <style:table-cell-properties fo:padding="0.097cm" fo:border-left="0.05pt solid #000000" fo:border-right="none" fo:border-top="none" fo:border-bottom="0.05pt solid #000000"/>
    </style:style>
    <style:style style:name="Таблица36.A40" style:family="table-cell">
      <style:table-cell-properties fo:padding="0.097cm" fo:border-left="0.05pt solid #000000" fo:border-right="none" fo:border-top="none" fo:border-bottom="0.05pt solid #000000"/>
    </style:style>
    <style:style style:name="Таблица36.A41" style:family="table-cell">
      <style:table-cell-properties fo:padding="0.097cm" fo:border-left="0.05pt solid #000000" fo:border-right="none" fo:border-top="none" fo:border-bottom="0.05pt solid #000000"/>
    </style:style>
    <style:style style:name="Таблица36.A42" style:family="table-cell">
      <style:table-cell-properties fo:padding="0.097cm" fo:border-left="0.05pt solid #000000" fo:border-right="none" fo:border-top="none" fo:border-bottom="0.05pt solid #000000"/>
    </style:style>
    <style:style style:name="Таблица36.A43" style:family="table-cell">
      <style:table-cell-properties fo:padding="0.097cm" fo:border-left="0.05pt solid #000000" fo:border-right="none" fo:border-top="none" fo:border-bottom="0.05pt solid #000000"/>
    </style:style>
    <style:style style:name="Таблица2" style:family="table">
      <style:table-properties style:width="18.002cm" table:align="margins"/>
    </style:style>
    <style:style style:name="Таблица2.A" style:family="table-column">
      <style:table-column-properties style:column-width="7.701cm" style:rel-column-width="28035*"/>
    </style:style>
    <style:style style:name="Таблица2.B" style:family="table-column">
      <style:table-column-properties style:column-width="0.603cm" style:rel-column-width="2196*"/>
    </style:style>
    <style:style style:name="Таблица2.C" style:family="table-column">
      <style:table-column-properties style:column-width="0.497cm" style:rel-column-width="1810*"/>
    </style:style>
    <style:style style:name="Таблица2.D" style:family="table-column">
      <style:table-column-properties style:column-width="9.2cm" style:rel-column-width="33494*"/>
    </style:style>
    <style:style style:name="Таблица2.1" style:family="table-row">
      <style:table-row-properties fo:keep-together="always"/>
    </style:style>
    <style:style style:name="Таблица2.A1" style:family="table-cell">
      <style:table-cell-properties fo:background-color="#dddddd" fo:padding="0.097cm" fo:border="0.05pt solid #000000">
        <style:background-image/>
      </style:table-cell-properties>
    </style:style>
    <style:style style:name="Таблица2.A2" style:family="table-cell">
      <style:table-cell-properties fo:padding="0.097cm" fo:border-left="0.05pt solid #000000" fo:border-right="0.05pt solid #000000" fo:border-top="none" fo:border-bottom="0.05pt solid #000000"/>
    </style:style>
    <style:style style:name="Таблица2.A3" style:family="table-cell">
      <style:table-cell-properties fo:padding="0.097cm" fo:border-left="0.05pt solid #000000" fo:border-right="0.05pt solid #000000" fo:border-top="none" fo:border-bottom="0.05pt solid #000000"/>
    </style:style>
    <style:style style:name="Таблица2.A4" style:family="table-cell">
      <style:table-cell-properties fo:padding="0.097cm" fo:border-left="0.05pt solid #000000" fo:border-right="0.05pt solid #000000" fo:border-top="none" fo:border-bottom="0.05pt solid #000000"/>
    </style:style>
    <style:style style:name="Таблица2.A5" style:family="table-cell">
      <style:table-cell-properties fo:padding="0.097cm" fo:border-left="0.05pt solid #000000" fo:border-right="none" fo:border-top="none" fo:border-bottom="0.05pt solid #000000"/>
    </style:style>
    <style:style style:name="Таблица2.C5" style:family="table-cell">
      <style:table-cell-properties fo:padding="0.097cm" fo:border-left="0.05pt solid #000000" fo:border-right="0.05pt solid #000000" fo:border-top="none" fo:border-bottom="0.05pt solid #000000"/>
    </style:style>
    <style:style style:name="Таблица2.A6" style:family="table-cell">
      <style:table-cell-properties fo:padding="0.097cm" fo:border-left="0.05pt solid #000000" fo:border-right="0.05pt solid #000000" fo:border-top="none" fo:border-bottom="0.05pt solid #000000"/>
    </style:style>
    <style:style style:name="Таблица2.A7" style:family="table-cell">
      <style:table-cell-properties fo:padding="0.097cm" fo:border-left="0.05pt solid #000000" fo:border-right="none" fo:border-top="none" fo:border-bottom="0.05pt solid #000000"/>
    </style:style>
    <style:style style:name="Таблица2.C7" style:family="table-cell">
      <style:table-cell-properties fo:padding="0.097cm" fo:border-left="0.05pt solid #000000" fo:border-right="0.05pt solid #000000" fo:border-top="none" fo:border-bottom="0.05pt solid #000000"/>
    </style:style>
    <style:style style:name="Таблица2.A8" style:family="table-cell">
      <style:table-cell-properties fo:padding="0.097cm" fo:border-left="0.05pt solid #000000" fo:border-right="none" fo:border-top="none" fo:border-bottom="0.05pt solid #000000"/>
    </style:style>
    <style:style style:name="Таблица2.C8" style:family="table-cell">
      <style:table-cell-properties fo:padding="0.097cm" fo:border-left="0.05pt solid #000000" fo:border-right="0.05pt solid #000000" fo:border-top="none" fo:border-bottom="0.05pt solid #000000"/>
    </style:style>
    <style:style style:name="Таблица2.A9" style:family="table-cell">
      <style:table-cell-properties fo:padding="0.097cm" fo:border-left="0.05pt solid #000000" fo:border-right="0.05pt solid #000000" fo:border-top="none" fo:border-bottom="0.05pt solid #000000"/>
    </style:style>
    <style:style style:name="Таблица2.A10" style:family="table-cell">
      <style:table-cell-properties fo:padding="0.097cm" fo:border-left="0.05pt solid #000000" fo:border-right="0.05pt solid #000000" fo:border-top="none" fo:border-bottom="0.05pt solid #000000"/>
    </style:style>
    <style:style style:name="Таблица2.A11" style:family="table-cell">
      <style:table-cell-properties fo:padding="0.097cm" fo:border-left="0.05pt solid #000000" fo:border-right="0.05pt solid #000000" fo:border-top="none" fo:border-bottom="0.05pt solid #000000"/>
    </style:style>
    <style:style style:name="Таблица2.A12" style:family="table-cell">
      <style:table-cell-properties fo:padding="0.097cm" fo:border-left="0.05pt solid #000000" fo:border-right="0.05pt solid #000000" fo:border-top="none" fo:border-bottom="0.05pt solid #000000"/>
    </style:style>
    <style:style style:name="Таблица2.A13" style:family="table-cell">
      <style:table-cell-properties fo:padding="0.097cm" fo:border-left="0.05pt solid #000000" fo:border-right="0.05pt solid #000000" fo:border-top="none" fo:border-bottom="0.05pt solid #000000"/>
    </style:style>
    <style:style style:name="Таблица2.A14" style:family="table-cell">
      <style:table-cell-properties fo:padding="0.097cm" fo:border-left="0.05pt solid #000000" fo:border-right="0.05pt solid #000000" fo:border-top="none" fo:border-bottom="0.05pt solid #000000"/>
    </style:style>
    <style:style style:name="Таблица2.A15" style:family="table-cell">
      <style:table-cell-properties fo:background-color="#dddddd" fo:padding="0.097cm" fo:border-left="0.05pt solid #000000" fo:border-right="0.05pt solid #000000" fo:border-top="none" fo:border-bottom="0.05pt solid #000000">
        <style:background-image/>
      </style:table-cell-properties>
    </style:style>
    <style:style style:name="Таблица2.A16" style:family="table-cell">
      <style:table-cell-properties fo:padding="0.097cm" fo:border-left="0.05pt solid #000000" fo:border-right="0.05pt solid #000000" fo:border-top="none" fo:border-bottom="0.05pt solid #000000"/>
    </style:style>
    <style:style style:name="Таблица2.A17" style:family="table-cell">
      <style:table-cell-properties fo:padding="0.097cm" fo:border-left="0.05pt solid #000000" fo:border-right="none" fo:border-top="none" fo:border-bottom="0.05pt solid #000000"/>
    </style:style>
    <style:style style:name="Таблица2.C17" style:family="table-cell">
      <style:table-cell-properties fo:padding="0.097cm" fo:border-left="0.05pt solid #000000" fo:border-right="0.05pt solid #000000" fo:border-top="none" fo:border-bottom="0.05pt solid #000000"/>
    </style:style>
    <style:style style:name="Таблица2.A18" style:family="table-cell">
      <style:table-cell-properties fo:padding="0.097cm" fo:border-left="0.05pt solid #000000" fo:border-right="0.05pt solid #000000" fo:border-top="none" fo:border-bottom="0.05pt solid #000000"/>
    </style:style>
    <style:style style:name="Таблица2.A19" style:family="table-cell">
      <style:table-cell-properties fo:padding="0.097cm" fo:border-left="0.05pt solid #000000" fo:border-right="none" fo:border-top="none" fo:border-bottom="0.05pt solid #000000"/>
    </style:style>
    <style:style style:name="Таблица2.D19" style:family="table-cell">
      <style:table-cell-properties fo:padding="0.097cm" fo:border-left="0.05pt solid #000000" fo:border-right="0.05pt solid #000000" fo:border-top="none" fo:border-bottom="0.05pt solid #000000"/>
    </style:style>
    <style:style style:name="Таблица2.A20" style:family="table-cell">
      <style:table-cell-properties fo:padding="0.097cm" fo:border-left="0.05pt solid #000000" fo:border-right="0.05pt solid #000000" fo:border-top="none" fo:border-bottom="0.05pt solid #000000"/>
    </style:style>
    <style:style style:name="Таблица2.A21" style:family="table-cell">
      <style:table-cell-properties fo:padding="0.097cm" fo:border-left="0.05pt solid #000000" fo:border-right="none" fo:border-top="none" fo:border-bottom="0.05pt solid #000000"/>
    </style:style>
    <style:style style:name="Таблица2.C21" style:family="table-cell">
      <style:table-cell-properties fo:padding="0.097cm" fo:border-left="0.05pt solid #000000" fo:border-right="0.05pt solid #000000" fo:border-top="none" fo:border-bottom="0.05pt solid #000000"/>
    </style:style>
    <style:style style:name="Таблица2.A22" style:family="table-cell">
      <style:table-cell-properties fo:padding="0.097cm" fo:border-left="0.05pt solid #000000" fo:border-right="0.05pt solid #000000" fo:border-top="none" fo:border-bottom="0.05pt solid #000000"/>
    </style:style>
    <style:style style:name="Таблица2.A23" style:family="table-cell">
      <style:table-cell-properties fo:padding="0.097cm" fo:border-left="0.05pt solid #000000" fo:border-right="0.05pt solid #000000" fo:border-top="none" fo:border-bottom="0.05pt solid #000000"/>
    </style:style>
    <style:style style:name="Таблица2.A24" style:family="table-cell">
      <style:table-cell-properties fo:padding="0.097cm" fo:border-left="0.05pt solid #000000" fo:border-right="0.05pt solid #000000" fo:border-top="none" fo:border-bottom="0.05pt solid #000000"/>
    </style:style>
    <style:style style:name="Таблица2.A25" style:family="table-cell">
      <style:table-cell-properties fo:padding="0.097cm" fo:border-left="0.05pt solid #000000" fo:border-right="none" fo:border-top="none" fo:border-bottom="0.05pt solid #000000"/>
    </style:style>
    <style:style style:name="Таблица2.B25" style:family="table-cell">
      <style:table-cell-properties fo:padding="0.097cm" fo:border-left="0.05pt solid #000000" fo:border-right="0.05pt solid #000000" fo:border-top="none" fo:border-bottom="0.05pt solid #000000"/>
    </style:style>
    <style:style style:name="Таблица2.A26" style:family="table-cell">
      <style:table-cell-properties fo:padding="0.097cm" fo:border-left="0.05pt solid #000000" fo:border-right="0.05pt solid #000000" fo:border-top="none" fo:border-bottom="0.05pt solid #000000"/>
    </style:style>
    <style:style style:name="Таблица2.A27" style:family="table-cell">
      <style:table-cell-properties fo:padding="0.097cm" fo:border-left="0.05pt solid #000000" fo:border-right="0.05pt solid #000000" fo:border-top="none" fo:border-bottom="0.05pt solid #000000"/>
    </style:style>
    <style:style style:name="Таблица2.A28" style:family="table-cell">
      <style:table-cell-properties fo:padding="0.097cm" fo:border-left="0.05pt solid #000000" fo:border-right="none" fo:border-top="none" fo:border-bottom="0.05pt solid #000000"/>
    </style:style>
    <style:style style:name="Таблица2.B28" style:family="table-cell">
      <style:table-cell-properties fo:padding="0.097cm" fo:border-left="0.05pt solid #000000" fo:border-right="0.05pt solid #000000" fo:border-top="none" fo:border-bottom="0.05pt solid #000000"/>
    </style:style>
    <style:style style:name="Таблица3" style:family="table">
      <style:table-properties style:width="18.002cm" table:align="margins"/>
    </style:style>
    <style:style style:name="Таблица3.A" style:family="table-column">
      <style:table-column-properties style:column-width="4.611cm" style:rel-column-width="16785*"/>
    </style:style>
    <style:style style:name="Таблица3.B" style:family="table-column">
      <style:table-column-properties style:column-width="13.391cm" style:rel-column-width="48750*"/>
    </style:style>
    <style:style style:name="Таблица3.A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B2" style:family="table-cell">
      <style:table-cell-properties fo:padding="0.097cm" fo:border-left="0.05pt solid #000000" fo:border-right="0.05pt solid #000000" fo:border-top="none" fo:border-bottom="0.05pt solid #000000"/>
    </style:style>
    <style:style style:name="Таблица3.A8" style:family="table-cell">
      <style:table-cell-properties fo:background-color="#dddddd" fo:padding="0.097cm" fo:border-left="0.05pt solid #000000" fo:border-right="none" fo:border-top="none" fo:border-bottom="0.05pt solid #000000">
        <style:background-image/>
      </style:table-cell-properties>
    </style:style>
    <style:style style:name="Таблица3.B8" style:family="table-cell">
      <style:table-cell-properties fo:background-color="#dddddd" fo:padding="0.097cm" fo:border-left="0.05pt solid #000000" fo:border-right="0.05pt solid #000000" fo:border-top="none" fo:border-bottom="0.05pt solid #000000">
        <style:background-image/>
      </style:table-cell-properties>
    </style:style>
    <style:style style:name="Таблица37" style:family="table">
      <style:table-properties style:width="18.002cm" table:align="margins"/>
    </style:style>
    <style:style style:name="Таблица37.A" style:family="table-column">
      <style:table-column-properties style:column-width="9.001cm" style:rel-column-width="32767*"/>
    </style:style>
    <style:style style:name="Таблица37.B" style:family="table-column">
      <style:table-column-properties style:column-width="9.001cm" style:rel-column-width="32768*"/>
    </style:style>
    <style:style style:name="Таблица37.1" style:family="table-row">
      <style:table-row-properties fo:keep-together="always"/>
    </style:style>
    <style:style style:name="Таблица37.A1" style:family="table-cell">
      <style:table-cell-properties fo:padding="0.097cm" fo:border="0.05pt solid #000000"/>
    </style:style>
    <style:style style:name="Таблица37.A2" style:family="table-cell">
      <style:table-cell-properties fo:padding="0.097cm" fo:border-left="0.05pt solid #000000" fo:border-right="0.05pt solid #000000" fo:border-top="none" fo:border-bottom="0.05pt solid #000000"/>
    </style:style>
    <style:style style:name="Таблица37.A4" style:family="table-cell">
      <style:table-cell-properties fo:padding="0.097cm" fo:border-left="0.05pt solid #000000" fo:border-right="none" fo:border-top="none" fo:border-bottom="0.05pt solid #000000"/>
    </style:style>
    <style:style style:name="Таблица41" style:family="table">
      <style:table-properties style:width="18.002cm" table:align="margins"/>
    </style:style>
    <style:style style:name="Таблица41.A" style:family="table-column">
      <style:table-column-properties style:column-width="5.396cm" style:rel-column-width="19642*"/>
    </style:style>
    <style:style style:name="Таблица41.B" style:family="table-column">
      <style:table-column-properties style:column-width="12.607cm" style:rel-column-width="45893*"/>
    </style:style>
    <style:style style:name="Таблица41.1" style:family="table-row">
      <style:table-row-properties fo:keep-together="always"/>
    </style:style>
    <style:style style:name="Таблица41.A1" style:family="table-cell">
      <style:table-cell-properties fo:padding="0.097cm" fo:border="0.05pt solid #000000"/>
    </style:style>
    <style:style style:name="Таблица41.A2" style:family="table-cell">
      <style:table-cell-properties fo:padding="0.097cm" fo:border-left="0.05pt solid #000000" fo:border-right="0.05pt solid #000000" fo:border-top="none" fo:border-bottom="0.05pt solid #000000"/>
    </style:style>
    <style:style style:name="Таблица41.A6" style:family="table-cell">
      <style:table-cell-properties fo:padding="0.097cm" fo:border-left="0.05pt solid #000000" fo:border-right="none" fo:border-top="none" fo:border-bottom="0.05pt solid #000000"/>
    </style:style>
    <style:style style:name="Таблица21" style:family="table">
      <style:table-properties style:width="18.002cm" table:align="margins"/>
    </style:style>
    <style:style style:name="Таблица21.A" style:family="table-column">
      <style:table-column-properties style:column-width="18.002cm" style:rel-column-width="65535*"/>
    </style:style>
    <style:style style:name="Таблица21.1" style:family="table-row">
      <style:table-row-properties fo:keep-together="always"/>
    </style:style>
    <style:style style:name="Таблица21.A1" style:family="table-cell">
      <style:table-cell-properties fo:background-color="#dddddd" fo:padding="0.097cm" fo:border="0.05pt solid #000000">
        <style:background-image/>
      </style:table-cell-properties>
    </style:style>
    <style:style style:name="Таблица21.A2" style:family="table-cell">
      <style:table-cell-properties fo:padding="0.097cm" fo:border-left="0.05pt solid #000000" fo:border-right="0.05pt solid #000000" fo:border-top="none" fo:border-bottom="0.05pt solid #000000"/>
    </style:style>
    <style:style style:name="Таблица21.A3" style:family="table-cell">
      <style:table-cell-properties fo:padding="0.097cm" fo:border-left="0.05pt solid #000000" fo:border-right="0.05pt solid #000000" fo:border-top="none" fo:border-bottom="0.05pt solid #000000"/>
    </style:style>
    <style:style style:name="Таблица21.A4" style:family="table-cell">
      <style:table-cell-properties fo:padding="0.097cm" fo:border-left="0.05pt solid #000000" fo:border-right="0.05pt solid #000000" fo:border-top="none" fo:border-bottom="0.05pt solid #000000"/>
    </style:style>
    <style:style style:name="Таблица21.A5" style:family="table-cell">
      <style:table-cell-properties fo:padding="0.097cm" fo:border-left="0.05pt solid #000000" fo:border-right="0.05pt solid #000000" fo:border-top="none" fo:border-bottom="0.05pt solid #000000"/>
    </style:style>
    <style:style style:name="Таблица21.A6" style:family="table-cell">
      <style:table-cell-properties fo:padding="0.097cm" fo:border-left="0.05pt solid #000000" fo:border-right="0.05pt solid #000000" fo:border-top="none" fo:border-bottom="0.05pt solid #000000"/>
    </style:style>
    <style:style style:name="Таблица21.A7" style:family="table-cell">
      <style:table-cell-properties fo:padding="0.097cm" fo:border-left="0.05pt solid #000000" fo:border-right="0.05pt solid #000000" fo:border-top="none" fo:border-bottom="0.05pt solid #000000"/>
    </style:style>
    <style:style style:name="Таблица21.A8" style:family="table-cell">
      <style:table-cell-properties fo:background-color="#dddddd" fo:padding="0.097cm" fo:border-left="0.05pt solid #000000" fo:border-right="0.05pt solid #000000" fo:border-top="none" fo:border-bottom="0.05pt solid #000000">
        <style:background-image/>
      </style:table-cell-properties>
    </style:style>
    <style:style style:name="Таблица21.A9" style:family="table-cell">
      <style:table-cell-properties fo:padding="0.097cm" fo:border-left="0.05pt solid #000000" fo:border-right="0.05pt solid #000000" fo:border-top="none" fo:border-bottom="0.05pt solid #000000"/>
    </style:style>
    <style:style style:name="Таблица21.A10" style:family="table-cell">
      <style:table-cell-properties fo:padding="0.097cm" fo:border-left="0.05pt solid #000000" fo:border-right="0.05pt solid #000000" fo:border-top="none" fo:border-bottom="0.05pt solid #000000"/>
    </style:style>
    <style:style style:name="Таблица21.A11" style:family="table-cell">
      <style:table-cell-properties fo:padding="0.097cm" fo:border-left="0.05pt solid #000000" fo:border-right="0.05pt solid #000000" fo:border-top="none" fo:border-bottom="0.05pt solid #000000"/>
    </style:style>
    <style:style style:name="Таблица21.A12" style:family="table-cell">
      <style:table-cell-properties fo:padding="0.097cm" fo:border-left="0.05pt solid #000000" fo:border-right="0.05pt solid #000000" fo:border-top="none" fo:border-bottom="0.05pt solid #000000"/>
    </style:style>
    <style:style style:name="Таблица21.A13" style:family="table-cell">
      <style:table-cell-properties fo:padding="0.097cm" fo:border-left="0.05pt solid #000000" fo:border-right="0.05pt solid #000000" fo:border-top="none" fo:border-bottom="0.05pt solid #000000"/>
    </style:style>
    <style:style style:name="Таблица21.A14" style:family="table-cell">
      <style:table-cell-properties fo:padding="0.097cm" fo:border-left="0.05pt solid #000000" fo:border-right="0.05pt solid #000000" fo:border-top="none" fo:border-bottom="0.05pt solid #000000"/>
    </style:style>
    <style:style style:name="Таблица21.A16" style:family="table-cell">
      <style:table-cell-properties fo:padding="0.097cm" fo:border-left="0.05pt solid #000000" fo:border-right="0.05pt solid #000000" fo:border-top="none" fo:border-bottom="0.05pt solid #000000"/>
    </style:style>
    <style:style style:name="Таблица21.A17" style:family="table-cell">
      <style:table-cell-properties fo:padding="0.097cm" fo:border-left="0.05pt solid #000000" fo:border-right="0.05pt solid #000000" fo:border-top="none" fo:border-bottom="0.05pt solid #000000"/>
    </style:style>
    <style:style style:name="Таблица21.A18" style:family="table-cell">
      <style:table-cell-properties fo:padding="0.097cm" fo:border-left="0.05pt solid #000000" fo:border-right="0.05pt solid #000000" fo:border-top="none" fo:border-bottom="0.05pt solid #000000"/>
    </style:style>
    <style:style style:name="Таблица21.A19" style:family="table-cell">
      <style:table-cell-properties fo:padding="0.097cm" fo:border-left="0.05pt solid #000000" fo:border-right="0.05pt solid #000000" fo:border-top="none" fo:border-bottom="0.05pt solid #000000"/>
    </style:style>
    <style:style style:name="Таблица21.A20" style:family="table-cell">
      <style:table-cell-properties fo:padding="0.097cm" fo:border-left="0.05pt solid #000000" fo:border-right="0.05pt solid #000000" fo:border-top="none" fo:border-bottom="0.05pt solid #000000"/>
    </style:style>
    <style:style style:name="Таблица10" style:family="table">
      <style:table-properties style:width="18.002cm" table:align="margins"/>
    </style:style>
    <style:style style:name="Таблица10.A" style:family="table-column">
      <style:table-column-properties style:column-width="18.002cm" style:rel-column-width="65535*"/>
    </style:style>
    <style:style style:name="Таблица10.A1" style:family="table-cell">
      <style:table-cell-properties fo:background-color="#dddddd" fo:padding="0.097cm" fo:border="0.05pt solid #000000">
        <style:background-image/>
      </style:table-cell-properties>
    </style:style>
    <style:style style:name="Таблица10.A2" style:family="table-cell">
      <style:table-cell-properties fo:padding="0.097cm" fo:border-left="0.05pt solid #000000" fo:border-right="0.05pt solid #000000" fo:border-top="none" fo:border-bottom="0.05pt solid #000000"/>
    </style:style>
    <style:style style:name="Таблица10.A3" style:family="table-cell">
      <style:table-cell-properties fo:padding="0.097cm" fo:border-left="0.05pt solid #000000" fo:border-right="0.05pt solid #000000" fo:border-top="none" fo:border-bottom="0.05pt solid #000000"/>
    </style:style>
    <style:style style:name="Таблица10.A4" style:family="table-cell">
      <style:table-cell-properties fo:padding="0.097cm" fo:border-left="0.05pt solid #000000" fo:border-right="0.05pt solid #000000" fo:border-top="none" fo:border-bottom="0.05pt solid #000000"/>
    </style:style>
    <style:style style:name="Таблица10.A5" style:family="table-cell">
      <style:table-cell-properties fo:padding="0.097cm" fo:border-left="0.05pt solid #000000" fo:border-right="0.05pt solid #000000" fo:border-top="none" fo:border-bottom="0.05pt solid #000000"/>
    </style:style>
    <style:style style:name="Таблица10.A6" style:family="table-cell">
      <style:table-cell-properties fo:padding="0.097cm" fo:border-left="0.05pt solid #000000" fo:border-right="0.05pt solid #000000" fo:border-top="none" fo:border-bottom="0.05pt solid #000000"/>
    </style:style>
    <style:style style:name="Таблица10.A7" style:family="table-cell">
      <style:table-cell-properties fo:padding="0.097cm" fo:border-left="0.05pt solid #000000" fo:border-right="0.05pt solid #000000" fo:border-top="none" fo:border-bottom="0.05pt solid #000000"/>
    </style:style>
    <style:style style:name="Таблица10.A8" style:family="table-cell">
      <style:table-cell-properties fo:padding="0.097cm" fo:border-left="0.05pt solid #000000" fo:border-right="0.05pt solid #000000" fo:border-top="none" fo:border-bottom="0.05pt solid #000000"/>
    </style:style>
    <style:style style:name="Таблица44" style:family="table">
      <style:table-properties style:width="18.002cm" table:align="margins"/>
    </style:style>
    <style:style style:name="Таблица44.A" style:family="table-column">
      <style:table-column-properties style:column-width="18.002cm" style:rel-column-width="65535*"/>
    </style:style>
    <style:style style:name="Таблица44.1" style:family="table-row">
      <style:table-row-properties fo:keep-together="always"/>
    </style:style>
    <style:style style:name="Таблица44.A1" style:family="table-cell">
      <style:table-cell-properties fo:background-color="#dddddd" fo:padding="0.097cm" fo:border="0.05pt solid #000000">
        <style:background-image/>
      </style:table-cell-properties>
    </style:style>
    <style:style style:name="Таблица44.A2" style:family="table-cell">
      <style:table-cell-properties fo:padding="0.097cm" fo:border-left="0.05pt solid #000000" fo:border-right="0.05pt solid #000000" fo:border-top="none" fo:border-bottom="0.05pt solid #000000"/>
    </style:style>
    <style:style style:name="Таблица44.A3" style:family="table-cell">
      <style:table-cell-properties fo:padding="0.097cm" fo:border-left="0.05pt solid #000000" fo:border-right="0.05pt solid #000000" fo:border-top="none" fo:border-bottom="0.05pt solid #000000"/>
    </style:style>
    <style:style style:name="Таблица44.A4" style:family="table-cell">
      <style:table-cell-properties fo:padding="0.097cm" fo:border-left="0.05pt solid #000000" fo:border-right="0.05pt solid #000000" fo:border-top="none" fo:border-bottom="0.05pt solid #000000"/>
    </style:style>
    <style:style style:name="Таблица44.A5" style:family="table-cell">
      <style:table-cell-properties fo:padding="0.097cm" fo:border-left="0.05pt solid #000000" fo:border-right="0.05pt solid #000000" fo:border-top="none" fo:border-bottom="0.05pt solid #000000"/>
    </style:style>
    <style:style style:name="Таблица44.A6" style:family="table-cell">
      <style:table-cell-properties fo:padding="0.097cm" fo:border-left="0.05pt solid #000000" fo:border-right="0.05pt solid #000000" fo:border-top="none" fo:border-bottom="0.05pt solid #000000"/>
    </style:style>
    <style:style style:name="Таблица44.A7" style:family="table-cell">
      <style:table-cell-properties fo:padding="0.097cm" fo:border-left="0.05pt solid #000000" fo:border-right="0.05pt solid #000000" fo:border-top="none" fo:border-bottom="0.05pt solid #000000"/>
    </style:style>
    <style:style style:name="Таблица44.A8" style:family="table-cell">
      <style:table-cell-properties fo:padding="0.097cm" fo:border-left="0.05pt solid #000000" fo:border-right="0.05pt solid #000000" fo:border-top="none" fo:border-bottom="0.05pt solid #000000"/>
    </style:style>
    <style:style style:name="Таблица44.A9" style:family="table-cell">
      <style:table-cell-properties fo:padding="0.097cm" fo:border-left="0.05pt solid #000000" fo:border-right="0.05pt solid #000000" fo:border-top="none" fo:border-bottom="0.05pt solid #000000"/>
    </style:style>
    <style:style style:name="Таблица44.A10" style:family="table-cell">
      <style:table-cell-properties fo:padding="0.097cm" fo:border-left="0.05pt solid #000000" fo:border-right="0.05pt solid #000000" fo:border-top="none" fo:border-bottom="0.05pt solid #000000"/>
    </style:style>
    <style:style style:name="Таблица44.A11" style:family="table-cell">
      <style:table-cell-properties fo:padding="0.097cm" fo:border-left="0.05pt solid #000000" fo:border-right="0.05pt solid #000000" fo:border-top="none" fo:border-bottom="0.05pt solid #000000"/>
    </style:style>
    <style:style style:name="Таблица43" style:family="table">
      <style:table-properties style:width="18.002cm" table:align="margins"/>
    </style:style>
    <style:style style:name="Таблица43.A" style:family="table-column">
      <style:table-column-properties style:column-width="18.002cm" style:rel-column-width="65535*"/>
    </style:style>
    <style:style style:name="Таблица43.1" style:family="table-row">
      <style:table-row-properties fo:keep-together="always"/>
    </style:style>
    <style:style style:name="Таблица43.A1" style:family="table-cell">
      <style:table-cell-properties fo:padding="0.097cm" fo:border="0.05pt solid #000000"/>
    </style:style>
    <style:style style:name="Таблица43.A2" style:family="table-cell">
      <style:table-cell-properties fo:padding="0.097cm" fo:border-left="0.05pt solid #000000" fo:border-right="0.05pt solid #000000" fo:border-top="none" fo:border-bottom="0.05pt solid #000000"/>
    </style:style>
    <style:style style:name="Таблица7" style:family="table">
      <style:table-properties style:width="18.002cm" table:align="margins"/>
    </style:style>
    <style:style style:name="Таблица7.A" style:family="table-column">
      <style:table-column-properties style:column-width="3.113cm" style:rel-column-width="11333*"/>
    </style:style>
    <style:style style:name="Таблица7.B" style:family="table-column">
      <style:table-column-properties style:column-width="14.889cm" style:rel-column-width="54202*"/>
    </style:style>
    <style:style style:name="Таблица7.A1" style:family="table-cell">
      <style:table-cell-properties fo:padding="0.097cm" fo:border-left="0.05pt solid #000000" fo:border-right="none" fo:border-top="0.05pt solid #000000" fo:border-bottom="0.05pt solid #000000"/>
    </style:style>
    <style:style style:name="Таблица7.B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B2" style:family="table-cell">
      <style:table-cell-properties fo:padding="0.097cm" fo:border-left="0.05pt solid #000000" fo:border-right="0.05pt solid #000000" fo:border-top="none" fo:border-bottom="0.05pt solid #000000"/>
    </style:style>
    <style:style style:name="Таблица8" style:family="table">
      <style:table-properties style:width="18.002cm" table:align="margins"/>
    </style:style>
    <style:style style:name="Таблица8.A" style:family="table-column">
      <style:table-column-properties style:column-width="18.002cm" style:rel-column-width="65535*"/>
    </style:style>
    <style:style style:name="Таблица8.1" style:family="table-row">
      <style:table-row-properties fo:keep-together="always"/>
    </style:style>
    <style:style style:name="Таблица8.A1" style:family="table-cell">
      <style:table-cell-properties fo:padding="0.097cm" fo:border="0.05pt solid #000000"/>
    </style:style>
    <style:style style:name="Таблица8.A2" style:family="table-cell">
      <style:table-cell-properties fo:padding="0.097cm" fo:border-left="0.05pt solid #000000" fo:border-right="0.05pt solid #000000" fo:border-top="none" fo:border-bottom="0.05pt solid #000000"/>
    </style:style>
    <style:style style:name="Таблица4" style:family="table">
      <style:table-properties style:width="18.002cm" table:align="margins"/>
    </style:style>
    <style:style style:name="Таблица4.A" style:family="table-column">
      <style:table-column-properties style:column-width="18.002cm" style:rel-column-width="65535*"/>
    </style:style>
    <style:style style:name="Таблица4.1" style:family="table-row">
      <style:table-row-properties fo:keep-together="always"/>
    </style:style>
    <style:style style:name="Таблица4.A1" style:family="table-cell">
      <style:table-cell-properties fo:padding="0.097cm" fo:border="0.05pt solid #000000"/>
    </style:style>
    <style:style style:name="Таблица4.A2" style:family="table-cell">
      <style:table-cell-properties fo:padding="0.097cm" fo:border-left="0.05pt solid #000000" fo:border-right="0.05pt solid #000000" fo:border-top="none" fo:border-bottom="0.05pt solid #000000"/>
    </style:style>
    <style:style style:name="Таблица4.A7" style:family="table-cell">
      <style:table-cell-properties fo:background-color="#dddddd" fo:padding="0.097cm" fo:border-left="0.05pt solid #000000" fo:border-right="0.05pt solid #000000" fo:border-top="none" fo:border-bottom="0.05pt solid #000000">
        <style:background-image/>
      </style:table-cell-properties>
    </style:style>
    <style:style style:name="Таблица5" style:family="table">
      <style:table-properties style:width="18.002cm" table:align="margins"/>
    </style:style>
    <style:style style:name="Таблица5.A" style:family="table-column">
      <style:table-column-properties style:column-width="18.002cm" style:rel-column-width="65535*"/>
    </style:style>
    <style:style style:name="Таблица5.1" style:family="table-row">
      <style:table-row-properties fo:keep-together="always"/>
    </style:style>
    <style:style style:name="Таблица5.A1" style:family="table-cell">
      <style:table-cell-properties fo:padding="0.097cm" fo:border="0.05pt solid #000000"/>
    </style:style>
    <style:style style:name="Таблица5.A2" style:family="table-cell">
      <style:table-cell-properties fo:padding="0.097cm" fo:border-left="0.05pt solid #000000" fo:border-right="0.05pt solid #000000" fo:border-top="none" fo:border-bottom="0.05pt solid #000000"/>
    </style:style>
    <style:style style:name="Таблица5.A5" style:family="table-cell">
      <style:table-cell-properties fo:background-color="#dddddd" fo:padding="0.097cm" fo:border-left="0.05pt solid #000000" fo:border-right="0.05pt solid #000000" fo:border-top="none" fo:border-bottom="0.05pt solid #000000">
        <style:background-image/>
      </style:table-cell-properties>
    </style:style>
    <style:style style:name="Таблица6" style:family="table">
      <style:table-properties style:width="18.002cm" table:align="margins"/>
    </style:style>
    <style:style style:name="Таблица6.A" style:family="table-column">
      <style:table-column-properties style:column-width="18.002cm" style:rel-column-width="65535*"/>
    </style:style>
    <style:style style:name="Таблица6.1" style:family="table-row">
      <style:table-row-properties fo:keep-together="always"/>
    </style:style>
    <style:style style:name="Таблица6.A1" style:family="table-cell">
      <style:table-cell-properties fo:padding="0.097cm" fo:border="0.05pt solid #000000"/>
    </style:style>
    <style:style style:name="Таблица6.A2" style:family="table-cell">
      <style:table-cell-properties fo:padding="0.097cm" fo:border-left="0.05pt solid #000000" fo:border-right="0.05pt solid #000000" fo:border-top="none" fo:border-bottom="0.05pt solid #000000"/>
    </style:style>
    <style:style style:name="Таблица6.A8" style:family="table-cell">
      <style:table-cell-properties fo:background-color="#dddddd" fo:padding="0.097cm" fo:border-left="0.05pt solid #000000" fo:border-right="0.05pt solid #000000" fo:border-top="none" fo:border-bottom="0.05pt solid #000000">
        <style:background-image/>
      </style:table-cell-properties>
    </style:style>
    <style:style style:name="Таблица60" style:family="table">
      <style:table-properties style:width="18.002cm" table:align="margins"/>
    </style:style>
    <style:style style:name="Таблица60.A" style:family="table-column">
      <style:table-column-properties style:column-width="18.002cm" style:rel-column-width="65535*"/>
    </style:style>
    <style:style style:name="Таблица60.1" style:family="table-row">
      <style:table-row-properties fo:keep-together="always"/>
    </style:style>
    <style:style style:name="Таблица60.A1" style:family="table-cell">
      <style:table-cell-properties fo:background-color="#dddddd" fo:padding="0.097cm" fo:border="0.05pt solid #000000">
        <style:background-image/>
      </style:table-cell-properties>
    </style:style>
    <style:style style:name="Таблица60.A2" style:family="table-cell">
      <style:table-cell-properties fo:padding="0.097cm" fo:border-left="0.05pt solid #000000" fo:border-right="0.05pt solid #000000" fo:border-top="none" fo:border-bottom="0.05pt solid #000000"/>
    </style:style>
    <style:style style:name="Таблица60.A3" style:family="table-cell">
      <style:table-cell-properties fo:padding="0.097cm" fo:border-left="0.05pt solid #000000" fo:border-right="0.05pt solid #000000" fo:border-top="none" fo:border-bottom="0.05pt solid #000000"/>
    </style:style>
    <style:style style:name="Таблица60.A4" style:family="table-cell">
      <style:table-cell-properties fo:padding="0.097cm" fo:border-left="0.05pt solid #000000" fo:border-right="0.05pt solid #000000" fo:border-top="none" fo:border-bottom="0.05pt solid #000000"/>
    </style:style>
    <style:style style:name="Таблица60.A5" style:family="table-cell">
      <style:table-cell-properties fo:padding="0.097cm" fo:border-left="0.05pt solid #000000" fo:border-right="0.05pt solid #000000" fo:border-top="none" fo:border-bottom="0.05pt solid #000000"/>
    </style:style>
    <style:style style:name="Таблица60.A6" style:family="table-cell">
      <style:table-cell-properties fo:padding="0.097cm" fo:border-left="0.05pt solid #000000" fo:border-right="0.05pt solid #000000" fo:border-top="none" fo:border-bottom="0.05pt solid #000000"/>
    </style:style>
    <style:style style:name="Таблица60.A7" style:family="table-cell">
      <style:table-cell-properties fo:background-color="#dddddd" fo:padding="0.097cm" fo:border-left="0.05pt solid #000000" fo:border-right="0.05pt solid #000000" fo:border-top="none" fo:border-bottom="0.05pt solid #000000">
        <style:background-image/>
      </style:table-cell-properties>
    </style:style>
    <style:style style:name="Таблица60.A8" style:family="table-cell">
      <style:table-cell-properties fo:padding="0.097cm" fo:border-left="0.05pt solid #000000" fo:border-right="0.05pt solid #000000" fo:border-top="none" fo:border-bottom="0.05pt solid #000000"/>
    </style:style>
    <style:style style:name="Таблица60.A9" style:family="table-cell">
      <style:table-cell-properties fo:padding="0.097cm" fo:border-left="0.05pt solid #000000" fo:border-right="0.05pt solid #000000" fo:border-top="none" fo:border-bottom="0.05pt solid #000000"/>
    </style:style>
    <style:style style:name="Таблица60.A10" style:family="table-cell">
      <style:table-cell-properties fo:padding="0.097cm" fo:border-left="0.05pt solid #000000" fo:border-right="0.05pt solid #000000" fo:border-top="none" fo:border-bottom="0.05pt solid #000000"/>
    </style:style>
    <style:style style:name="Таблица60.A11" style:family="table-cell">
      <style:table-cell-properties fo:padding="0.097cm" fo:border-left="0.05pt solid #000000" fo:border-right="0.05pt solid #000000" fo:border-top="none" fo:border-bottom="0.05pt solid #000000"/>
    </style:style>
    <style:style style:name="Таблица60.A12" style:family="table-cell">
      <style:table-cell-properties fo:padding="0.097cm" fo:border-left="0.05pt solid #000000" fo:border-right="0.05pt solid #000000" fo:border-top="none" fo:border-bottom="0.05pt solid #000000"/>
    </style:style>
    <style:style style:name="Таблица61" style:family="table">
      <style:table-properties style:width="18.002cm" table:align="margins"/>
    </style:style>
    <style:style style:name="Таблица61.A" style:family="table-column">
      <style:table-column-properties style:column-width="6.001cm" style:rel-column-width="21845*"/>
    </style:style>
    <style:style style:name="Таблица61.A1" style:family="table-cell">
      <style:table-cell-properties fo:background-color="#dddddd" fo:padding="0.097cm" fo:border="0.05pt solid #000000">
        <style:background-image/>
      </style:table-cell-properties>
    </style:style>
    <style:style style:name="Таблица61.A2" style:family="table-cell">
      <style:table-cell-properties fo:padding="0.097cm" fo:border-left="0.05pt solid #000000" fo:border-right="0.05pt solid #000000" fo:border-top="none" fo:border-bottom="0.05pt solid #000000"/>
    </style:style>
    <style:style style:name="Таблица61.A3" style:family="table-cell">
      <style:table-cell-properties fo:background-color="#eeeeee" fo:padding="0.097cm" fo:border-left="0.05pt solid #000000" fo:border-right="none" fo:border-top="none" fo:border-bottom="0.05pt solid #000000">
        <style:background-image/>
      </style:table-cell-properties>
    </style:style>
    <style:style style:name="Таблица61.C3" style:family="table-cell">
      <style:table-cell-properties fo:background-color="#eeeeee" fo:padding="0.097cm" fo:border-left="0.05pt solid #000000" fo:border-right="0.05pt solid #000000" fo:border-top="none" fo:border-bottom="0.05pt solid #000000">
        <style:background-image/>
      </style:table-cell-properties>
    </style:style>
    <style:style style:name="Таблица61.A4" style:family="table-cell">
      <style:table-cell-properties fo:padding="0.097cm" fo:border-left="0.05pt solid #000000" fo:border-right="none" fo:border-top="none" fo:border-bottom="0.05pt solid #000000"/>
    </style:style>
    <style:style style:name="Таблица61.B4" style:family="table-cell">
      <style:table-cell-properties fo:padding="0.097cm" fo:border-left="0.05pt solid #000000" fo:border-right="none" fo:border-top="none" fo:border-bottom="0.05pt solid #000000"/>
    </style:style>
    <style:style style:name="Таблица61.C4" style:family="table-cell">
      <style:table-cell-properties fo:padding="0.097cm" fo:border-left="0.05pt solid #000000" fo:border-right="0.05pt solid #000000" fo:border-top="none" fo:border-bottom="0.05pt solid #000000"/>
    </style:style>
    <style:style style:name="Таблица61.A5" style:family="table-cell">
      <style:table-cell-properties fo:padding="0.097cm" fo:border-left="0.05pt solid #000000" fo:border-right="none" fo:border-top="none" fo:border-bottom="0.05pt solid #000000"/>
    </style:style>
    <style:style style:name="Таблица61.B5" style:family="table-cell">
      <style:table-cell-properties fo:padding="0.097cm" fo:border-left="0.05pt solid #000000" fo:border-right="none" fo:border-top="none" fo:border-bottom="0.05pt solid #000000"/>
    </style:style>
    <style:style style:name="Таблица61.C5" style:family="table-cell">
      <style:table-cell-properties fo:padding="0.097cm" fo:border-left="0.05pt solid #000000" fo:border-right="0.05pt solid #000000" fo:border-top="none" fo:border-bottom="0.05pt solid #000000"/>
    </style:style>
    <style:style style:name="Таблица61.A6" style:family="table-cell">
      <style:table-cell-properties fo:padding="0.097cm" fo:border-left="0.05pt solid #000000" fo:border-right="none" fo:border-top="none" fo:border-bottom="0.05pt solid #000000"/>
    </style:style>
    <style:style style:name="Таблица61.B6" style:family="table-cell">
      <style:table-cell-properties fo:padding="0.097cm" fo:border-left="0.05pt solid #000000" fo:border-right="none" fo:border-top="none" fo:border-bottom="0.05pt solid #000000"/>
    </style:style>
    <style:style style:name="Таблица61.C6" style:family="table-cell">
      <style:table-cell-properties fo:padding="0.097cm" fo:border-left="0.05pt solid #000000" fo:border-right="0.05pt solid #000000" fo:border-top="none" fo:border-bottom="0.05pt solid #000000"/>
    </style:style>
    <style:style style:name="Таблица61.A7" style:family="table-cell">
      <style:table-cell-properties fo:padding="0.097cm" fo:border-left="0.05pt solid #000000" fo:border-right="none" fo:border-top="none" fo:border-bottom="0.05pt solid #000000"/>
    </style:style>
    <style:style style:name="Таблица61.B7" style:family="table-cell">
      <style:table-cell-properties fo:padding="0.097cm" fo:border-left="0.05pt solid #000000" fo:border-right="none" fo:border-top="none" fo:border-bottom="0.05pt solid #000000"/>
    </style:style>
    <style:style style:name="Таблица61.C7" style:family="table-cell">
      <style:table-cell-properties fo:padding="0.097cm" fo:border-left="0.05pt solid #000000" fo:border-right="0.05pt solid #000000" fo:border-top="none" fo:border-bottom="0.05pt solid #000000"/>
    </style:style>
    <style:style style:name="Таблица61.A8" style:family="table-cell">
      <style:table-cell-properties fo:padding="0.097cm" fo:border-left="0.05pt solid #000000" fo:border-right="none" fo:border-top="none" fo:border-bottom="0.05pt solid #000000"/>
    </style:style>
    <style:style style:name="Таблица61.B8" style:family="table-cell">
      <style:table-cell-properties fo:padding="0.097cm" fo:border-left="0.05pt solid #000000" fo:border-right="none" fo:border-top="none" fo:border-bottom="0.05pt solid #000000"/>
    </style:style>
    <style:style style:name="Таблица61.C8" style:family="table-cell">
      <style:table-cell-properties fo:padding="0.097cm" fo:border-left="0.05pt solid #000000" fo:border-right="0.05pt solid #000000" fo:border-top="none" fo:border-bottom="0.05pt solid #000000"/>
    </style:style>
    <style:style style:name="Таблица61.A9" style:family="table-cell">
      <style:table-cell-properties fo:padding="0.097cm" fo:border-left="0.05pt solid #000000" fo:border-right="none" fo:border-top="none" fo:border-bottom="0.05pt solid #000000"/>
    </style:style>
    <style:style style:name="Таблица61.B9" style:family="table-cell">
      <style:table-cell-properties fo:padding="0.097cm" fo:border-left="0.05pt solid #000000" fo:border-right="none" fo:border-top="none" fo:border-bottom="0.05pt solid #000000"/>
    </style:style>
    <style:style style:name="Таблица61.C9" style:family="table-cell">
      <style:table-cell-properties fo:padding="0.097cm" fo:border-left="0.05pt solid #000000" fo:border-right="0.05pt solid #000000" fo:border-top="none" fo:border-bottom="0.05pt solid #000000"/>
    </style:style>
    <style:style style:name="Таблица61.A10" style:family="table-cell">
      <style:table-cell-properties fo:padding="0.097cm" fo:border-left="0.05pt solid #000000" fo:border-right="none" fo:border-top="none" fo:border-bottom="0.05pt solid #000000"/>
    </style:style>
    <style:style style:name="Таблица61.B10" style:family="table-cell">
      <style:table-cell-properties fo:padding="0.097cm" fo:border-left="0.05pt solid #000000" fo:border-right="none" fo:border-top="none" fo:border-bottom="0.05pt solid #000000"/>
    </style:style>
    <style:style style:name="Таблица61.C10" style:family="table-cell">
      <style:table-cell-properties fo:padding="0.097cm" fo:border-left="0.05pt solid #000000" fo:border-right="0.05pt solid #000000" fo:border-top="none" fo:border-bottom="0.05pt solid #000000"/>
    </style:style>
    <style:style style:name="Таблица61.A11" style:family="table-cell">
      <style:table-cell-properties fo:padding="0.097cm" fo:border-left="0.05pt solid #000000" fo:border-right="none" fo:border-top="none" fo:border-bottom="0.05pt solid #000000"/>
    </style:style>
    <style:style style:name="Таблица61.B11" style:family="table-cell">
      <style:table-cell-properties fo:padding="0.097cm" fo:border-left="0.05pt solid #000000" fo:border-right="none" fo:border-top="none" fo:border-bottom="0.05pt solid #000000"/>
    </style:style>
    <style:style style:name="Таблица61.C11" style:family="table-cell">
      <style:table-cell-properties fo:padding="0.097cm" fo:border-left="0.05pt solid #000000" fo:border-right="0.05pt solid #000000" fo:border-top="none" fo:border-bottom="0.05pt solid #000000"/>
    </style:style>
    <style:style style:name="Таблица61.A12" style:family="table-cell">
      <style:table-cell-properties fo:padding="0.097cm" fo:border-left="0.05pt solid #000000" fo:border-right="none" fo:border-top="none" fo:border-bottom="0.05pt solid #000000"/>
    </style:style>
    <style:style style:name="Таблица61.B12" style:family="table-cell">
      <style:table-cell-properties fo:padding="0.097cm" fo:border-left="0.05pt solid #000000" fo:border-right="none" fo:border-top="none" fo:border-bottom="0.05pt solid #000000"/>
    </style:style>
    <style:style style:name="Таблица61.C12" style:family="table-cell">
      <style:table-cell-properties fo:padding="0.097cm" fo:border-left="0.05pt solid #000000" fo:border-right="0.05pt solid #000000" fo:border-top="none" fo:border-bottom="0.05pt solid #000000"/>
    </style:style>
    <style:style style:name="Таблица61.A13" style:family="table-cell">
      <style:table-cell-properties fo:padding="0.097cm" fo:border-left="0.05pt solid #000000" fo:border-right="none" fo:border-top="none" fo:border-bottom="0.05pt solid #000000"/>
    </style:style>
    <style:style style:name="Таблица61.B13" style:family="table-cell">
      <style:table-cell-properties fo:padding="0.097cm" fo:border-left="0.05pt solid #000000" fo:border-right="none" fo:border-top="none" fo:border-bottom="0.05pt solid #000000"/>
    </style:style>
    <style:style style:name="Таблица61.C13" style:family="table-cell">
      <style:table-cell-properties fo:padding="0.097cm" fo:border-left="0.05pt solid #000000" fo:border-right="0.05pt solid #000000" fo:border-top="none" fo:border-bottom="0.05pt solid #000000"/>
    </style:style>
    <style:style style:name="Таблица61.A14" style:family="table-cell">
      <style:table-cell-properties fo:padding="0.097cm" fo:border-left="0.05pt solid #000000" fo:border-right="none" fo:border-top="none" fo:border-bottom="0.05pt solid #000000"/>
    </style:style>
    <style:style style:name="Таблица61.B14" style:family="table-cell">
      <style:table-cell-properties fo:padding="0.097cm" fo:border-left="0.05pt solid #000000" fo:border-right="none" fo:border-top="none" fo:border-bottom="0.05pt solid #000000"/>
    </style:style>
    <style:style style:name="Таблица61.C14" style:family="table-cell">
      <style:table-cell-properties fo:padding="0.097cm" fo:border-left="0.05pt solid #000000" fo:border-right="0.05pt solid #000000" fo:border-top="none" fo:border-bottom="0.05pt solid #000000"/>
    </style:style>
    <style:style style:name="Таблица61.A15" style:family="table-cell">
      <style:table-cell-properties fo:padding="0.097cm" fo:border-left="0.05pt solid #000000" fo:border-right="none" fo:border-top="none" fo:border-bottom="0.05pt solid #000000"/>
    </style:style>
    <style:style style:name="Таблица61.B15" style:family="table-cell">
      <style:table-cell-properties fo:padding="0.097cm" fo:border-left="0.05pt solid #000000" fo:border-right="none" fo:border-top="none" fo:border-bottom="0.05pt solid #000000"/>
    </style:style>
    <style:style style:name="Таблица61.C15" style:family="table-cell">
      <style:table-cell-properties fo:padding="0.097cm" fo:border-left="0.05pt solid #000000" fo:border-right="0.05pt solid #000000" fo:border-top="none" fo:border-bottom="0.05pt solid #000000"/>
    </style:style>
    <style:style style:name="Таблица61.A16" style:family="table-cell">
      <style:table-cell-properties fo:padding="0.097cm" fo:border-left="0.05pt solid #000000" fo:border-right="none" fo:border-top="none" fo:border-bottom="0.05pt solid #000000"/>
    </style:style>
    <style:style style:name="Таблица61.B16" style:family="table-cell">
      <style:table-cell-properties fo:padding="0.097cm" fo:border-left="0.05pt solid #000000" fo:border-right="none" fo:border-top="none" fo:border-bottom="0.05pt solid #000000"/>
    </style:style>
    <style:style style:name="Таблица61.C16" style:family="table-cell">
      <style:table-cell-properties fo:padding="0.097cm" fo:border-left="0.05pt solid #000000" fo:border-right="0.05pt solid #000000" fo:border-top="none" fo:border-bottom="0.05pt solid #000000"/>
    </style:style>
    <style:style style:name="Таблица61.A17" style:family="table-cell">
      <style:table-cell-properties fo:padding="0.097cm" fo:border-left="0.05pt solid #000000" fo:border-right="none" fo:border-top="none" fo:border-bottom="0.05pt solid #000000"/>
    </style:style>
    <style:style style:name="Таблица61.B17" style:family="table-cell">
      <style:table-cell-properties fo:padding="0.097cm" fo:border-left="0.05pt solid #000000" fo:border-right="none" fo:border-top="none" fo:border-bottom="0.05pt solid #000000"/>
    </style:style>
    <style:style style:name="Таблица61.C17" style:family="table-cell">
      <style:table-cell-properties fo:padding="0.097cm" fo:border-left="0.05pt solid #000000" fo:border-right="0.05pt solid #000000" fo:border-top="none" fo:border-bottom="0.05pt solid #000000"/>
    </style:style>
    <style:style style:name="Таблица61.A18" style:family="table-cell">
      <style:table-cell-properties fo:padding="0.097cm" fo:border-left="0.05pt solid #000000" fo:border-right="none" fo:border-top="none" fo:border-bottom="0.05pt solid #000000"/>
    </style:style>
    <style:style style:name="Таблица61.B18" style:family="table-cell">
      <style:table-cell-properties fo:padding="0.097cm" fo:border-left="0.05pt solid #000000" fo:border-right="none" fo:border-top="none" fo:border-bottom="0.05pt solid #000000"/>
    </style:style>
    <style:style style:name="Таблица61.C18" style:family="table-cell">
      <style:table-cell-properties fo:padding="0.097cm" fo:border-left="0.05pt solid #000000" fo:border-right="0.05pt solid #000000" fo:border-top="none" fo:border-bottom="0.05pt solid #000000"/>
    </style:style>
    <style:style style:name="Таблица61.A19" style:family="table-cell">
      <style:table-cell-properties fo:padding="0.097cm" fo:border-left="0.05pt solid #000000" fo:border-right="0.05pt solid #000000" fo:border-top="none" fo:border-bottom="0.05pt solid #000000"/>
    </style:style>
    <style:style style:name="Таблица61.A20" style:family="table-cell">
      <style:table-cell-properties fo:padding="0.097cm" fo:border-left="0.05pt solid #000000" fo:border-right="0.05pt solid #000000" fo:border-top="none" fo:border-bottom="0.05pt solid #000000"/>
    </style:style>
    <style:style style:name="Таблица61.A21" style:family="table-cell">
      <style:table-cell-properties fo:padding="0.097cm" fo:border-left="0.05pt solid #000000" fo:border-right="0.05pt solid #000000" fo:border-top="none" fo:border-bottom="0.05pt solid #000000"/>
    </style:style>
    <style:style style:name="Таблица61.A22" style:family="table-cell">
      <style:table-cell-properties fo:padding="0.097cm" fo:border-left="0.05pt solid #000000" fo:border-right="0.05pt solid #000000" fo:border-top="none" fo:border-bottom="0.05pt solid #000000"/>
    </style:style>
    <style:style style:name="Таблица61.A23" style:family="table-cell">
      <style:table-cell-properties fo:padding="0.097cm" fo:border-left="0.05pt solid #000000" fo:border-right="0.05pt solid #000000" fo:border-top="none" fo:border-bottom="0.05pt solid #000000"/>
    </style:style>
    <style:style style:name="Таблица12" style:family="table">
      <style:table-properties style:width="18.002cm" table:align="margins"/>
    </style:style>
    <style:style style:name="Таблица12.A" style:family="table-column">
      <style:table-column-properties style:column-width="18.002cm" style:rel-column-width="65535*"/>
    </style:style>
    <style:style style:name="Таблица12.A1" style:family="table-cell">
      <style:table-cell-properties fo:padding="0.097cm" fo:border="0.05pt solid #000000"/>
    </style:style>
    <style:style style:name="Таблица12.A2" style:family="table-cell">
      <style:table-cell-properties fo:padding="0.097cm" fo:border-left="0.05pt solid #000000" fo:border-right="0.05pt solid #000000" fo:border-top="none" fo:border-bottom="0.05pt solid #000000"/>
    </style:style>
    <style:style style:name="Таблица13" style:family="table">
      <style:table-properties style:width="18.002cm" table:align="margins"/>
    </style:style>
    <style:style style:name="Таблица13.A" style:family="table-column">
      <style:table-column-properties style:column-width="12.01cm" style:rel-column-width="6809*"/>
    </style:style>
    <style:style style:name="Таблица13.B" style:family="table-column">
      <style:table-column-properties style:column-width="5.992cm" style:rel-column-width="3397*"/>
    </style:style>
    <style:style style:name="Таблица13.1" style:family="table-row">
      <style:table-row-properties fo:keep-together="always"/>
    </style:style>
    <style:style style:name="Таблица13.A1" style:family="table-cell">
      <style:table-cell-properties fo:background-color="#dddddd" fo:padding="0.097cm" fo:border="0.05pt solid #000000">
        <style:background-image/>
      </style:table-cell-properties>
    </style:style>
    <style:style style:name="Таблица13.A2" style:family="table-cell">
      <style:table-cell-properties fo:padding="0.097cm" fo:border-left="0.05pt solid #000000" fo:border-right="0.05pt solid #000000" fo:border-top="none" fo:border-bottom="0.05pt solid #000000"/>
    </style:style>
    <style:style style:name="Таблица13.A3" style:family="table-cell">
      <style:table-cell-properties fo:padding="0.097cm" fo:border-left="0.05pt solid #000000" fo:border-right="0.05pt solid #000000" fo:border-top="none" fo:border-bottom="0.05pt solid #000000"/>
    </style:style>
    <style:style style:name="Таблица13.A4" style:family="table-cell">
      <style:table-cell-properties fo:padding="0.097cm" fo:border-left="0.05pt solid #000000" fo:border-right="0.05pt solid #000000" fo:border-top="none" fo:border-bottom="0.05pt solid #000000"/>
    </style:style>
    <style:style style:name="Таблица13.A5" style:family="table-cell">
      <style:table-cell-properties fo:padding="0.097cm" fo:border-left="0.05pt solid #000000" fo:border-right="0.05pt solid #000000" fo:border-top="none" fo:border-bottom="0.05pt solid #000000"/>
    </style:style>
    <style:style style:name="Таблица13.A6" style:family="table-cell">
      <style:table-cell-properties fo:padding="0.097cm" fo:border-left="0.05pt solid #000000" fo:border-right="0.05pt solid #000000" fo:border-top="none" fo:border-bottom="0.05pt solid #000000"/>
    </style:style>
    <style:style style:name="Таблица13.A7" style:family="table-cell">
      <style:table-cell-properties fo:padding="0.097cm" fo:border-left="0.05pt solid #000000" fo:border-right="0.05pt solid #000000" fo:border-top="none" fo:border-bottom="0.05pt solid #000000"/>
    </style:style>
    <style:style style:name="Таблица13.A8" style:family="table-cell">
      <style:table-cell-properties fo:padding="0.097cm" fo:border-left="0.05pt solid #000000" fo:border-right="0.05pt solid #000000" fo:border-top="none" fo:border-bottom="0.05pt solid #000000"/>
    </style:style>
    <style:style style:name="Таблица13.A9" style:family="table-cell">
      <style:table-cell-properties fo:padding="0.097cm" fo:border-left="0.05pt solid #000000" fo:border-right="0.05pt solid #000000" fo:border-top="none" fo:border-bottom="0.05pt solid #000000"/>
    </style:style>
    <style:style style:name="Таблица13.A10" style:family="table-cell">
      <style:table-cell-properties fo:background-color="#dddddd" fo:padding="0.097cm" fo:border-left="0.05pt solid #000000" fo:border-right="0.05pt solid #000000" fo:border-top="none" fo:border-bottom="0.05pt solid #000000">
        <style:background-image/>
      </style:table-cell-properties>
    </style:style>
    <style:style style:name="Таблица13.A11" style:family="table-cell">
      <style:table-cell-properties fo:padding="0.097cm" fo:border-left="0.05pt solid #000000" fo:border-right="0.05pt solid #000000" fo:border-top="none" fo:border-bottom="0.05pt solid #000000"/>
    </style:style>
    <style:style style:name="Таблица13.A12" style:family="table-cell">
      <style:table-cell-properties fo:padding="0.097cm" fo:border-left="0.05pt solid #000000" fo:border-right="0.05pt solid #000000" fo:border-top="none" fo:border-bottom="0.05pt solid #000000"/>
    </style:style>
    <style:style style:name="Таблица13.A13" style:family="table-cell">
      <style:table-cell-properties fo:padding="0.097cm" fo:border-left="0.05pt solid #000000" fo:border-right="0.05pt solid #000000" fo:border-top="none" fo:border-bottom="0.05pt solid #000000"/>
    </style:style>
    <style:style style:name="Таблица13.A14" style:family="table-cell">
      <style:table-cell-properties fo:padding="0.097cm" fo:border-left="0.05pt solid #000000" fo:border-right="0.05pt solid #000000" fo:border-top="none" fo:border-bottom="0.05pt solid #000000"/>
    </style:style>
    <style:style style:name="Таблица13.A15" style:family="table-cell">
      <style:table-cell-properties fo:padding="0.097cm" fo:border-left="0.05pt solid #000000" fo:border-right="0.05pt solid #000000" fo:border-top="none" fo:border-bottom="0.05pt solid #000000"/>
    </style:style>
    <style:style style:name="Таблица13.A17" style:family="table-cell">
      <style:table-cell-properties fo:padding="0.097cm" fo:border-left="0.05pt solid #000000" fo:border-right="0.05pt solid #000000" fo:border-top="none" fo:border-bottom="0.05pt solid #000000"/>
    </style:style>
    <style:style style:name="Таблица13.A18" style:family="table-cell">
      <style:table-cell-properties fo:padding="0.097cm" fo:border-left="0.05pt solid #000000" fo:border-right="0.05pt solid #000000" fo:border-top="none" fo:border-bottom="0.05pt solid #000000"/>
    </style:style>
    <style:style style:name="Таблица13.A20" style:family="table-cell">
      <style:table-cell-properties fo:padding="0.097cm" fo:border-left="0.05pt solid #000000" fo:border-right="0.05pt solid #000000" fo:border-top="none" fo:border-bottom="0.05pt solid #000000"/>
    </style:style>
    <style:style style:name="Таблица13.A21" style:family="table-cell">
      <style:table-cell-properties fo:padding="0.097cm" fo:border-left="0.05pt solid #000000" fo:border-right="0.05pt solid #000000" fo:border-top="none" fo:border-bottom="0.05pt solid #000000"/>
    </style:style>
    <style:style style:name="Таблица13.A22" style:family="table-cell">
      <style:table-cell-properties fo:padding="0.097cm" fo:border-left="0.05pt solid #000000" fo:border-right="0.05pt solid #000000" fo:border-top="none" fo:border-bottom="0.05pt solid #000000"/>
    </style:style>
    <style:style style:name="Таблица13.A23" style:family="table-cell">
      <style:table-cell-properties fo:padding="0.097cm" fo:border-left="0.05pt solid #000000" fo:border-right="0.05pt solid #000000" fo:border-top="none" fo:border-bottom="0.05pt solid #000000"/>
    </style:style>
    <style:style style:name="Таблица13.A24" style:family="table-cell">
      <style:table-cell-properties fo:padding="0.097cm" fo:border-left="0.05pt solid #000000" fo:border-right="0.05pt solid #000000" fo:border-top="none" fo:border-bottom="0.05pt solid #000000"/>
    </style:style>
    <style:style style:name="Таблица13.A26" style:family="table-cell">
      <style:table-cell-properties fo:padding="0.097cm" fo:border-left="0.05pt solid #000000" fo:border-right="0.05pt solid #000000" fo:border-top="none" fo:border-bottom="0.05pt solid #000000"/>
    </style:style>
    <style:style style:name="Таблица13.A27" style:family="table-cell">
      <style:table-cell-properties fo:padding="0.097cm" fo:border-left="0.05pt solid #000000" fo:border-right="0.05pt solid #000000" fo:border-top="none" fo:border-bottom="0.05pt solid #000000"/>
    </style:style>
    <style:style style:name="Таблица13.A28" style:family="table-cell">
      <style:table-cell-properties fo:padding="0.097cm" fo:border-left="0.05pt solid #000000" fo:border-right="0.05pt solid #000000" fo:border-top="none" fo:border-bottom="0.05pt solid #000000"/>
    </style:style>
    <style:style style:name="Таблица13.A29" style:family="table-cell">
      <style:table-cell-properties fo:padding="0.097cm" fo:border-left="0.05pt solid #000000" fo:border-right="0.05pt solid #000000" fo:border-top="none" fo:border-bottom="0.05pt solid #000000"/>
    </style:style>
    <style:style style:name="Таблица13.A30" style:family="table-cell">
      <style:table-cell-properties fo:padding="0.097cm" fo:border-left="0.05pt solid #000000" fo:border-right="none" fo:border-top="none" fo:border-bottom="0.05pt solid #000000"/>
    </style:style>
    <style:style style:name="Таблица13.B30" style:family="table-cell">
      <style:table-cell-properties fo:padding="0.097cm" fo:border-left="0.05pt solid #000000" fo:border-right="0.05pt solid #000000" fo:border-top="none" fo:border-bottom="0.05pt solid #000000"/>
    </style:style>
    <style:style style:name="Таблица13.A31" style:family="table-cell">
      <style:table-cell-properties fo:padding="0.097cm" fo:border-left="0.05pt solid #000000" fo:border-right="0.05pt solid #000000" fo:border-top="none" fo:border-bottom="0.05pt solid #000000"/>
    </style:style>
    <style:style style:name="Таблица38" style:family="table">
      <style:table-properties style:width="18.002cm" table:align="margins"/>
    </style:style>
    <style:style style:name="Таблица38.A" style:family="table-column">
      <style:table-column-properties style:column-width="18.002cm" style:rel-column-width="65535*"/>
    </style:style>
    <style:style style:name="Таблица38.A1" style:family="table-cell">
      <style:table-cell-properties fo:padding="0.097cm" fo:border="0.05pt solid #000000"/>
    </style:style>
    <style:style style:name="Таблица38.A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style="italic" style:font-style-asian="italic" style:font-style-complex="italic"/>
    </style:style>
    <style:style style:name="P2" style:family="paragraph" style:parent-style-name="Standard">
      <style:text-properties style:font-name="Liberation Mono2" officeooo:rsid="01da38a6" officeooo:paragraph-rsid="02e0950d"/>
    </style:style>
    <style:style style:name="P3" style:family="paragraph" style:parent-style-name="Standard">
      <style:text-properties style:font-name="DejaVu Sans" fo:font-size="8pt" officeooo:rsid="00a4e688" officeooo:paragraph-rsid="00a4e688" style:font-size-asian="8pt" style:font-size-complex="8pt"/>
    </style:style>
    <style:style style:name="P4" style:family="paragraph" style:parent-style-name="Standard">
      <style:text-properties style:font-name="DejaVu Sans" fo:font-size="8pt" officeooo:rsid="01b95f32" officeooo:paragraph-rsid="01b95f32" style:font-size-asian="8pt" style:font-size-complex="8pt"/>
    </style:style>
    <style:style style:name="P5" style:family="paragraph" style:parent-style-name="Standard">
      <style:text-properties style:font-name="DejaVu Sans" fo:font-size="8pt" officeooo:rsid="019b9194" officeooo:paragraph-rsid="019b9194" style:font-size-asian="8pt" style:font-size-complex="8pt"/>
    </style:style>
    <style:style style:name="P6" style:family="paragraph" style:parent-style-name="Standard">
      <style:text-properties style:font-name="DejaVu Sans" fo:font-size="8pt" officeooo:rsid="019b9194" officeooo:paragraph-rsid="022801ea" style:font-size-asian="8pt" style:font-size-complex="8pt"/>
    </style:style>
    <style:style style:name="P7" style:family="paragraph" style:parent-style-name="Standard">
      <style:text-properties style:font-name="DejaVu Sans" fo:font-size="8pt" officeooo:rsid="019b9194" officeooo:paragraph-rsid="01a2278a" style:font-size-asian="8pt" style:font-size-complex="8pt"/>
    </style:style>
    <style:style style:name="P8" style:family="paragraph" style:parent-style-name="Standard">
      <style:text-properties style:font-name="DejaVu Sans" fo:font-size="8pt" officeooo:rsid="019b9194" officeooo:paragraph-rsid="019b9c6d" style:font-size-asian="8pt" style:font-size-complex="8pt"/>
    </style:style>
    <style:style style:name="P9" style:family="paragraph" style:parent-style-name="Standard">
      <style:text-properties style:font-name="DejaVu Sans" fo:font-size="8pt" officeooo:rsid="019b9c6d" officeooo:paragraph-rsid="019b9c6d" style:font-size-asian="8pt" style:font-size-complex="8pt"/>
    </style:style>
    <style:style style:name="P10" style:family="paragraph" style:parent-style-name="Standard">
      <style:text-properties style:font-name="DejaVu Sans" fo:font-size="8pt" officeooo:paragraph-rsid="027b90ad" style:font-size-asian="8pt" style:font-size-complex="8pt"/>
    </style:style>
    <style:style style:name="P11" style:family="paragraph" style:parent-style-name="Standard">
      <style:text-properties style:font-name="DejaVu Sans" fo:font-size="8pt" officeooo:rsid="0222d725" officeooo:paragraph-rsid="0347400e" style:font-size-asian="8pt" style:font-size-complex="8pt"/>
    </style:style>
    <style:style style:name="P12" style:family="paragraph" style:parent-style-name="Standard">
      <style:text-properties style:font-name="DejaVu Sans" fo:font-size="9pt" officeooo:rsid="019b9194" officeooo:paragraph-rsid="022801ea" style:font-size-asian="9pt" style:font-size-complex="9pt"/>
    </style:style>
    <style:style style:name="P13" style:family="paragraph" style:parent-style-name="Standard">
      <style:text-properties officeooo:paragraph-rsid="019b9194"/>
    </style:style>
    <style:style style:name="P14" style:family="paragraph" style:parent-style-name="Standard">
      <style:text-properties officeooo:paragraph-rsid="02e0950d"/>
    </style:style>
    <style:style style:name="P15" style:family="paragraph" style:parent-style-name="Standard">
      <style:text-properties officeooo:paragraph-rsid="027b90ad"/>
    </style:style>
    <style:style style:name="P16" style:family="paragraph" style:parent-style-name="Standard">
      <style:text-properties officeooo:paragraph-rsid="03e19110"/>
    </style:style>
    <style:style style:name="P17" style:family="paragraph" style:parent-style-name="Standard">
      <style:text-properties officeooo:rsid="0360dd4b" officeooo:paragraph-rsid="0360dd4b"/>
    </style:style>
    <style:style style:name="P18" style:family="paragraph" style:parent-style-name="Standard">
      <style:text-properties officeooo:paragraph-rsid="0422ab17"/>
    </style:style>
    <style:style style:name="P19" style:family="paragraph" style:parent-style-name="kode">
      <style:text-properties style:font-name="Liberation Mono1" fo:font-size="8pt" fo:font-weight="bold" officeooo:rsid="02b4ba47" officeooo:paragraph-rsid="02b4ba47" style:font-weight-asian="bold" style:font-weight-complex="bold"/>
    </style:style>
    <style:style style:name="P20" style:family="paragraph" style:parent-style-name="kode">
      <style:text-properties style:font-name="Liberation Mono1" fo:font-size="8pt" officeooo:rsid="035756f2" officeooo:paragraph-rsid="035756f2"/>
    </style:style>
    <style:style style:name="P21" style:family="paragraph" style:parent-style-name="kode">
      <style:text-properties style:font-name="Liberation Mono1" fo:font-size="8pt" officeooo:rsid="041d45a7" officeooo:paragraph-rsid="041d45a7"/>
    </style:style>
    <style:style style:name="P22" style:family="paragraph" style:parent-style-name="kode">
      <style:text-properties style:font-name="Liberation Mono1" fo:font-size="8pt" officeooo:rsid="041dbadd" officeooo:paragraph-rsid="041dbadd"/>
    </style:style>
    <style:style style:name="P23" style:family="paragraph" style:parent-style-name="kode">
      <style:text-properties style:font-name="Liberation Mono1" fo:font-size="8pt" officeooo:rsid="041fe9fc" officeooo:paragraph-rsid="041fe9fc"/>
    </style:style>
    <style:style style:name="P24" style:family="paragraph" style:parent-style-name="kode">
      <style:text-properties fo:font-weight="bold" style:font-weight-asian="bold" style:font-weight-complex="bold"/>
    </style:style>
    <style:style style:name="P25" style:family="paragraph" style:parent-style-name="kode">
      <style:text-properties fo:font-weight="bold" officeooo:rsid="02945b79" officeooo:paragraph-rsid="02945b79" style:font-weight-asian="bold" style:font-weight-complex="bold"/>
    </style:style>
    <style:style style:name="P26" style:family="paragraph" style:parent-style-name="kode">
      <style:text-properties fo:font-weight="bold" officeooo:paragraph-rsid="02aa2d55" style:font-weight-asian="bold" style:font-weight-complex="bold"/>
    </style:style>
    <style:style style:name="P27" style:family="paragraph" style:parent-style-name="kode">
      <style:text-properties fo:font-weight="bold" officeooo:paragraph-rsid="02ac5cbb" style:font-weight-asian="bold" style:font-weight-complex="bold"/>
    </style:style>
    <style:style style:name="P28" style:family="paragraph" style:parent-style-name="kode">
      <style:text-properties fo:font-weight="bold" officeooo:rsid="02a864b3" officeooo:paragraph-rsid="02a864b3" style:font-weight-asian="bold" style:font-weight-complex="bold"/>
    </style:style>
    <style:style style:name="P29" style:family="paragraph" style:parent-style-name="kode">
      <style:text-properties fo:font-weight="bold" officeooo:paragraph-rsid="0397deb8" style:font-weight-asian="bold" style:font-weight-complex="bold"/>
    </style:style>
    <style:style style:name="P30" style:family="paragraph" style:parent-style-name="kode">
      <style:text-properties fo:font-weight="bold" officeooo:rsid="039b7efe" officeooo:paragraph-rsid="039b7efe" style:font-weight-asian="bold" style:font-weight-complex="bold"/>
    </style:style>
    <style:style style:name="P31" style:family="paragraph" style:parent-style-name="kode">
      <style:text-properties fo:font-weight="bold" officeooo:paragraph-rsid="03f6cc22" style:font-weight-asian="bold" style:font-weight-complex="bold"/>
    </style:style>
    <style:style style:name="P32" style:family="paragraph" style:parent-style-name="kode">
      <style:text-properties fo:font-weight="bold" officeooo:paragraph-rsid="0395ad90" style:font-weight-asian="bold" style:font-weight-complex="bold"/>
    </style:style>
    <style:style style:name="P33" style:family="paragraph" style:parent-style-name="kode">
      <style:text-properties fo:font-weight="bold" officeooo:paragraph-rsid="040b0d92" style:font-weight-asian="bold" style:font-weight-complex="bold"/>
    </style:style>
    <style:style style:name="P34" style:family="paragraph" style:parent-style-name="kode">
      <style:text-properties fo:font-weight="bold" officeooo:paragraph-rsid="039385f3" style:font-weight-asian="bold" style:font-weight-complex="bold"/>
    </style:style>
    <style:style style:name="P35" style:family="paragraph" style:parent-style-name="kode">
      <style:text-properties fo:font-weight="bold" officeooo:paragraph-rsid="038d9189" style:font-weight-asian="bold" style:font-weight-complex="bold"/>
    </style:style>
    <style:style style:name="P36" style:family="paragraph" style:parent-style-name="kode">
      <style:text-properties fo:font-weight="bold" officeooo:paragraph-rsid="041dbadd" style:font-weight-asian="bold" style:font-weight-complex="bold"/>
    </style:style>
    <style:style style:name="P37" style:family="paragraph" style:parent-style-name="kode">
      <style:text-properties fo:font-weight="bold" officeooo:paragraph-rsid="041fe9fc" style:font-weight-asian="bold" style:font-weight-complex="bold"/>
    </style:style>
    <style:style style:name="P38" style:family="paragraph" style:parent-style-name="kode">
      <style:text-properties style:font-name="DejaVu Sans" officeooo:paragraph-rsid="02faf2cc" style:font-size-asian="8pt" style:font-size-complex="8pt"/>
    </style:style>
    <style:style style:name="P39" style:family="paragraph" style:parent-style-name="kode">
      <style:text-properties officeooo:paragraph-rsid="0244f9f1"/>
    </style:style>
    <style:style style:name="P40" style:family="paragraph" style:parent-style-name="kode">
      <style:text-properties officeooo:paragraph-rsid="02452086"/>
    </style:style>
    <style:style style:name="P41" style:family="paragraph" style:parent-style-name="kode">
      <style:text-properties officeooo:paragraph-rsid="025d59c1"/>
    </style:style>
    <style:style style:name="P42" style:family="paragraph" style:parent-style-name="kode">
      <style:text-properties officeooo:paragraph-rsid="027b90ad"/>
    </style:style>
    <style:style style:name="P43" style:family="paragraph" style:parent-style-name="kode">
      <style:text-properties officeooo:paragraph-rsid="02945b79"/>
    </style:style>
    <style:style style:name="P44" style:family="paragraph" style:parent-style-name="kode">
      <style:text-properties officeooo:paragraph-rsid="029512f5"/>
    </style:style>
    <style:style style:name="P45" style:family="paragraph" style:parent-style-name="kode">
      <style:text-properties officeooo:paragraph-rsid="02959c1f"/>
    </style:style>
    <style:style style:name="P46" style:family="paragraph" style:parent-style-name="kode">
      <style:text-properties officeooo:paragraph-rsid="02983e46"/>
    </style:style>
    <style:style style:name="P47" style:family="paragraph" style:parent-style-name="kode">
      <style:text-properties fo:font-size="7pt" officeooo:paragraph-rsid="02959c1f" style:font-size-asian="7pt" style:font-size-complex="7pt"/>
    </style:style>
    <style:style style:name="P48" style:family="paragraph" style:parent-style-name="kode">
      <style:text-properties fo:font-size="7pt" officeooo:paragraph-rsid="02945b79" style:font-size-asian="7pt" style:font-size-complex="7pt"/>
    </style:style>
    <style:style style:name="P49" style:family="paragraph" style:parent-style-name="kode">
      <style:text-properties fo:font-size="7pt" officeooo:paragraph-rsid="0296c1e8" style:font-size-asian="7pt" style:font-size-complex="7pt"/>
    </style:style>
    <style:style style:name="P50" style:family="paragraph" style:parent-style-name="kode">
      <style:text-properties officeooo:rsid="02a864b3" officeooo:paragraph-rsid="02a864b3"/>
    </style:style>
    <style:style style:name="P51" style:family="paragraph" style:parent-style-name="kode">
      <style:text-properties officeooo:paragraph-rsid="02aa2d55"/>
    </style:style>
    <style:style style:name="P52" style:family="paragraph" style:parent-style-name="kode">
      <style:text-properties officeooo:rsid="02ac159d" officeooo:paragraph-rsid="02ac159d"/>
    </style:style>
    <style:style style:name="P53" style:family="paragraph" style:parent-style-name="kode">
      <style:text-properties officeooo:rsid="02ac5cbb" officeooo:paragraph-rsid="02ac5cbb"/>
    </style:style>
    <style:style style:name="P54" style:family="paragraph" style:parent-style-name="kode">
      <style:text-properties officeooo:paragraph-rsid="02faf2cc"/>
    </style:style>
    <style:style style:name="P55" style:family="paragraph" style:parent-style-name="kode">
      <style:text-properties officeooo:paragraph-rsid="03566109"/>
    </style:style>
    <style:style style:name="P56" style:family="paragraph" style:parent-style-name="kode">
      <style:text-properties officeooo:paragraph-rsid="035b3a66"/>
    </style:style>
    <style:style style:name="P57" style:family="paragraph" style:parent-style-name="kode">
      <style:text-properties officeooo:paragraph-rsid="0353b09c"/>
    </style:style>
    <style:style style:name="P58" style:family="paragraph" style:parent-style-name="kode">
      <style:text-properties officeooo:paragraph-rsid="038ab822"/>
    </style:style>
    <style:style style:name="P59" style:family="paragraph" style:parent-style-name="kode">
      <style:text-properties officeooo:paragraph-rsid="038bcf38"/>
    </style:style>
    <style:style style:name="P60" style:family="paragraph" style:parent-style-name="kode">
      <style:text-properties officeooo:paragraph-rsid="038e616f"/>
    </style:style>
    <style:style style:name="P61" style:family="paragraph" style:parent-style-name="kode">
      <style:text-properties officeooo:paragraph-rsid="038fdf96"/>
    </style:style>
    <style:style style:name="P62" style:family="paragraph" style:parent-style-name="kode">
      <style:text-properties officeooo:paragraph-rsid="0390f06b"/>
    </style:style>
    <style:style style:name="P63" style:family="paragraph" style:parent-style-name="kode">
      <style:text-properties officeooo:paragraph-rsid="03923b9d"/>
    </style:style>
    <style:style style:name="P64" style:family="paragraph" style:parent-style-name="kode">
      <style:text-properties officeooo:paragraph-rsid="0395ad90"/>
    </style:style>
    <style:style style:name="P65" style:family="paragraph" style:parent-style-name="kode">
      <style:text-properties officeooo:paragraph-rsid="0399536b"/>
    </style:style>
    <style:style style:name="P66" style:family="paragraph" style:parent-style-name="kode">
      <style:text-properties officeooo:paragraph-rsid="039ad88a"/>
    </style:style>
    <style:style style:name="P67" style:family="paragraph" style:parent-style-name="kode">
      <style:text-properties officeooo:rsid="039b7efe" officeooo:paragraph-rsid="039b7efe"/>
    </style:style>
    <style:style style:name="P68" style:family="paragraph" style:parent-style-name="kode">
      <style:text-properties officeooo:paragraph-rsid="039b7efe"/>
    </style:style>
    <style:style style:name="P69" style:family="paragraph" style:parent-style-name="kode">
      <style:text-properties officeooo:paragraph-rsid="039c29de"/>
    </style:style>
    <style:style style:name="P70" style:family="paragraph" style:parent-style-name="kode">
      <style:text-properties officeooo:paragraph-rsid="03da913a"/>
    </style:style>
    <style:style style:name="P71" style:family="paragraph" style:parent-style-name="kode">
      <style:text-properties officeooo:paragraph-rsid="03de3667"/>
    </style:style>
    <style:style style:name="P72" style:family="paragraph" style:parent-style-name="kode">
      <style:text-properties fo:color="#000000" fo:font-weight="normal" officeooo:paragraph-rsid="03e19110" style:font-weight-asian="normal" style:font-weight-complex="normal"/>
    </style:style>
    <style:style style:name="P73" style:family="paragraph" style:parent-style-name="kode">
      <style:text-properties fo:color="#000000" fo:font-weight="normal" officeooo:paragraph-rsid="03e191ac" style:font-weight-asian="normal" style:font-weight-complex="normal"/>
    </style:style>
    <style:style style:name="P74" style:family="paragraph" style:parent-style-name="kode">
      <style:text-properties fo:color="#000000" fo:font-weight="normal" officeooo:paragraph-rsid="03ef361b" style:font-weight-asian="normal" style:font-weight-complex="normal"/>
    </style:style>
    <style:style style:name="P75" style:family="paragraph" style:parent-style-name="kode">
      <style:text-properties fo:color="#000000" fo:font-weight="normal" officeooo:paragraph-rsid="0403295d" style:font-weight-asian="normal" style:font-weight-complex="normal"/>
    </style:style>
    <style:style style:name="P76" style:family="paragraph" style:parent-style-name="kode">
      <style:text-properties fo:color="#000000" fo:font-weight="normal" officeooo:paragraph-rsid="042464cc" style:font-weight-asian="normal" style:font-weight-complex="normal"/>
    </style:style>
    <style:style style:name="P77" style:family="paragraph" style:parent-style-name="kode">
      <style:text-properties fo:color="#000000" officeooo:paragraph-rsid="03e19110"/>
    </style:style>
    <style:style style:name="P78" style:family="paragraph" style:parent-style-name="kode">
      <style:text-properties fo:color="#000000" fo:font-weight="bold" officeooo:rsid="040418fe" officeooo:paragraph-rsid="040418fe" style:font-weight-asian="bold" style:font-weight-complex="bold"/>
    </style:style>
    <style:style style:name="P79" style:family="paragraph" style:parent-style-name="kode">
      <style:text-properties fo:color="#000000" fo:font-weight="bold" officeooo:paragraph-rsid="0422ab17" style:font-weight-asian="bold" style:font-weight-complex="bold"/>
    </style:style>
    <style:style style:name="P80" style:family="paragraph" style:parent-style-name="kode">
      <style:text-properties fo:color="#000000" officeooo:paragraph-rsid="03e191ac"/>
    </style:style>
    <style:style style:name="P81" style:family="paragraph" style:parent-style-name="kode">
      <style:text-properties fo:color="#000000" officeooo:paragraph-rsid="03f40a52"/>
    </style:style>
    <style:style style:name="P82" style:family="paragraph" style:parent-style-name="kode">
      <style:text-properties fo:color="#000000" style:font-name="Liberation Mono1" fo:font-size="8pt" fo:font-weight="normal" officeooo:rsid="03f53492" officeooo:paragraph-rsid="03f53492" style:font-weight-asian="normal" style:font-weight-complex="normal"/>
    </style:style>
    <style:style style:name="P83" style:family="paragraph" style:parent-style-name="kode">
      <style:text-properties fo:color="#000000" officeooo:paragraph-rsid="040418fe"/>
    </style:style>
    <style:style style:name="P84" style:family="paragraph" style:parent-style-name="kode">
      <style:text-properties officeooo:paragraph-rsid="03e19110"/>
    </style:style>
    <style:style style:name="P85" style:family="paragraph" style:parent-style-name="kode">
      <style:text-properties officeooo:rsid="03359219" officeooo:paragraph-rsid="03e19110"/>
    </style:style>
    <style:style style:name="P86" style:family="paragraph" style:parent-style-name="kode">
      <style:text-properties officeooo:paragraph-rsid="03e191ac"/>
    </style:style>
    <style:style style:name="P87" style:family="paragraph" style:parent-style-name="kode">
      <style:text-properties officeooo:paragraph-rsid="03e45ffd"/>
    </style:style>
    <style:style style:name="P88" style:family="paragraph" style:parent-style-name="kode">
      <style:text-properties officeooo:paragraph-rsid="03e65941"/>
    </style:style>
    <style:style style:name="P89" style:family="paragraph" style:parent-style-name="kode">
      <style:text-properties officeooo:paragraph-rsid="03627de7"/>
    </style:style>
    <style:style style:name="P90" style:family="paragraph" style:parent-style-name="kode">
      <style:text-properties officeooo:paragraph-rsid="0360dd4b"/>
    </style:style>
    <style:style style:name="P91" style:family="paragraph" style:parent-style-name="kode">
      <style:text-properties officeooo:paragraph-rsid="03630107"/>
    </style:style>
    <style:style style:name="P92" style:family="paragraph" style:parent-style-name="kode">
      <style:text-properties officeooo:paragraph-rsid="0366b0d6"/>
    </style:style>
    <style:style style:name="P93" style:family="paragraph" style:parent-style-name="kode">
      <style:text-properties officeooo:paragraph-rsid="0368382f"/>
    </style:style>
    <style:style style:name="P94" style:family="paragraph" style:parent-style-name="kode">
      <style:text-properties officeooo:paragraph-rsid="03e6b260"/>
    </style:style>
    <style:style style:name="P95" style:family="paragraph" style:parent-style-name="kode">
      <style:text-properties officeooo:paragraph-rsid="035d22a1"/>
    </style:style>
    <style:style style:name="P96" style:family="paragraph" style:parent-style-name="kode">
      <style:text-properties officeooo:paragraph-rsid="03e79a23"/>
    </style:style>
    <style:style style:name="P97" style:family="paragraph" style:parent-style-name="kode">
      <style:text-properties officeooo:paragraph-rsid="03eb5c95"/>
    </style:style>
    <style:style style:name="P98" style:family="paragraph" style:parent-style-name="kode">
      <style:text-properties officeooo:paragraph-rsid="03ec4316"/>
    </style:style>
    <style:style style:name="P99" style:family="paragraph" style:parent-style-name="kode">
      <style:text-properties officeooo:paragraph-rsid="03f18d88"/>
    </style:style>
    <style:style style:name="P100" style:family="paragraph" style:parent-style-name="kode">
      <style:text-properties officeooo:paragraph-rsid="039707b5"/>
    </style:style>
    <style:style style:name="P101" style:family="paragraph" style:parent-style-name="kode">
      <style:text-properties officeooo:paragraph-rsid="03f1d03c"/>
    </style:style>
    <style:style style:name="P102" style:family="paragraph" style:parent-style-name="kode">
      <style:text-properties officeooo:paragraph-rsid="03f53492"/>
    </style:style>
    <style:style style:name="P103" style:family="paragraph" style:parent-style-name="kode">
      <style:text-properties officeooo:paragraph-rsid="0403295d"/>
    </style:style>
    <style:style style:name="P104" style:family="paragraph" style:parent-style-name="kode">
      <style:text-properties officeooo:paragraph-rsid="03944b0c"/>
    </style:style>
    <style:style style:name="P105" style:family="paragraph" style:parent-style-name="kode">
      <style:text-properties officeooo:paragraph-rsid="0404924e"/>
    </style:style>
    <style:style style:name="P106" style:family="paragraph" style:parent-style-name="kode">
      <style:text-properties officeooo:paragraph-rsid="0405758a"/>
    </style:style>
    <style:style style:name="P107" style:family="paragraph" style:parent-style-name="kode">
      <style:text-properties officeooo:paragraph-rsid="0406ede2"/>
    </style:style>
    <style:style style:name="P108" style:family="paragraph" style:parent-style-name="kode">
      <style:text-properties officeooo:paragraph-rsid="040b0d92"/>
    </style:style>
    <style:style style:name="P109" style:family="paragraph" style:parent-style-name="kode">
      <style:text-properties officeooo:paragraph-rsid="040eb6ef"/>
    </style:style>
    <style:style style:name="P110" style:family="paragraph" style:parent-style-name="kode">
      <style:text-properties officeooo:paragraph-rsid="0414e512"/>
    </style:style>
    <style:style style:name="P111" style:family="paragraph" style:parent-style-name="kode">
      <style:text-properties officeooo:paragraph-rsid="039385f3"/>
    </style:style>
    <style:style style:name="P112" style:family="paragraph" style:parent-style-name="kode">
      <style:text-properties officeooo:paragraph-rsid="038d9189"/>
    </style:style>
    <style:style style:name="P113" style:family="paragraph" style:parent-style-name="kode">
      <style:text-properties officeooo:paragraph-rsid="03983346"/>
    </style:style>
    <style:style style:name="P114" style:family="paragraph" style:parent-style-name="kode">
      <style:text-properties officeooo:paragraph-rsid="0419c2a5"/>
    </style:style>
    <style:style style:name="P115" style:family="paragraph" style:parent-style-name="kode">
      <style:text-properties officeooo:paragraph-rsid="041a4cca"/>
    </style:style>
    <style:style style:name="P116" style:family="paragraph" style:parent-style-name="kode">
      <style:text-properties officeooo:rsid="041c1652" officeooo:paragraph-rsid="041c1652"/>
    </style:style>
    <style:style style:name="P117" style:family="paragraph" style:parent-style-name="kode">
      <style:text-properties officeooo:paragraph-rsid="041c1652"/>
    </style:style>
    <style:style style:name="P118" style:family="paragraph" style:parent-style-name="kode">
      <style:text-properties officeooo:paragraph-rsid="041d45a7"/>
    </style:style>
    <style:style style:name="P119" style:family="paragraph" style:parent-style-name="kode">
      <style:text-properties officeooo:paragraph-rsid="041dbadd"/>
    </style:style>
    <style:style style:name="P120" style:family="paragraph" style:parent-style-name="kode">
      <style:text-properties officeooo:paragraph-rsid="041f232f"/>
    </style:style>
    <style:style style:name="P121" style:family="paragraph" style:parent-style-name="kode">
      <style:text-properties officeooo:paragraph-rsid="041fe9fc"/>
    </style:style>
    <style:style style:name="P122" style:family="paragraph" style:parent-style-name="kode">
      <style:text-properties officeooo:rsid="041fe9fc" officeooo:paragraph-rsid="041fe9fc"/>
    </style:style>
    <style:style style:name="P123" style:family="paragraph" style:parent-style-name="kode">
      <style:text-properties officeooo:paragraph-rsid="0406db5b"/>
    </style:style>
    <style:style style:name="P124" style:family="paragraph" style:parent-style-name="kode">
      <style:text-properties officeooo:paragraph-rsid="042464cc"/>
    </style:style>
    <style:style style:name="P125" style:family="paragraph" style:parent-style-name="kode">
      <style:text-properties officeooo:paragraph-rsid="0424a883"/>
    </style:style>
    <style:style style:name="P126" style:family="paragraph" style:parent-style-name="kode">
      <style:text-properties officeooo:paragraph-rsid="0424c846"/>
    </style:style>
    <style:style style:name="P127" style:family="paragraph" style:parent-style-name="kode">
      <style:paragraph-properties fo:break-before="page"/>
    </style:style>
    <style:style style:name="P128" style:family="paragraph" style:parent-style-name="Table_20_Contents">
      <style:text-properties style:font-name="DejaVu Sans" fo:font-size="8pt" officeooo:rsid="00a53e07" officeooo:paragraph-rsid="00a53e07" style:font-size-asian="8pt" style:font-size-complex="8pt"/>
    </style:style>
    <style:style style:name="P129" style:family="paragraph" style:parent-style-name="Table_20_Contents">
      <style:text-properties style:font-name="DejaVu Sans" fo:font-size="8pt" officeooo:rsid="00a53e07" officeooo:paragraph-rsid="01f31b35" style:font-size-asian="8pt" style:font-size-complex="8pt"/>
    </style:style>
    <style:style style:name="P130" style:family="paragraph" style:parent-style-name="Table_20_Contents">
      <style:text-properties style:font-name="DejaVu Sans" fo:font-size="8pt" officeooo:rsid="01e85e65" officeooo:paragraph-rsid="01e85e65" style:font-size-asian="8pt" style:font-size-complex="8pt"/>
    </style:style>
    <style:style style:name="P131" style:family="paragraph" style:parent-style-name="Table_20_Contents">
      <style:text-properties style:font-name="DejaVu Sans" fo:font-size="8pt" officeooo:rsid="01e85e65" officeooo:paragraph-rsid="01ea1f7a" style:font-size-asian="8pt" style:font-size-complex="8pt"/>
    </style:style>
    <style:style style:name="P132" style:family="paragraph" style:parent-style-name="Table_20_Contents">
      <style:text-properties style:font-name="DejaVu Sans" fo:font-size="8pt" officeooo:rsid="01ea1f7a" officeooo:paragraph-rsid="01ea1f7a" style:font-size-asian="8pt" style:font-size-complex="8pt"/>
    </style:style>
    <style:style style:name="P133" style:family="paragraph" style:parent-style-name="Table_20_Contents">
      <style:text-properties style:font-name="DejaVu Sans" fo:font-size="8pt" officeooo:rsid="01ea1f7a" officeooo:paragraph-rsid="01ea9842" style:font-size-asian="8pt" style:font-size-complex="8pt"/>
    </style:style>
    <style:style style:name="P134" style:family="paragraph" style:parent-style-name="Table_20_Contents">
      <style:text-properties style:font-name="DejaVu Sans" fo:font-size="8pt" officeooo:rsid="01ea1f7a" officeooo:paragraph-rsid="01f31b35" style:font-size-asian="8pt" style:font-size-complex="8pt"/>
    </style:style>
    <style:style style:name="P135" style:family="paragraph" style:parent-style-name="Table_20_Contents">
      <style:text-properties style:font-name="DejaVu Sans" fo:font-size="8pt" officeooo:rsid="00db87bc" officeooo:paragraph-rsid="022d455a" style:font-size-asian="8pt" style:font-size-complex="8pt"/>
    </style:style>
    <style:style style:name="P136" style:family="paragraph" style:parent-style-name="Table_20_Contents">
      <style:text-properties style:font-name="DejaVu Sans" fo:font-size="8pt" officeooo:rsid="00d9e37b" officeooo:paragraph-rsid="0261b24e" style:font-size-asian="8pt" style:font-size-complex="8pt"/>
    </style:style>
    <style:style style:name="P137" style:family="paragraph" style:parent-style-name="Table_20_Contents">
      <style:text-properties style:font-name="DejaVu Sans" fo:font-size="8pt" officeooo:rsid="00d9e37b" officeooo:paragraph-rsid="03df70b2" style:font-size-asian="8pt" style:font-size-complex="8pt"/>
    </style:style>
    <style:style style:name="P138" style:family="paragraph" style:parent-style-name="Table_20_Contents">
      <style:text-properties style:font-name="DejaVu Sans" fo:font-size="8pt" fo:font-weight="normal" officeooo:rsid="01aad814" officeooo:paragraph-rsid="01b14964" style:font-size-asian="8pt" style:font-weight-asian="normal" style:font-size-complex="8pt" style:font-weight-complex="normal"/>
    </style:style>
    <style:style style:name="P139" style:family="paragraph" style:parent-style-name="Table_20_Contents">
      <style:text-properties style:font-name="DejaVu Sans" fo:font-size="8pt" fo:font-weight="normal" officeooo:rsid="01aad814" officeooo:paragraph-rsid="01b1aac4" style:font-size-asian="8pt" style:font-weight-asian="normal" style:font-size-complex="8pt" style:font-weight-complex="normal"/>
    </style:style>
    <style:style style:name="P140" style:family="paragraph" style:parent-style-name="Table_20_Contents">
      <style:text-properties style:font-name="DejaVu Sans" fo:font-size="8pt" fo:font-weight="normal" officeooo:rsid="01aad814" officeooo:paragraph-rsid="01b376fb" style:font-size-asian="8pt" style:font-weight-asian="normal" style:font-size-complex="8pt" style:font-weight-complex="normal"/>
    </style:style>
    <style:style style:name="P141" style:family="paragraph" style:parent-style-name="Table_20_Contents">
      <style:text-properties style:font-name="DejaVu Sans" fo:font-size="8pt" fo:font-weight="normal" officeooo:rsid="01aad814" officeooo:paragraph-rsid="01b4c3b4" style:font-size-asian="8pt" style:font-weight-asian="normal" style:font-size-complex="8pt" style:font-weight-complex="normal"/>
    </style:style>
    <style:style style:name="P142" style:family="paragraph" style:parent-style-name="Table_20_Contents">
      <style:text-properties style:font-name="DejaVu Sans" fo:font-size="8pt" fo:font-weight="normal" officeooo:rsid="01aad814" officeooo:paragraph-rsid="01b642d5" style:font-size-asian="8pt" style:font-weight-asian="normal" style:font-size-complex="8pt" style:font-weight-complex="normal"/>
    </style:style>
    <style:style style:name="P143" style:family="paragraph" style:parent-style-name="Table_20_Contents">
      <style:text-properties style:font-name="DejaVu Sans" fo:font-size="8pt" fo:font-weight="normal" officeooo:rsid="01aad814" officeooo:paragraph-rsid="0261b24e" style:font-size-asian="8pt" style:font-weight-asian="normal" style:font-size-complex="8pt" style:font-weight-complex="normal"/>
    </style:style>
    <style:style style:name="P144" style:family="paragraph" style:parent-style-name="Table_20_Contents">
      <style:text-properties style:font-name="DejaVu Sans" fo:font-size="8pt" fo:font-weight="normal" officeooo:rsid="01aad814" officeooo:paragraph-rsid="0266cc7e" style:font-size-asian="8pt" style:font-weight-asian="normal" style:font-size-complex="8pt" style:font-weight-complex="normal"/>
    </style:style>
    <style:style style:name="P145" style:family="paragraph" style:parent-style-name="Table_20_Contents">
      <style:text-properties style:font-name="DejaVu Sans" fo:font-size="8pt" fo:font-weight="normal" officeooo:rsid="01aad814" officeooo:paragraph-rsid="02675909" style:font-size-asian="8pt" style:font-weight-asian="normal" style:font-size-complex="8pt" style:font-weight-complex="normal"/>
    </style:style>
    <style:style style:name="P146" style:family="paragraph" style:parent-style-name="Table_20_Contents">
      <style:text-properties style:font-name="DejaVu Sans" fo:font-size="8pt" fo:font-weight="normal" officeooo:rsid="01aad814" officeooo:paragraph-rsid="01b3919e" style:font-size-asian="8pt" style:font-weight-asian="normal" style:font-size-complex="8pt" style:font-weight-complex="normal"/>
    </style:style>
    <style:style style:name="P147" style:family="paragraph" style:parent-style-name="Table_20_Contents">
      <style:text-properties style:font-name="DejaVu Sans" fo:font-size="8pt" fo:font-weight="normal" officeooo:rsid="01aad814" officeooo:paragraph-rsid="0268a4ee" style:font-size-asian="8pt" style:font-weight-asian="normal" style:font-size-complex="8pt" style:font-weight-complex="normal"/>
    </style:style>
    <style:style style:name="P148" style:family="paragraph" style:parent-style-name="Table_20_Contents">
      <style:text-properties style:font-name="DejaVu Sans" fo:font-size="8pt" fo:font-weight="normal" officeooo:rsid="01aad814" officeooo:paragraph-rsid="0271694a" style:font-size-asian="8pt" style:font-weight-asian="normal" style:font-size-complex="8pt" style:font-weight-complex="normal"/>
    </style:style>
    <style:style style:name="P149" style:family="paragraph" style:parent-style-name="Table_20_Contents">
      <style:text-properties style:font-name="DejaVu Sans" fo:font-size="8pt" fo:font-weight="normal" officeooo:rsid="01aad814" officeooo:paragraph-rsid="02733e5a" style:font-size-asian="8pt" style:font-weight-asian="normal" style:font-size-complex="8pt" style:font-weight-complex="normal"/>
    </style:style>
    <style:style style:name="P150" style:family="paragraph" style:parent-style-name="Table_20_Contents">
      <style:text-properties style:font-name="DejaVu Sans" fo:font-size="8pt" fo:font-weight="normal" officeooo:rsid="01aad814" officeooo:paragraph-rsid="01b68b64" style:font-size-asian="8pt" style:font-weight-asian="normal" style:font-size-complex="8pt" style:font-weight-complex="normal"/>
    </style:style>
    <style:style style:name="P151" style:family="paragraph" style:parent-style-name="Table_20_Contents">
      <style:text-properties style:font-name="DejaVu Sans" fo:font-size="8pt" fo:font-weight="normal" officeooo:rsid="01aca16c" officeooo:paragraph-rsid="01aca16c" style:font-size-asian="8pt" style:font-weight-asian="normal" style:font-size-complex="8pt" style:font-weight-complex="normal"/>
    </style:style>
    <style:style style:name="P152" style:family="paragraph" style:parent-style-name="Table_20_Contents">
      <style:text-properties style:font-name="DejaVu Sans" fo:font-size="8pt" fo:font-weight="normal" officeooo:rsid="01ad1f01" officeooo:paragraph-rsid="01ad1f01" style:font-size-asian="8pt" style:font-weight-asian="normal" style:font-size-complex="8pt" style:font-weight-complex="normal"/>
    </style:style>
    <style:style style:name="P153" style:family="paragraph" style:parent-style-name="Table_20_Contents">
      <style:text-properties style:font-name="DejaVu Sans" fo:font-size="8pt" fo:font-weight="normal" officeooo:rsid="01ad1f01" officeooo:paragraph-rsid="01ad98f4" style:font-size-asian="8pt" style:font-weight-asian="normal" style:font-size-complex="8pt" style:font-weight-complex="normal"/>
    </style:style>
    <style:style style:name="P154" style:family="paragraph" style:parent-style-name="Table_20_Contents">
      <style:text-properties style:font-name="DejaVu Sans" fo:font-size="8pt" fo:font-weight="normal" officeooo:rsid="01ad1f01" officeooo:paragraph-rsid="01af6236" style:font-size-asian="8pt" style:font-weight-asian="normal" style:font-size-complex="8pt" style:font-weight-complex="normal"/>
    </style:style>
    <style:style style:name="P155" style:family="paragraph" style:parent-style-name="Table_20_Contents">
      <style:text-properties style:font-name="DejaVu Sans" fo:font-size="8pt" fo:font-weight="normal" officeooo:rsid="01ad1f01" officeooo:paragraph-rsid="0263f875" style:font-size-asian="8pt" style:font-weight-asian="normal" style:font-size-complex="8pt" style:font-weight-complex="normal"/>
    </style:style>
    <style:style style:name="P156" style:family="paragraph" style:parent-style-name="Table_20_Contents">
      <style:text-properties style:font-name="DejaVu Sans" fo:font-size="8pt" fo:font-weight="normal" officeooo:rsid="01ad1f01" officeooo:paragraph-rsid="026577b6" style:font-size-asian="8pt" style:font-weight-asian="normal" style:font-size-complex="8pt" style:font-weight-complex="normal"/>
    </style:style>
    <style:style style:name="P157" style:family="paragraph" style:parent-style-name="Table_20_Contents">
      <style:text-properties style:font-name="DejaVu Sans" fo:font-size="8pt" fo:font-weight="normal" officeooo:rsid="01b4a863" officeooo:paragraph-rsid="01b4a863" style:font-size-asian="8pt" style:font-weight-asian="normal" style:font-size-complex="8pt" style:font-weight-complex="normal"/>
    </style:style>
    <style:style style:name="P158" style:family="paragraph" style:parent-style-name="Table_20_Contents">
      <style:text-properties style:font-name="DejaVu Sans" fo:font-size="8pt" fo:font-weight="normal" officeooo:rsid="01b4a863" officeooo:paragraph-rsid="01b4c3b4" style:font-size-asian="8pt" style:font-weight-asian="normal" style:font-size-complex="8pt" style:font-weight-complex="normal"/>
    </style:style>
    <style:style style:name="P159" style:family="paragraph" style:parent-style-name="Table_20_Contents">
      <style:text-properties style:font-name="DejaVu Sans" fo:font-size="8pt" fo:font-weight="normal" officeooo:rsid="01b4a863" officeooo:paragraph-rsid="01b642d5" style:font-size-asian="8pt" style:font-weight-asian="normal" style:font-size-complex="8pt" style:font-weight-complex="normal"/>
    </style:style>
    <style:style style:name="P160" style:family="paragraph" style:parent-style-name="Table_20_Contents">
      <style:text-properties style:font-name="DejaVu Sans" fo:font-size="8pt" fo:font-weight="normal" officeooo:rsid="01b4a863" officeooo:paragraph-rsid="02733e5a" style:font-size-asian="8pt" style:font-weight-asian="normal" style:font-size-complex="8pt" style:font-weight-complex="normal"/>
    </style:style>
    <style:style style:name="P161" style:family="paragraph" style:parent-style-name="Table_20_Contents">
      <style:text-properties style:font-name="DejaVu Sans" fo:font-size="8pt" fo:font-weight="normal" officeooo:rsid="01b4a863" officeooo:paragraph-rsid="027a0e44" style:font-size-asian="8pt" style:font-weight-asian="normal" style:font-size-complex="8pt" style:font-weight-complex="normal"/>
    </style:style>
    <style:style style:name="P162" style:family="paragraph" style:parent-style-name="Table_20_Contents">
      <style:text-properties style:font-name="DejaVu Sans" fo:font-size="8pt" fo:font-weight="normal" officeooo:rsid="01e85e65" officeooo:paragraph-rsid="01e85e65" style:font-size-asian="8pt" style:font-weight-asian="normal" style:font-size-complex="8pt" style:font-weight-complex="normal"/>
    </style:style>
    <style:style style:name="P163" style:family="paragraph" style:parent-style-name="Table_20_Contents">
      <style:text-properties style:font-name="DejaVu Sans" fo:font-size="8pt" fo:font-weight="normal" officeooo:rsid="01e85e65" officeooo:paragraph-rsid="03f1d03c" style:font-size-asian="8pt" style:font-weight-asian="normal" style:font-size-complex="8pt" style:font-weight-complex="normal"/>
    </style:style>
    <style:style style:name="P164" style:family="paragraph" style:parent-style-name="Table_20_Contents">
      <style:text-properties style:font-name="DejaVu Sans" fo:font-size="8pt" fo:font-weight="normal" officeooo:rsid="01ac142a" officeooo:paragraph-rsid="0262c4da" style:font-size-asian="8pt" style:font-weight-asian="normal" style:font-size-complex="8pt" style:font-weight-complex="normal"/>
    </style:style>
    <style:style style:name="P165" style:family="paragraph" style:parent-style-name="Table_20_Contents">
      <style:text-properties style:font-name="DejaVu Sans" fo:font-size="8pt" fo:font-weight="normal" officeooo:rsid="01ac142a" officeooo:paragraph-rsid="02632177" style:font-size-asian="8pt" style:font-weight-asian="normal" style:font-size-complex="8pt" style:font-weight-complex="normal"/>
    </style:style>
    <style:style style:name="P166" style:family="paragraph" style:parent-style-name="Table_20_Contents">
      <style:text-properties style:font-name="DejaVu Sans" fo:font-size="8pt" fo:font-weight="normal" officeooo:rsid="01ac142a" officeooo:paragraph-rsid="0263f875" style:font-size-asian="8pt" style:font-weight-asian="normal" style:font-size-complex="8pt" style:font-weight-complex="normal"/>
    </style:style>
    <style:style style:name="P167" style:family="paragraph" style:parent-style-name="Table_20_Contents">
      <style:text-properties style:font-name="DejaVu Sans" fo:font-size="8pt" fo:font-weight="normal" officeooo:rsid="01ac142a" officeooo:paragraph-rsid="02659db8" style:font-size-asian="8pt" style:font-weight-asian="normal" style:font-size-complex="8pt" style:font-weight-complex="normal"/>
    </style:style>
    <style:style style:name="P168" style:family="paragraph" style:parent-style-name="Table_20_Contents">
      <style:text-properties style:font-name="DejaVu Sans" fo:font-size="8pt" fo:font-weight="normal" officeooo:rsid="01ac142a" officeooo:paragraph-rsid="026577b6" style:font-size-asian="8pt" style:font-weight-asian="normal" style:font-size-complex="8pt" style:font-weight-complex="normal"/>
    </style:style>
    <style:style style:name="P169" style:family="paragraph" style:parent-style-name="Table_20_Contents">
      <style:text-properties style:font-name="DejaVu Sans" fo:font-size="8pt" fo:font-weight="normal" officeooo:rsid="02632177" officeooo:paragraph-rsid="02632177" style:font-size-asian="8pt" style:font-weight-asian="normal" style:font-size-complex="8pt" style:font-weight-complex="normal"/>
    </style:style>
    <style:style style:name="P170" style:family="paragraph" style:parent-style-name="Table_20_Contents">
      <style:text-properties style:font-name="DejaVu Sans" fo:font-size="8pt" fo:font-weight="normal" officeooo:rsid="0263f875" officeooo:paragraph-rsid="0263f875" style:font-size-asian="8pt" style:font-weight-asian="normal" style:font-size-complex="8pt" style:font-weight-complex="normal"/>
    </style:style>
    <style:style style:name="P171" style:family="paragraph" style:parent-style-name="Table_20_Contents">
      <style:text-properties style:font-name="DejaVu Sans" fo:font-size="8pt" fo:font-weight="normal" officeooo:rsid="02675909" officeooo:paragraph-rsid="02675909" style:font-size-asian="8pt" style:font-weight-asian="normal" style:font-size-complex="8pt" style:font-weight-complex="normal"/>
    </style:style>
    <style:style style:name="P172" style:family="paragraph" style:parent-style-name="Table_20_Contents">
      <style:text-properties style:font-name="DejaVu Sans" officeooo:paragraph-rsid="027b90ad" style:font-size-asian="8pt" style:font-size-complex="8pt"/>
    </style:style>
    <style:style style:name="P173" style:family="paragraph" style:parent-style-name="Table_20_Contents">
      <style:text-properties officeooo:paragraph-rsid="01ad98f4"/>
    </style:style>
    <style:style style:name="P174" style:family="paragraph" style:parent-style-name="Table_20_Contents">
      <style:text-properties officeooo:paragraph-rsid="01b376fb"/>
    </style:style>
    <style:style style:name="P175" style:family="paragraph" style:parent-style-name="Table_20_Contents">
      <style:text-properties officeooo:paragraph-rsid="01b3919e"/>
    </style:style>
    <style:style style:name="P176" style:family="paragraph" style:parent-style-name="Table_20_Contents">
      <style:text-properties officeooo:paragraph-rsid="01b4a863"/>
    </style:style>
    <style:style style:name="P177" style:family="paragraph" style:parent-style-name="Table_20_Contents">
      <style:text-properties officeooo:paragraph-rsid="01b4c3b4"/>
    </style:style>
    <style:style style:name="P178" style:family="paragraph" style:parent-style-name="Table_20_Contents">
      <style:text-properties officeooo:paragraph-rsid="01b642d5"/>
    </style:style>
    <style:style style:name="P179" style:family="paragraph" style:parent-style-name="Table_20_Contents">
      <style:text-properties style:font-name="FreeMono1" fo:font-size="9pt" fo:font-weight="normal" officeooo:rsid="01aad814" officeooo:paragraph-rsid="02733e5a" style:font-size-asian="8pt" style:font-weight-asian="normal" style:font-size-complex="8pt" style:font-weight-complex="normal"/>
    </style:style>
    <style:style style:name="P180" style:family="paragraph" style:parent-style-name="Table_20_Contents">
      <style:text-properties officeooo:paragraph-rsid="01ea1f7a"/>
    </style:style>
    <style:style style:name="P181" style:family="paragraph" style:parent-style-name="Table_20_Contents">
      <style:text-properties officeooo:paragraph-rsid="01ea9842"/>
    </style:style>
    <style:style style:name="P182" style:family="paragraph" style:parent-style-name="Table_20_Contents">
      <style:text-properties style:font-name="Ubuntu Mono" fo:font-size="9pt" fo:font-weight="normal" officeooo:rsid="01e85e65" officeooo:paragraph-rsid="01e85e65" style:font-size-asian="9pt" style:font-weight-asian="normal" style:font-size-complex="9pt" style:font-weight-complex="normal"/>
    </style:style>
    <style:style style:name="P183" style:family="paragraph" style:parent-style-name="Table_20_Contents">
      <style:text-properties style:font-name="Ubuntu Mono" fo:font-size="9pt" fo:font-style="italic" fo:font-weight="normal" officeooo:rsid="01e85e65" officeooo:paragraph-rsid="01e85e65" style:font-size-asian="9pt" style:font-style-asian="italic" style:font-weight-asian="normal" style:font-size-complex="9pt" style:font-style-complex="italic" style:font-weight-complex="normal"/>
    </style:style>
    <style:style style:name="P184" style:family="paragraph" style:parent-style-name="Table_20_Contents">
      <style:text-properties style:font-name="Ubuntu Mono" officeooo:paragraph-rsid="023ec518" style:font-size-asian="9pt" style:font-size-complex="9pt"/>
    </style:style>
    <style:style style:name="P185" style:family="paragraph" style:parent-style-name="Table_20_Contents">
      <style:text-properties style:font-name="Ubuntu Mono" officeooo:paragraph-rsid="023f8b92" style:font-size-asian="9pt" style:font-size-complex="9pt"/>
    </style:style>
    <style:style style:name="P186" style:family="paragraph" style:parent-style-name="Table_20_Contents">
      <style:text-properties style:font-name="Ubuntu Mono" officeooo:paragraph-rsid="02408a4c" style:font-size-asian="9pt" style:font-size-complex="9pt"/>
    </style:style>
    <style:style style:name="P187" style:family="paragraph" style:parent-style-name="Table_20_Contents">
      <style:text-properties style:font-name="Ubuntu Mono" officeooo:paragraph-rsid="0241ae10" style:font-size-asian="9pt" style:font-size-complex="9pt"/>
    </style:style>
    <style:style style:name="P188" style:family="paragraph" style:parent-style-name="Table_20_Contents">
      <style:text-properties officeooo:paragraph-rsid="023ec518"/>
    </style:style>
    <style:style style:name="P189" style:family="paragraph" style:parent-style-name="Table_20_Contents">
      <style:text-properties officeooo:paragraph-rsid="0262c4da"/>
    </style:style>
    <style:style style:name="P190" style:family="paragraph" style:parent-style-name="Table_20_Contents">
      <style:text-properties officeooo:paragraph-rsid="02632177"/>
    </style:style>
    <style:style style:name="P191" style:family="paragraph" style:parent-style-name="Table_20_Contents">
      <style:text-properties officeooo:paragraph-rsid="026577b6"/>
    </style:style>
    <style:style style:name="P192" style:family="paragraph" style:parent-style-name="Table_20_Contents">
      <style:text-properties officeooo:paragraph-rsid="02659db8"/>
    </style:style>
    <style:style style:name="P193" style:family="paragraph" style:parent-style-name="Table_20_Contents">
      <style:text-properties officeooo:paragraph-rsid="02758b83"/>
    </style:style>
    <style:style style:name="P194" style:family="paragraph" style:parent-style-name="Table_20_Contents">
      <style:text-properties officeooo:paragraph-rsid="027a0e44"/>
    </style:style>
    <style:style style:name="P195" style:family="paragraph" style:parent-style-name="kode_5f_tab">
      <style:text-properties fo:font-weight="bold" style:font-weight-asian="bold" style:font-weight-complex="bold"/>
    </style:style>
    <style:style style:name="P196" style:family="paragraph" style:parent-style-name="kode_5f_tab">
      <style:text-properties fo:font-weight="bold" officeooo:paragraph-rsid="03e19110" style:font-weight-asian="bold" style:font-weight-complex="bold"/>
    </style:style>
    <style:style style:name="P197" style:family="paragraph" style:parent-style-name="kode_5f_tab">
      <style:text-properties style:font-name="Liberation Mono1" fo:font-size="8pt" officeooo:rsid="034ccf51" officeooo:paragraph-rsid="034ccf51"/>
    </style:style>
    <style:style style:name="P198" style:family="paragraph" style:parent-style-name="kode_5f_tab">
      <style:text-properties style:font-name="Liberation Mono1" fo:font-size="8pt" officeooo:rsid="034e39f1" officeooo:paragraph-rsid="034e39f1"/>
    </style:style>
    <style:style style:name="P199" style:family="paragraph" style:parent-style-name="kode_5f_tab">
      <style:text-properties style:font-name="Liberation Mono1" fo:font-size="8pt" officeooo:rsid="032a1cdd" officeooo:paragraph-rsid="0425d089"/>
    </style:style>
    <style:style style:name="P200" style:family="paragraph" style:parent-style-name="kode_5f_tab">
      <style:text-properties fo:font-weight="normal" style:font-weight-asian="normal" style:font-weight-complex="normal"/>
    </style:style>
    <style:style style:name="P201" style:family="paragraph" style:parent-style-name="kode_5f_tab">
      <style:text-properties officeooo:paragraph-rsid="01a0993c"/>
    </style:style>
    <style:style style:name="P202" style:family="paragraph" style:parent-style-name="kode_5f_tab">
      <style:text-properties officeooo:rsid="01a0993c" officeooo:paragraph-rsid="01a0993c"/>
    </style:style>
    <style:style style:name="P203" style:family="paragraph" style:parent-style-name="kode_5f_tab">
      <style:text-properties officeooo:paragraph-rsid="01a13ef2"/>
    </style:style>
    <style:style style:name="P204" style:family="paragraph" style:parent-style-name="kode_5f_tab">
      <style:text-properties officeooo:paragraph-rsid="01a16084"/>
    </style:style>
    <style:style style:name="P205" style:family="paragraph" style:parent-style-name="kode_5f_tab">
      <loext:graphic-properties draw:fill="solid" draw:fill-color="#eeeeee" draw:opacity="100%"/>
      <style:paragraph-properties fo:background-color="#eeeeee"/>
    </style:style>
    <style:style style:name="P206" style:family="paragraph" style:parent-style-name="kode_5f_tab">
      <style:text-properties officeooo:paragraph-rsid="01a2278a"/>
    </style:style>
    <style:style style:name="P207" style:family="paragraph" style:parent-style-name="kode_5f_tab">
      <style:text-properties officeooo:paragraph-rsid="01a2b102"/>
    </style:style>
    <style:style style:name="P208" style:family="paragraph" style:parent-style-name="kode_5f_tab">
      <style:text-properties officeooo:paragraph-rsid="019f4cab"/>
    </style:style>
    <style:style style:name="P209" style:family="paragraph" style:parent-style-name="kode_5f_tab">
      <style:text-properties officeooo:paragraph-rsid="027b90ad"/>
    </style:style>
    <style:style style:name="P210" style:family="paragraph" style:parent-style-name="kode_5f_tab">
      <style:text-properties officeooo:paragraph-rsid="02f85c52"/>
    </style:style>
    <style:style style:name="P211" style:family="paragraph" style:parent-style-name="kode_5f_tab">
      <style:text-properties officeooo:paragraph-rsid="0348e32b"/>
    </style:style>
    <style:style style:name="P212" style:family="paragraph" style:parent-style-name="kode_5f_tab">
      <style:text-properties officeooo:paragraph-rsid="03496b96"/>
    </style:style>
    <style:style style:name="P213" style:family="paragraph" style:parent-style-name="kode_5f_tab">
      <style:text-properties style:font-name="FreeMono1" fo:font-size="8pt" fo:font-style="normal" officeooo:paragraph-rsid="03496b96" style:font-size-asian="8pt" style:font-style-asian="italic" style:font-name-complex="Lohit Devanagari2" style:font-size-complex="8pt" style:font-style-complex="italic"/>
    </style:style>
    <style:style style:name="P214" style:family="paragraph" style:parent-style-name="kode_5f_tab">
      <style:text-properties officeooo:paragraph-rsid="034a5aca"/>
    </style:style>
    <style:style style:name="P215" style:family="paragraph" style:parent-style-name="kode_5f_tab">
      <style:text-properties style:font-name="Courier New" fo:font-size="8pt" officeooo:paragraph-rsid="034ccf51" style:font-name-asian="NSimSun" style:font-name-complex="Courier New"/>
    </style:style>
    <style:style style:name="P216" style:family="paragraph" style:parent-style-name="kode_5f_tab">
      <style:text-properties officeooo:paragraph-rsid="034bbb65"/>
    </style:style>
    <style:style style:name="P217" style:family="paragraph" style:parent-style-name="kode_5f_tab">
      <style:text-properties officeooo:paragraph-rsid="034ccf51"/>
    </style:style>
    <style:style style:name="P218" style:family="paragraph" style:parent-style-name="kode_5f_tab">
      <style:text-properties officeooo:paragraph-rsid="034e39f1"/>
    </style:style>
    <style:style style:name="P219" style:family="paragraph" style:parent-style-name="kode_5f_tab">
      <style:text-properties officeooo:paragraph-rsid="034f93ba"/>
    </style:style>
    <style:style style:name="P220" style:family="paragraph" style:parent-style-name="kode_5f_tab">
      <style:text-properties officeooo:paragraph-rsid="03505d99"/>
    </style:style>
    <style:style style:name="P221" style:family="paragraph" style:parent-style-name="kode_5f_tab">
      <style:text-properties officeooo:rsid="03283861" officeooo:paragraph-rsid="03e19110"/>
    </style:style>
    <style:style style:name="P222" style:family="paragraph" style:parent-style-name="kode_5f_tab">
      <style:text-properties fo:color="#000000" fo:font-weight="normal" officeooo:paragraph-rsid="03e19110" style:font-weight-asian="normal" style:font-weight-complex="normal"/>
    </style:style>
    <style:style style:name="P223" style:family="paragraph" style:parent-style-name="kode_5f_tab">
      <style:text-properties fo:color="#000000" fo:font-weight="normal" officeooo:paragraph-rsid="03e191ac" style:font-weight-asian="normal" style:font-weight-complex="normal"/>
    </style:style>
    <style:style style:name="P224" style:family="paragraph" style:parent-style-name="kode_5f_tab">
      <style:text-properties fo:color="#000000" officeooo:rsid="033c4216" officeooo:paragraph-rsid="03e9e8f2"/>
    </style:style>
    <style:style style:name="P225" style:family="paragraph" style:parent-style-name="kode_5f_tab">
      <style:text-properties fo:color="#000000" officeooo:rsid="033dfb84" officeooo:paragraph-rsid="03e9e8f2"/>
    </style:style>
    <style:style style:name="P226" style:family="paragraph" style:parent-style-name="kode_5f_tab">
      <style:text-properties fo:color="#000000" officeooo:rsid="033ffac2" officeooo:paragraph-rsid="03e45ffd"/>
    </style:style>
    <style:style style:name="P227" style:family="paragraph" style:parent-style-name="kode_5f_tab">
      <style:text-properties fo:color="#000000" officeooo:rsid="0343e2c1" officeooo:paragraph-rsid="03e45ffd"/>
    </style:style>
    <style:style style:name="P228" style:family="paragraph" style:parent-style-name="kode_5f_tab">
      <style:text-properties fo:color="#000000" officeooo:paragraph-rsid="03e45ffd"/>
    </style:style>
    <style:style style:name="P229" style:family="paragraph" style:parent-style-name="kode_5f_tab">
      <style:text-properties fo:color="#000000" officeooo:paragraph-rsid="03e6b260"/>
    </style:style>
    <style:style style:name="P230" style:family="paragraph" style:parent-style-name="kode_5f_tab">
      <style:text-properties fo:color="#000000" fo:font-weight="bold" officeooo:paragraph-rsid="03e45ffd" style:font-weight-asian="bold" style:font-weight-complex="bold"/>
    </style:style>
    <style:style style:name="P231" style:family="paragraph" style:parent-style-name="kode_5f_tab">
      <style:text-properties fo:color="#000000" officeooo:paragraph-rsid="03e9e8f2"/>
    </style:style>
    <style:style style:name="P232" style:family="paragraph" style:parent-style-name="kode_5f_tab">
      <style:text-properties fo:color="#000000" officeooo:paragraph-rsid="03ec4316"/>
    </style:style>
    <style:style style:name="P233" style:family="paragraph" style:parent-style-name="kode_5f_tab">
      <style:text-properties fo:color="#000000" officeooo:rsid="03eb5c95" officeooo:paragraph-rsid="03ed7a8a"/>
    </style:style>
    <style:style style:name="P234" style:family="paragraph" style:parent-style-name="kode_5f_tab">
      <style:text-properties fo:color="#000000" officeooo:rsid="03eb5c95" officeooo:paragraph-rsid="03eb5c95"/>
    </style:style>
    <style:style style:name="P235" style:family="paragraph" style:parent-style-name="kode_5f_tab">
      <style:text-properties fo:color="#000000" officeooo:paragraph-rsid="03ef361b"/>
    </style:style>
    <style:style style:name="P236" style:family="paragraph" style:parent-style-name="kode_5f_tab">
      <style:text-properties fo:color="#000000" officeooo:rsid="03ed7a8a" officeooo:paragraph-rsid="03ed7a8a"/>
    </style:style>
    <style:style style:name="P237" style:family="paragraph" style:parent-style-name="kode_5f_tab">
      <style:text-properties fo:color="#000000" officeooo:paragraph-rsid="0414e512"/>
    </style:style>
    <style:style style:name="P238" style:family="paragraph" style:parent-style-name="kode_5f_tab">
      <style:text-properties officeooo:rsid="032a1cdd" officeooo:paragraph-rsid="03e19110"/>
    </style:style>
    <style:style style:name="P239" style:family="paragraph" style:parent-style-name="kode_5f_tab">
      <style:text-properties officeooo:paragraph-rsid="03e19110"/>
    </style:style>
    <style:style style:name="P240" style:family="paragraph" style:parent-style-name="kode_5f_tab">
      <style:text-properties officeooo:paragraph-rsid="03e191ac"/>
    </style:style>
    <style:style style:name="P241" style:family="paragraph" style:parent-style-name="kode_5f_tab">
      <style:text-properties officeooo:paragraph-rsid="03e45ffd"/>
    </style:style>
    <style:style style:name="P242" style:family="paragraph" style:parent-style-name="kode_5f_tab">
      <style:text-properties officeooo:paragraph-rsid="03e6b260"/>
    </style:style>
    <style:style style:name="P243" style:family="paragraph" style:parent-style-name="kode_5f_tab">
      <style:text-properties officeooo:paragraph-rsid="03e79a23"/>
    </style:style>
    <style:style style:name="P244" style:family="paragraph" style:parent-style-name="kode_5f_tab">
      <style:text-properties officeooo:paragraph-rsid="03e9e8f2"/>
    </style:style>
    <style:style style:name="P245" style:family="paragraph" style:parent-style-name="kode_5f_tab">
      <style:text-properties officeooo:paragraph-rsid="03eb5c95"/>
    </style:style>
    <style:style style:name="P246" style:family="paragraph" style:parent-style-name="kode_5f_tab">
      <style:text-properties officeooo:rsid="03eb5c95" officeooo:paragraph-rsid="03ed7a8a"/>
    </style:style>
    <style:style style:name="P247" style:family="paragraph" style:parent-style-name="kode_5f_tab">
      <style:text-properties officeooo:paragraph-rsid="03ed7a8a"/>
    </style:style>
    <style:style style:name="P248" style:family="paragraph" style:parent-style-name="kode_5f_tab">
      <style:text-properties officeooo:rsid="03f749f5" officeooo:paragraph-rsid="03f749f5"/>
    </style:style>
    <style:style style:name="P249" style:family="paragraph" style:parent-style-name="kode_5f_tab">
      <style:text-properties officeooo:paragraph-rsid="035acefb"/>
    </style:style>
    <style:style style:name="P250" style:family="paragraph" style:parent-style-name="kode_5f_tab">
      <style:text-properties officeooo:paragraph-rsid="0414e512"/>
    </style:style>
    <style:style style:name="P251" style:family="paragraph" style:parent-style-name="kode_5f_tab">
      <style:text-properties officeooo:paragraph-rsid="0425d089"/>
    </style:style>
    <style:style style:name="P252" style:family="paragraph" style:parent-style-name="Deja_5f_vu8_5f_tab">
      <style:text-properties fo:font-weight="bold" officeooo:rsid="01ca2dbd" officeooo:paragraph-rsid="01ca2dbd" style:font-weight-asian="bold" style:font-weight-complex="bold"/>
    </style:style>
    <style:style style:name="P253" style:family="paragraph" style:parent-style-name="Deja_5f_vu8_5f_tab">
      <style:text-properties fo:font-weight="bold" officeooo:rsid="01ca2dbd" officeooo:paragraph-rsid="02b250f0" style:font-weight-asian="bold" style:font-weight-complex="bold"/>
    </style:style>
    <style:style style:name="P254" style:family="paragraph" style:parent-style-name="Deja_5f_vu8_5f_tab">
      <style:paragraph-properties fo:text-align="center" style:justify-single-word="false"/>
      <style:text-properties fo:font-weight="bold" officeooo:rsid="01db5442" officeooo:paragraph-rsid="01db5442" style:font-weight-asian="bold" style:font-weight-complex="bold"/>
    </style:style>
    <style:style style:name="P255" style:family="paragraph" style:parent-style-name="Deja_5f_vu8_5f_tab">
      <style:paragraph-properties fo:text-align="center" style:justify-single-word="false"/>
      <style:text-properties fo:font-weight="bold" officeooo:rsid="01e1f729" officeooo:paragraph-rsid="01e1f729" style:font-weight-asian="bold" style:font-weight-complex="bold"/>
    </style:style>
    <style:style style:name="P256" style:family="paragraph" style:parent-style-name="Deja_5f_vu8_5f_tab">
      <style:paragraph-properties fo:text-align="center" style:justify-single-word="false"/>
      <style:text-properties fo:font-weight="bold" officeooo:rsid="01e4dc20" officeooo:paragraph-rsid="01e6219e" style:font-weight-asian="bold" style:font-weight-complex="bold"/>
    </style:style>
    <style:style style:name="P257" style:family="paragraph" style:parent-style-name="Deja_5f_vu8_5f_tab">
      <style:text-properties fo:font-weight="bold" officeooo:paragraph-rsid="01b98c39" style:font-weight-asian="bold" style:font-weight-complex="bold"/>
    </style:style>
    <style:style style:name="P258" style:family="paragraph" style:parent-style-name="Deja_5f_vu8_5f_tab">
      <style:text-properties fo:font-weight="bold" officeooo:rsid="01ba5741" officeooo:paragraph-rsid="02912566" style:font-weight-asian="bold" style:font-weight-complex="bold"/>
    </style:style>
    <style:style style:name="P259" style:family="paragraph" style:parent-style-name="Deja_5f_vu8_5f_tab">
      <style:text-properties fo:font-weight="bold" officeooo:rsid="02934063" officeooo:paragraph-rsid="02934063" style:font-weight-asian="bold" style:font-weight-complex="bold"/>
    </style:style>
    <style:style style:name="P260" style:family="paragraph" style:parent-style-name="Deja_5f_vu8_5f_tab">
      <style:text-properties fo:font-weight="bold" officeooo:rsid="01c12176" officeooo:paragraph-rsid="01c12176" style:font-weight-asian="bold" style:font-weight-complex="bold"/>
    </style:style>
    <style:style style:name="P261" style:family="paragraph" style:parent-style-name="Deja_5f_vu8_5f_tab">
      <style:text-properties fo:font-weight="bold" officeooo:rsid="0299f40d" officeooo:paragraph-rsid="0299f40d" style:font-weight-asian="bold" style:font-weight-complex="bold"/>
    </style:style>
    <style:style style:name="P262" style:family="paragraph" style:parent-style-name="Deja_5f_vu8_5f_tab">
      <style:text-properties fo:font-weight="bold" officeooo:rsid="01bb1cd8" officeooo:paragraph-rsid="01bb1cd8" style:font-weight-asian="bold" style:font-weight-complex="bold"/>
    </style:style>
    <style:style style:name="P263" style:family="paragraph" style:parent-style-name="Deja_5f_vu8_5f_tab">
      <style:text-properties fo:font-weight="bold" officeooo:rsid="01bb1cd8" officeooo:paragraph-rsid="029f7c2b" style:font-weight-asian="bold" style:font-weight-complex="bold"/>
    </style:style>
    <style:style style:name="P264" style:family="paragraph" style:parent-style-name="Deja_5f_vu8_5f_tab">
      <style:text-properties fo:font-weight="bold" officeooo:rsid="01c2d2a9" officeooo:paragraph-rsid="01c2d2a9" style:font-weight-asian="bold" style:font-weight-complex="bold"/>
    </style:style>
    <style:style style:name="P265" style:family="paragraph" style:parent-style-name="Deja_5f_vu8_5f_tab">
      <style:text-properties fo:font-weight="bold" officeooo:rsid="02b1bcda" officeooo:paragraph-rsid="02b1bcda" style:font-weight-asian="bold" style:font-weight-complex="bold"/>
    </style:style>
    <style:style style:name="P266" style:family="paragraph" style:parent-style-name="Deja_5f_vu8_5f_tab">
      <style:text-properties style:font-name="Liberation Mono2" officeooo:rsid="01da38a6" officeooo:paragraph-rsid="02e0950d"/>
    </style:style>
    <style:style style:name="P267" style:family="paragraph" style:parent-style-name="Deja_5f_vu8_5f_tab">
      <style:text-properties style:font-name="Liberation Mono2" officeooo:paragraph-rsid="02e0950d"/>
    </style:style>
    <style:style style:name="P268" style:family="paragraph" style:parent-style-name="Deja_5f_vu8_5f_tab">
      <style:text-properties officeooo:rsid="01b95f32" officeooo:paragraph-rsid="01b95f32"/>
    </style:style>
    <style:style style:name="P269" style:family="paragraph" style:parent-style-name="Deja_5f_vu8_5f_tab">
      <style:text-properties officeooo:rsid="01b95f32" officeooo:paragraph-rsid="027b90ad"/>
    </style:style>
    <style:style style:name="P270" style:family="paragraph" style:parent-style-name="Deja_5f_vu8_5f_tab">
      <style:text-properties officeooo:rsid="01b98c39" officeooo:paragraph-rsid="01b98c39"/>
    </style:style>
    <style:style style:name="P271" style:family="paragraph" style:parent-style-name="Deja_5f_vu8_5f_tab">
      <style:text-properties officeooo:rsid="01b98c39" officeooo:paragraph-rsid="027b90ad"/>
    </style:style>
    <style:style style:name="P272" style:family="paragraph" style:parent-style-name="Deja_5f_vu8_5f_tab">
      <style:text-properties officeooo:rsid="01b98c39" officeooo:paragraph-rsid="02912566"/>
    </style:style>
    <style:style style:name="P273" style:family="paragraph" style:parent-style-name="Deja_5f_vu8_5f_tab">
      <style:text-properties officeooo:rsid="01b98c39" officeooo:paragraph-rsid="02983e46"/>
    </style:style>
    <style:style style:name="P274" style:family="paragraph" style:parent-style-name="Deja_5f_vu8_5f_tab">
      <style:text-properties officeooo:rsid="01b98c39" officeooo:paragraph-rsid="029f7c2b"/>
    </style:style>
    <style:style style:name="P275" style:family="paragraph" style:parent-style-name="Deja_5f_vu8_5f_tab">
      <style:text-properties officeooo:rsid="01bb1cd8" officeooo:paragraph-rsid="01bb1cd8"/>
    </style:style>
    <style:style style:name="P276" style:family="paragraph" style:parent-style-name="Deja_5f_vu8_5f_tab">
      <style:text-properties officeooo:rsid="01bb1cd8" officeooo:paragraph-rsid="027b90ad"/>
    </style:style>
    <style:style style:name="P277" style:family="paragraph" style:parent-style-name="Deja_5f_vu8_5f_tab">
      <style:text-properties officeooo:rsid="01bb1cd8" officeooo:paragraph-rsid="029194f7"/>
    </style:style>
    <style:style style:name="P278" style:family="paragraph" style:parent-style-name="Deja_5f_vu8_5f_tab">
      <style:text-properties officeooo:rsid="01bb1cd8" officeooo:paragraph-rsid="02934063"/>
    </style:style>
    <style:style style:name="P279" style:family="paragraph" style:parent-style-name="Deja_5f_vu8_5f_tab">
      <style:text-properties officeooo:rsid="01bc4c64" officeooo:paragraph-rsid="027b90ad"/>
    </style:style>
    <style:style style:name="P280" style:family="paragraph" style:parent-style-name="Deja_5f_vu8_5f_tab">
      <style:text-properties style:font-name="DejaVu Sans Mono1" fo:font-size="8pt" fo:font-style="normal" officeooo:rsid="01bf4871" officeooo:paragraph-rsid="01c12176" style:font-size-asian="12pt" style:font-style-asian="italic" style:font-name-complex="Lohit Devanagari2" style:font-size-complex="12pt" style:font-style-complex="italic"/>
    </style:style>
    <style:style style:name="P281" style:family="paragraph" style:parent-style-name="Deja_5f_vu8_5f_tab">
      <style:text-properties style:font-name="DejaVu Sans Mono1" fo:font-size="8pt" fo:font-style="normal" officeooo:rsid="01bf4871" officeooo:paragraph-rsid="01c2ff1b" style:font-size-asian="12pt" style:font-style-asian="italic" style:font-name-complex="Lohit Devanagari2" style:font-size-complex="12pt" style:font-style-complex="italic"/>
    </style:style>
    <style:style style:name="P282" style:family="paragraph" style:parent-style-name="Deja_5f_vu8_5f_tab">
      <style:text-properties style:font-name="DejaVu Sans Mono1" fo:font-size="8pt" fo:font-style="normal" officeooo:rsid="01bf4871" officeooo:paragraph-rsid="029886a9" style:font-size-asian="12pt" style:font-style-asian="italic" style:font-name-complex="Lohit Devanagari2" style:font-size-complex="12pt" style:font-style-complex="italic"/>
    </style:style>
    <style:style style:name="P283" style:family="paragraph" style:parent-style-name="Deja_5f_vu8_5f_tab">
      <style:text-properties style:font-name="DejaVu Sans Mono1" fo:font-size="8pt" fo:font-style="normal" officeooo:rsid="01c12176" officeooo:paragraph-rsid="01c12176" style:font-size-asian="12pt" style:font-style-asian="italic" style:font-name-complex="Lohit Devanagari2" style:font-size-complex="12pt" style:font-style-complex="italic"/>
    </style:style>
    <style:style style:name="P284" style:family="paragraph" style:parent-style-name="Deja_5f_vu8_5f_tab">
      <style:text-properties style:font-name="DejaVu Sans Mono1" fo:font-size="8pt" fo:font-style="normal" officeooo:rsid="01c12176" officeooo:paragraph-rsid="01c2ff1b" style:font-size-asian="12pt" style:font-style-asian="italic" style:font-name-complex="Lohit Devanagari2" style:font-size-complex="12pt" style:font-style-complex="italic"/>
    </style:style>
    <style:style style:name="P285" style:family="paragraph" style:parent-style-name="Deja_5f_vu8_5f_tab">
      <style:text-properties style:font-name="DejaVu Sans Mono1" fo:font-size="8pt" fo:font-style="normal" officeooo:rsid="01c12176" officeooo:paragraph-rsid="01c5597f" style:font-size-asian="12pt" style:font-style-asian="italic" style:font-name-complex="Lohit Devanagari2" style:font-size-complex="12pt" style:font-style-complex="italic"/>
    </style:style>
    <style:style style:name="P286" style:family="paragraph" style:parent-style-name="Deja_5f_vu8_5f_tab">
      <style:text-properties style:font-name="DejaVu Sans Mono1" fo:font-size="8pt" fo:font-style="normal" officeooo:rsid="01c12176" officeooo:paragraph-rsid="02983e46" style:font-size-asian="12pt" style:font-style-asian="italic" style:font-name-complex="Lohit Devanagari2" style:font-size-complex="12pt" style:font-style-complex="italic"/>
    </style:style>
    <style:style style:name="P287" style:family="paragraph" style:parent-style-name="Deja_5f_vu8_5f_tab">
      <style:text-properties style:font-name="DejaVu Sans Mono1" fo:font-size="8pt" fo:font-style="normal" officeooo:rsid="01c12176" officeooo:paragraph-rsid="029886a9" style:font-size-asian="12pt" style:font-style-asian="italic" style:font-name-complex="Lohit Devanagari2" style:font-size-complex="12pt" style:font-style-complex="italic"/>
    </style:style>
    <style:style style:name="P288" style:family="paragraph" style:parent-style-name="Deja_5f_vu8_5f_tab">
      <style:text-properties style:font-name="DejaVu Sans Mono1" fo:font-size="8pt" fo:font-style="normal" officeooo:rsid="01c12176" officeooo:paragraph-rsid="029be029" style:font-size-asian="12pt" style:font-style-asian="italic" style:font-name-complex="Lohit Devanagari2" style:font-size-complex="12pt" style:font-style-complex="italic"/>
    </style:style>
    <style:style style:name="P289" style:family="paragraph" style:parent-style-name="Deja_5f_vu8_5f_tab">
      <style:text-properties style:font-name="DejaVu Sans Mono1" fo:font-size="8pt" fo:font-style="normal" officeooo:rsid="01c12176" officeooo:paragraph-rsid="029cccea" style:font-size-asian="12pt" style:font-style-asian="italic" style:font-name-complex="Lohit Devanagari2" style:font-size-complex="12pt" style:font-style-complex="italic"/>
    </style:style>
    <style:style style:name="P290" style:family="paragraph" style:parent-style-name="Deja_5f_vu8_5f_tab">
      <style:text-properties style:font-name="DejaVu Sans Mono1" fo:font-size="8pt" fo:font-style="normal" officeooo:rsid="01c12176" officeooo:paragraph-rsid="029d1d23" style:font-size-asian="12pt" style:font-style-asian="italic" style:font-name-complex="Lohit Devanagari2" style:font-size-complex="12pt" style:font-style-complex="italic"/>
    </style:style>
    <style:style style:name="P291" style:family="paragraph" style:parent-style-name="Deja_5f_vu8_5f_tab">
      <style:text-properties style:font-name="DejaVu Sans Mono1" fo:font-size="8pt" fo:font-style="normal" officeooo:rsid="01c2ff1b" officeooo:paragraph-rsid="01c2ff1b" style:font-size-asian="12pt" style:font-style-asian="italic" style:font-name-complex="Lohit Devanagari2" style:font-size-complex="12pt" style:font-style-complex="italic"/>
    </style:style>
    <style:style style:name="P292" style:family="paragraph" style:parent-style-name="Deja_5f_vu8_5f_tab">
      <style:text-properties style:font-name="DejaVu Sans Mono1" fo:font-size="8pt" fo:font-style="normal" officeooo:rsid="01c2ff1b" officeooo:paragraph-rsid="01c5597f" style:font-size-asian="12pt" style:font-style-asian="italic" style:font-name-complex="Lohit Devanagari2" style:font-size-complex="12pt" style:font-style-complex="italic"/>
    </style:style>
    <style:style style:name="P293" style:family="paragraph" style:parent-style-name="Deja_5f_vu8_5f_tab">
      <style:text-properties style:font-name="DejaVu Sans Mono1" fo:font-size="8pt" fo:font-style="normal" officeooo:rsid="01c2ff1b" officeooo:paragraph-rsid="0299f40d" style:font-size-asian="12pt" style:font-style-asian="italic" style:font-name-complex="Lohit Devanagari2" style:font-size-complex="12pt" style:font-style-complex="italic"/>
    </style:style>
    <style:style style:name="P294" style:family="paragraph" style:parent-style-name="Deja_5f_vu8_5f_tab">
      <style:text-properties style:font-name="DejaVu Sans Mono1" fo:font-size="8pt" fo:font-style="normal" officeooo:rsid="01c2ff1b" officeooo:paragraph-rsid="029cccea" style:font-size-asian="12pt" style:font-style-asian="italic" style:font-name-complex="Lohit Devanagari2" style:font-size-complex="12pt" style:font-style-complex="italic"/>
    </style:style>
    <style:style style:name="P295" style:family="paragraph" style:parent-style-name="Deja_5f_vu8_5f_tab">
      <style:text-properties style:font-name="DejaVu Sans Mono1" fo:font-size="8pt" fo:font-style="normal" officeooo:rsid="01c2ff1b" officeooo:paragraph-rsid="029d1d23" style:font-size-asian="12pt" style:font-style-asian="italic" style:font-name-complex="Lohit Devanagari2" style:font-size-complex="12pt" style:font-style-complex="italic"/>
    </style:style>
    <style:style style:name="P296" style:family="paragraph" style:parent-style-name="Deja_5f_vu8_5f_tab">
      <style:text-properties style:font-name="DejaVu Sans Mono1" fo:font-size="8pt" fo:font-style="normal" officeooo:rsid="01c5597f" officeooo:paragraph-rsid="01c5597f" style:font-size-asian="12pt" style:font-style-asian="italic" style:font-name-complex="Lohit Devanagari2" style:font-size-complex="12pt" style:font-style-complex="italic"/>
    </style:style>
    <style:style style:name="P297" style:family="paragraph" style:parent-style-name="Deja_5f_vu8_5f_tab">
      <style:text-properties style:font-name="DejaVu Sans Mono1" fo:font-size="8pt" fo:font-style="normal" officeooo:rsid="02983e46" officeooo:paragraph-rsid="029886a9" style:font-size-asian="12pt" style:font-style-asian="italic" style:font-name-complex="Lohit Devanagari2" style:font-size-complex="12pt" style:font-style-complex="italic"/>
    </style:style>
    <style:style style:name="P298" style:family="paragraph" style:parent-style-name="Deja_5f_vu8_5f_tab">
      <style:text-properties style:font-name="DejaVu Sans Mono1" fo:font-size="8pt" fo:font-style="normal" officeooo:rsid="01b98c39" officeooo:paragraph-rsid="02983e46" style:font-size-asian="12pt" style:font-style-asian="italic" style:font-name-complex="Lohit Devanagari2" style:font-size-complex="12pt" style:font-style-complex="italic"/>
    </style:style>
    <style:style style:name="P299" style:family="paragraph" style:parent-style-name="Deja_5f_vu8_5f_tab">
      <style:text-properties style:font-name="DejaVu Sans Mono1" fo:font-size="8pt" fo:font-style="normal" officeooo:rsid="029cccea" officeooo:paragraph-rsid="029cccea" style:font-size-asian="12pt" style:font-style-asian="italic" style:font-name-complex="Lohit Devanagari2" style:font-size-complex="12pt" style:font-style-complex="italic"/>
    </style:style>
    <style:style style:name="P300" style:family="paragraph" style:parent-style-name="Deja_5f_vu8_5f_tab">
      <style:text-properties style:font-name="DejaVu Sans Mono1" fo:font-size="8pt" fo:font-style="normal" officeooo:rsid="01c496f2" officeooo:paragraph-rsid="029cccea" style:font-size-asian="12pt" style:font-style-asian="italic" style:font-name-complex="Lohit Devanagari2" style:font-size-complex="12pt" style:font-style-complex="italic"/>
    </style:style>
    <style:style style:name="P301" style:family="paragraph" style:parent-style-name="Deja_5f_vu8_5f_tab">
      <style:text-properties style:font-name="DejaVu Sans Mono1" fo:font-size="8pt" fo:font-style="normal" officeooo:rsid="01c496f2" officeooo:paragraph-rsid="029d1d23" style:font-size-asian="12pt" style:font-style-asian="italic" style:font-name-complex="Lohit Devanagari2" style:font-size-complex="12pt" style:font-style-complex="italic"/>
    </style:style>
    <style:style style:name="P302" style:family="paragraph" style:parent-style-name="Deja_5f_vu8_5f_tab">
      <style:text-properties style:font-name="DejaVu Sans Mono1" fo:font-size="8pt" fo:font-style="normal" officeooo:rsid="029d1d23" officeooo:paragraph-rsid="029d1d23" style:font-size-asian="12pt" style:font-style-asian="italic" style:font-name-complex="Lohit Devanagari2" style:font-size-complex="12pt" style:font-style-complex="italic"/>
    </style:style>
    <style:style style:name="P303" style:family="paragraph" style:parent-style-name="Deja_5f_vu8_5f_tab">
      <style:text-properties style:font-name="DejaVu Sans Mono1" fo:font-size="8pt" fo:font-style="normal" officeooo:rsid="01cbe78f" officeooo:paragraph-rsid="01cbe78f" style:font-size-asian="12pt" style:font-style-asian="italic" style:font-name-complex="Lohit Devanagari2" style:font-size-complex="12pt" style:font-style-complex="italic"/>
    </style:style>
    <style:style style:name="P304" style:family="paragraph" style:parent-style-name="Deja_5f_vu8_5f_tab">
      <style:text-properties style:font-name="DejaVu Sans Mono1" fo:font-size="8pt" fo:font-style="normal" fo:font-weight="bold" officeooo:rsid="029886a9" officeooo:paragraph-rsid="029be029" style:font-size-asian="12pt" style:font-style-asian="italic" style:font-weight-asian="bold" style:font-name-complex="Lohit Devanagari2" style:font-size-complex="12pt" style:font-style-complex="italic" style:font-weight-complex="bold"/>
    </style:style>
    <style:style style:name="P305" style:family="paragraph" style:parent-style-name="Deja_5f_vu8_5f_tab">
      <style:text-properties style:font-name="DejaVu Sans Mono1" fo:font-size="8pt" fo:font-style="normal" fo:font-weight="bold" officeooo:rsid="01c5597f" officeooo:paragraph-rsid="029d1d23" style:font-size-asian="12pt" style:font-style-asian="italic" style:font-weight-asian="bold" style:font-name-complex="Lohit Devanagari2" style:font-size-complex="12pt" style:font-style-complex="italic" style:font-weight-complex="bold"/>
    </style:style>
    <style:style style:name="P306" style:family="paragraph" style:parent-style-name="Deja_5f_vu8_5f_tab">
      <style:text-properties style:font-name="DejaVu Sans Mono1" fo:font-size="8pt" fo:font-style="normal" fo:font-weight="bold" officeooo:rsid="029be029" officeooo:paragraph-rsid="029cccea" style:font-size-asian="12pt" style:font-style-asian="italic" style:font-weight-asian="bold" style:font-name-complex="Lohit Devanagari2" style:font-size-complex="12pt" style:font-style-complex="italic" style:font-weight-complex="bold"/>
    </style:style>
    <style:style style:name="P307" style:family="paragraph" style:parent-style-name="Deja_5f_vu8_5f_tab">
      <style:text-properties style:font-name="DejaVu Sans Mono1" officeooo:rsid="01cbe78f" officeooo:paragraph-rsid="01cc206e" style:font-size-asian="12pt" style:font-name-complex="Lohit Devanagari2" style:font-size-complex="12pt"/>
    </style:style>
    <style:style style:name="P308" style:family="paragraph" style:parent-style-name="Deja_5f_vu8_5f_tab">
      <style:text-properties style:font-name="DejaVu Sans Mono1" officeooo:rsid="01c83e44" officeooo:paragraph-rsid="01cc206e" style:font-size-asian="12pt" style:font-name-complex="Lohit Devanagari2" style:font-size-complex="12pt"/>
    </style:style>
    <style:style style:name="P309" style:family="paragraph" style:parent-style-name="Deja_5f_vu8_5f_tab">
      <style:text-properties officeooo:rsid="01c12176" officeooo:paragraph-rsid="01c12176"/>
    </style:style>
    <style:style style:name="P310" style:family="paragraph" style:parent-style-name="Deja_5f_vu8_5f_tab">
      <style:text-properties officeooo:rsid="01c12176" officeooo:paragraph-rsid="02983e46"/>
    </style:style>
    <style:style style:name="P311" style:family="paragraph" style:parent-style-name="Deja_5f_vu8_5f_tab">
      <style:text-properties officeooo:rsid="01c12176" officeooo:paragraph-rsid="029983d0"/>
    </style:style>
    <style:style style:name="P312" style:family="paragraph" style:parent-style-name="Deja_5f_vu8_5f_tab">
      <style:text-properties officeooo:rsid="01c2d2a9" officeooo:paragraph-rsid="01c2d2a9"/>
    </style:style>
    <style:style style:name="P313" style:family="paragraph" style:parent-style-name="Deja_5f_vu8_5f_tab">
      <style:text-properties officeooo:rsid="01c2d2a9" officeooo:paragraph-rsid="029983d0"/>
    </style:style>
    <style:style style:name="P314" style:family="paragraph" style:parent-style-name="Deja_5f_vu8_5f_tab">
      <style:text-properties officeooo:rsid="01c2d2a9" officeooo:paragraph-rsid="029f7c2b"/>
    </style:style>
    <style:style style:name="P315" style:family="paragraph" style:parent-style-name="Deja_5f_vu8_5f_tab">
      <style:text-properties officeooo:rsid="01c2d2a9" officeooo:paragraph-rsid="02a11063"/>
    </style:style>
    <style:style style:name="P316" style:family="paragraph" style:parent-style-name="Deja_5f_vu8_5f_tab">
      <style:text-properties officeooo:rsid="01c83e44" officeooo:paragraph-rsid="01c83e44"/>
    </style:style>
    <style:style style:name="P317" style:family="paragraph" style:parent-style-name="Deja_5f_vu8_5f_tab">
      <style:text-properties officeooo:rsid="01c83e44" officeooo:paragraph-rsid="01cd256f"/>
    </style:style>
    <style:style style:name="P318" style:family="paragraph" style:parent-style-name="Deja_5f_vu8_5f_tab">
      <style:text-properties officeooo:rsid="01c83e44" officeooo:paragraph-rsid="01cfab93"/>
    </style:style>
    <style:style style:name="P319" style:family="paragraph" style:parent-style-name="Deja_5f_vu8_5f_tab">
      <style:text-properties officeooo:rsid="01c83e44" officeooo:paragraph-rsid="01ca2dbd"/>
    </style:style>
    <style:style style:name="P320" style:family="paragraph" style:parent-style-name="Deja_5f_vu8_5f_tab">
      <style:text-properties officeooo:rsid="01c83e44" officeooo:paragraph-rsid="02b0ea76"/>
    </style:style>
    <style:style style:name="P321" style:family="paragraph" style:parent-style-name="Deja_5f_vu8_5f_tab">
      <style:text-properties officeooo:rsid="01c83e44" officeooo:paragraph-rsid="01d10175"/>
    </style:style>
    <style:style style:name="P322" style:family="paragraph" style:parent-style-name="Deja_5f_vu8_5f_tab">
      <style:text-properties officeooo:rsid="01c83e44" officeooo:paragraph-rsid="02b250f0"/>
    </style:style>
    <style:style style:name="P323" style:family="paragraph" style:parent-style-name="Deja_5f_vu8_5f_tab">
      <style:text-properties officeooo:rsid="01c83e44" officeooo:paragraph-rsid="02b3a1ba"/>
    </style:style>
    <style:style style:name="P324" style:family="paragraph" style:parent-style-name="Deja_5f_vu8_5f_tab">
      <style:text-properties officeooo:paragraph-rsid="01c83e44"/>
    </style:style>
    <style:style style:name="P325" style:family="paragraph" style:parent-style-name="Deja_5f_vu8_5f_tab">
      <style:text-properties officeooo:rsid="01ca2dbd" officeooo:paragraph-rsid="01ca2dbd"/>
    </style:style>
    <style:style style:name="P326" style:family="paragraph" style:parent-style-name="Deja_5f_vu8_5f_tab">
      <style:text-properties officeooo:rsid="01ca2dbd" officeooo:paragraph-rsid="01cf2154"/>
    </style:style>
    <style:style style:name="P327" style:family="paragraph" style:parent-style-name="Deja_5f_vu8_5f_tab">
      <style:text-properties officeooo:rsid="01ca2dbd" officeooo:paragraph-rsid="02b3a1ba"/>
    </style:style>
    <style:style style:name="P328" style:family="paragraph" style:parent-style-name="Deja_5f_vu8_5f_tab">
      <style:text-properties officeooo:paragraph-rsid="01ca2dbd"/>
    </style:style>
    <style:style style:name="P329" style:family="paragraph" style:parent-style-name="Deja_5f_vu8_5f_tab">
      <style:text-properties officeooo:paragraph-rsid="01cc206e"/>
    </style:style>
    <style:style style:name="P330" style:family="paragraph" style:parent-style-name="Deja_5f_vu8_5f_tab">
      <style:text-properties officeooo:paragraph-rsid="01cd256f"/>
    </style:style>
    <style:style style:name="P331" style:family="paragraph" style:parent-style-name="Deja_5f_vu8_5f_tab">
      <style:text-properties officeooo:rsid="01cd256f" officeooo:paragraph-rsid="01cd256f"/>
    </style:style>
    <style:style style:name="P332" style:family="paragraph" style:parent-style-name="Deja_5f_vu8_5f_tab">
      <style:text-properties officeooo:rsid="01cf2154" officeooo:paragraph-rsid="01cf2154"/>
    </style:style>
    <style:style style:name="P333" style:family="paragraph" style:parent-style-name="Deja_5f_vu8_5f_tab">
      <style:text-properties officeooo:paragraph-rsid="01d69174"/>
    </style:style>
    <style:style style:name="P334" style:family="paragraph" style:parent-style-name="Deja_5f_vu8_5f_tab">
      <style:text-properties officeooo:paragraph-rsid="01d6bfcd"/>
    </style:style>
    <style:style style:name="P335" style:family="paragraph" style:parent-style-name="Deja_5f_vu8_5f_tab">
      <style:text-properties officeooo:paragraph-rsid="01d76e57"/>
    </style:style>
    <style:style style:name="P336" style:family="paragraph" style:parent-style-name="Deja_5f_vu8_5f_tab">
      <style:text-properties officeooo:rsid="01db5442" officeooo:paragraph-rsid="01db5442"/>
    </style:style>
    <style:style style:name="P337" style:family="paragraph" style:parent-style-name="Deja_5f_vu8_5f_tab">
      <style:text-properties officeooo:paragraph-rsid="01dcbde4"/>
    </style:style>
    <style:style style:name="P338" style:family="paragraph" style:parent-style-name="Deja_5f_vu8_5f_tab">
      <style:text-properties officeooo:paragraph-rsid="01de495d"/>
    </style:style>
    <style:style style:name="P339" style:family="paragraph" style:parent-style-name="Deja_5f_vu8_5f_tab">
      <style:text-properties officeooo:paragraph-rsid="01e01d6d"/>
    </style:style>
    <style:style style:name="P340" style:family="paragraph" style:parent-style-name="Deja_5f_vu8_5f_tab">
      <style:text-properties officeooo:paragraph-rsid="01e123fa"/>
    </style:style>
    <style:style style:name="P341" style:family="paragraph" style:parent-style-name="Deja_5f_vu8_5f_tab">
      <style:text-properties officeooo:rsid="01e1f729" officeooo:paragraph-rsid="01e1f729"/>
    </style:style>
    <style:style style:name="P342" style:family="paragraph" style:parent-style-name="Deja_5f_vu8_5f_tab">
      <style:text-properties officeooo:rsid="01e1f729" officeooo:paragraph-rsid="01e3df5d"/>
    </style:style>
    <style:style style:name="P343" style:family="paragraph" style:parent-style-name="Deja_5f_vu8_5f_tab">
      <style:text-properties officeooo:rsid="01e3df5d" officeooo:paragraph-rsid="01e3df5d"/>
    </style:style>
    <style:style style:name="P344" style:family="paragraph" style:parent-style-name="Deja_5f_vu8_5f_tab">
      <style:text-properties officeooo:rsid="01e3df5d" officeooo:paragraph-rsid="01e4dc20"/>
    </style:style>
    <style:style style:name="P345" style:family="paragraph" style:parent-style-name="Deja_5f_vu8_5f_tab">
      <style:text-properties officeooo:rsid="01e3df5d" officeooo:paragraph-rsid="02e509bf"/>
    </style:style>
    <style:style style:name="P346" style:family="paragraph" style:parent-style-name="Deja_5f_vu8_5f_tab">
      <style:text-properties officeooo:paragraph-rsid="01e3df5d"/>
    </style:style>
    <style:style style:name="P347" style:family="paragraph" style:parent-style-name="Deja_5f_vu8_5f_tab">
      <style:text-properties officeooo:rsid="01e4dc20" officeooo:paragraph-rsid="01e4dc20"/>
    </style:style>
    <style:style style:name="P348" style:family="paragraph" style:parent-style-name="Deja_5f_vu8_5f_tab">
      <style:text-properties officeooo:paragraph-rsid="01fb554e"/>
    </style:style>
    <style:style style:name="P349" style:family="paragraph" style:parent-style-name="Deja_5f_vu8_5f_tab">
      <style:text-properties officeooo:paragraph-rsid="022e152a"/>
    </style:style>
    <style:style style:name="P350" style:family="paragraph" style:parent-style-name="Deja_5f_vu8_5f_tab">
      <style:text-properties officeooo:paragraph-rsid="01fed6b5"/>
    </style:style>
    <style:style style:name="P351" style:family="paragraph" style:parent-style-name="Deja_5f_vu8_5f_tab">
      <style:text-properties officeooo:paragraph-rsid="023177ed"/>
    </style:style>
    <style:style style:name="P352" style:family="paragraph" style:parent-style-name="Deja_5f_vu8_5f_tab">
      <style:text-properties officeooo:paragraph-rsid="01fb6ab6"/>
    </style:style>
    <style:style style:name="P353" style:family="paragraph" style:parent-style-name="Deja_5f_vu8_5f_tab">
      <style:text-properties style:font-name="FreeMono1" fo:font-size="9pt" fo:font-style="normal" officeooo:rsid="01fed6b5" officeooo:paragraph-rsid="01fed6b5" style:font-size-asian="12pt" style:font-style-asian="italic" style:font-name-complex="Lohit Devanagari2" style:font-size-complex="12pt" style:font-style-complex="italic"/>
    </style:style>
    <style:style style:name="P354" style:family="paragraph" style:parent-style-name="Deja_5f_vu8_5f_tab">
      <style:text-properties style:font-name="FreeMono1" fo:font-size="9pt" fo:font-style="normal" officeooo:rsid="01fed6b5" officeooo:paragraph-rsid="034bbb65" style:font-size-asian="12pt" style:font-style-asian="italic" style:font-name-complex="Lohit Devanagari2" style:font-size-complex="12pt" style:font-style-complex="italic"/>
    </style:style>
    <style:style style:name="P355" style:family="paragraph" style:parent-style-name="Deja_5f_vu8_5f_tab">
      <style:text-properties style:font-name="FreeMono1" fo:font-size="9pt" fo:font-style="normal" officeooo:rsid="01fed6b5" officeooo:paragraph-rsid="034bbb65" fo:background-color="#eeeeee" style:font-size-asian="12pt" style:font-style-asian="italic" style:font-name-complex="Lohit Devanagari2" style:font-size-complex="12pt" style:font-style-complex="italic"/>
    </style:style>
    <style:style style:name="P356" style:family="paragraph" style:parent-style-name="Deja_5f_vu8_5f_tab">
      <style:text-properties style:font-name="FreeMono1" fo:font-size="8pt" fo:font-style="normal" officeooo:rsid="01fed6b5" officeooo:paragraph-rsid="01fed6b5" style:font-size-asian="8pt" style:font-style-asian="italic" style:font-name-complex="Lohit Devanagari2" style:font-size-complex="8pt" style:font-style-complex="italic"/>
    </style:style>
    <style:style style:name="P357" style:family="paragraph" style:parent-style-name="Deja_5f_vu8_5f_tab">
      <style:text-properties officeooo:paragraph-rsid="01fdbc61"/>
    </style:style>
    <style:style style:name="P358" style:family="paragraph" style:parent-style-name="Deja_5f_vu8_5f_tab">
      <style:text-properties officeooo:paragraph-rsid="01fd5faa"/>
    </style:style>
    <style:style style:name="P359" style:family="paragraph" style:parent-style-name="Deja_5f_vu8_5f_tab">
      <style:text-properties officeooo:paragraph-rsid="01fec3b7"/>
    </style:style>
    <style:style style:name="P360" style:family="paragraph" style:parent-style-name="Deja_5f_vu8_5f_tab">
      <style:text-properties officeooo:rsid="01ba5741" officeooo:paragraph-rsid="02912566"/>
    </style:style>
    <style:style style:name="P361" style:family="paragraph" style:parent-style-name="Deja_5f_vu8_5f_tab">
      <style:text-properties officeooo:rsid="01b9ce36" officeooo:paragraph-rsid="02912566"/>
    </style:style>
    <style:style style:name="P362" style:family="paragraph" style:parent-style-name="Deja_5f_vu8_5f_tab">
      <style:text-properties officeooo:rsid="01be4966" officeooo:paragraph-rsid="029194f7"/>
    </style:style>
    <style:style style:name="P363" style:family="paragraph" style:parent-style-name="Deja_5f_vu8_5f_tab">
      <style:text-properties officeooo:paragraph-rsid="029886a9"/>
    </style:style>
    <style:style style:name="P364" style:family="paragraph" style:parent-style-name="Deja_5f_vu8_5f_tab">
      <style:text-properties officeooo:rsid="01c2ff1b" officeooo:paragraph-rsid="0299f40d"/>
    </style:style>
    <style:style style:name="P365" style:family="paragraph" style:parent-style-name="Deja_5f_vu8_5f_tab">
      <style:text-properties officeooo:rsid="01c2ff1b" officeooo:paragraph-rsid="02a11063"/>
    </style:style>
    <style:style style:name="P366" style:family="paragraph" style:parent-style-name="Deja_5f_vu8_5f_tab">
      <style:text-properties fo:font-weight="normal" officeooo:paragraph-rsid="0299f40d" style:font-weight-asian="normal" style:font-weight-complex="normal"/>
    </style:style>
    <style:style style:name="P367" style:family="paragraph" style:parent-style-name="Deja_5f_vu8_5f_tab">
      <style:text-properties fo:font-weight="normal" officeooo:rsid="0299f40d" officeooo:paragraph-rsid="0299f40d" style:font-weight-asian="normal" style:font-weight-complex="normal"/>
    </style:style>
    <style:style style:name="P368" style:family="paragraph" style:parent-style-name="Deja_5f_vu8_5f_tab">
      <style:text-properties officeooo:paragraph-rsid="029cccea"/>
    </style:style>
    <style:style style:name="P369" style:family="paragraph" style:parent-style-name="Deja_5f_vu8_5f_tab">
      <style:text-properties officeooo:rsid="01c5597f" officeooo:paragraph-rsid="029d1d23"/>
    </style:style>
    <style:style style:name="P370" style:family="paragraph" style:parent-style-name="Deja_5f_vu8_5f_tab">
      <style:text-properties officeooo:paragraph-rsid="029d1d23"/>
    </style:style>
    <style:style style:name="P371" style:family="paragraph" style:parent-style-name="Deja_5f_vu8_5f_tab">
      <style:text-properties officeooo:rsid="02934063" officeooo:paragraph-rsid="02934063"/>
    </style:style>
    <style:style style:name="P372" style:family="paragraph" style:parent-style-name="Deja_5f_vu8_5f_tab">
      <style:text-properties officeooo:rsid="01cbe78f" officeooo:paragraph-rsid="01cbe78f"/>
    </style:style>
    <style:style style:name="P373" style:family="paragraph" style:parent-style-name="Deja_5f_vu8_5f_tab">
      <style:text-properties officeooo:rsid="01cbe78f" officeooo:paragraph-rsid="01cc206e"/>
    </style:style>
    <style:style style:name="P374" style:family="paragraph" style:parent-style-name="Deja_5f_vu8_5f_tab">
      <style:text-properties officeooo:rsid="01cc206e" officeooo:paragraph-rsid="01cfab93"/>
    </style:style>
    <style:style style:name="P375" style:family="paragraph" style:parent-style-name="Deja_5f_vu8_5f_tab">
      <style:text-properties officeooo:rsid="02aff517" officeooo:paragraph-rsid="02aff517"/>
    </style:style>
    <style:style style:name="P376" style:family="paragraph" style:parent-style-name="Deja_5f_vu8_5f_tab">
      <style:text-properties officeooo:paragraph-rsid="02b0ea76"/>
    </style:style>
    <style:style style:name="P377" style:family="paragraph" style:parent-style-name="Deja_5f_vu8_5f_tab">
      <style:text-properties officeooo:paragraph-rsid="02b3a1ba"/>
    </style:style>
    <style:style style:name="P378" style:family="paragraph" style:parent-style-name="Deja_5f_vu8_5f_tab">
      <style:text-properties officeooo:paragraph-rsid="02df545e"/>
    </style:style>
    <style:style style:name="P379" style:family="paragraph" style:parent-style-name="Deja_5f_vu8_5f_tab">
      <style:text-properties officeooo:paragraph-rsid="02dfe1d0"/>
    </style:style>
    <style:style style:name="P380" style:family="paragraph" style:parent-style-name="Deja_5f_vu8_5f_tab">
      <style:text-properties officeooo:paragraph-rsid="01d81feb"/>
    </style:style>
    <style:style style:name="P381" style:family="paragraph" style:parent-style-name="Deja_5f_vu8_5f_tab">
      <style:text-properties officeooo:rsid="01da38a6" officeooo:paragraph-rsid="02e0950d"/>
    </style:style>
    <style:style style:name="P382" style:family="paragraph" style:parent-style-name="Deja_5f_vu8_5f_tab">
      <style:text-properties officeooo:paragraph-rsid="02e0950d"/>
    </style:style>
    <style:style style:name="P383" style:family="paragraph" style:parent-style-name="Deja_5f_vu8_5f_tab">
      <style:text-properties officeooo:rsid="02e24679" officeooo:paragraph-rsid="02e24679"/>
    </style:style>
    <style:style style:name="P384" style:family="paragraph" style:parent-style-name="Deja_5f_vu8_5f_tab">
      <style:text-properties officeooo:paragraph-rsid="01e4dc20"/>
    </style:style>
    <style:style style:name="P385" style:family="paragraph" style:parent-style-name="Deja_5f_vu8_5f_tab">
      <style:text-properties officeooo:rsid="02e509bf" officeooo:paragraph-rsid="02e509bf"/>
    </style:style>
    <style:style style:name="P386" style:family="paragraph" style:parent-style-name="Deja_5f_vu8_5f_tab">
      <style:text-properties officeooo:paragraph-rsid="0347400e"/>
    </style:style>
    <style:style style:name="P387" style:family="paragraph" style:parent-style-name="Deja_5f_vu8_5f_tab">
      <style:text-properties officeooo:paragraph-rsid="0348e32b"/>
    </style:style>
    <style:style style:name="P388" style:family="paragraph" style:parent-style-name="ubuntu_5f_mono_5f_9">
      <style:text-properties fo:font-weight="bold" officeooo:rsid="0258679a" officeooo:paragraph-rsid="0258679a" style:font-weight-asian="bold" style:font-weight-complex="bold"/>
    </style:style>
    <style:style style:name="P389" style:family="paragraph" style:parent-style-name="ubuntu_5f_mono_5f_9">
      <style:text-properties fo:font-weight="bold" officeooo:rsid="02597a4a" officeooo:paragraph-rsid="02597a4a" style:font-weight-asian="bold" style:font-weight-complex="bold"/>
    </style:style>
    <style:style style:name="P390" style:family="paragraph" style:parent-style-name="ubuntu_5f_mono_5f_9">
      <style:text-properties fo:font-weight="bold" officeooo:rsid="025b49be" officeooo:paragraph-rsid="025b49be" style:font-weight-asian="bold" style:font-weight-complex="bold"/>
    </style:style>
    <style:style style:name="P391" style:family="paragraph" style:parent-style-name="ubuntu_5f_mono_5f_9">
      <style:text-properties fo:font-weight="bold" officeooo:rsid="025c60f1" officeooo:paragraph-rsid="025c60f1" style:font-weight-asian="bold" style:font-weight-complex="bold"/>
    </style:style>
    <style:style style:name="P392" style:family="paragraph" style:parent-style-name="ubuntu_5f_mono_5f_9">
      <style:text-properties officeooo:rsid="0244f9f1" officeooo:paragraph-rsid="0244f9f1"/>
    </style:style>
    <style:style style:name="P393" style:family="paragraph" style:parent-style-name="ubuntu_5f_mono_5f_9">
      <style:text-properties officeooo:rsid="0258679a" officeooo:paragraph-rsid="0258679a"/>
    </style:style>
    <style:style style:name="P394" style:family="paragraph" style:parent-style-name="ubuntu_5f_mono_5f_9">
      <style:text-properties officeooo:rsid="0258679a" officeooo:paragraph-rsid="02597a4a"/>
    </style:style>
    <style:style style:name="P395" style:family="paragraph" style:parent-style-name="ubuntu_5f_mono_5f_9">
      <style:text-properties fo:font-weight="normal" officeooo:rsid="0258679a" officeooo:paragraph-rsid="02597a4a" style:font-weight-asian="normal" style:font-weight-complex="normal"/>
    </style:style>
    <style:style style:name="P396" style:family="paragraph" style:parent-style-name="ubuntu_5f_mono_5f_9">
      <style:text-properties officeooo:rsid="02597a4a" officeooo:paragraph-rsid="02597a4a"/>
    </style:style>
    <style:style style:name="P397" style:family="paragraph" style:parent-style-name="ubuntu_5f_mono_5f_9">
      <style:text-properties officeooo:rsid="025b49be" officeooo:paragraph-rsid="025b49be"/>
    </style:style>
    <style:style style:name="P398" style:family="paragraph" style:parent-style-name="ubuntu_5f_mono_5f_9">
      <style:text-properties officeooo:rsid="025c60f1" officeooo:paragraph-rsid="025c60f1"/>
    </style:style>
    <style:style style:name="P399" style:family="paragraph" style:parent-style-name="ubuntu_5f_mono_5f_9">
      <style:text-properties officeooo:paragraph-rsid="0261b24e"/>
    </style:style>
    <style:style style:name="P400" style:family="paragraph" style:parent-style-name="Text_20_body">
      <style:text-properties style:font-name="DejaVu Sans" fo:font-size="8pt" style:font-size-asian="8pt" style:font-size-complex="8pt"/>
    </style:style>
    <style:style style:name="P401" style:family="paragraph" style:parent-style-name="Text_20_body">
      <style:text-properties style:font-name="DejaVu Sans" fo:font-size="8pt" officeooo:rsid="00a4e688" style:font-size-asian="8pt" style:font-size-complex="8pt"/>
    </style:style>
    <style:style style:name="P402" style:family="paragraph" style:parent-style-name="Deja_5f_vu8_5f_tab">
      <loext:graphic-properties draw:fill="none"/>
      <style:paragraph-properties fo:margin-left="0cm" fo:margin-right="0cm" fo:margin-top="0cm" fo:margin-bottom="0.049cm" loext:contextual-spacing="false" fo:line-height="115%" fo:text-indent="0.499cm" style:auto-text-indent="false" fo:background-color="transparent" text:number-lines="false" text:line-number="0"/>
      <style:text-properties officeooo:rsid="01b98c39" officeooo:paragraph-rsid="02912566"/>
    </style:style>
    <style:style style:name="P403" style:family="paragraph" style:parent-style-name="Heading_20_6">
      <style:text-properties style:font-name="Liberation Mono2" fo:font-size="10pt" style:font-size-asian="10pt" style:font-size-complex="10pt"/>
    </style:style>
    <style:style style:name="P404" style:family="paragraph" style:parent-style-name="Heading_20_6">
      <style:text-properties officeooo:paragraph-rsid="03e45ffd"/>
    </style:style>
    <style:style style:name="P405" style:family="paragraph" style:parent-style-name="Heading_20_6" style:list-style-name="">
      <style:paragraph-properties fo:line-height="115%" fo:text-align="center" style:justify-single-word="false"/>
      <style:text-properties fo:font-size="10pt" style:font-size-asian="10pt" style:font-size-complex="10pt"/>
    </style:style>
    <style:style style:name="P406" style:family="paragraph" style:parent-style-name="Heading_20_6">
      <style:paragraph-properties fo:break-before="page"/>
    </style:style>
    <style:style style:name="P407" style:family="paragraph" style:parent-style-name="Heading_20_6">
      <style:paragraph-properties fo:break-before="page"/>
      <style:text-properties fo:font-size="10pt" style:font-size-asian="10pt" style:font-size-complex="10pt"/>
    </style:style>
    <style:style style:name="P408" style:family="paragraph" style:parent-style-name="Heading_20_6">
      <style:paragraph-properties fo:break-before="page"/>
      <style:text-properties fo:font-size="10pt" officeooo:paragraph-rsid="03e45ffd" style:font-size-asian="10pt" style:font-size-complex="10pt"/>
    </style:style>
    <style:style style:name="P409" style:family="paragraph" style:parent-style-name="Heading_20_6">
      <style:paragraph-properties fo:break-before="page"/>
      <style:text-properties fo:font-size="10pt" officeooo:paragraph-rsid="03e19110" style:font-size-asian="10pt" style:font-size-complex="10pt"/>
    </style:style>
    <style:style style:name="P410" style:family="paragraph" style:parent-style-name="Heading_20_6">
      <style:paragraph-properties fo:break-before="page"/>
      <style:text-properties fo:font-size="10pt" officeooo:paragraph-rsid="03e191ac" style:font-size-asian="10pt" style:font-size-complex="10pt"/>
    </style:style>
    <style:style style:name="P411" style:family="paragraph" style:parent-style-name="Heading_20_6">
      <style:paragraph-properties fo:break-before="page"/>
      <style:text-properties officeooo:paragraph-rsid="0307a481"/>
    </style:style>
    <style:style style:name="P412" style:family="paragraph" style:parent-style-name="Heading_20_6">
      <style:paragraph-properties fo:break-before="page"/>
      <style:text-properties style:font-name="Liberation Mono2" fo:font-size="10pt" style:font-size-asian="10pt" style:font-size-complex="10pt"/>
    </style:style>
    <style:style style:name="P413" style:family="paragraph" style:parent-style-name="Heading_20_6">
      <style:paragraph-properties fo:break-before="page"/>
      <style:text-properties style:font-name="Liberation Mono2" fo:font-size="10pt" officeooo:rsid="01d4e3e7" officeooo:paragraph-rsid="01d4e3e7" style:font-size-asian="8.75pt" style:font-size-complex="10pt"/>
    </style:style>
    <style:style style:name="P414" style:family="paragraph" style:parent-style-name="kode" style:list-style-name="L1"/>
    <style:style style:name="P415" style:family="paragraph" style:parent-style-name="kode" style:list-style-name="L2">
      <style:text-properties officeooo:paragraph-rsid="0422ab17"/>
    </style:style>
    <style:style style:name="P416" style:family="paragraph" style:parent-style-name="kode" style:list-style-name="L2">
      <style:text-properties fo:color="#000000" fo:font-weight="normal" officeooo:paragraph-rsid="0422ab17" style:font-weight-asian="normal" style:font-weight-complex="normal"/>
    </style:style>
    <style:style style:name="P417" style:family="paragraph" style:parent-style-name="kode">
      <style:text-properties fo:color="#000000" fo:font-weight="normal" officeooo:paragraph-rsid="03e191ac" style:font-weight-asian="normal" style:font-weight-complex="normal"/>
    </style:style>
    <style:style style:name="P418" style:family="paragraph" style:parent-style-name="kode">
      <style:text-properties fo:color="#000000" fo:font-weight="normal" officeooo:paragraph-rsid="04267dd4" style:font-weight-asian="normal" style:font-weight-complex="normal"/>
    </style:style>
    <style:style style:name="P419" style:family="paragraph" style:parent-style-name="kode">
      <style:text-properties fo:color="#000000" fo:font-weight="normal" officeooo:paragraph-rsid="0429673f" style:font-weight-asian="normal" style:font-weight-complex="normal"/>
    </style:style>
    <style:style style:name="P420" style:family="paragraph" style:parent-style-name="kode" style:list-style-name="L3"/>
    <style:style style:name="P421" style:family="paragraph" style:parent-style-name="kode" style:list-style-name="L4"/>
    <style:style style:name="P422" style:family="paragraph" style:parent-style-name="kode" style:list-style-name="L5"/>
    <style:style style:name="P423" style:family="paragraph" style:parent-style-name="kode" style:list-style-name="L6"/>
    <style:style style:name="P424" style:family="paragraph" style:parent-style-name="kode" style:list-style-name="L7"/>
    <style:style style:name="P425" style:family="paragraph" style:parent-style-name="kode" style:list-style-name="L8"/>
    <style:style style:name="P426" style:family="paragraph" style:parent-style-name="kode" style:list-style-name="L9"/>
    <style:style style:name="P427" style:family="paragraph" style:parent-style-name="kode">
      <style:text-properties officeooo:paragraph-rsid="03e191ac"/>
    </style:style>
    <style:style style:name="P428" style:family="paragraph" style:parent-style-name="kode">
      <style:text-properties fo:font-weight="bold" style:font-weight-asian="bold" style:font-weight-complex="bold"/>
    </style:style>
    <style:style style:name="P429" style:family="paragraph" style:parent-style-name="kode">
      <style:text-properties fo:font-weight="bold" officeooo:paragraph-rsid="03e19110" style:font-weight-asian="bold" style:font-weight-complex="bold"/>
    </style:style>
    <style:style style:name="P430" style:family="paragraph" style:parent-style-name="kode">
      <style:text-properties officeooo:paragraph-rsid="0427cb53"/>
    </style:style>
    <style:style style:name="P431" style:family="paragraph" style:parent-style-name="kode">
      <style:text-properties officeooo:paragraph-rsid="04216fac"/>
    </style:style>
    <style:style style:name="P432" style:family="paragraph" style:parent-style-name="kode">
      <style:text-properties style:font-name="FreeMono1" fo:font-size="8pt" fo:font-style="normal" officeooo:paragraph-rsid="0428cee5" style:font-size-asian="8pt" style:font-style-asian="italic" style:font-name-complex="Lohit Devanagari2" style:font-size-complex="8pt" style:font-style-complex="italic"/>
    </style:style>
    <style:style style:name="P433" style:family="paragraph" style:parent-style-name="kode">
      <style:text-properties officeooo:paragraph-rsid="0428cee5"/>
    </style:style>
    <style:style style:name="P434" style:family="paragraph" style:parent-style-name="kode">
      <style:text-properties officeooo:paragraph-rsid="0429673f"/>
    </style:style>
    <style:style style:name="P435" style:family="paragraph" style:parent-style-name="kode">
      <style:text-properties officeooo:paragraph-rsid="03e19110"/>
    </style:style>
    <style:style style:name="P436" style:family="paragraph" style:parent-style-name="kode">
      <style:text-properties officeooo:paragraph-rsid="041d45a7"/>
    </style:style>
    <style:style style:name="P437" style:family="paragraph" style:parent-style-name="kode">
      <style:text-properties officeooo:rsid="0429673f" officeooo:paragraph-rsid="0429673f"/>
    </style:style>
    <style:style style:name="P438" style:family="paragraph" style:parent-style-name="kode">
      <style:text-properties officeooo:paragraph-rsid="04299709"/>
    </style:style>
    <style:style style:name="P439" style:family="paragraph" style:parent-style-name="kode">
      <style:text-properties style:font-name="Liberation Mono1" fo:font-size="8pt" officeooo:rsid="041d45a7" officeooo:paragraph-rsid="04299709"/>
    </style:style>
    <style:style style:name="P440" style:family="paragraph" style:parent-style-name="kode">
      <style:text-properties officeooo:paragraph-rsid="041dbadd"/>
    </style:style>
    <style:style style:name="P441" style:family="paragraph" style:parent-style-name="kode">
      <style:text-properties officeooo:paragraph-rsid="042a4596"/>
    </style:style>
    <style:style style:name="P442" style:family="paragraph" style:parent-style-name="kode">
      <style:text-properties officeooo:rsid="03359219" officeooo:paragraph-rsid="042a4596"/>
    </style:style>
    <style:style style:name="P443" style:family="paragraph" style:parent-style-name="title_5f_ubuntu_5f_mono_5f_11">
      <style:text-properties style:font-name="DejaVu Sans" fo:font-size="8pt" officeooo:paragraph-rsid="030108cb" style:font-size-asian="8pt" style:font-size-complex="8pt"/>
    </style:style>
    <style:style style:name="P444" style:family="paragraph" style:parent-style-name="title_5f_ubuntu_5f_mono_5f_11">
      <style:paragraph-properties fo:break-before="page"/>
      <style:text-properties officeooo:rsid="023de7cb" officeooo:paragraph-rsid="023de7cb"/>
    </style:style>
    <style:style style:name="P445" style:family="paragraph" style:parent-style-name="title_5f_ubuntu_5f_mono_5f_11">
      <style:paragraph-properties fo:break-before="page"/>
      <style:text-properties style:font-name="DejaVu Sans" fo:font-size="8pt" officeooo:paragraph-rsid="030108cb" style:font-size-asian="8pt" style:font-size-complex="8pt"/>
    </style:style>
    <style:style style:name="P446" style:family="paragraph">
      <style:paragraph-properties fo:text-align="center"/>
    </style:style>
    <style:style style:name="P447" style:family="paragraph">
      <style:paragraph-properties style:writing-mode="lr-tb"/>
      <style:text-properties style:font-name="FreeMono" fo:font-size="12pt" style:font-size-asian="8pt" style:font-name-complex="FreeMono" style:font-size-complex="8pt"/>
    </style:style>
    <style:style style:name="P448" style:family="paragraph">
      <loext:graphic-properties draw:fill="solid" draw:fill-color="#dedce6"/>
      <style:paragraph-properties style:writing-mode="lr-tb"/>
      <style:text-properties style:font-name="FreeMono" fo:font-size="12pt" style:font-size-asian="8pt" style:font-name-complex="FreeMono" style:font-size-complex="8pt"/>
    </style:style>
    <style:style style:name="T1" style:family="text">
      <style:text-properties fo:background-color="transparent" loext:char-shading-value="0"/>
    </style:style>
    <style:style style:name="T2" style:family="text">
      <style:text-properties style:font-name="Liberation Mono1" fo:font-size="8pt" officeooo:rsid="02aa2d55"/>
    </style:style>
    <style:style style:name="T3" style:family="text">
      <style:text-properties style:font-name="Liberation Mono1" fo:font-size="8pt" officeooo:rsid="02ac159d"/>
    </style:style>
    <style:style style:name="T4" style:family="text">
      <style:text-properties style:font-name="Liberation Mono1" fo:font-size="8pt" officeooo:rsid="02acab68"/>
    </style:style>
    <style:style style:name="T5" style:family="text">
      <style:text-properties style:font-name="Liberation Mono1" fo:font-size="8pt" officeooo:rsid="02b4ba47"/>
    </style:style>
    <style:style style:name="T6" style:family="text">
      <style:text-properties style:font-name="Liberation Mono1" fo:font-size="8pt" fo:font-weight="bold" officeooo:rsid="03df70b2" style:font-weight-asian="bold" style:font-weight-complex="bold"/>
    </style:style>
    <style:style style:name="T7" style:family="text">
      <style:text-properties style:font-name="Liberation Mono1" fo:font-size="8pt" fo:font-weight="bold" officeooo:rsid="0429673f" style:font-weight-asian="bold" style:font-weight-complex="bold"/>
    </style:style>
    <style:style style:name="T8" style:family="text">
      <style:text-properties style:font-name="Liberation Mono1" fo:font-size="8pt" officeooo:rsid="03036e98"/>
    </style:style>
    <style:style style:name="T9" style:family="text">
      <style:text-properties style:font-name="Liberation Mono1" fo:font-size="8pt" officeooo:rsid="03053df9"/>
    </style:style>
    <style:style style:name="T10" style:family="text">
      <style:text-properties style:font-name="Liberation Mono1" fo:font-size="8pt" officeooo:rsid="03061ecb"/>
    </style:style>
    <style:style style:name="T11" style:family="text">
      <style:text-properties style:font-name="Liberation Mono1" fo:font-size="8pt" fo:font-weight="normal" officeooo:rsid="0348e32b" style:font-weight-asian="normal" style:font-weight-complex="normal"/>
    </style:style>
    <style:style style:name="T12" style:family="text">
      <style:text-properties style:font-name="Liberation Mono1" fo:font-size="8pt" fo:font-weight="normal" officeooo:rsid="03725cb7" style:font-weight-asian="normal" style:font-weight-complex="normal"/>
    </style:style>
    <style:style style:name="T13" style:family="text">
      <style:text-properties style:font-name="Liberation Mono1" fo:font-size="8pt" officeooo:rsid="03283861"/>
    </style:style>
    <style:style style:name="T14" style:family="text">
      <style:text-properties style:font-name="Liberation Mono1" fo:font-size="8pt" officeooo:rsid="032f5a11"/>
    </style:style>
    <style:style style:name="T15" style:family="text">
      <style:text-properties style:font-name="Liberation Mono1" fo:font-size="8pt" officeooo:rsid="03347e49"/>
    </style:style>
    <style:style style:name="T16" style:family="text">
      <style:text-properties style:font-name="Liberation Mono1" fo:font-size="8pt" officeooo:rsid="03350d99"/>
    </style:style>
    <style:style style:name="T17" style:family="text">
      <style:text-properties style:font-name="Liberation Mono1" fo:font-size="8pt" officeooo:rsid="03359219"/>
    </style:style>
    <style:style style:name="T18" style:family="text">
      <style:text-properties style:font-name="Liberation Mono1" fo:font-size="8pt" officeooo:rsid="03362e05"/>
    </style:style>
    <style:style style:name="T19" style:family="text">
      <style:text-properties style:font-name="Liberation Mono1" fo:font-size="8pt" officeooo:rsid="0343e2c1"/>
    </style:style>
    <style:style style:name="T20" style:family="text">
      <style:text-properties style:font-name="Liberation Mono1" fo:font-size="8pt" officeooo:rsid="03447971"/>
    </style:style>
    <style:style style:name="T21" style:family="text">
      <style:text-properties style:font-name="Liberation Mono1" fo:font-size="8pt" officeooo:rsid="03496b96"/>
    </style:style>
    <style:style style:name="T22" style:family="text">
      <style:text-properties style:font-name="Liberation Mono1" fo:font-size="8pt" officeooo:rsid="034a5aca"/>
    </style:style>
    <style:style style:name="T23" style:family="text">
      <style:text-properties style:font-name="Liberation Mono1" fo:font-size="8pt" officeooo:rsid="034bbb65"/>
    </style:style>
    <style:style style:name="T24" style:family="text">
      <style:text-properties style:font-name="Liberation Mono1" fo:font-size="8pt" officeooo:rsid="034ccf51"/>
    </style:style>
    <style:style style:name="T25" style:family="text">
      <style:text-properties style:font-name="Liberation Mono1" fo:font-size="8pt" officeooo:rsid="034e39f1"/>
    </style:style>
    <style:style style:name="T26" style:family="text">
      <style:text-properties style:font-name="Liberation Mono1" fo:font-size="8pt" officeooo:rsid="03505d99"/>
    </style:style>
    <style:style style:name="T27" style:family="text">
      <style:text-properties style:font-name="Liberation Mono1" fo:font-size="8pt" officeooo:rsid="0350e95e"/>
    </style:style>
    <style:style style:name="T28" style:family="text">
      <style:text-properties style:font-name="Liberation Mono1" fo:font-size="8pt" officeooo:rsid="036ac3c8"/>
    </style:style>
    <style:style style:name="T29" style:family="text">
      <style:text-properties style:font-name="Liberation Mono1" fo:font-size="8pt" officeooo:rsid="038ab822"/>
    </style:style>
    <style:style style:name="T30" style:family="text">
      <style:text-properties style:font-name="Liberation Mono1" fo:font-size="8pt" officeooo:rsid="038bcf38"/>
    </style:style>
    <style:style style:name="T31" style:family="text">
      <style:text-properties style:font-name="Liberation Mono1" fo:font-size="8pt" officeooo:rsid="0390f06b"/>
    </style:style>
    <style:style style:name="T32" style:family="text">
      <style:text-properties style:font-name="Liberation Mono1" fo:font-size="8pt" officeooo:rsid="039385f3"/>
    </style:style>
    <style:style style:name="T33" style:family="text">
      <style:text-properties style:font-name="Liberation Mono1" fo:font-size="8pt" officeooo:rsid="0393a979"/>
    </style:style>
    <style:style style:name="T34" style:family="text">
      <style:text-properties style:font-name="Liberation Mono1" fo:font-size="8pt" officeooo:rsid="0395ad90"/>
    </style:style>
    <style:style style:name="T35" style:family="text">
      <style:text-properties style:font-name="Liberation Mono1" fo:font-size="8pt" officeooo:rsid="03983346"/>
    </style:style>
    <style:style style:name="T36" style:family="text">
      <style:text-properties style:font-name="Liberation Mono1" fo:font-size="8pt" officeooo:rsid="03e31759"/>
    </style:style>
    <style:style style:name="T37" style:family="text">
      <style:text-properties style:font-name="Liberation Mono1" fo:font-size="8pt" officeooo:rsid="03e45ffd"/>
    </style:style>
    <style:style style:name="T38" style:family="text">
      <style:text-properties style:font-name="Liberation Mono1" fo:font-size="8pt" officeooo:rsid="03402af1"/>
    </style:style>
    <style:style style:name="T39" style:family="text">
      <style:text-properties style:font-name="Liberation Mono1" fo:font-size="8pt" officeooo:rsid="03ef361b"/>
    </style:style>
    <style:style style:name="T40" style:family="text">
      <style:text-properties style:font-name="Liberation Mono1" fo:font-size="8pt" officeooo:rsid="03f18d88"/>
    </style:style>
    <style:style style:name="T41" style:family="text">
      <style:text-properties style:font-name="Liberation Mono1" fo:font-size="8pt" officeooo:rsid="03f1d03c"/>
    </style:style>
    <style:style style:name="T42" style:family="text">
      <style:text-properties style:font-name="Liberation Mono1" fo:font-size="8pt" officeooo:rsid="0404924e"/>
    </style:style>
    <style:style style:name="T43" style:family="text">
      <style:text-properties style:font-name="Liberation Mono1" fo:font-size="8pt" officeooo:rsid="040b0d92"/>
    </style:style>
    <style:style style:name="T44" style:family="text">
      <style:text-properties style:font-name="Liberation Mono1" fo:font-size="8pt" officeooo:rsid="040be711"/>
    </style:style>
    <style:style style:name="T45" style:family="text">
      <style:text-properties style:font-name="Liberation Mono1" fo:font-size="8pt" officeooo:rsid="040cff1f"/>
    </style:style>
    <style:style style:name="T46" style:family="text">
      <style:text-properties style:font-name="Liberation Mono1" fo:font-size="8pt" officeooo:rsid="0410e914"/>
    </style:style>
    <style:style style:name="T47" style:family="text">
      <style:text-properties style:font-name="Liberation Mono1" fo:font-size="8pt" officeooo:rsid="041631a0"/>
    </style:style>
    <style:style style:name="T48" style:family="text">
      <style:text-properties style:font-name="Liberation Mono1" fo:font-size="8pt" officeooo:rsid="041a4cca"/>
    </style:style>
    <style:style style:name="T49" style:family="text">
      <style:text-properties style:font-name="Liberation Mono1" fo:font-size="8pt" officeooo:rsid="041d45a7"/>
    </style:style>
    <style:style style:name="T50" style:family="text">
      <style:text-properties style:font-name="Liberation Mono1" fo:font-size="8pt" officeooo:rsid="041fe9fc"/>
    </style:style>
    <style:style style:name="T51" style:family="text">
      <style:text-properties style:font-name="Liberation Mono1" fo:font-size="8pt" officeooo:rsid="0429673f"/>
    </style:style>
    <style:style style:name="T52" style:family="text">
      <style:text-properties style:font-name="Liberation Mono1" fo:font-size="8pt" officeooo:rsid="042a4596"/>
    </style:style>
    <style:style style:name="T53" style:family="text">
      <style:text-properties style:font-name="Liberation Mono1" fo:font-size="8pt" officeooo:rsid="042bed7c"/>
    </style:style>
    <style:style style:name="T54" style:family="text">
      <style:text-properties style:font-name="Liberation Mono1" officeooo:rsid="02959c1f"/>
    </style:style>
    <style:style style:name="T55" style:family="text">
      <style:text-properties style:font-name="Liberation Mono1" fo:font-size="7pt" fo:font-weight="normal" officeooo:rsid="02959c1f" style:font-size-asian="7pt" style:font-weight-asian="normal" style:font-size-complex="7pt" style:font-weight-complex="normal"/>
    </style:style>
    <style:style style:name="T56" style:family="text">
      <style:text-properties style:font-name="Liberation Mono1" fo:font-size="7pt" officeooo:rsid="02959c1f" style:font-size-asian="7pt" style:font-size-complex="7pt"/>
    </style:style>
    <style:style style:name="T57" style:family="text">
      <style:text-properties style:font-name="Liberation Mono1" fo:font-size="7pt" officeooo:rsid="02a26d97" style:font-size-asian="7pt" style:font-size-complex="7pt"/>
    </style:style>
    <style:style style:name="T58" style:family="text">
      <style:text-properties style:font-name="Liberation Mono1" officeooo:rsid="0296c1e8"/>
    </style:style>
    <style:style style:name="T59" style:family="text">
      <style:text-properties fo:font-weight="bold" style:font-weight-asian="bold" style:font-weight-complex="bold"/>
    </style:style>
    <style:style style:name="T60" style:family="text">
      <style:text-properties fo:font-weight="bold" officeooo:rsid="01d69174" style:font-weight-asian="bold" style:font-weight-complex="bold"/>
    </style:style>
    <style:style style:name="T61" style:family="text">
      <style:text-properties fo:font-weight="bold" officeooo:rsid="01f9ba41" style:font-weight-asian="bold" style:font-weight-complex="bold"/>
    </style:style>
    <style:style style:name="T62" style:family="text">
      <style:text-properties fo:font-weight="bold" officeooo:rsid="023ca904" style:font-weight-asian="bold" style:font-weight-complex="bold"/>
    </style:style>
    <style:style style:name="T63" style:family="text">
      <style:text-properties fo:font-weight="bold" officeooo:rsid="023f8b92" style:font-weight-asian="bold" style:font-weight-complex="bold"/>
    </style:style>
    <style:style style:name="T64" style:family="text">
      <style:text-properties fo:font-weight="bold" officeooo:rsid="02408a4c" style:font-weight-asian="bold" style:font-weight-complex="bold"/>
    </style:style>
    <style:style style:name="T65" style:family="text">
      <style:text-properties fo:font-weight="bold" officeooo:rsid="027a0e44" style:font-weight-asian="bold" style:font-weight-complex="bold"/>
    </style:style>
    <style:style style:name="T66" style:family="text">
      <style:text-properties fo:font-weight="bold" officeooo:rsid="01e123fa" style:font-weight-asian="bold" style:font-weight-complex="bold"/>
    </style:style>
    <style:style style:name="T67" style:family="text">
      <style:text-properties fo:font-weight="bold" officeooo:rsid="034e39f1" style:font-weight-asian="bold" style:font-weight-complex="bold"/>
    </style:style>
    <style:style style:name="T68" style:family="text">
      <style:text-properties fo:font-weight="bold" officeooo:rsid="041a4cca" style:font-weight-asian="bold" style:font-weight-complex="bold"/>
    </style:style>
    <style:style style:name="T69" style:family="text">
      <style:text-properties fo:font-weight="bold" officeooo:rsid="041d45a7" style:font-weight-asian="bold" style:font-weight-complex="bold"/>
    </style:style>
    <style:style style:name="T70" style:family="text">
      <style:text-properties fo:font-weight="bold" officeooo:rsid="041fe9fc" style:font-weight-asian="bold" style:font-weight-complex="bold"/>
    </style:style>
    <style:style style:name="T71" style:family="text">
      <style:text-properties fo:font-style="italic" fo:font-weight="bold" style:font-name-asian="Noto Sans CJK SC" style:font-style-asian="italic" style:font-weight-asian="bold" style:font-name-complex="Lohit Devanagari" style:font-style-complex="italic" style:font-weight-complex="bold"/>
    </style:style>
    <style:style style:name="T72" style:family="text">
      <style:text-properties fo:font-style="italic" style:font-style-asian="italic" style:font-style-complex="italic"/>
    </style:style>
    <style:style style:name="T73" style:family="text">
      <style:text-properties fo:font-style="italic" officeooo:rsid="029983d0" style:font-style-asian="italic" style:font-style-complex="italic"/>
    </style:style>
    <style:style style:name="T74" style:family="text">
      <style:text-properties fo:font-style="italic" style:font-style-asian="italic" style:font-name-complex="Lohit Devanagari2" style:font-style-complex="italic"/>
    </style:style>
    <style:style style:name="T75" style:family="text">
      <style:text-properties fo:font-size="10pt" style:font-size-asian="10pt" style:font-size-complex="10pt"/>
    </style:style>
    <style:style style:name="T76" style:family="text">
      <style:text-properties fo:font-size="10pt" officeooo:rsid="03428c3d" style:font-size-asian="10pt" style:font-size-complex="10pt"/>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fo:font-weight="bold" style:font-style-asian="italic" style:font-weight-asian="bold" style:font-name-complex="Lohit Devanagari2" style:font-style-complex="italic" style:font-weight-complex="bold"/>
    </style:style>
    <style:style style:name="T79" style:family="text">
      <style:text-properties fo:font-style="normal" fo:font-weight="bold" officeooo:rsid="01fed6b5" style:font-style-asian="italic" style:font-weight-asian="bold" style:font-name-complex="Lohit Devanagari2" style:font-style-complex="italic" style:font-weight-complex="bold"/>
    </style:style>
    <style:style style:name="T80" style:family="text">
      <style:text-properties fo:font-style="normal" style:font-size-asian="12pt" style:font-style-asian="italic" style:font-name-complex="Lohit Devanagari2" style:font-size-complex="12pt" style:font-style-complex="italic"/>
    </style:style>
    <style:style style:name="T81" style:family="text">
      <style:text-properties fo:font-style="normal" style:font-style-asian="italic" style:font-name-complex="Lohit Devanagari2" style:font-style-complex="italic"/>
    </style:style>
    <style:style style:name="T82" style:family="text">
      <style:text-properties fo:font-style="normal" officeooo:rsid="02b250f0" style:font-style-asian="italic" style:font-name-complex="Lohit Devanagari2" style:font-style-complex="italic"/>
    </style:style>
    <style:style style:name="T83" style:family="text">
      <style:text-properties fo:font-size="7pt" style:font-size-asian="7pt" style:font-size-complex="7pt"/>
    </style:style>
    <style:style style:name="T84" style:family="text">
      <style:text-properties fo:font-size="7pt" officeooo:rsid="02959c1f" style:font-size-asian="7pt" style:font-size-complex="7pt"/>
    </style:style>
    <style:style style:name="T85" style:family="text">
      <style:text-properties fo:font-size="7pt" officeooo:rsid="02a26d97" style:font-size-asian="7pt" style:font-size-complex="7pt"/>
    </style:style>
    <style:style style:name="T86" style:family="text">
      <style:text-properties style:text-position="super 58%"/>
    </style:style>
    <style:style style:name="T87" style:family="text">
      <style:text-properties fo:font-size="8pt" style:font-size-asian="8pt" style:font-size-complex="8pt"/>
    </style:style>
    <style:style style:name="T88" style:family="text">
      <style:text-properties fo:background-color="#eeeeee" loext:char-shading-value="0"/>
    </style:style>
    <style:style style:name="T89" style:family="text">
      <style:text-properties officeooo:rsid="01fb6ab6" fo:background-color="#eeeeee" loext:char-shading-value="0"/>
    </style:style>
    <style:style style:name="T90" style:family="text">
      <style:text-properties officeooo:rsid="01fb554e" fo:background-color="#eeeeee" loext:char-shading-value="0"/>
    </style:style>
    <style:style style:name="T91" style:family="text">
      <style:text-properties officeooo:rsid="01ea1f7a" fo:background-color="#eeeeee" loext:char-shading-value="0"/>
    </style:style>
    <style:style style:name="T92" style:family="text">
      <style:text-properties officeooo:rsid="01ac142a" fo:background-color="#eeeeee" loext:char-shading-value="0"/>
    </style:style>
    <style:style style:name="T93" style:family="text">
      <style:text-properties officeooo:rsid="0262c4da" fo:background-color="#eeeeee" loext:char-shading-value="0"/>
    </style:style>
    <style:style style:name="T94" style:family="text">
      <style:text-properties style:font-size-asian="8pt" style:font-size-complex="8pt"/>
    </style:style>
    <style:style style:name="T95" style:family="text">
      <style:text-properties officeooo:rsid="01ea1f7a" style:font-size-asian="8pt" style:font-size-complex="8pt"/>
    </style:style>
    <style:style style:name="T96" style:family="text">
      <style:text-properties officeooo:rsid="01f31b35" style:font-size-asian="8pt" style:font-size-complex="8pt"/>
    </style:style>
    <style:style style:name="T97" style:family="text">
      <style:text-properties style:font-name="DejaVu Sans" fo:font-size="8pt" fo:font-weight="normal" style:font-size-asian="8pt" style:font-weight-asian="normal" style:font-size-complex="8pt" style:font-weight-complex="normal"/>
    </style:style>
    <style:style style:name="T98" style:family="text">
      <style:text-properties style:font-name="DejaVu Sans" fo:font-size="8pt" fo:font-weight="normal" officeooo:rsid="01b4c3b4" style:font-size-asian="8pt" style:font-weight-asian="normal" style:font-size-complex="8pt" style:font-weight-complex="normal"/>
    </style:style>
    <style:style style:name="T99" style:family="text">
      <style:text-properties style:font-name="DejaVu Sans" fo:font-size="8pt" fo:font-weight="normal" officeooo:rsid="01ac142a" style:font-size-asian="8pt" style:font-weight-asian="normal" style:font-size-complex="8pt" style:font-weight-complex="normal"/>
    </style:style>
    <style:style style:name="T100" style:family="text">
      <style:text-properties style:font-name="DejaVu Sans" fo:font-size="8pt" fo:font-weight="normal" officeooo:rsid="026577b6" style:font-size-asian="8pt" style:font-weight-asian="normal" style:font-size-complex="8pt" style:font-weight-complex="normal"/>
    </style:style>
    <style:style style:name="T101" style:family="text">
      <style:text-properties style:font-name="DejaVu Sans" fo:font-size="8pt" officeooo:rsid="01b4c3b4"/>
    </style:style>
    <style:style style:name="T102" style:family="text">
      <style:text-properties style:font-name="DejaVu Sans" fo:font-size="8pt" officeooo:rsid="00a53e07"/>
    </style:style>
    <style:style style:name="T103" style:family="text">
      <style:text-properties style:font-name="DejaVu Sans" fo:font-size="8pt" style:text-underline-style="solid" style:text-underline-width="auto" style:text-underline-color="font-color" fo:font-weight="normal" officeooo:rsid="026577b6" style:font-size-asian="8pt" style:font-weight-asian="normal" style:font-size-complex="8pt" style:font-weight-complex="normal"/>
    </style:style>
    <style:style style:name="T104" style:family="text">
      <style:text-properties style:font-name="FreeMono1" fo:font-size="9pt"/>
    </style:style>
    <style:style style:name="T105" style:family="text">
      <style:text-properties style:font-name="FreeMono1" fo:font-size="9pt" style:font-size-asian="8pt" style:font-size-complex="8pt"/>
    </style:style>
    <style:style style:name="T106" style:family="text">
      <style:text-properties style:font-name="FreeMono1" fo:font-size="9pt" fo:font-style="normal" style:font-size-asian="12pt" style:font-style-asian="italic" style:font-name-complex="Lohit Devanagari2" style:font-size-complex="12pt" style:font-style-complex="italic"/>
    </style:style>
    <style:style style:name="T107" style:family="text">
      <style:text-properties style:font-name="FreeMono1" fo:font-size="9pt" fo:font-style="normal" officeooo:rsid="01fec3b7" style:font-size-asian="12pt" style:font-style-asian="italic" style:font-name-complex="Lohit Devanagari2" style:font-size-complex="12pt" style:font-style-complex="italic"/>
    </style:style>
    <style:style style:name="T108" style:family="text">
      <style:text-properties style:font-name="FreeMono1" fo:font-size="9pt" fo:font-style="normal" officeooo:rsid="02328707" style:font-size-asian="12pt" style:font-style-asian="italic" style:font-name-complex="Lohit Devanagari2" style:font-size-complex="12pt" style:font-style-complex="italic"/>
    </style:style>
    <style:style style:name="T109" style:family="text">
      <style:text-properties style:font-name="FreeMono1" fo:font-size="9pt" fo:font-style="normal" officeooo:rsid="02f55c80" style:font-size-asian="12pt" style:font-style-asian="italic" style:font-name-complex="Lohit Devanagari2" style:font-size-complex="12pt" style:font-style-complex="italic"/>
    </style:style>
    <style:style style:name="T110" style:family="text">
      <style:text-properties style:font-name="FreeMono1" fo:font-size="9pt" officeooo:rsid="019f4cab"/>
    </style:style>
    <style:style style:name="T111" style:family="text">
      <style:text-properties style:font-name="FreeMono1" fo:font-size="9pt" officeooo:rsid="01a16084"/>
    </style:style>
    <style:style style:name="T112" style:family="text">
      <style:text-properties style:font-name="FreeMono1" fo:font-size="9pt" officeooo:rsid="01a2b102"/>
    </style:style>
    <style:style style:name="T113" style:family="text">
      <style:text-properties style:font-name="FreeMono1" fo:font-size="9pt" fo:font-weight="normal" style:font-size-asian="8pt" style:font-weight-asian="normal" style:font-size-complex="8pt" style:font-weight-complex="normal"/>
    </style:style>
    <style:style style:name="T114" style:family="text">
      <style:text-properties style:font-name="FreeMono1" fo:font-size="9pt" fo:font-weight="normal" officeooo:rsid="01aca16c" style:font-size-asian="8pt" style:font-weight-asian="normal" style:font-size-complex="8pt" style:font-weight-complex="normal"/>
    </style:style>
    <style:style style:name="T115" style:family="text">
      <style:text-properties style:font-name="FreeMono1" fo:font-size="9pt" fo:font-weight="normal" officeooo:rsid="01ad98f4" style:font-size-asian="8pt" style:font-weight-asian="normal" style:font-size-complex="8pt" style:font-weight-complex="normal"/>
    </style:style>
    <style:style style:name="T116" style:family="text">
      <style:text-properties style:font-name="FreeMono1" fo:font-size="9pt" fo:font-weight="normal" officeooo:rsid="01b376fb" style:font-size-asian="8pt" style:font-weight-asian="normal" style:font-size-complex="8pt" style:font-weight-complex="normal"/>
    </style:style>
    <style:style style:name="T117" style:family="text">
      <style:text-properties style:font-name="FreeMono1" fo:font-size="9pt" fo:font-weight="normal" officeooo:rsid="01b3919e" style:font-size-asian="8pt" style:font-weight-asian="normal" style:font-size-complex="8pt" style:font-weight-complex="normal"/>
    </style:style>
    <style:style style:name="T118" style:family="text">
      <style:text-properties style:font-name="FreeMono1" fo:font-size="9pt" fo:font-weight="normal" officeooo:rsid="01b4c3b4" style:font-size-asian="8pt" style:font-weight-asian="normal" style:font-size-complex="8pt" style:font-weight-complex="normal"/>
    </style:style>
    <style:style style:name="T119" style:family="text">
      <style:text-properties style:font-name="FreeMono1" fo:font-size="9pt" fo:font-weight="normal" officeooo:rsid="0271a141" style:font-size-asian="8pt" style:font-weight-asian="normal" style:font-size-complex="8pt" style:font-weight-complex="normal"/>
    </style:style>
    <style:style style:name="T120" style:family="text">
      <style:text-properties style:font-name="FreeMono1" fo:font-size="9pt" fo:font-weight="normal" officeooo:rsid="02758b83" style:font-size-asian="8pt" style:font-weight-asian="normal" style:font-size-complex="8pt" style:font-weight-complex="normal"/>
    </style:style>
    <style:style style:name="T121" style:family="text">
      <style:text-properties style:font-name="FreeMono1" fo:font-size="9pt" fo:font-weight="normal" officeooo:rsid="027665ad" style:font-size-asian="8pt" style:font-weight-asian="normal" style:font-size-complex="8pt" style:font-weight-complex="normal"/>
    </style:style>
    <style:style style:name="T122" style:family="text">
      <style:text-properties style:font-name="FreeMono1" fo:font-size="9pt" officeooo:rsid="0206c4d4"/>
    </style:style>
    <style:style style:name="T123" style:family="text">
      <style:text-properties style:font-name="FreeMono1" fo:font-size="9pt" officeooo:rsid="01b3919e"/>
    </style:style>
    <style:style style:name="T124" style:family="text">
      <style:text-properties style:font-name="FreeMono1" fo:font-size="8pt" fo:font-style="normal" style:font-size-asian="8pt" style:font-style-asian="italic" style:font-name-complex="Lohit Devanagari2" style:font-size-complex="8pt" style:font-style-complex="italic"/>
    </style:style>
    <style:style style:name="T125" style:family="text">
      <style:text-properties style:font-name="FreeMono1" fo:font-size="8pt" fo:font-style="normal" officeooo:rsid="03e4b826" style:font-size-asian="8pt" style:font-style-asian="italic" style:font-name-complex="Lohit Devanagari2" style:font-size-complex="8pt" style:font-style-complex="italic"/>
    </style:style>
    <style:style style:name="T126" style:family="text">
      <style:text-properties style:font-name="FreeMono1" fo:font-size="8pt" fo:font-style="normal" officeooo:rsid="0419c2a5" style:font-size-asian="8pt" style:font-style-asian="italic" style:font-name-complex="Lohit Devanagari2" style:font-size-complex="8pt" style:font-style-complex="italic"/>
    </style:style>
    <style:style style:name="T127" style:family="text">
      <style:text-properties fo:font-weight="normal" style:font-weight-asian="normal"/>
    </style:style>
    <style:style style:name="T128" style:family="text">
      <style:text-properties fo:font-weight="normal" style:font-weight-asian="normal" style:font-weight-complex="normal"/>
    </style:style>
    <style:style style:name="T129" style:family="text">
      <style:text-properties fo:font-weight="normal" officeooo:rsid="03725cb7" style:font-weight-asian="normal" style:font-weight-complex="normal"/>
    </style:style>
    <style:style style:name="T130" style:family="text">
      <style:text-properties fo:font-weight="normal" officeooo:rsid="03748994" style:font-weight-asian="normal" style:font-weight-complex="normal"/>
    </style:style>
    <style:style style:name="T131" style:family="text">
      <style:text-properties fo:font-weight="normal" officeooo:rsid="038ab822" style:font-weight-asian="normal" style:font-weight-complex="normal"/>
    </style:style>
    <style:style style:name="T132" style:family="text">
      <style:text-properties fo:font-weight="normal" officeooo:rsid="039385f3" style:font-weight-asian="normal" style:font-weight-complex="normal"/>
    </style:style>
    <style:style style:name="T133" style:family="text">
      <style:text-properties fo:font-weight="normal" officeooo:rsid="03ef361b" style:font-weight-asian="normal" style:font-weight-complex="normal"/>
    </style:style>
    <style:style style:name="T134" style:family="text">
      <style:text-properties fo:font-weight="normal" officeooo:rsid="03f40a52" style:font-weight-asian="normal" style:font-weight-complex="normal"/>
    </style:style>
    <style:style style:name="T135" style:family="text">
      <style:text-properties fo:font-weight="normal" officeooo:rsid="0414e512" style:font-weight-asian="normal" style:font-weight-complex="normal"/>
    </style:style>
    <style:style style:name="T136" style:family="text">
      <style:text-properties fo:font-weight="normal" officeooo:rsid="03eb5c95" style:font-weight-asian="normal" style:font-weight-complex="normal"/>
    </style:style>
    <style:style style:name="T137" style:family="text">
      <style:text-properties fo:font-weight="normal" officeooo:rsid="03627de7" style:font-weight-asian="normal"/>
    </style:style>
    <style:style style:name="T138" style:family="text">
      <style:text-properties fo:font-weight="normal" officeooo:rsid="0414e512" style:font-weight-asian="normal"/>
    </style:style>
    <style:style style:name="T139" style:family="text">
      <style:text-properties fo:font-weight="normal" style:font-size-asian="8pt" style:font-weight-asian="normal" style:font-size-complex="8pt" style:font-weight-complex="normal"/>
    </style:style>
    <style:style style:name="T140" style:family="text">
      <style:text-properties fo:font-weight="normal" officeooo:rsid="01aca16c" style:font-size-asian="8pt" style:font-weight-asian="normal" style:font-size-complex="8pt" style:font-weight-complex="normal"/>
    </style:style>
    <style:style style:name="T141" style:family="text">
      <style:text-properties fo:font-weight="normal" officeooo:rsid="01ad98f4" style:font-size-asian="8pt" style:font-weight-asian="normal" style:font-size-complex="8pt" style:font-weight-complex="normal"/>
    </style:style>
    <style:style style:name="T142" style:family="text">
      <style:text-properties fo:font-weight="normal" officeooo:rsid="01ad1f01" style:font-size-asian="8pt" style:font-weight-asian="normal" style:font-size-complex="8pt" style:font-weight-complex="normal"/>
    </style:style>
    <style:style style:name="T143" style:family="text">
      <style:text-properties fo:font-weight="normal" officeooo:rsid="01b14964" style:font-size-asian="8pt" style:font-weight-asian="normal" style:font-size-complex="8pt" style:font-weight-complex="normal"/>
    </style:style>
    <style:style style:name="T144" style:family="text">
      <style:text-properties fo:font-weight="normal" officeooo:rsid="01b376fb" style:font-size-asian="8pt" style:font-weight-asian="normal" style:font-size-complex="8pt" style:font-weight-complex="normal"/>
    </style:style>
    <style:style style:name="T145" style:family="text">
      <style:text-properties fo:font-weight="normal" officeooo:rsid="01b4a863" style:font-size-asian="8pt" style:font-weight-asian="normal" style:font-size-complex="8pt" style:font-weight-complex="normal"/>
    </style:style>
    <style:style style:name="T146" style:family="text">
      <style:text-properties fo:font-weight="normal" officeooo:rsid="01ac142a" style:font-size-asian="8pt" style:font-weight-asian="normal" style:font-size-complex="8pt" style:font-weight-complex="normal"/>
    </style:style>
    <style:style style:name="T147" style:family="text">
      <style:text-properties fo:font-weight="normal" officeooo:rsid="0262c4da" style:font-size-asian="8pt" style:font-weight-asian="normal" style:font-size-complex="8pt" style:font-weight-complex="normal"/>
    </style:style>
    <style:style style:name="T148" style:family="text">
      <style:text-properties style:font-name="Liberation Mono2" fo:font-size="8pt" style:font-size-asian="8pt" style:font-size-complex="8pt"/>
    </style:style>
    <style:style style:name="T149" style:family="text">
      <style:text-properties style:font-name="Liberation Mono2" fo:font-size="8pt" officeooo:rsid="035d22a1" style:font-size-asian="8pt" style:font-size-complex="8pt"/>
    </style:style>
    <style:style style:name="T150" style:family="text">
      <style:text-properties style:font-name="Liberation Mono2" fo:font-size="8pt" fo:font-style="normal" style:font-size-asian="8pt" style:font-style-asian="italic" style:font-name-complex="Lohit Devanagari2" style:font-size-complex="8pt" style:font-style-complex="italic"/>
    </style:style>
    <style:style style:name="T151" style:family="text">
      <style:text-properties style:font-name="Liberation Mono2" fo:font-size="8pt" fo:font-style="normal" officeooo:rsid="01d6bfcd" style:font-size-asian="8pt" style:font-style-asian="italic" style:font-name-complex="Lohit Devanagari2" style:font-size-complex="8pt" style:font-style-complex="italic"/>
    </style:style>
    <style:style style:name="T152" style:family="text">
      <style:text-properties style:font-name="Liberation Mono2" fo:font-size="8pt" fo:font-style="normal" officeooo:rsid="01f4eb84" style:font-size-asian="8pt" style:font-style-asian="italic" style:font-name-complex="Lohit Devanagari2" style:font-size-complex="8pt" style:font-style-complex="italic"/>
    </style:style>
    <style:style style:name="T153" style:family="text">
      <style:text-properties style:font-name="Liberation Mono2" fo:font-size="8pt" fo:font-style="normal" officeooo:rsid="02b3a1ba" style:font-size-asian="8pt" style:font-style-asian="italic" style:font-name-complex="Lohit Devanagari2" style:font-size-complex="8pt" style:font-style-complex="italic"/>
    </style:style>
    <style:style style:name="T154" style:family="text">
      <style:text-properties style:font-name="Liberation Mono2" fo:font-size="8pt" fo:font-style="normal" fo:font-weight="bold" style:font-size-asian="8pt" style:font-style-asian="italic" style:font-weight-asian="bold" style:font-name-complex="Lohit Devanagari2" style:font-size-complex="8pt" style:font-style-complex="italic" style:font-weight-complex="bold"/>
    </style:style>
    <style:style style:name="T155" style:family="text">
      <style:text-properties style:font-name="Liberation Mono2" fo:font-size="8pt" fo:font-style="normal" fo:font-weight="bold" officeooo:rsid="01d81feb" style:font-size-asian="8pt" style:font-style-asian="italic" style:font-weight-asian="bold" style:font-name-complex="Lohit Devanagari2" style:font-size-complex="8pt" style:font-style-complex="italic" style:font-weight-complex="bold"/>
    </style:style>
    <style:style style:name="T156" style:family="text">
      <style:text-properties style:font-name="Liberation Mono2" fo:font-size="8pt" fo:font-weight="normal" style:font-size-asian="8pt" style:font-weight-asian="normal" style:font-size-complex="8pt"/>
    </style:style>
    <style:style style:name="T157" style:family="text">
      <style:text-properties style:font-name="Liberation Mono2" fo:font-size="8pt" fo:font-weight="normal" officeooo:rsid="03627de7" style:font-size-asian="8pt" style:font-weight-asian="normal" style:font-size-complex="8pt"/>
    </style:style>
    <style:style style:name="T158" style:family="text">
      <style:text-properties style:font-name="Liberation Mono2" fo:font-size="9pt" style:font-size-asian="9pt" style:font-size-complex="9pt"/>
    </style:style>
    <style:style style:name="T159" style:family="text">
      <style:text-properties style:font-name="Liberation Mono2" fo:font-size="10pt" style:font-size-asian="10pt" style:font-size-complex="10pt"/>
    </style:style>
    <style:style style:name="T160" style:family="text">
      <style:text-properties style:text-underline-style="solid" style:text-underline-width="auto" style:text-underline-color="font-color"/>
    </style:style>
    <style:style style:name="T161" style:family="text">
      <style:text-properties style:text-underline-style="solid" style:text-underline-width="auto" style:text-underline-color="font-color" officeooo:rsid="01ea9842"/>
    </style:style>
    <style:style style:name="T162" style:family="text">
      <style:text-properties style:text-underline-style="solid" style:text-underline-width="auto" style:text-underline-color="font-color" fo:font-weight="normal" officeooo:rsid="01b4a863" style:font-size-asian="8pt" style:font-weight-asian="normal" style:font-size-complex="8pt" style:font-weight-complex="normal"/>
    </style:style>
    <style:style style:name="T163" style:family="text">
      <style:text-properties style:text-underline-style="solid" style:text-underline-width="auto" style:text-underline-color="font-color" officeooo:rsid="0260d4f4"/>
    </style:style>
    <style:style style:name="T164" style:family="text">
      <style:text-properties style:text-underline-style="solid" style:text-underline-width="auto" style:text-underline-color="font-color" officeooo:rsid="01aad814" fo:background-color="#eeeeee" loext:char-shading-value="0"/>
    </style:style>
    <style:style style:name="T165" style:family="text">
      <style:text-properties style:text-underline-style="solid" style:text-underline-width="auto" style:text-underline-color="font-color" officeooo:rsid="01ac142a" fo:background-color="#eeeeee" loext:char-shading-value="0"/>
    </style:style>
    <style:style style:name="T166" style:family="text">
      <style:text-properties style:text-underline-style="solid" style:text-underline-width="auto" style:text-underline-color="font-color" officeooo:rsid="01b1aac4"/>
    </style:style>
    <style:style style:name="T167" style:family="text">
      <style:text-properties officeooo:rsid="00d9e37b"/>
    </style:style>
    <style:style style:name="T168" style:family="text">
      <style:text-properties officeooo:rsid="00db87bc"/>
    </style:style>
    <style:style style:name="T169" style:family="text">
      <style:text-properties officeooo:rsid="00db9e86"/>
    </style:style>
    <style:style style:name="T170" style:family="text">
      <style:text-properties fo:color="#1e6a39" style:font-name="Ubuntu Mono1" fo:font-size="8pt" fo:font-style="italic"/>
    </style:style>
    <style:style style:name="T171" style:family="text">
      <style:text-properties fo:color="#1e6a39" style:font-name="Ubuntu Mono1" fo:font-size="8pt" fo:font-style="italic" style:font-size-asian="12pt" style:font-style-asian="italic" style:font-name-complex="Lohit Devanagari2" style:font-size-complex="12pt" style:font-style-complex="italic"/>
    </style:style>
    <style:style style:name="T172" style:family="text">
      <style:text-properties fo:color="#1e6a39" style:font-name="Ubuntu Mono1" fo:font-size="8pt" fo:font-style="italic" officeooo:rsid="023254d5" style:font-size-asian="12pt" style:font-style-asian="italic" style:font-name-complex="Lohit Devanagari2" style:font-size-complex="12pt" style:font-style-complex="italic"/>
    </style:style>
    <style:style style:name="T173" style:family="text">
      <style:text-properties fo:color="#1e6a39" style:font-name="Ubuntu Mono1" fo:font-size="8pt" fo:font-style="italic" fo:font-weight="normal" style:font-size-asian="8pt" style:font-weight-asian="normal" style:font-size-complex="8pt" style:font-weight-complex="normal"/>
    </style:style>
    <style:style style:name="T174" style:family="text">
      <style:text-properties fo:color="#1e6a39" style:font-name="Ubuntu Mono1" fo:font-size="8pt" fo:font-style="italic" fo:font-weight="normal" officeooo:rsid="02659db8" style:font-size-asian="8pt" style:font-weight-asian="normal" style:font-size-complex="8pt" style:font-weight-complex="normal"/>
    </style:style>
    <style:style style:name="T175" style:family="text">
      <style:text-properties fo:color="#1e6a39" style:font-name="Ubuntu Mono1" fo:font-size="8pt" fo:font-style="italic" officeooo:rsid="0347400e"/>
    </style:style>
    <style:style style:name="T176" style:family="text">
      <style:text-properties style:font-name="DejaVu Sans Mono1" fo:font-size="8pt" fo:font-style="normal" style:font-size-asian="12pt" style:font-style-asian="italic" style:font-name-complex="Lohit Devanagari2" style:font-size-complex="12pt" style:font-style-complex="italic"/>
    </style:style>
    <style:style style:name="T177" style:family="text">
      <style:text-properties style:font-name="DejaVu Sans Mono1" fo:font-size="8pt" fo:font-style="normal" officeooo:rsid="01b98c39" style:font-size-asian="12pt" style:font-style-asian="italic" style:font-name-complex="Lohit Devanagari2" style:font-size-complex="12pt" style:font-style-complex="italic"/>
    </style:style>
    <style:style style:name="T178" style:family="text">
      <style:text-properties style:font-name="DejaVu Sans Mono1" fo:font-size="8pt" fo:font-style="normal" officeooo:rsid="01c12176" style:font-size-asian="12pt" style:font-style-asian="italic" style:font-name-complex="Lohit Devanagari2" style:font-size-complex="12pt" style:font-style-complex="italic"/>
    </style:style>
    <style:style style:name="T179" style:family="text">
      <style:text-properties style:font-name="DejaVu Sans Mono1" fo:font-size="8pt" fo:font-style="normal" officeooo:rsid="01e3df5d" style:font-size-asian="12pt" style:font-style-asian="italic" style:font-name-complex="Lohit Devanagari2" style:font-size-complex="12pt" style:font-style-complex="italic"/>
    </style:style>
    <style:style style:name="T180" style:family="text">
      <style:text-properties style:font-name="DejaVu Sans Mono1" fo:font-size="8pt" fo:font-style="normal" officeooo:rsid="0299f40d" style:font-size-asian="12pt" style:font-style-asian="italic" style:font-name-complex="Lohit Devanagari2" style:font-size-complex="12pt" style:font-style-complex="italic"/>
    </style:style>
    <style:style style:name="T181" style:family="text">
      <style:text-properties style:font-name="DejaVu Sans Mono1" fo:font-size="8pt" fo:font-style="normal" officeooo:rsid="02a123e0" style:font-size-asian="12pt" style:font-style-asian="italic" style:font-name-complex="Lohit Devanagari2" style:font-size-complex="12pt" style:font-style-complex="italic"/>
    </style:style>
    <style:style style:name="T182" style:family="text">
      <style:text-properties style:font-name="DejaVu Sans Mono1" fo:font-size="8pt" fo:font-style="normal" officeooo:rsid="029cccea" style:font-size-asian="12pt" style:font-style-asian="italic" style:font-name-complex="Lohit Devanagari2" style:font-size-complex="12pt" style:font-style-complex="italic"/>
    </style:style>
    <style:style style:name="T183" style:family="text">
      <style:text-properties style:font-name="DejaVu Sans Mono1" fo:font-size="8pt" fo:font-style="normal" officeooo:rsid="02f67bed" style:font-size-asian="12pt" style:font-style-asian="italic" style:font-name-complex="Lohit Devanagari2" style:font-size-complex="12pt" style:font-style-complex="italic"/>
    </style:style>
    <style:style style:name="T184" style:family="text">
      <style:text-properties style:font-name="DejaVu Sans Mono1" fo:font-size="8pt" officeooo:rsid="01c496f2"/>
    </style:style>
    <style:style style:name="T185" style:family="text">
      <style:text-properties fo:color="#000000"/>
    </style:style>
    <style:style style:name="T186" style:family="text">
      <style:text-properties fo:color="#000000" fo:font-weight="bold"/>
    </style:style>
    <style:style style:name="T187" style:family="text">
      <style:text-properties fo:color="#000000" style:font-name="FreeMono1" fo:font-size="9pt"/>
    </style:style>
    <style:style style:name="T188" style:family="text">
      <style:text-properties fo:color="#000000" style:font-name="FreeMono1" fo:font-size="9pt" officeooo:rsid="029be029"/>
    </style:style>
    <style:style style:name="T189" style:family="text">
      <style:text-properties fo:color="#000000" style:font-name="FreeMono1" fo:font-size="8pt" fo:font-style="normal" fo:font-weight="normal" style:font-size-asian="8pt" style:font-style-asian="italic" style:font-weight-asian="normal" style:font-name-complex="Lohit Devanagari2" style:font-size-complex="8pt" style:font-style-complex="italic" style:font-weight-complex="normal"/>
    </style:style>
    <style:style style:name="T190" style:family="text">
      <style:text-properties fo:color="#000000" style:font-name="FreeMono1" fo:font-size="8pt" fo:font-style="normal" fo:font-weight="normal" officeooo:rsid="032f5a11" style:font-size-asian="8pt" style:font-style-asian="italic" style:font-weight-asian="normal" style:font-name-complex="Lohit Devanagari2" style:font-size-complex="8pt" style:font-style-complex="italic" style:font-weight-complex="normal"/>
    </style:style>
    <style:style style:name="T191" style:family="text">
      <style:text-properties fo:color="#000000" style:font-name="FreeMono1" fo:font-size="8pt" fo:font-style="normal" style:font-size-asian="8pt" style:font-style-asian="italic" style:font-name-complex="Lohit Devanagari2" style:font-size-complex="8pt" style:font-style-complex="italic"/>
    </style:style>
    <style:style style:name="T192" style:family="text">
      <style:text-properties fo:color="#000000" officeooo:rsid="03283861"/>
    </style:style>
    <style:style style:name="T193" style:family="text">
      <style:text-properties fo:color="#000000" fo:font-weight="normal" style:font-weight-asian="normal"/>
    </style:style>
    <style:style style:name="T194" style:family="text">
      <style:text-properties fo:color="#000000" fo:font-weight="normal" style:font-weight-asian="normal" style:font-weight-complex="normal"/>
    </style:style>
    <style:style style:name="T195" style:family="text">
      <style:text-properties fo:color="#000000" fo:font-weight="normal" officeooo:rsid="032f5a11" style:font-weight-asian="normal" style:font-weight-complex="normal"/>
    </style:style>
    <style:style style:name="T196" style:family="text">
      <style:text-properties fo:color="#000000" fo:font-weight="normal" officeooo:rsid="03f53492" style:font-weight-asian="normal" style:font-weight-complex="normal"/>
    </style:style>
    <style:style style:name="T197" style:family="text">
      <style:text-properties fo:color="#000000" fo:font-weight="normal" officeooo:rsid="0403295d" style:font-weight-asian="normal" style:font-weight-complex="normal"/>
    </style:style>
    <style:style style:name="T198" style:family="text">
      <style:text-properties fo:color="#000000" fo:font-weight="normal" officeooo:rsid="03036e98" style:font-weight-asian="normal" style:font-weight-complex="normal"/>
    </style:style>
    <style:style style:name="T199" style:family="text">
      <style:text-properties fo:color="#000000" fo:font-weight="normal" officeooo:rsid="041631a0" style:font-weight-asian="normal" style:font-weight-complex="normal"/>
    </style:style>
    <style:style style:name="T200" style:family="text">
      <style:text-properties fo:color="#000000" fo:font-weight="normal" officeooo:rsid="0427cb53" style:font-weight-asian="normal" style:font-weight-complex="normal"/>
    </style:style>
    <style:style style:name="T201" style:family="text">
      <style:text-properties fo:color="#000000" fo:font-weight="normal" officeooo:rsid="0428c7db" style:font-weight-asian="normal" style:font-weight-complex="normal"/>
    </style:style>
    <style:style style:name="T202" style:family="text">
      <style:text-properties fo:color="#000000" fo:font-weight="normal" officeooo:rsid="0428cee5" style:font-weight-asian="normal" style:font-weight-complex="normal"/>
    </style:style>
    <style:style style:name="T203" style:family="text">
      <style:text-properties fo:color="#000000" fo:font-weight="normal" officeooo:rsid="04299709" style:font-weight-asian="normal" style:font-weight-complex="normal"/>
    </style:style>
    <style:style style:name="T204" style:family="text">
      <style:text-properties fo:color="#000000" fo:font-weight="normal" officeooo:rsid="042a4596" style:font-weight-asian="normal" style:font-weight-complex="normal"/>
    </style:style>
    <style:style style:name="T205" style:family="text">
      <style:text-properties fo:color="#000000" fo:font-weight="normal" officeooo:rsid="03359219" style:font-weight-asian="normal" style:font-weight-complex="normal"/>
    </style:style>
    <style:style style:name="T206" style:family="text">
      <style:text-properties fo:color="#000000" fo:font-weight="normal" officeooo:rsid="0368382f" style:font-weight-asian="normal"/>
    </style:style>
    <style:style style:name="T207" style:family="text">
      <style:text-properties fo:color="#000000" officeooo:rsid="03304c76"/>
    </style:style>
    <style:style style:name="T208" style:family="text">
      <style:text-properties fo:color="#000000" officeooo:rsid="03317cf4"/>
    </style:style>
    <style:style style:name="T209" style:family="text">
      <style:text-properties fo:color="#000000" style:font-name="Liberation Mono1" fo:font-size="8pt" fo:font-weight="normal" officeooo:rsid="036d118d" style:font-weight-asian="normal" style:font-weight-complex="normal"/>
    </style:style>
    <style:style style:name="T210" style:family="text">
      <style:text-properties fo:color="#000000" style:font-name="Liberation Mono1" fo:font-size="8pt" fo:font-weight="normal" officeooo:rsid="03748994" style:font-weight-asian="normal" style:font-weight-complex="normal"/>
    </style:style>
    <style:style style:name="T211" style:family="text">
      <style:text-properties fo:color="#000000" style:font-name="Liberation Mono1" fo:font-size="8pt" fo:font-weight="normal" officeooo:rsid="037673e8" style:font-weight-asian="normal" style:font-weight-complex="normal"/>
    </style:style>
    <style:style style:name="T212" style:family="text">
      <style:text-properties fo:color="#000000" style:font-name="Liberation Mono1" fo:font-size="8pt" fo:font-weight="normal" officeooo:rsid="0376d712" style:font-weight-asian="normal" style:font-weight-complex="normal"/>
    </style:style>
    <style:style style:name="T213" style:family="text">
      <style:text-properties fo:color="#000000" style:font-name="Liberation Mono1" fo:font-size="8pt" fo:font-weight="normal" officeooo:rsid="03f53492" style:font-weight-asian="normal" style:font-weight-complex="normal"/>
    </style:style>
    <style:style style:name="T214" style:family="text">
      <style:text-properties fo:color="#000000" style:font-name="Liberation Mono1" fo:font-size="8pt" fo:font-weight="normal" officeooo:rsid="0403295d" style:font-weight-asian="normal" style:font-weight-complex="normal"/>
    </style:style>
    <style:style style:name="T215" style:family="text">
      <style:text-properties fo:color="#000000" style:font-name="Liberation Mono1" fo:font-size="8pt" fo:font-weight="normal" officeooo:rsid="03053df9" style:font-weight-asian="normal" style:font-weight-complex="normal"/>
    </style:style>
    <style:style style:name="T216" style:family="text">
      <style:text-properties fo:color="#000000" style:font-name="Liberation Mono1" fo:font-size="8pt" fo:font-weight="normal" officeooo:rsid="03036e98" style:font-weight-asian="normal" style:font-weight-complex="normal"/>
    </style:style>
    <style:style style:name="T217" style:family="text">
      <style:text-properties fo:color="#000000" style:font-name="Liberation Mono1" fo:font-size="8pt" fo:font-weight="normal" officeooo:rsid="0427cb53" style:font-weight-asian="normal" style:font-weight-complex="normal"/>
    </style:style>
    <style:style style:name="T218" style:family="text">
      <style:text-properties fo:color="#000000" style:font-name="Liberation Mono1" fo:font-size="8pt" officeooo:rsid="03eb5c95"/>
    </style:style>
    <style:style style:name="T219" style:family="text">
      <style:text-properties fo:color="#000000" style:font-name="Liberation Mono1" fo:font-size="8pt" officeooo:rsid="03447971"/>
    </style:style>
    <style:style style:name="T220" style:family="text">
      <style:text-properties fo:color="#000000" style:font-name="Liberation Mono1" fo:font-size="8pt" officeooo:rsid="03ef361b"/>
    </style:style>
    <style:style style:name="T221" style:family="text">
      <style:text-properties fo:color="#000000" style:font-name="Liberation Mono1" fo:font-size="8pt" officeooo:rsid="03f40a52"/>
    </style:style>
    <style:style style:name="T222" style:family="text">
      <style:text-properties fo:color="#000000" style:font-name="Liberation Mono1" fo:font-size="8pt" officeooo:rsid="0412ed31"/>
    </style:style>
    <style:style style:name="T223" style:family="text">
      <style:text-properties fo:color="#000000" style:font-name="Liberation Mono1" fo:font-size="8pt" officeooo:rsid="0414e512"/>
    </style:style>
    <style:style style:name="T224" style:family="text">
      <style:text-properties fo:color="#000000" officeooo:rsid="03e65941"/>
    </style:style>
    <style:style style:name="T225" style:family="text">
      <style:text-properties fo:color="#000000" officeooo:rsid="03eb5c95"/>
    </style:style>
    <style:style style:name="T226" style:family="text">
      <style:text-properties fo:color="#000000" officeooo:rsid="03428c3d"/>
    </style:style>
    <style:style style:name="T227" style:family="text">
      <style:text-properties fo:color="#000000" officeooo:rsid="0412ed31"/>
    </style:style>
    <style:style style:name="T228" style:family="text">
      <style:text-properties fo:color="#000000" officeooo:rsid="03ef361b"/>
    </style:style>
    <style:style style:name="T229" style:family="text">
      <style:text-properties fo:color="#000000" officeooo:rsid="0414e512"/>
    </style:style>
    <style:style style:name="T230" style:family="text">
      <style:text-properties fo:color="#000000" style:font-name="DejaVu Sans" fo:font-size="8pt" officeooo:rsid="01b642d5"/>
    </style:style>
    <style:style style:name="T231" style:family="text">
      <style:text-properties fo:color="#000000" officeooo:rsid="01b4a863"/>
    </style:style>
    <style:style style:name="T232" style:family="text">
      <style:text-properties fo:color="#000000" officeooo:rsid="01b642d5"/>
    </style:style>
    <style:style style:name="T233" style:family="text">
      <style:text-properties fo:color="#000000" officeooo:rsid="01f95381"/>
    </style:style>
    <style:style style:name="T234" style:family="text">
      <style:text-properties fo:color="#000000" officeooo:rsid="027a0e44"/>
    </style:style>
    <style:style style:name="T235" style:family="text">
      <style:text-properties fo:color="#000000" officeooo:rsid="01b68b64"/>
    </style:style>
    <style:style style:name="T236" style:family="text">
      <style:text-properties fo:color="#000000" style:font-name="Liberation Mono2" fo:font-size="8pt" fo:font-weight="normal" style:font-size-asian="8pt" style:font-weight-asian="normal" style:font-size-complex="8pt" style:font-weight-complex="normal"/>
    </style:style>
    <style:style style:name="T237" style:family="text">
      <style:text-properties fo:color="#000000" style:font-name="Liberation Mono2" fo:font-size="8pt" fo:font-weight="normal" officeooo:rsid="0428cee5" style:font-size-asian="8pt" style:font-weight-asian="normal" style:font-size-complex="8pt" style:font-weight-complex="normal"/>
    </style:style>
    <style:style style:name="T238" style:family="text">
      <style:text-properties officeooo:rsid="019b9194"/>
    </style:style>
    <style:style style:name="T239" style:family="text">
      <style:text-properties officeooo:rsid="019b9c6d"/>
    </style:style>
    <style:style style:name="T240" style:family="text">
      <style:text-properties officeooo:rsid="019f4cab"/>
    </style:style>
    <style:style style:name="T241" style:family="text">
      <style:text-properties officeooo:rsid="01a0993c"/>
    </style:style>
    <style:style style:name="T242" style:family="text">
      <style:text-properties officeooo:rsid="01a13ef2"/>
    </style:style>
    <style:style style:name="T243" style:family="text">
      <style:text-properties officeooo:rsid="01a16084"/>
    </style:style>
    <style:style style:name="T244" style:family="text">
      <style:text-properties officeooo:rsid="01a2278a"/>
    </style:style>
    <style:style style:name="T245" style:family="text">
      <style:text-properties officeooo:rsid="01a2b102"/>
    </style:style>
    <style:style style:name="T246" style:family="text">
      <style:text-properties officeooo:rsid="01aad814"/>
    </style:style>
    <style:style style:name="T247" style:family="text">
      <style:text-properties officeooo:rsid="01ac142a"/>
    </style:style>
    <style:style style:name="T248" style:family="text">
      <style:text-properties officeooo:rsid="01aca16c"/>
    </style:style>
    <style:style style:name="T249" style:family="text">
      <style:text-properties officeooo:rsid="01ad1f01"/>
    </style:style>
    <style:style style:name="T250" style:family="text">
      <style:text-properties officeooo:rsid="01ad98f4"/>
    </style:style>
    <style:style style:name="T251" style:family="text">
      <style:text-properties officeooo:rsid="01af6236"/>
    </style:style>
    <style:style style:name="T252" style:family="text">
      <style:text-properties officeooo:rsid="01b14964"/>
    </style:style>
    <style:style style:name="T253" style:family="text">
      <style:text-properties officeooo:rsid="01b1aac4"/>
    </style:style>
    <style:style style:name="T254" style:family="text">
      <style:text-properties officeooo:rsid="01b376fb"/>
    </style:style>
    <style:style style:name="T255" style:family="text">
      <style:text-properties officeooo:rsid="01b4a863"/>
    </style:style>
    <style:style style:name="T256" style:family="text">
      <style:text-properties officeooo:rsid="01b4c3b4"/>
    </style:style>
    <style:style style:name="T257" style:family="text">
      <style:text-properties officeooo:rsid="01b642d5"/>
    </style:style>
    <style:style style:name="T258" style:family="text">
      <style:text-properties officeooo:rsid="01b68b64"/>
    </style:style>
    <style:style style:name="T259" style:family="text">
      <style:text-properties officeooo:rsid="01b98c39"/>
    </style:style>
    <style:style style:name="T260" style:family="text">
      <style:text-properties officeooo:rsid="01bc4c64"/>
    </style:style>
    <style:style style:name="T261" style:family="text">
      <style:text-properties officeooo:rsid="01c2ff1b"/>
    </style:style>
    <style:style style:name="T262" style:family="text">
      <style:text-properties officeooo:rsid="01cc206e"/>
    </style:style>
    <style:style style:name="T263" style:family="text">
      <style:text-properties style:font-size-asian="12pt" style:font-style-asian="italic" style:font-name-complex="Lohit Devanagari2" style:font-size-complex="12pt" style:font-style-complex="italic"/>
    </style:style>
    <style:style style:name="T264" style:family="text">
      <style:text-properties officeooo:rsid="01cf2154"/>
    </style:style>
    <style:style style:name="T265" style:family="text">
      <style:text-properties officeooo:rsid="01d69174"/>
    </style:style>
    <style:style style:name="T266" style:family="text">
      <style:text-properties officeooo:rsid="01d6bfcd"/>
    </style:style>
    <style:style style:name="T267" style:family="text">
      <style:text-properties officeooo:rsid="01d76e57"/>
    </style:style>
    <style:style style:name="T268" style:family="text">
      <style:text-properties officeooo:rsid="01db5442"/>
    </style:style>
    <style:style style:name="T269" style:family="text">
      <style:text-properties officeooo:rsid="01e123fa"/>
    </style:style>
    <style:style style:name="T270" style:family="text">
      <style:text-properties officeooo:rsid="01e3df5d"/>
    </style:style>
    <style:style style:name="T271" style:family="text">
      <style:text-properties officeooo:rsid="01ea1f7a"/>
    </style:style>
    <style:style style:name="T272" style:family="text">
      <style:text-properties officeooo:rsid="01ea9842"/>
    </style:style>
    <style:style style:name="T273" style:family="text">
      <style:text-properties officeooo:rsid="01f31b35"/>
    </style:style>
    <style:style style:name="T274" style:family="text">
      <style:text-properties officeooo:rsid="01f667b7"/>
    </style:style>
    <style:style style:name="T275" style:family="text">
      <style:text-properties officeooo:rsid="01f849c0"/>
    </style:style>
    <style:style style:name="T276" style:family="text">
      <style:text-properties officeooo:rsid="01f95c5e"/>
    </style:style>
    <style:style style:name="T277" style:family="text">
      <style:text-properties officeooo:rsid="01f99197"/>
    </style:style>
    <style:style style:name="T278" style:family="text">
      <style:text-properties officeooo:rsid="01fb554e"/>
    </style:style>
    <style:style style:name="T279" style:family="text">
      <style:text-properties officeooo:rsid="01fb6ab6"/>
    </style:style>
    <style:style style:name="T280" style:family="text">
      <style:text-properties officeooo:rsid="01fd5faa"/>
    </style:style>
    <style:style style:name="T281" style:family="text">
      <style:text-properties officeooo:rsid="01fdbc61"/>
    </style:style>
    <style:style style:name="T282" style:family="text">
      <style:text-properties officeooo:rsid="01fec3b7"/>
    </style:style>
    <style:style style:name="T283" style:family="text">
      <style:text-properties officeooo:rsid="01fed6b5"/>
    </style:style>
    <style:style style:name="T284" style:family="text">
      <style:text-properties officeooo:rsid="0206c4d4"/>
    </style:style>
    <style:style style:name="T285" style:family="text">
      <style:text-properties officeooo:rsid="0208b19f"/>
    </style:style>
    <style:style style:name="T286" style:family="text">
      <style:text-properties officeooo:rsid="020a8d0b"/>
    </style:style>
    <style:style style:name="T287" style:family="text">
      <style:text-properties style:font-name="Ubuntu Mono" fo:font-size="9pt" style:font-size-asian="9pt" style:font-size-complex="9pt"/>
    </style:style>
    <style:style style:name="T288" style:family="text">
      <style:text-properties style:font-name="Ubuntu Mono" fo:font-style="italic" officeooo:rsid="022801ea" style:font-style-asian="italic" style:font-style-complex="italic"/>
    </style:style>
    <style:style style:name="T289" style:family="text">
      <style:text-properties style:font-name="Ubuntu Mono" officeooo:rsid="022801ea"/>
    </style:style>
    <style:style style:name="T290" style:family="text">
      <style:text-properties style:font-name="Ubuntu Mono" style:text-underline-style="solid" style:text-underline-width="auto" style:text-underline-color="font-color" officeooo:rsid="01f99197"/>
    </style:style>
    <style:style style:name="T291" style:family="text">
      <style:text-properties style:font-name="Ubuntu Mono" style:text-underline-style="solid" style:text-underline-width="auto" style:text-underline-color="font-color" officeooo:rsid="01f9ba41"/>
    </style:style>
    <style:style style:name="T292" style:family="text">
      <style:text-properties style:font-name="Ubuntu Mono" fo:font-size="8pt" fo:font-style="italic" style:font-size-asian="8pt" style:font-style-asian="italic" style:font-size-complex="8pt" style:font-style-complex="italic"/>
    </style:style>
    <style:style style:name="T293" style:family="text">
      <style:text-properties style:font-name="Ubuntu Mono" fo:font-size="8pt" style:font-size-asian="8pt" style:font-size-complex="8pt"/>
    </style:style>
    <style:style style:name="T294" style:family="text">
      <style:text-properties style:font-name="Ubuntu Mono" fo:font-size="11pt" style:font-size-asian="11pt" style:font-size-complex="11pt"/>
    </style:style>
    <style:style style:name="T295" style:family="text">
      <style:text-properties officeooo:rsid="0225ed27"/>
    </style:style>
    <style:style style:name="T296" style:family="text">
      <style:text-properties officeooo:rsid="022801ea"/>
    </style:style>
    <style:style style:name="T297" style:family="text">
      <style:text-properties officeooo:rsid="022d455a"/>
    </style:style>
    <style:style style:name="T298" style:family="text">
      <style:text-properties officeooo:rsid="0230a715"/>
    </style:style>
    <style:style style:name="T299" style:family="text">
      <style:text-properties officeooo:rsid="023177ed"/>
    </style:style>
    <style:style style:name="T300" style:family="text">
      <style:text-properties officeooo:rsid="023254d5"/>
    </style:style>
    <style:style style:name="T301" style:family="text">
      <style:text-properties officeooo:rsid="02328707"/>
    </style:style>
    <style:style style:name="T302" style:family="text">
      <style:text-properties style:font-style-asian="italic" style:font-style-complex="italic"/>
    </style:style>
    <style:style style:name="T303" style:family="text">
      <style:text-properties officeooo:rsid="023b8bcc"/>
    </style:style>
    <style:style style:name="T304" style:family="text">
      <style:text-properties officeooo:rsid="023ca904"/>
    </style:style>
    <style:style style:name="T305" style:family="text">
      <style:text-properties officeooo:rsid="023ec518"/>
    </style:style>
    <style:style style:name="T306" style:family="text">
      <style:text-properties officeooo:rsid="023f8b92"/>
    </style:style>
    <style:style style:name="T307" style:family="text">
      <style:text-properties officeooo:rsid="02408a4c"/>
    </style:style>
    <style:style style:name="T308" style:family="text">
      <style:text-properties officeooo:rsid="0241ae10"/>
    </style:style>
    <style:style style:name="T309" style:family="text">
      <style:text-properties officeooo:rsid="0244f9f1"/>
    </style:style>
    <style:style style:name="T310" style:family="text">
      <style:text-properties officeooo:rsid="02452086"/>
    </style:style>
    <style:style style:name="T311" style:family="text">
      <style:text-properties style:text-underline-style="none" fo:font-weight="normal" style:font-weight-asian="normal"/>
    </style:style>
    <style:style style:name="T312" style:family="text">
      <style:text-properties style:text-underline-style="none" fo:font-weight="normal" officeooo:rsid="03630107" style:font-weight-asian="normal"/>
    </style:style>
    <style:style style:name="T313" style:family="text">
      <style:text-properties officeooo:rsid="02597a4a"/>
    </style:style>
    <style:style style:name="T314" style:family="text">
      <style:text-properties style:text-position="sub 58%"/>
    </style:style>
    <style:style style:name="T315" style:family="text">
      <style:text-properties officeooo:rsid="025d59c1"/>
    </style:style>
    <style:style style:name="T316" style:family="text">
      <style:text-properties officeooo:rsid="025ef7f3"/>
    </style:style>
    <style:style style:name="T317" style:family="text">
      <style:text-properties officeooo:rsid="0261b24e"/>
    </style:style>
    <style:style style:name="T318" style:family="text">
      <style:text-properties officeooo:rsid="0263f875"/>
    </style:style>
    <style:style style:name="T319" style:family="text">
      <style:text-properties officeooo:rsid="02659db8"/>
    </style:style>
    <style:style style:name="T320" style:family="text">
      <style:text-properties officeooo:rsid="0266cc7e"/>
    </style:style>
    <style:style style:name="T321" style:family="text">
      <style:text-properties officeooo:rsid="02675909"/>
    </style:style>
    <style:style style:name="T322" style:family="text">
      <style:text-properties officeooo:rsid="027143c4"/>
    </style:style>
    <style:style style:name="T323" style:family="text">
      <style:text-properties officeooo:rsid="0271694a"/>
    </style:style>
    <style:style style:name="T324" style:family="text">
      <style:text-properties officeooo:rsid="027b90ad"/>
    </style:style>
    <style:style style:name="T325" style:family="text">
      <style:text-properties officeooo:rsid="027c7035"/>
    </style:style>
    <style:style style:name="T326" style:family="text">
      <style:text-properties officeooo:rsid="02912566"/>
    </style:style>
    <style:style style:name="T327" style:family="text">
      <style:text-properties officeooo:rsid="029194f7"/>
    </style:style>
    <style:style style:name="T328" style:family="text">
      <style:text-properties officeooo:rsid="02934063"/>
    </style:style>
    <style:style style:name="T329" style:family="text">
      <style:text-properties officeooo:rsid="02959c1f"/>
    </style:style>
    <style:style style:name="T330" style:family="text">
      <style:text-properties officeooo:rsid="0296c1e8"/>
    </style:style>
    <style:style style:name="T331" style:family="text">
      <style:text-properties officeooo:rsid="02983e46"/>
    </style:style>
    <style:style style:name="T332" style:family="text">
      <style:text-properties officeooo:rsid="029886a9"/>
    </style:style>
    <style:style style:name="T333" style:family="text">
      <style:text-properties officeooo:rsid="029983d0"/>
    </style:style>
    <style:style style:name="T334" style:family="text">
      <style:text-properties officeooo:rsid="0299f40d"/>
    </style:style>
    <style:style style:name="T335" style:family="text">
      <style:text-properties officeooo:rsid="029cccea"/>
    </style:style>
    <style:style style:name="T336" style:family="text">
      <style:text-properties officeooo:rsid="029d1d23"/>
    </style:style>
    <style:style style:name="T337" style:family="text">
      <style:text-properties officeooo:rsid="029f7c2b"/>
    </style:style>
    <style:style style:name="T338" style:family="text">
      <style:text-properties officeooo:rsid="02aa2d55"/>
    </style:style>
    <style:style style:name="T339" style:family="text">
      <style:text-properties officeooo:rsid="02ac159d"/>
    </style:style>
    <style:style style:name="T340" style:family="text">
      <style:text-properties officeooo:rsid="02ac5cbb"/>
    </style:style>
    <style:style style:name="T341" style:family="text">
      <style:text-properties officeooo:rsid="02acab68"/>
    </style:style>
    <style:style style:name="T342" style:family="text">
      <style:text-properties officeooo:rsid="02b1bcda"/>
    </style:style>
    <style:style style:name="T343" style:family="text">
      <style:text-properties officeooo:rsid="02b4ba47"/>
    </style:style>
    <style:style style:name="T344" style:family="text">
      <style:text-properties officeooo:rsid="02b6b6fe"/>
    </style:style>
    <style:style style:name="T345" style:family="text">
      <style:text-properties officeooo:rsid="02e13813"/>
    </style:style>
    <style:style style:name="T346" style:family="text">
      <style:text-properties officeooo:rsid="02e23732"/>
    </style:style>
    <style:style style:name="T347" style:family="text">
      <style:text-properties officeooo:rsid="02e4789d"/>
    </style:style>
    <style:style style:name="T348" style:family="text">
      <style:text-properties officeooo:rsid="02f55c80"/>
    </style:style>
    <style:style style:name="T349" style:family="text">
      <style:text-properties officeooo:rsid="02f67bed"/>
    </style:style>
    <style:style style:name="T350" style:family="text">
      <style:text-properties officeooo:rsid="02f85c52"/>
    </style:style>
    <style:style style:name="T351" style:family="text">
      <style:text-properties officeooo:rsid="03053df9"/>
    </style:style>
    <style:style style:name="T352" style:family="text">
      <style:text-properties officeooo:rsid="03283861"/>
    </style:style>
    <style:style style:name="T353" style:family="text">
      <style:text-properties officeooo:rsid="032f5a11"/>
    </style:style>
    <style:style style:name="T354" style:family="text">
      <style:text-properties officeooo:rsid="03347e49"/>
    </style:style>
    <style:style style:name="T355" style:family="text">
      <style:text-properties officeooo:rsid="03359219"/>
    </style:style>
    <style:style style:name="T356" style:family="text">
      <style:text-properties officeooo:rsid="03399c5b"/>
    </style:style>
    <style:style style:name="T357" style:family="text">
      <style:text-properties officeooo:rsid="033ffac2"/>
    </style:style>
    <style:style style:name="T358" style:family="text">
      <style:text-properties officeooo:rsid="0343e2c1"/>
    </style:style>
    <style:style style:name="T359" style:family="text">
      <style:text-properties officeooo:rsid="03447971"/>
    </style:style>
    <style:style style:name="T360" style:family="text">
      <style:text-properties officeooo:rsid="03463688"/>
    </style:style>
    <style:style style:name="T361" style:family="text">
      <style:text-properties officeooo:rsid="0347400e"/>
    </style:style>
    <style:style style:name="T362" style:family="text">
      <style:text-properties officeooo:rsid="0348e32b"/>
    </style:style>
    <style:style style:name="T363" style:family="text">
      <style:text-properties officeooo:rsid="03496b96"/>
    </style:style>
    <style:style style:name="T364" style:family="text">
      <style:text-properties officeooo:rsid="034a5aca"/>
    </style:style>
    <style:style style:name="T365" style:family="text">
      <style:text-properties style:font-name-asian="NSimSun"/>
    </style:style>
    <style:style style:name="T366" style:family="text">
      <style:text-properties officeooo:rsid="034adc51"/>
    </style:style>
    <style:style style:name="T367" style:family="text">
      <style:text-properties officeooo:rsid="034ccf51"/>
    </style:style>
    <style:style style:name="T368" style:family="text">
      <style:text-properties officeooo:rsid="034e39f1"/>
    </style:style>
    <style:style style:name="T369" style:family="text">
      <style:text-properties officeooo:rsid="03505d99"/>
    </style:style>
    <style:style style:name="T370" style:family="text">
      <style:text-properties officeooo:rsid="0350e95e"/>
    </style:style>
    <style:style style:name="T371" style:family="text">
      <style:text-properties officeooo:rsid="0353b09c"/>
    </style:style>
    <style:style style:name="T372" style:family="text">
      <style:text-properties officeooo:rsid="0356db0e"/>
    </style:style>
    <style:style style:name="T373" style:family="text">
      <style:text-properties officeooo:rsid="035acefb"/>
    </style:style>
    <style:style style:name="T374" style:family="text">
      <style:text-properties officeooo:rsid="035b3a66"/>
    </style:style>
    <style:style style:name="T375" style:family="text">
      <style:text-properties officeooo:rsid="035d22a1"/>
    </style:style>
    <style:style style:name="T376" style:family="text">
      <style:text-properties officeooo:rsid="036ac3c8"/>
    </style:style>
    <style:style style:name="T377" style:family="text">
      <style:text-properties officeooo:rsid="036bc70f"/>
    </style:style>
    <style:style style:name="T378" style:family="text">
      <style:text-properties officeooo:rsid="036d118d"/>
    </style:style>
    <style:style style:name="T379" style:family="text">
      <style:text-properties officeooo:rsid="0370826a"/>
    </style:style>
    <style:style style:name="T380" style:family="text">
      <style:text-properties officeooo:rsid="03725cb7"/>
    </style:style>
    <style:style style:name="T381" style:family="text">
      <style:text-properties officeooo:rsid="03748994"/>
    </style:style>
    <style:style style:name="T382" style:family="text">
      <style:text-properties officeooo:rsid="038ab822"/>
    </style:style>
    <style:style style:name="T383" style:family="text">
      <style:text-properties officeooo:rsid="038bcf38"/>
    </style:style>
    <style:style style:name="T384" style:family="text">
      <style:text-properties officeooo:rsid="038e616f"/>
    </style:style>
    <style:style style:name="T385" style:family="text">
      <style:text-properties officeooo:rsid="03923b9d"/>
    </style:style>
    <style:style style:name="T386" style:family="text">
      <style:text-properties officeooo:rsid="039385f3"/>
    </style:style>
    <style:style style:name="T387" style:family="text">
      <style:text-properties officeooo:rsid="0393a979"/>
    </style:style>
    <style:style style:name="T388" style:family="text">
      <style:text-properties officeooo:rsid="0395ad90"/>
    </style:style>
    <style:style style:name="T389" style:family="text">
      <style:text-properties officeooo:rsid="039707b5"/>
    </style:style>
    <style:style style:name="T390" style:family="text">
      <style:text-properties officeooo:rsid="0399536b"/>
    </style:style>
    <style:style style:name="T391" style:family="text">
      <style:text-properties officeooo:rsid="03da913a"/>
    </style:style>
    <style:style style:name="T392" style:family="text">
      <style:text-properties officeooo:rsid="03de3667"/>
    </style:style>
    <style:style style:name="T393" style:family="text">
      <style:text-properties officeooo:rsid="03df70b2"/>
    </style:style>
    <style:style style:name="T394" style:family="text">
      <style:text-properties officeooo:rsid="03e31759"/>
    </style:style>
    <style:style style:name="T395" style:family="text">
      <style:text-properties officeooo:rsid="03e4b826"/>
    </style:style>
    <style:style style:name="T396" style:family="text">
      <style:text-properties officeooo:rsid="03e65941"/>
    </style:style>
    <style:style style:name="T397" style:family="text">
      <style:text-properties officeooo:rsid="03e79a23"/>
    </style:style>
    <style:style style:name="T398" style:family="text">
      <style:text-properties officeooo:rsid="03e9e8f2"/>
    </style:style>
    <style:style style:name="T399" style:family="text">
      <style:text-properties officeooo:rsid="03ee183a"/>
    </style:style>
    <style:style style:name="T400" style:family="text">
      <style:text-properties officeooo:rsid="03f18d88"/>
    </style:style>
    <style:style style:name="T401" style:family="text">
      <style:text-properties officeooo:rsid="03f1d03c"/>
    </style:style>
    <style:style style:name="T402" style:family="text">
      <style:text-properties officeooo:rsid="03f40a52"/>
    </style:style>
    <style:style style:name="T403" style:family="text">
      <style:text-properties officeooo:rsid="03f6cc22"/>
    </style:style>
    <style:style style:name="T404" style:family="text">
      <style:text-properties officeooo:rsid="03fa38de"/>
    </style:style>
    <style:style style:name="T405" style:family="text">
      <style:text-properties officeooo:rsid="03febaff"/>
    </style:style>
    <style:style style:name="T406" style:family="text">
      <style:text-properties officeooo:rsid="04007c3d"/>
    </style:style>
    <style:style style:name="T407" style:family="text">
      <style:text-properties officeooo:rsid="040418fe"/>
    </style:style>
    <style:style style:name="T408" style:family="text">
      <style:text-properties officeooo:rsid="0404924e"/>
    </style:style>
    <style:style style:name="T409" style:family="text">
      <style:text-properties officeooo:rsid="0405758a"/>
    </style:style>
    <style:style style:name="T410" style:family="text">
      <style:text-properties officeooo:rsid="0406db5b"/>
    </style:style>
    <style:style style:name="T411" style:family="text">
      <style:text-properties officeooo:rsid="0406ede2"/>
    </style:style>
    <style:style style:name="T412" style:family="text">
      <style:text-properties officeooo:rsid="04085532"/>
    </style:style>
    <style:style style:name="T413" style:family="text">
      <style:text-properties officeooo:rsid="040b0d92"/>
    </style:style>
    <style:style style:name="T414" style:family="text">
      <style:text-properties officeooo:rsid="040cff1f"/>
    </style:style>
    <style:style style:name="T415" style:family="text">
      <style:text-properties officeooo:rsid="040eb6ef"/>
    </style:style>
    <style:style style:name="T416" style:family="text">
      <style:text-properties officeooo:rsid="0419c2a5"/>
    </style:style>
    <style:style style:name="T417" style:family="text">
      <style:text-properties officeooo:rsid="041a4cca"/>
    </style:style>
    <style:style style:name="T418" style:family="text">
      <style:text-properties officeooo:rsid="041d45a7"/>
    </style:style>
    <style:style style:name="T419" style:family="text">
      <style:text-properties officeooo:rsid="041dbadd"/>
    </style:style>
    <style:style style:name="T420" style:family="text">
      <style:text-properties officeooo:rsid="041fe9fc"/>
    </style:style>
    <style:style style:name="T421" style:family="text">
      <style:text-properties officeooo:rsid="04216fac"/>
    </style:style>
    <style:style style:name="T422" style:family="text">
      <style:text-properties officeooo:rsid="042464cc"/>
    </style:style>
    <style:style style:name="T423" style:family="text">
      <style:text-properties officeooo:rsid="0424a883"/>
    </style:style>
    <style:style style:name="T424" style:family="text">
      <style:text-properties officeooo:rsid="0424c846"/>
    </style:style>
    <style:style style:name="T425" style:family="text">
      <style:text-properties officeooo:rsid="0427cb53"/>
    </style:style>
    <style:style style:name="T426" style:family="text">
      <style:text-properties officeooo:rsid="0428c7db"/>
    </style:style>
    <style:style style:name="T427" style:family="text">
      <style:text-properties officeooo:rsid="0428cee5"/>
    </style:style>
    <style:style style:name="T428" style:family="text">
      <style:text-properties officeooo:rsid="0429673f"/>
    </style:style>
    <style:style style:name="T429" style:family="text">
      <style:text-properties officeooo:rsid="04299709"/>
    </style:style>
    <style:style style:name="T430" style:family="text">
      <style:text-properties style:font-name="Courier New" fo:font-size="8pt" officeooo:rsid="04299709" style:font-name-asian="NSimSun" style:font-name-complex="Courier New"/>
    </style:style>
    <style:style style:name="T431" style:family="text">
      <style:text-properties style:font-name="Courier New" fo:font-size="8pt" officeooo:rsid="042a4596" style:font-name-asian="NSimSun" style:font-name-complex="Courier New"/>
    </style:style>
    <style:style style:name="T432" style:family="text">
      <style:text-properties officeooo:rsid="042a4596"/>
    </style:style>
    <style:style style:name="T433" style:family="text">
      <style:text-properties officeooo:rsid="042bed7c"/>
    </style:style>
    <style:style style:name="T434" style:family="text">
      <style:text-properties style:font-name="FreeMono" fo:font-size="8pt" style:font-size-asian="8pt" style:font-name-complex="FreeMono" style:font-size-complex="8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vertical-align="middle" draw:auto-grow-height="false" fo:min-height="0.787cm" fo:min-width="0.4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solid" draw:fill-color="#dedce6" draw:textarea-horizontal-align="justify" draw:textarea-vertical-align="middle" draw:auto-grow-height="false" fo:min-height="1.473cm" fo:min-width="3.1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dedce6" draw:textarea-horizontal-align="justify" draw:textarea-vertical-align="middle" draw:auto-grow-height="false" fo:min-height="1.473cm" fo:min-width="3.119cm" style:run-through="foreground" style:wrap="run-through" style:number-wrapped-paragraphs="no-limit" style:vertical-pos="top" style:vertical-rel="text"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3" text:outline-level="6">Функции</text:h>
      <table:table table:name="Таблица20" table:style-name="Таблица20">
        <table:table-column table:style-name="Таблица20.A"/>
        <table:table-column table:style-name="Таблица20.B"/>
        <table:table-column table:style-name="Таблица20.C"/>
        <table:table-row table:style-name="Таблица20.1">
          <table:table-cell table:style-name="Таблица20.A1" table:number-columns-spanned="3" office:value-type="string">
            <text:p text:style-name="P5"><text:span text:style-name="ubuntu_5f_mono_5f_9"><text:span text:style-name="T59">DRY</text:span></text:span><text:span text:style-name="ubuntu_5f_mono_5f_9">- Don't Repeat Yourself (Не повторяйся)</text:span></text:p>
            <text:p text:style-name="P3"><text:span text:style-name="ubuntu_5f_mono_5f_9">Если фрагмент кода повторяется неколько раз, то ему можно дать имя - получается функция</text:span></text:p>
          </table:table-cell>
          <table:covered-table-cell/>
          <table:covered-table-cell/>
        </table:table-row>
        <table:table-row table:style-name="Таблица20.1">
          <table:table-cell table:style-name="Таблица20.A2" table:number-columns-spanned="3" office:value-type="string">
            <text:p text:style-name="P5"><text:span text:style-name="ubuntu_5f_mono_5f_9">Функция - объект, который выполняет заданный фрагмент программы.</text:span></text:p>
            <text:p text:style-name="P6"><text:span text:style-name="ubuntu_5f_mono_5f_9">Имя функции - ссылка на этот объект </text:span></text:p>
            <text:p text:style-name="P5"><text:span text:style-name="kode9">func()</text:span></text:p>
            <text:p text:style-name="P5"><text:span text:style-name="ubuntu_5f_mono_5f_9">Круглые скобки () - оператор вызова функции</text:span></text:p>
            <text:p text:style-name="P9"><text:span text:style-name="ubuntu_5f_mono_5f_9">Имя функции часто определяется через глагол: go, show, get, set</text:span></text:p>
          </table:table-cell>
          <table:covered-table-cell/>
          <table:covered-table-cell/>
        </table:table-row>
        <table:table-row table:style-name="Таблица20.1">
          <table:table-cell table:style-name="Таблица20.A2" table:number-columns-spanned="3" office:value-type="string">
            <text:p text:style-name="P11"><text:span text:style-name="ubuntu_5f_mono_5f_9">Если имя функции не уникально, то вызываться будет последняя объявленная одноименная функция.</text:span></text:p>
          </table:table-cell>
          <table:covered-table-cell/>
          <table:covered-table-cell/>
        </table:table-row>
        <table:table-row table:style-name="Таблица20.1">
          <table:table-cell table:style-name="Таблица20.A2" table:number-columns-spanned="3" office:value-type="string">
            <text:p text:style-name="P12"><text:span text:style-name="T296">(</text:span><text:span text:style-name="T288">print - это всего лишь ссылка на объект-функцию, а круглые скобки - оператор вызова этой функции</text:span><text:span text:style-name="T289">)</text:span></text:p>
            <text:p text:style-name="P5"><text:span text:style-name="kode9">f</text:span><text:span text:style-name="kode9"><text:span text:style-name="T238">1</text:span></text:span><text:span text:style-name="kode9"> = print</text:span></text:p>
            <text:p text:style-name="P5"><text:span text:style-name="kode9">f</text:span><text:span text:style-name="kode9"><text:span text:style-name="T238">1</text:span></text:span><text:span text:style-name="kode9">('Hello')</text:span><text:span text:style-name="kode9"><text:span text:style-name="T296"> </text:span></text:span><text:span text:style-name="komment"># print и f1 - две ссылки на один объект-функцию.</text:span></text:p>
          </table:table-cell>
          <table:covered-table-cell/>
          <table:covered-table-cell/>
        </table:table-row>
        <table:table-row table:style-name="Таблица20.1">
          <table:table-cell table:style-name="Таблица20.A2" table:number-columns-spanned="3" office:value-type="string">
            <text:p text:style-name="P13"><text:span text:style-name="kode9"><text:span text:style-name="T94">def &lt;name_function&gt;([список параметров]):</text:span></text:span></text:p>
            <text:p text:style-name="P5"><text:span text:style-name="kode9"><text:s text:c="4"/>оператор1</text:span></text:p>
            <text:p text:style-name="P5"><text:span text:style-name="kode9"><text:s text:c="4"/>оператор2</text:span></text:p>
            <text:p text:style-name="P7"><text:span text:style-name="kode9"><text:span text:style-name="T244"><text:s text:c="4"/>return res # явно указываем что должна вернуть функция.</text:span></text:span></text:p>
            <text:p text:style-name="P7"><text:span text:style-name="kode9"><text:span text:style-name="T244"><text:s text:c="4"/># функция возвращает ссылку на объект</text:span></text:span></text:p>
            <text:p text:style-name="P5"><text:span text:style-name="komment"/></text:p>
            <text:p text:style-name="P5"><text:span text:style-name="komment"># </text:span><text:span text:style-name="komment"><text:span text:style-name="T299">тут </text:span></text:span><text:span text:style-name="komment">две пустые строки по PEP8</text:span></text:p>
            <text:p text:style-name="P5"><text:span text:style-name="kode9"><text:span text:style-name="T238">name_function([список аргументов])</text:span></text:span></text:p>
            <text:p text:style-name="P8"><text:span text:style-name="komment"><text:span text:style-name="T239"># При вызове функции должно быть ровно столько аргументов, сколько параметров было </text:span></text:span><text:span text:style-name="komment">задано</text:span><text:span text:style-name="komment"><text:span text:style-name="T239"> при её определении.</text:span></text:span></text:p>
          </table:table-cell>
          <table:covered-table-cell/>
          <table:covered-table-cell/>
        </table:table-row>
        <table:table-row table:style-name="Таблица20.1">
          <table:table-cell table:style-name="Таблица20.A2" table:number-columns-spanned="3" office:value-type="string">
            <text:p text:style-name="P205"><text:span text:style-name="kode9">def get_array(value1 : int, value2 : str) -&gt; list:</text:span></text:p>
            <text:p text:style-name="P205"><text:span text:style-name="komment">""" комментарий к функции</text:span><text:span text:style-name="komment"><text:span text:style-name="T361"> </text:span></text:span><text:span text:style-name="komment">в тройных кавычках,</text:span></text:p>
            <text:p text:style-name="P205"><text:span text:style-name="komment"><text:span text:style-name="T170"><text:s/></text:span></text:span><text:span text:style-name="komment"><text:span text:style-name="T175"><text:s/></text:span></text:span><text:span text:style-name="komment"><text:s/>будет показан в подсказке при на</text:span><text:span text:style-name="komment"><text:span text:style-name="T297">в</text:span></text:span><text:span text:style-name="komment">едении курсора на функцию"""</text:span></text:p>
          </table:table-cell>
          <table:covered-table-cell/>
          <table:covered-table-cell/>
        </table:table-row>
        <table:table-row table:style-name="Таблица20.1">
          <table:table-cell table:style-name="Таблица20.A7" table:number-columns-spanned="2" office:value-type="string">
            <text:p text:style-name="P206"><text:span text:style-name="kode9"><text:span text:style-name="T244">def get_sqrt(x):</text:span></text:span></text:p>
            <text:p text:style-name="P206"><text:span text:style-name="kode9"><text:span text:style-name="T244"><text:s text:c="4"/>res = None if x &lt; 0 else x ** 0.5</text:span></text:span></text:p>
            <text:p text:style-name="P206"><text:span text:style-name="kode9"><text:span text:style-name="T244"><text:s text:c="4"/>return res</text:span></text:span><text:span text:style-name="kode9"><text:span text:style-name="T295">, x</text:span></text:span></text:p>
            <text:p text:style-name="kode_5f_tab"><text:span text:style-name="kode9"/></text:p>
            <text:p text:style-name="P206"><text:span text:style-name="kode9"><text:span text:style-name="T244">a</text:span></text:span><text:span text:style-name="kode9"><text:span text:style-name="T295">, b</text:span></text:span><text:span text:style-name="kode9"><text:span text:style-name="T244"> = get_sqrt(49)</text:span></text:span></text:p>
          </table:table-cell>
          <table:covered-table-cell/>
          <table:table-cell table:style-name="Таблица20.A2" office:value-type="string">
            <text:p text:style-name="P206"><text:span text:style-name="ubuntu_5f_mono_5f_9"><text:span text:style-name="T292"><text:s/>- x ссылается на число 49</text:span></text:span></text:p>
            <text:p text:style-name="P206"><text:span text:style-name="ubuntu_5f_mono_5f_9"><text:span text:style-name="T292"><text:s/>- вычисляем 49 ** 0.5</text:span></text:span></text:p>
            <text:p text:style-name="P206"><text:span text:style-name="ubuntu_5f_mono_5f_9"><text:span text:style-name="T292"><text:s/>- переменной res присваивается 7.0 (res ссылается на объект 7.0)</text:span></text:span></text:p>
            <text:p text:style-name="P206"><text:span text:style-name="ubuntu_5f_mono_5f_9"><text:span text:style-name="T292"><text:s/>- функция возвращает ссылку на объект, содержащий 7.0</text:span></text:span></text:p>
            <text:p text:style-name="P206"><text:span text:style-name="ubuntu_5f_mono_5f_9"><text:span text:style-name="T293">Как только программа встречает return, функция завершает свою работу</text:span></text:span></text:p>
          </table:table-cell>
        </table:table-row>
        <table:table-row table:style-name="Таблица20.1">
          <table:table-cell table:style-name="Таблица20.A2" table:number-columns-spanned="3" office:value-type="string">
            <text:p text:style-name="P206"><text:span text:style-name="kode9"><text:span text:style-name="T244">def get_max2(a, b):</text:span></text:span></text:p>
            <text:p text:style-name="P206"><text:span text:style-name="kode9"><text:span text:style-name="T244"><text:s text:c="4"/>return a if a &gt; b else b</text:span></text:span></text:p>
            <text:p text:style-name="P206"><text:span text:style-name="kode9"/></text:p>
            <text:p text:style-name="P207"><text:span text:style-name="kode9"><text:span text:style-name="T245">def get_max3(a, b, c):</text:span></text:span></text:p>
            <text:p text:style-name="P207"><text:span text:style-name="kode9"><text:span text:style-name="T245"><text:s text:c="4"/>return get_max2(</text:span></text:span><text:span text:style-name="kode9"><text:span text:style-name="T104">a</text:span></text:span><text:span text:style-name="kode9"><text:span text:style-name="T245">, get_max2(</text:span></text:span><text:span text:style-name="kode9"><text:span text:style-name="T104">b</text:span></text:span><text:span text:style-name="kode9"><text:span text:style-name="T112">, c</text:span></text:span><text:span text:style-name="kode9"><text:span text:style-name="T245">))</text:span></text:span></text:p>
          </table:table-cell>
          <table:covered-table-cell/>
          <table:covered-table-cell/>
        </table:table-row>
        <table:table-row table:style-name="Таблица20.1">
          <table:table-cell table:style-name="Таблица20.A7" table:number-rows-spanned="2" office:value-type="string">
            <text:p text:style-name="P208"><text:span text:style-name="kode9"><text:span text:style-name="T240">perim = True</text:span></text:span></text:p>
            <text:p text:style-name="P208"><text:span text:style-name="kode9"><text:span text:style-name="T240">if perim:</text:span></text:span></text:p>
            <text:p text:style-name="P208"><text:span text:style-name="kode9"><text:span text:style-name="T240"><text:s text:c="4"/>def get_rect(a, b):</text:span></text:span></text:p>
            <text:p text:style-name="P208"><text:span text:style-name="kode9"><text:span text:style-name="T240"><text:s text:c="8"/>return 2 * (a + b)</text:span></text:span></text:p>
            <text:p text:style-name="P208"><text:span text:style-name="kode9"><text:span text:style-name="T104">e</text:span></text:span><text:span text:style-name="kode9"><text:span text:style-name="T110">lse</text:span></text:span><text:span text:style-name="kode9"><text:span text:style-name="T240">:</text:span></text:span></text:p>
            <text:p text:style-name="P208"><text:span text:style-name="kode9"><text:span text:style-name="T240"><text:s text:c="4"/>def get_rect(a, b):</text:span></text:span></text:p>
            <text:p text:style-name="P208"><text:span text:style-name="kode9"><text:span text:style-name="T240"><text:s text:c="8"/>return </text:span></text:span><text:span text:style-name="kode9"><text:span text:style-name="T104">a</text:span></text:span><text:span text:style-name="kode9"><text:span text:style-name="T110"> * </text:span></text:span><text:span text:style-name="kode9"><text:span text:style-name="T240">b</text:span></text:span></text:p>
          </table:table-cell>
          <table:table-cell table:style-name="Таблица20.A2" table:number-columns-spanned="2" office:value-type="string">
            <text:p text:style-name="P208"><text:span text:style-name="kode9"><text:span text:style-name="T240">def even(x): <text:s text:c="3"/># True, False</text:span></text:span></text:p>
            <text:p text:style-name="P208"><text:span text:style-name="kode9"><text:span text:style-name="T240"><text:s text:c="4"/>return x % 2 == 0</text:span></text:span></text:p>
            <text:p text:style-name="P208"><text:span text:style-name="kode9"/></text:p>
            <text:p text:style-name="P208"><text:span text:style-name="kode9"><text:span text:style-name="T240">for i in range(1, 20):</text:span></text:span></text:p>
            <text:p text:style-name="P208"><text:span text:style-name="kode9"><text:span text:style-name="T240"><text:s text:c="4"/>if even(i):</text:span></text:span></text:p>
            <text:p text:style-name="P208"><text:span text:style-name="kode9"><text:span text:style-name="T240"><text:s text:c="8"/>print(i)</text:span></text:span></text:p>
          </table:table-cell>
          <table:covered-table-cell/>
        </table:table-row>
        <table:table-row table:style-name="Таблица20.1">
          <table:covered-table-cell/>
          <table:table-cell table:style-name="Таблица20.A2" table:number-columns-spanned="2" office:value-type="string">
            <text:p text:style-name="P208"><text:span text:style-name="kode9"><text:span text:style-name="T240">[print(i) for i in iter(input, '1') if even(int(i))]</text:span></text:span></text:p>
          </table:table-cell>
          <table:covered-table-cell/>
        </table:table-row>
        <table:table-row table:style-name="Таблица20.1">
          <table:table-cell table:style-name="Таблица20.A2" table:number-columns-spanned="3" office:value-type="string">
            <text:p text:style-name="P135"><text:span text:style-name="dejavu_5f_mono_5f_8"><text:span text:style-name="T287"># Сложная функция</text:span></text:span></text:p>
            <text:p text:style-name="P135"><text:span text:style-name="kode9"><text:span text:style-name="T168">def func1(n):</text:span></text:span></text:p>
            <text:p text:style-name="P135"><text:span text:style-name="kode9"><text:s text:c="4"/></text:span><text:span text:style-name="kode9"><text:span text:style-name="T168">def func2(x):</text:span></text:span></text:p>
            <text:p text:style-name="P135"><text:span text:style-name="kode9"><text:s text:c="8"/></text:span><text:span text:style-name="kode9"><text:span text:style-name="T168">return x + n</text:span></text:span></text:p>
            <text:p text:style-name="P135"><text:span text:style-name="kode9"><text:s text:c="4"/></text:span><text:span text:style-name="kode9"><text:span text:style-name="T168">return func2 </text:span></text:span></text:p>
            <text:p text:style-name="P135"><text:span text:style-name="kode9"><text:span text:style-name="T168">new = func1(100) </text:span></text:span></text:p>
            <text:p text:style-name="P135"><text:span text:style-name="kode9"><text:span text:style-name="T168">new(200) <text:s/>&gt;&gt;&gt; 30</text:span></text:span><text:span text:style-name="kode9"><text:span text:style-name="T169">0</text:span></text:span></text:p>
          </table:table-cell>
          <table:covered-table-cell/>
          <table:covered-table-cell/>
        </table:table-row>
        <table:table-row table:style-name="Таблица20.1">
          <table:table-cell table:style-name="Таблица20.A12" table:number-columns-spanned="3" office:value-type="string">
            <text:p text:style-name="kode"><text:span text:style-name="lib_5f_mono8"><text:span text:style-name="T59">Именованные аргументы.</text:span></text:span></text:p>
          </table:table-cell>
          <table:covered-table-cell/>
          <table:covered-table-cell/>
        </table:table-row>
        <table:table-row table:style-name="Таблица20.1">
          <table:table-cell table:style-name="Таблица20.A2" table:number-columns-spanned="3" office:value-type="string">
            <text:p text:style-name="kode"><text:span text:style-name="kode9">def get_v(a, b, c)</text:span></text:p>
            <text:p text:style-name="kode"><text:span text:style-name="kode9"><text:s text:c="4"/>print(f"a = {a}, b = {b}, c = {c}")</text:span></text:p>
            <text:p text:style-name="kode"><text:span text:style-name="kode9"><text:s text:c="4"/>return a * b * c</text:span></text:p>
            <text:p text:style-name="kode"><text:span text:style-name="kode9"/></text:p>
            <text:p text:style-name="kode"><text:span text:style-name="kode9"><text:span text:style-name="T276">v = get_v(1, 2, 3)</text:span></text:span><text:span text:style-name="kode9"><text:span text:style-name="T277"> </text:span></text:span><text:span text:style-name="komment">#Позиционная запись аргументов </text:span></text:p>
            <text:p text:style-name="kode"><text:span text:style-name="komment"># т.е. значения определяются порядком записи аргументов:</text:span></text:p>
            <text:p text:style-name="kode"><text:span text:style-name="kode9"><text:span text:style-name="T277">v = get_v(b=1, a=2, c=3) </text:span></text:span><text:span text:style-name="komment"># именованные аргументы</text:span></text:p>
            <text:p text:style-name="kode"><text:span text:style-name="kode9">v = get_v(1, c=2, b=3)</text:span></text:p>
          </table:table-cell>
          <table:covered-table-cell/>
          <table:covered-table-cell/>
        </table:table-row>
        <table:table-row table:style-name="Таблица20.1">
          <table:table-cell table:style-name="Таблица20.A2" table:number-columns-spanned="3" office:value-type="string">
            <text:p text:style-name="P386"><text:span text:style-name="kode9"><text:span text:style-name="T290">Нельзя</text:span></text:span><text:span text:style-name="kode9"><text:span text:style-name="T291"> ставить позиционные аргументы после именованных</text:span></text:span><text:span text:style-name="kode9"><text:span text:style-name="T290">:</text:span></text:span></text:p>
            <text:p text:style-name="P386"><text:span text:style-name="kode9"><text:span text:style-name="T277">v=get_v(a=1, 2, 3)</text:span></text:span></text:p>
          </table:table-cell>
          <table:covered-table-cell/>
          <table:covered-table-cell/>
        </table:table-row>
        <text:soft-page-break/>
        <table:table-row table:style-name="Таблица20.1">
          <table:table-cell table:style-name="Таблица20.A2" table:number-columns-spanned="3" office:value-type="string">
            <text:p text:style-name="kode"><text:span text:style-name="lib_5f_mono8"><text:span text:style-name="T59">Параметры со значениями по умолчанию</text:span></text:span><text:span text:style-name="lib_5f_mono8"><text:span text:style-name="T61"> (формальные параметры)</text:span></text:span><text:span text:style-name="lib_5f_mono8"><text:span text:style-name="T59">.</text:span></text:span></text:p>
            <text:p text:style-name="kode"><text:span text:style-name="kode9">def get_v(a, b, c, verbose=True):</text:span></text:p>
            <text:p text:style-name="kode"><text:span text:style-name="kode9"><text:s text:c="4"/>if verbose:</text:span></text:p>
            <text:p text:style-name="kode"><text:span text:style-name="kode9"><text:s text:c="8"/>print(. . .)</text:span></text:p>
            <text:p text:style-name="kode"><text:span text:style-name="kode9"><text:s text:c="4"/>return . . .</text:span></text:p>
            <text:p text:style-name="kode"><text:span text:style-name="kode9"/></text:p>
            <text:p text:style-name="kode"><text:span text:style-name="ubuntu_5f_mono_5f_9"># a, b, c - фактические параметры</text:span></text:p>
            <text:p text:style-name="kode"><text:span text:style-name="ubuntu_5f_mono_5f_9"># verbose - формальный параметр</text:span></text:p>
            <text:p text:style-name="kode"><text:span text:style-name="kode9"><text:span text:style-name="T276">v = get_v(1, 2, 3)</text:span></text:span><text:span text:style-name="kode9"><text:span text:style-name="T277"> </text:span></text:span><text:span text:style-name="komment">#</text:span><text:span text:style-name="komment"><text:span text:style-name="T171"> </text:span></text:span><text:span text:style-name="komment"><text:span text:style-name="T172">При вызове функции формальный параметр указывать необязательно</text:span></text:span></text:p>
            <text:p text:style-name="kode"><text:span text:style-name="kode9"><text:span text:style-name="T276">v = get_v(1, 2, 3</text:span></text:span><text:span text:style-name="kode9"><text:span text:style-name="T300">, False</text:span></text:span><text:span text:style-name="kode9"><text:span text:style-name="T276">)</text:span></text:span></text:p>
          </table:table-cell>
          <table:covered-table-cell/>
          <table:covered-table-cell/>
        </table:table-row>
        <table:table-row table:style-name="Таблица20.1">
          <table:table-cell table:style-name="Таблица20.A2" table:number-columns-spanned="3" office:value-type="string">
            <text:p text:style-name="P349"><text:span text:style-name="lib_5f_mono8"><text:span text:style-name="T59">Изменяемый объект в параметрах по умолчанию</text:span></text:span></text:p>
            <text:p text:style-name="P348"><text:span text:style-name="kode9"><text:span text:style-name="T90">def add_value(value, lst=[])</text:span></text:span><text:span text:style-name="kode9"><text:span text:style-name="T278">:</text:span></text:span></text:p>
            <text:p text:style-name="P348"><text:span text:style-name="kode9"><text:span text:style-name="T278"><text:s text:c="4"/>lst.append(value)</text:span></text:span></text:p>
            <text:p text:style-name="P348"><text:span text:style-name="kode9"><text:span text:style-name="T278"><text:s text:c="4"/>return lst</text:span></text:span></text:p>
            <text:p text:style-name="P348"><text:span text:style-name="kode9"/></text:p>
            <text:p text:style-name="P348"><text:span text:style-name="kode9"><text:span text:style-name="T278">l = add_value(1)</text:span></text:span></text:p>
            <text:p text:style-name="P348"><text:span text:style-name="kode9"><text:span text:style-name="T278">l = add_value(2) </text:span></text:span><text:span text:style-name="kode9"><text:span text:style-name="T106">#</text:span></text:span><text:span text:style-name="kode9"><text:span text:style-name="T278"> lst ссылается на тот же смый список</text:span></text:span><text:span text:style-name="kode9"><text:span text:style-name="T298">!!</text:span></text:span></text:p>
            <text:p text:style-name="P348"><text:span text:style-name="kode9"><text:span text:style-name="T278">print(lst) &gt;&gt;&gt; [1, 2]</text:span></text:span></text:p>
            <text:p text:style-name="P348"><text:span text:style-name="kode9"/></text:p>
            <text:p text:style-name="P352"><text:span text:style-name="ubuntu_5f_mono_5f_9">lst=[] - это изменяемый тип данных</text:span></text:p>
            <text:p text:style-name="P352"><text:span text:style-name="ubuntu_5f_mono_5f_9">Значения параметров по умолчанию создаются </text:span><text:span text:style-name="ubuntu_5f_mono_5f_9"><text:span text:style-name="T361">один раз - </text:span></text:span><text:span text:style-name="ubuntu_5f_mono_5f_9">при определении функции, а не при вызове!</text:span></text:p>
            <text:p text:style-name="P352"><text:span text:style-name="ubuntu_5f_mono_5f_9">То есть для вызова используется уже определённое значение.</text:span></text:p>
            <text:p text:style-name="P352"><text:span text:style-name="ubuntu_5f_mono_5f_9"/></text:p>
            <text:p text:style-name="P352"><text:span text:style-name="ubuntu_5f_mono_5f_9">У функций параметр __defaults__ хранит значения по умолчанию.</text:span></text:p>
            <text:p text:style-name="P352"><text:span text:style-name="ubuntu_5f_mono_5f_9">Если внутри функции изменится изменяемый объект, то в func.__defaults__ он тоже изменится, что отразится при следующем вызове функции.</text:span></text:p>
          </table:table-cell>
          <table:covered-table-cell/>
          <table:covered-table-cell/>
        </table:table-row>
        <table:table-row table:style-name="Таблица20.1">
          <table:table-cell table:style-name="Таблица20.A2" table:number-columns-spanned="3" office:value-type="string">
            <text:p text:style-name="P387"><text:span text:style-name="ubuntu_5f_mono_5f_9"><text:span text:style-name="T160">Изменить такое поведение:</text:span></text:span></text:p>
            <text:p text:style-name="P387"><text:span text:style-name="kode9"><text:span text:style-name="T89">l = add_value(2, [])</text:span></text:span></text:p>
            <text:p text:style-name="P387"><text:span text:style-name="ubuntu_5f_mono_5f_9"><text:span text:style-name="T160">Или указать в качестве параметров неизменяемые типы данных:</text:span></text:span></text:p>
            <text:p text:style-name="P387"><text:span text:style-name="kode9"><text:span text:style-name="T89">def add_value(value, lst=None):</text:span></text:span></text:p>
            <text:p text:style-name="P387"><text:span text:style-name="kode9"><text:span text:style-name="T279"><text:s text:c="4"/>if lst is None:</text:span></text:span></text:p>
            <text:p text:style-name="P387"><text:span text:style-name="kode9"><text:span text:style-name="T279"><text:s text:c="8"/>lst = []</text:span></text:span></text:p>
            <text:p text:style-name="P387"><text:span text:style-name="kode9"><text:span text:style-name="T279"><text:s text:c="4"/>lst.append(value)</text:span></text:span></text:p>
            <text:p text:style-name="P387"><text:span text:style-name="kode9"><text:span text:style-name="T279"><text:s text:c="4"/>return lst</text:span></text:span></text:p>
            <text:p text:style-name="P387"><text:span text:style-name="komment"><text:span text:style-name="T302"># При этом:</text:span></text:span></text:p>
            <text:p text:style-name="P387"><text:span text:style-name="kode9"><text:span text:style-name="T106">l</text:span></text:span><text:span text:style-name="kode9"><text:span text:style-name="T108">s</text:span></text:span><text:span text:style-name="kode9"><text:span text:style-name="T278"> = add_value(1)</text:span></text:span></text:p>
            <text:p text:style-name="P387"><text:span text:style-name="kode9"><text:span text:style-name="T301">ls = add_value(2) &gt;&gt; [2]</text:span></text:span></text:p>
            <text:p text:style-name="P387"><text:span text:style-name="kode9"><text:span text:style-name="T106">l</text:span></text:span><text:span text:style-name="kode9"><text:span text:style-name="T108">s</text:span></text:span><text:span text:style-name="kode9"><text:span text:style-name="T278"> = add_value(</text:span></text:span><text:span text:style-name="kode9"><text:span text:style-name="T301">3, ls</text:span></text:span><text:span text:style-name="kode9"><text:span text:style-name="T278">)</text:span></text:span><text:span text:style-name="kode9"><text:span text:style-name="T301"> &gt;&gt; [2, 3]</text:span></text:span></text:p>
          </table:table-cell>
          <table:covered-table-cell/>
          <table:covered-table-cell/>
        </table:table-row>
      </table:table>
      <text:p text:style-name="kode"/>
      <table:table table:name="Таблица32" table:style-name="Таблица32">
        <table:table-column table:style-name="Таблица32.A"/>
        <table:table-column table:style-name="Таблица32.B"/>
        <table:table-column table:style-name="Таблица32.C"/>
        <table:table-column table:style-name="Таблица32.D"/>
        <table:table-row table:style-name="Таблица32.1">
          <table:table-cell table:style-name="Таблица32.A1" table:number-columns-spanned="4" office:value-type="string">
            <text:h text:style-name="title_5f_ubuntu_5f_mono_5f_11" text:outline-level="6"><text:span text:style-name="lib_5f_mono8">Функции с произвольным чи</text:span><text:span text:style-name="lib_5f_mono8"><text:span text:style-name="T71">c</text:span></text:span><text:span text:style-name="lib_5f_mono8">лом аргументов</text:span></text:h>
          </table:table-cell>
          <table:covered-table-cell/>
          <table:covered-table-cell/>
          <table:covered-table-cell/>
        </table:table-row>
        <table:table-row table:style-name="Таблица32.1">
          <table:table-cell table:style-name="Таблица32.A13" table:number-columns-spanned="4" office:value-type="string">
            <text:p text:style-name="P357"><text:span text:style-name="lib_5f_mono8"><text:span text:style-name="T154">Ф</text:span></text:span><text:span text:style-name="lib_5f_mono8"><text:span text:style-name="T78">ункци</text:span></text:span><text:span text:style-name="lib_5f_mono8"><text:span text:style-name="T79">я</text:span></text:span><text:span text:style-name="lib_5f_mono8"><text:span text:style-name="T78"> с произвольным числом фактических параметров:</text:span></text:span></text:p>
            <text:p text:style-name="P358"><text:span text:style-name="kode9"><text:span text:style-name="T280">def os_path(*args):</text:span></text:span><text:span text:style-name="kode9"><text:span text:style-name="T281"> </text:span></text:span><text:span text:style-name="komment"># *args - имя переменной, кот.ссылается на список фактических параметров</text:span></text:p>
            <text:p text:style-name="P358"><text:span text:style-name="kode9"><text:span text:style-name="T280"><text:s text:c="4"/></text:span></text:span><text:span text:style-name="kode9"><text:span text:style-name="T281">path = "\\".join(</text:span></text:span><text:span text:style-name="kode9"><text:span text:style-name="T280">args)</text:span></text:span></text:p>
            <text:p text:style-name="P357"><text:span text:style-name="kode9"><text:span text:style-name="T281"><text:s text:c="4"/>return path</text:span></text:span></text:p>
            <text:p text:style-name="P358"><text:span text:style-name="kode9"/></text:p>
            <text:p text:style-name="P358"><text:span text:style-name="kode9"><text:span text:style-name="T281">p = </text:span></text:span><text:span text:style-name="kode9"><text:span text:style-name="T280">os_path(str1, str2, str3)</text:span></text:span></text:p>
            <text:p text:style-name="P357"><text:span text:style-name="komment"><text:span text:style-name="T87"># Но вызовет ошибку:</text:span></text:span></text:p>
            <text:p text:style-name="P359"><text:span text:style-name="kode9"><text:span text:style-name="T281">p = </text:span></text:span><text:span text:style-name="kode9"><text:span text:style-name="T280">os_path(str1, str2, str3</text:span></text:span><text:span text:style-name="kode9"><text:span text:style-name="T281">, sep='/'</text:span></text:span><text:span text:style-name="kode9"><text:span text:style-name="T280">)</text:span></text:span><text:span text:style-name="kode9"><text:span text:style-name="T281"> </text:span></text:span></text:p>
            <text:p text:style-name="P351"><text:span text:style-name="komment"># sep - именованный аргумент, но переменная sep не определена. </text:span></text:p>
            <text:p text:style-name="P351"><text:span text:style-name="komment"><text:span text:style-name="T299"># </text:span></text:span><text:span text:style-name="komment">Надо прописать формальный параметр sep при определении функции:</text:span></text:p>
            <text:p text:style-name="P359"><text:span text:style-name="kode9"><text:span text:style-name="T280">def os_path(*args</text:span></text:span><text:span text:style-name="kode9"><text:span text:style-name="T282">, sep='\\'</text:span></text:span><text:span text:style-name="kode9"><text:span text:style-name="T280">):</text:span></text:span></text:p>
            <text:p text:style-name="P359"><text:span text:style-name="kode9"><text:span text:style-name="T280"><text:s text:c="4"/></text:span></text:span><text:span text:style-name="kode9"><text:span text:style-name="T281">path = </text:span></text:span><text:span text:style-name="kode9"><text:span text:style-name="T106">s</text:span></text:span><text:span text:style-name="kode9"><text:span text:style-name="T107">ep</text:span></text:span><text:span text:style-name="kode9"><text:span text:style-name="T281">.join(</text:span></text:span><text:span text:style-name="kode9"><text:span text:style-name="T280">args)</text:span></text:span></text:p>
            <text:p text:style-name="P359"><text:span text:style-name="kode9"><text:span text:style-name="T281"><text:s text:c="4"/>return path</text:span></text:span></text:p>
          </table:table-cell>
          <table:covered-table-cell/>
          <table:covered-table-cell/>
          <table:covered-table-cell/>
        </table:table-row>
        <table:table-row table:style-name="Таблица32.1">
          <table:table-cell table:style-name="Таблица32.A3" table:number-columns-spanned="2" office:value-type="string">
            <text:p text:style-name="kode_5f_tab"><text:span text:style-name="kode8">def my_func(*args):</text:span></text:p>
            <text:p text:style-name="kode_5f_tab"><text:span text:style-name="kode8"><text:s text:c="4"/>print(type(args))</text:span></text:p>
            <text:p text:style-name="kode_5f_tab"><text:span text:style-name="kode8"><text:s text:c="4"/>print(args)</text:span></text:p>
            <text:p text:style-name="kode_5f_tab"><text:span text:style-name="kode8"/></text:p>
            <text:p text:style-name="kode_5f_tab"><text:span text:style-name="kode8">my_func()</text:span></text:p>
            <text:p text:style-name="kode_5f_tab"><text:span text:style-name="kode8">my_func(1, 2, 3)</text:span></text:p>
            <text:p text:style-name="kode_5f_tab"><text:span text:style-name="kode8">my_func('a', 'b')</text:span></text:p>
          </table:table-cell>
          <table:covered-table-cell/>
          <table:table-cell table:style-name="Таблица32.C3" table:number-columns-spanned="2" office:value-type="string">
            <text:p text:style-name="P211"><text:span text:style-name="kode8"><text:span text:style-name="T362">&gt;&gt;&gt;</text:span></text:span></text:p>
            <text:p text:style-name="P211"><text:span text:style-name="kode8">&lt;class 'tuple'&gt;</text:span></text:p>
            <text:p text:style-name="P211"><text:span text:style-name="kode8">()</text:span></text:p>
            <text:p text:style-name="P211"><text:span text:style-name="kode8">&lt;class 'tuple'&gt;</text:span></text:p>
            <text:p text:style-name="P211"><text:span text:style-name="kode8">(1, 2, 3)</text:span></text:p>
            <text:p text:style-name="P211"><text:span text:style-name="kode8">&lt;class 'tuple'&gt;</text:span></text:p>
            <text:p text:style-name="P211"><text:span text:style-name="kode8">('a', 'b')</text:span></text:p>
          </table:table-cell>
          <table:covered-table-cell/>
        </table:table-row>
        <table:table-row table:style-name="Таблица32.1">
          <table:table-cell table:style-name="Таблица32.A6" table:number-columns-spanned="4" office:value-type="string">
            <text:p text:style-name="P200">Звездочка в определении функции означает, что переменная (параметр) <text:span text:style-name="Source_20_Text">args</text:span> получит в виде кортежа все аргументы, переданные в функцию при ее вызове от текущей позиции и до конца.</text:p>
          </table:table-cell>
          <table:covered-table-cell/>
          <table:covered-table-cell/>
          <table:covered-table-cell/>
        </table:table-row>
        <text:soft-page-break/>
        <table:table-row table:style-name="Таблица32.1">
          <table:table-cell table:style-name="Таблица32.A6" table:number-columns-spanned="4" office:value-type="string">
            <text:p text:style-name="kode_5f_tab"><text:span text:style-name="T128">При описании функции можно использовать </text:span><text:span text:style-name="Strong_20_Emphasis">только один</text:span><text:span text:style-name="T128"> параметр</text:span><text:span text:style-name="T11"> </text:span><text:span text:style-name="T128">помеченный звездочкой, причем располагаться он должен в конце списка параметров, иначе последующим параметрам не достанется значений.</text:span></text:p>
          </table:table-cell>
          <table:covered-table-cell/>
          <table:covered-table-cell/>
          <table:covered-table-cell/>
        </table:table-row>
        <table:table-row table:style-name="Таблица32.1">
          <table:table-cell table:style-name="Таблица32.A6" table:number-columns-spanned="4" office:value-type="string">
            <text:p text:style-name="kode_5f_tab"><text:span text:style-name="kode8">def my_func(num, *args):</text:span></text:p>
            <text:p text:style-name="kode_5f_tab"><text:span text:style-name="kode8"><text:s text:c="4"/>print(args)</text:span></text:p>
            <text:p text:style-name="kode_5f_tab"><text:span text:style-name="kode8"><text:s text:c="4"/>print(num)</text:span></text:p>
            <text:p text:style-name="kode_5f_tab"><text:span text:style-name="kode8"/></text:p>
            <text:p text:style-name="kode_5f_tab"><text:span text:style-name="kode8">my_func(17, 'Python', 2, 'C#')</text:span></text:p>
            <text:p text:style-name="kode_5f_tab"><text:span text:style-name="kode8">связывает с переменной num значение 17, а с переменной args значение кортежа ('Python', 2, 'C#'):</text:span></text:p>
            <text:p text:style-name="kode_5f_tab"><text:span text:style-name="kode8">('Python', 2, 'C#')</text:span></text:p>
            <text:p text:style-name="kode_5f_tab"><text:span text:style-name="kode8">17</text:span></text:p>
          </table:table-cell>
          <table:covered-table-cell/>
          <table:covered-table-cell/>
          <table:covered-table-cell/>
        </table:table-row>
        <table:table-row table:style-name="Таблица32.1">
          <table:table-cell table:style-name="Таблица32.A7" table:number-columns-spanned="3" office:value-type="string">
            <text:p text:style-name="P212">параметр<text:span text:style-name="T21"> </text:span><text:span text:style-name="Source_20_Text">*args</text:span><text:span text:style-name="T21"> </text:span>нормально переживает и отсутствие аргументов, </text:p>
            <text:p text:style-name="P212">позиционные<text:span text:style-name="T21"> </text:span>параметры всегда обязательны.</text:p>
          </table:table-cell>
          <table:covered-table-cell/>
          <table:covered-table-cell/>
          <table:table-cell table:style-name="Таблица32.D7" office:value-type="string">
            <text:p text:style-name="P212"><text:span text:style-name="kode8">my_func(17)</text:span></text:p>
            <text:p text:style-name="P213"><text:span text:style-name="kode8">&gt;</text:span><text:span text:style-name="kode8"><text:span text:style-name="T363">&gt;&gt;</text:span></text:span></text:p>
            <text:p text:style-name="P212"><text:span text:style-name="kode8">()</text:span></text:p>
            <text:p text:style-name="P212"><text:span text:style-name="kode8">17</text:span></text:p>
          </table:table-cell>
        </table:table-row>
        <table:table-row table:style-name="Таблица32.1">
          <table:table-cell table:style-name="Таблица32.A13" table:number-columns-spanned="4" office:value-type="string">
            <text:p text:style-name="P195">Передача аргументов в форме списка и кортежа</text:p>
            <text:p text:style-name="P214"><text:span text:style-name="lib_5f_mono8"><text:span text:style-name="T364">Встроенная функция sum() принимает коллекцию чисел (список, кортеж и т.д.)</text:span></text:span></text:p>
            <text:p text:style-name="kode_5f_tab"><text:span text:style-name="kode8">sum1 = sum([1, 2, 3, 4]) <text:s text:c="6"/></text:span><text:span text:style-name="kode8"><text:span text:style-name="T365">&gt;&gt;&gt; 10</text:span></text:span></text:p>
            <text:p text:style-name="kode_5f_tab"><text:span text:style-name="kode8">sum2 = sum((10, 20, 30, 40)) <text:s text:c="2"/></text:span><text:span text:style-name="kode8"><text:span text:style-name="T365">&gt;&gt;&gt; 100</text:span></text:span></text:p>
            <text:p text:style-name="kode_5f_tab"><text:span text:style-name="kode8">Однако функция sum() не может принимать переменное количество аргументов.</text:span></text:p>
            <text:p text:style-name="kode_5f_tab"><text:span text:style-name="kode8">sum1 = sum(1, 2, 3, 4) <text:s text:c="5"/>&gt;&gt;&gt; TypeError: sum expected at most 2 arguments, got 4</text:span></text:p>
            <text:p text:style-name="kode_5f_tab"><text:span text:style-name="kode8"/></text:p>
            <text:p text:style-name="kode_5f_tab"><text:span text:style-name="kode8">def my_sum(*args):</text:span></text:p>
            <text:p text:style-name="kode_5f_tab"><text:span text:style-name="kode8"><text:s text:c="4"/>return sum(args) <text:s text:c="3"/># args - это кортеж</text:span></text:p>
            <text:p text:style-name="kode_5f_tab"><text:span text:style-name="kode8"/></text:p>
            <text:p text:style-name="kode_5f_tab"><text:span text:style-name="kode8">print(my_sum())</text:span><text:span text:style-name="kode8"><text:span text:style-name="T364"> <text:s text:c="2"/>&gt;&gt;&gt; 0</text:span></text:span></text:p>
            <text:p text:style-name="kode_5f_tab"><text:span text:style-name="kode8">print(my_sum(1))</text:span><text:span text:style-name="kode8"><text:span text:style-name="T364"> <text:s text:c="2"/>&gt;&gt;&gt; 1</text:span></text:span></text:p>
            <text:p text:style-name="kode_5f_tab"><text:span text:style-name="kode8">print(my_sum(1, 2, 3))</text:span><text:span text:style-name="kode8"><text:span text:style-name="T364"> <text:s text:c="2"/>&gt;&gt;&gt; 6</text:span></text:span></text:p>
            <text:p text:style-name="kode_5f_tab"><text:span text:style-name="kode8"><text:span text:style-name="T365"/></text:span></text:p>
            <text:p text:style-name="kode_5f_tab"><text:span text:style-name="T22">Можно</text:span> вызывать <text:span text:style-name="Source_20_Text">my_sum()</text:span>, передавая ей списки или кортежи, предварительно распаковав их.</text:p>
            <text:p text:style-name="kode_5f_tab"><text:span text:style-name="kode8">print(my_sum(*[1, 2, 3, 4, 5])) <text:s text:c="2"/># <text:s/>распаковка списка</text:span><text:span text:style-name="kode8"><text:span text:style-name="T366"> &gt;&gt;&gt; 15</text:span></text:span></text:p>
            <text:p text:style-name="P214"><text:span text:style-name="kode8">print(my_sum(1, 2, *[3, 4, 5], *(7, 8, 9), 10))</text:span><text:span text:style-name="kode8"><text:span text:style-name="T366"> <text:s text:c="2"/>&gt;&gt;&gt; 49</text:span></text:span></text:p>
          </table:table-cell>
          <table:covered-table-cell/>
          <table:covered-table-cell/>
          <table:covered-table-cell/>
        </table:table-row>
        <table:table-row table:style-name="Таблица32.1">
          <table:table-cell table:style-name="Таблица32.A13" table:number-columns-spanned="4" office:value-type="string">
            <text:p text:style-name="P353"><text:span text:style-name="lib_5f_mono8"><text:span text:style-name="T59">Произвольное число именованных аргументов.</text:span></text:span></text:p>
          </table:table-cell>
          <table:covered-table-cell/>
          <table:covered-table-cell/>
          <table:covered-table-cell/>
        </table:table-row>
        <table:table-row table:style-name="Таблица32.1">
          <table:table-cell table:style-name="Таблица32.A13" table:number-columns-spanned="4" office:value-type="string">
            <text:p text:style-name="kode_5f_tab"><text:span text:style-name="lib_5f_mono8"><text:span text:style-name="T148">И</text:span></text:span><text:span text:style-name="lib_5f_mono8">менованные аргументы получаются в виде словаря, что позволяет сохранить имена аргументов в ключах.</text:span></text:p>
            <text:p text:style-name="kode_5f_tab"><text:span text:style-name="kode8">def my_func(**kwargs):</text:span></text:p>
            <text:p text:style-name="kode_5f_tab"><text:span text:style-name="kode8"><text:s text:c="4"/>print(type(kwargs))</text:span></text:p>
            <text:p text:style-name="kode_5f_tab"><text:span text:style-name="kode8"><text:s text:c="4"/>print(kwargs)</text:span></text:p>
            <text:p text:style-name="P216"><text:span text:style-name="kode8"/></text:p>
            <text:p text:style-name="P216"><text:span text:style-name="kode8">my_func() <text:s/>&gt;&gt;&gt; &lt;class 'dict'&gt; <text:s text:c="2"/>&gt;&gt;&gt; {}</text:span></text:p>
            <text:p text:style-name="P216"><text:span text:style-name="kode8">my_func(name='Timur', job='Teacher') <text:s text:c="2"/>&gt;&gt;&gt; &lt;class 'dict'&gt; <text:s text:c="2"/>&gt;&gt;&gt; {'name': 'Timur', 'job': 'Teacher'}</text:span></text:p>
          </table:table-cell>
          <table:covered-table-cell/>
          <table:covered-table-cell/>
          <table:covered-table-cell/>
        </table:table-row>
        <table:table-row table:style-name="Таблица32.1">
          <table:table-cell table:style-name="Таблица32.A13" table:number-columns-spanned="4" office:value-type="string">
            <text:p text:style-name="P355"><text:span text:style-name="kode8">def os_path(*args, ** kwargs):</text:span></text:p>
            <text:p text:style-name="P354"><text:span text:style-name="kode8"><text:s text:c="4"/>print(kwargs)</text:span></text:p>
            <text:p text:style-name="P354"><text:span text:style-name="kode8"/></text:p>
            <text:p text:style-name="P354"><text:span text:style-name="kode8">p = os_path(str1, str2, str3, sep="\\", tim=True)</text:span></text:p>
            <text:p text:style-name="P354"><text:span text:style-name="komment">kwargs будет представлять собой словарь: {'sep': '\\', 'trim': True}</text:span></text:p>
          </table:table-cell>
          <table:covered-table-cell/>
          <table:covered-table-cell/>
          <table:covered-table-cell/>
        </table:table-row>
        <table:table-row table:style-name="Таблица32.1">
          <table:table-cell table:style-name="Таблица32.A13" table:number-columns-spanned="4" office:value-type="string">
            <text:p text:style-name="kode_5f_tab">Параметр<text:span text:style-name="T23"> </text:span><text:span text:style-name="Source_20_Text">**kwargs</text:span><text:span text:style-name="T23"> </text:span>пишется в самом конце,<text:span text:style-name="T23"> </text:span>после последнего<text:span text:style-name="T23"> </text:span>аргумента со значением по умолчанию.</text:p>
          </table:table-cell>
          <table:covered-table-cell/>
          <table:covered-table-cell/>
          <table:covered-table-cell/>
        </table:table-row>
        <table:table-row table:style-name="Таблица32.1">
          <table:table-cell table:style-name="Таблица32.A13" table:number-columns-spanned="4" office:value-type="string">
            <text:p text:style-name="kode_5f_tab"><text:span text:style-name="kode8">def my_func(a, b, *args, name='Gvido', age=17, **kwargs):</text:span></text:p>
            <text:p text:style-name="kode_5f_tab"><text:span text:style-name="kode8"><text:s text:c="4"/>print(a, b)</text:span></text:p>
            <text:p text:style-name="kode_5f_tab"><text:span text:style-name="kode8"><text:s text:c="4"/>print(args)</text:span></text:p>
            <text:p text:style-name="kode_5f_tab"><text:span text:style-name="kode8"><text:s text:c="4"/>print(name, age)</text:span></text:p>
            <text:p text:style-name="kode_5f_tab"><text:span text:style-name="kode8"><text:s text:c="4"/>print(kwargs)</text:span></text:p>
            <text:p text:style-name="kode_5f_tab"><text:span text:style-name="kode8"/></text:p>
            <text:p text:style-name="kode_5f_tab"><text:span text:style-name="kode8">my_func(1, 2, 3, 4, name='Timur', age=28, job='Teacher', language='Python')</text:span></text:p>
            <text:p text:style-name="P215"><text:span text:style-name="kode8">&gt;&gt;&gt;</text:span></text:p>
            <text:p text:style-name="kode_5f_tab"><text:span text:style-name="kode8">1 2</text:span></text:p>
            <text:p text:style-name="kode_5f_tab"><text:span text:style-name="kode8">(3, 4)</text:span></text:p>
            <text:p text:style-name="kode_5f_tab"><text:span text:style-name="kode8">Timur 28</text:span></text:p>
            <text:p text:style-name="kode_5f_tab"><text:span text:style-name="kode8">{'job': 'Teacher', 'language': 'Python'}</text:span></text:p>
          </table:table-cell>
          <table:covered-table-cell/>
          <table:covered-table-cell/>
          <table:covered-table-cell/>
        </table:table-row>
        <table:table-row table:style-name="Таблица32.1">
          <table:table-cell table:style-name="Таблица32.A14" office:value-type="string">
            <text:p text:style-name="P353"><text:span text:style-name="lib_5f_mono8">Прописанные фактические параметры - перед *args</text:span></text:p>
            <text:p text:style-name="P353"><text:span text:style-name="lib_5f_mono8">Прописанные именованные параметры - перед **kwargs</text:span></text:p>
          </table:table-cell>
          <table:table-cell table:style-name="Таблица32.B14" table:number-columns-spanned="3" office:value-type="string">
            <text:p text:style-name="P356">def os_path(disk, *args, sep='//', ** kwargs):</text:p>
          </table:table-cell>
          <table:covered-table-cell/>
          <table:covered-table-cell/>
        </table:table-row>
        <table:table-row table:style-name="Таблица32.1">
          <table:table-cell table:style-name="Таблица32.A17" table:number-columns-spanned="4" office:value-type="string">
            <text:p text:style-name="P350"><text:span text:style-name="ubuntu_5f_mono_5f_9">Применять именованный аргумент из коллекции **kwargs при вызове функции можно, только если он прописан:</text:span></text:p>
            <text:p text:style-name="P350"><text:span text:style-name="kode9"><text:span text:style-name="T283">if 'trim' in kwargs and kwargs['trim']:</text:span></text:span></text:p>
            <text:p text:style-name="P350"><text:span text:style-name="kode9"><text:span text:style-name="T283"><text:s text:c="4"/>args = [x.strip() for x in args]</text:span></text:span></text:p>
            <text:p text:style-name="P350"><text:span text:style-name="kode9"><text:span text:style-name="T283">(учет в функци параметра trim)</text:span></text:span></text:p>
          </table:table-cell>
          <table:covered-table-cell/>
          <table:covered-table-cell/>
          <table:covered-table-cell/>
        </table:table-row>
        <table:table-row table:style-name="Таблица32.1">
          <table:table-cell table:style-name="Таблица32.A17" table:number-columns-spanned="4" office:value-type="string">
            <text:p text:style-name="P195">Передача именованных аргументов в форме словаря</text:p>
          </table:table-cell>
          <table:covered-table-cell/>
          <table:covered-table-cell/>
          <table:covered-table-cell/>
        </table:table-row>
        <text:soft-page-break/>
        <table:table-row table:style-name="Таблица32.1">
          <table:table-cell table:style-name="Таблица32.A17" table:number-columns-spanned="4" office:value-type="string">
            <text:p text:style-name="kode_5f_tab">именованные<text:span text:style-name="T367"> аргументы</text:span> можно передавать в функцию "пачкой" в виде словаря<text:span text:style-name="T24">, попутно распаковав его:</text:span></text:p>
            <text:p text:style-name="kode_5f_tab"><text:span text:style-name="Source_20_Text">def my_func(**kwargs):</text:span></text:p>
            <text:p text:style-name="kode_5f_tab"><text:span text:style-name="Source_20_Text"><text:s text:c="4"/>print(type(kwargs))</text:span></text:p>
            <text:p text:style-name="kode_5f_tab"><text:span text:style-name="Source_20_Text"><text:s text:c="4"/>print(kwargs)</text:span></text:p>
            <text:p text:style-name="kode_5f_tab"><text:span text:style-name="Source_20_Text"/></text:p>
            <text:p text:style-name="kode_5f_tab"><text:span text:style-name="Source_20_Text">info = {'name':'Timur', 'age':'28', 'job':'teacher'}</text:span></text:p>
            <text:p text:style-name="kode_5f_tab"><text:span text:style-name="Source_20_Text">my_func(**info)</text:span></text:p>
            <text:p text:style-name="P197">&gt;&gt;&gt;</text:p>
            <text:p text:style-name="kode_5f_tab"><text:span text:style-name="Source_20_Text">&lt;class 'dict'&gt;</text:span></text:p>
            <text:p text:style-name="kode_5f_tab"><text:span text:style-name="Source_20_Text">{'name': 'Timur', 'age': '28', 'job': 'teacher'}</text:span></text:p>
          </table:table-cell>
          <table:covered-table-cell/>
          <table:covered-table-cell/>
          <table:covered-table-cell/>
        </table:table-row>
        <table:table-row table:style-name="Таблица32.1">
          <table:table-cell table:style-name="Таблица32.A21" table:number-columns-spanned="4" office:value-type="string">
            <text:p text:style-name="kode_5f_tab"><text:span text:style-name="kode8">def print_info(name, surname, age, city, *children, **additional_info):</text:span></text:p>
            <text:p text:style-name="kode_5f_tab"><text:span text:style-name="kode8"><text:s text:c="4"/>print('Имя:', name)</text:span></text:p>
            <text:p text:style-name="kode_5f_tab"><text:span text:style-name="kode8"><text:s text:c="4"/>print('Фамилия:', surname)</text:span></text:p>
            <text:p text:style-name="kode_5f_tab"><text:span text:style-name="kode8"><text:s text:c="4"/>print('Возраст:', age)</text:span></text:p>
            <text:p text:style-name="kode_5f_tab"><text:span text:style-name="kode8"><text:s text:c="4"/>print('Город проживания:', city)</text:span></text:p>
            <text:p text:style-name="kode_5f_tab"><text:span text:style-name="kode8"><text:s text:c="4"/>if len(children) &gt; 0:</text:span></text:p>
            <text:p text:style-name="kode_5f_tab"><text:span text:style-name="kode8"><text:s text:c="8"/>print('Дети:', ', '.join(children))</text:span></text:p>
            <text:p text:style-name="kode_5f_tab"><text:span text:style-name="kode8"><text:s text:c="4"/>if len(additional_info) &gt; 0:</text:span></text:p>
            <text:p text:style-name="kode_5f_tab"><text:span text:style-name="kode8"><text:s text:c="8"/>print(additional_info)</text:span></text:p>
            <text:p text:style-name="kode_5f_tab"><text:span text:style-name="kode8"/></text:p>
            <text:p text:style-name="kode_5f_tab"><text:span text:style-name="kode8">children = ['Бодхи Рансом Грин', 'Ноа Шэннон Грин', 'Джорни Ривер Грин']</text:span></text:p>
            <text:p text:style-name="kode_5f_tab"><text:span text:style-name="kode8">additional_info = {'height':163, 'job':'actress'}</text:span></text:p>
            <text:p text:style-name="kode_5f_tab"><text:span text:style-name="kode8">print_info('Меган', 'Фокс', 34, 'Ок-Ридж', *children, **additional_info)</text:span></text:p>
            <text:p text:style-name="P197"><text:span text:style-name="kode8">&gt;&gt;&gt;</text:span></text:p>
            <text:p text:style-name="kode_5f_tab"><text:span text:style-name="kode8">Имя: Меган</text:span></text:p>
            <text:p text:style-name="kode_5f_tab"><text:span text:style-name="kode8">Фамилия: Фокс</text:span></text:p>
            <text:p text:style-name="kode_5f_tab"><text:span text:style-name="kode8">Возраст: 34</text:span></text:p>
            <text:p text:style-name="kode_5f_tab"><text:span text:style-name="kode8">Город проживания: Ок-Ридж</text:span></text:p>
            <text:p text:style-name="kode_5f_tab"><text:span text:style-name="kode8">Дети: Бодхи Рансом Грин, Ноа Шэннон Грин, Джорни Ривер Грин</text:span></text:p>
            <text:p text:style-name="kode_5f_tab"><text:span text:style-name="kode8">{'height': 163, 'job': 'actress'}</text:span></text:p>
            <text:p text:style-name="P217">При подстановке аргументов<text:span text:style-name="T24"> </text:span>"разворачивающиеся" наборы аргументов вроде<text:span text:style-name="T24"> </text:span><text:span text:style-name="Source_20_Text">*positional</text:span><text:span text:style-name="T24"> </text:span>и<text:span text:style-name="T24"> </text:span><text:span text:style-name="Source_20_Text">**named</text:span><text:span text:style-name="T24"> </text:span>можно указывать вперемешку с аргументами соответствующего типа:<text:span text:style-name="T24"> </text:span><text:span text:style-name="Source_20_Text">*positional</text:span><text:span text:style-name="T24"> </text:span>с позиционными, а<text:span text:style-name="T24"> </text:span><text:span text:style-name="Source_20_Text">**named</text:span><text:span text:style-name="T24"> </text:span>— с именованными. </text:p>
            <text:p text:style-name="P217"><text:span text:style-name="T24">Но</text:span> все именованные аргументы должны идти после всех позиционных!</text:p>
          </table:table-cell>
          <table:covered-table-cell/>
          <table:covered-table-cell/>
          <table:covered-table-cell/>
        </table:table-row>
        <table:table-row table:style-name="Таблица32.1">
          <table:table-cell table:style-name="Таблица32.A21" table:number-columns-spanned="4" office:value-type="string">
            <text:p text:style-name="P218"><text:span text:style-name="T59">Keyword-only аргументы</text:span><text:span text:style-name="T67"> <text:s/></text:span><text:span text:style-name="T25">(С </text:span>Python 3<text:span text:style-name="T368">)</text:span> </text:p>
            <text:p text:style-name="P198">Аргументы, которые нельзя передать в функцию в виде позиционных.</text:p>
            <text:p text:style-name="P218"><text:span text:style-name="T25">т.е. </text:span>вызвать функцию можно, только передав эти аргументы по именам. </text:p>
            <text:p text:style-name="kode_5f_tab"><text:span text:style-name="kode8"/></text:p>
            <text:p text:style-name="kode_5f_tab"><text:span text:style-name="kode8">def make_circle(x, y, radius, *, line_width=1, fill=True):</text:span></text:p>
            <text:p text:style-name="kode_5f_tab"><text:span text:style-name="kode8">Здесь * отделяет обычные аргументы от строго именованных.</text:span></text:p>
            <text:p text:style-name="kode_5f_tab"><text:span text:style-name="kode8"/></text:p>
            <text:p text:style-name="kode_5f_tab"><text:span text:style-name="kode8">make_circle(10, 20, 5) <text:s text:c="13"/># x=10, y=20, radius=5, <text:s/>line_width=1, fill=True</text:span></text:p>
            <text:p text:style-name="kode_5f_tab"><text:span text:style-name="kode8">make_circle(x=10, y=20, radius=17, line_width=3) <text:s text:c="2"/># x=10, y=20, radius=17, line_width=3, fill=True</text:span></text:p>
          </table:table-cell>
          <table:covered-table-cell/>
          <table:covered-table-cell/>
          <table:covered-table-cell/>
        </table:table-row>
        <table:table-row table:style-name="Таблица32.1">
          <table:table-cell table:style-name="Таблица32.A21" table:number-columns-spanned="4" office:value-type="string">
            <text:p text:style-name="P218"><text:span text:style-name="T25">А</text:span>ргументы <text:span text:style-name="Source_20_Text">x</text:span>,<text:span text:style-name="T25"> </text:span><text:span text:style-name="Source_20_Text">y</text:span><text:span text:style-name="T25"> </text:span>и <text:span text:style-name="Source_20_Text">radius</text:span> могут быть переданы в качестве как позиционных, так и именованных аргументов. </text:p>
            <text:p text:style-name="P218"><text:span text:style-name="T25">А</text:span>ргументы <text:span text:style-name="Source_20_Text">line_width</text:span> и <text:span text:style-name="Source_20_Text">fill</text:span> могут быть переданы <text:span text:style-name="Strong_20_Emphasis"><text:span text:style-name="T160">только</text:span></text:span> как именованные аргументы.</text:p>
          </table:table-cell>
          <table:covered-table-cell/>
          <table:covered-table-cell/>
          <table:covered-table-cell/>
        </table:table-row>
        <table:table-row table:style-name="Таблица32.1">
          <table:table-cell table:style-name="Таблица32.A21" table:number-columns-spanned="4" office:value-type="string">
            <text:p text:style-name="P218">Приведенный ниже код:</text:p>
            <text:p text:style-name="P218"><text:span text:style-name="kode8">make_circle(10, 20, 15, 20)</text:span></text:p>
            <text:p text:style-name="P218"><text:span text:style-name="kode8">make_circle(x=10, y=20, 15, True)</text:span></text:p>
            <text:p text:style-name="P218"><text:span text:style-name="kode8">make_circle(10, 20, 10, 2, False)</text:span></text:p>
            <text:p text:style-name="P218">приводит к возникновению ошибок.</text:p>
          </table:table-cell>
          <table:covered-table-cell/>
          <table:covered-table-cell/>
          <table:covered-table-cell/>
        </table:table-row>
        <table:table-row table:style-name="Таблица32.1">
          <table:table-cell table:style-name="Таблица32.A22" table:number-columns-spanned="4" office:value-type="string">
            <text:p text:style-name="P218"><text:span text:style-name="T25">О</text:span>бъявить функцию, у которой только строго именованные аргументы<text:span text:style-name="T25"> </text:span></text:p>
            <text:p text:style-name="P218"><text:span text:style-name="T368">(</text:span>поставить звёздочку в самом начале перечня аргументов<text:span text:style-name="T368">)</text:span></text:p>
            <text:p text:style-name="P218"><text:span text:style-name="Source_20_Text">def make_circle(*, x, y, radius, line_width=1, fill=True):</text:span></text:p>
            <text:p text:style-name="P218">Теперь для вызова функции <text:span text:style-name="Source_20_Text">make_circle()</text:span> нам нужно передать значения всех аргументов явно через их имя:</text:p>
            <text:p text:style-name="P218"><text:span text:style-name="Source_20_Text">make_circle(x=10, y=20, radius=15) <text:s text:c="29"/># line_width=1, fill=True</text:span></text:p>
            <text:p text:style-name="P218"><text:span text:style-name="Source_20_Text">make_circle(x=10, y=20, radius=15, line_width=4, fill=False)</text:span></text:p>
          </table:table-cell>
          <table:covered-table-cell/>
          <table:covered-table-cell/>
          <table:covered-table-cell/>
        </table:table-row>
        <table:table-row table:style-name="Таблица32.1">
          <table:table-cell table:style-name="Таблица32.A23" table:number-columns-spanned="4" office:value-type="string">
            <text:p text:style-name="P219">Такой разделитель можно использовать только<text:span text:style-name="T25"> </text:span>один раз<text:span text:style-name="T368"> </text:span>в определении функции.<text:span text:style-name="T368"> </text:span>Его нельзя применять в функциях с неограниченным количеством позиционных аргументов<text:span text:style-name="T368"> </text:span><text:span text:style-name="Source_20_Text">*args</text:span>.</text:p>
          </table:table-cell>
          <table:covered-table-cell/>
          <table:covered-table-cell/>
          <table:covered-table-cell/>
        </table:table-row>
        <table:table-row table:style-name="Таблица32.1">
          <table:table-cell table:style-name="Таблица32.A24" table:number-columns-spanned="4" office:value-type="string">
            <text:p text:style-name="P220"><text:span text:style-name="T26">Можно</text:span> использовать одновременно<text:span text:style-name="T26"> </text:span><text:span text:style-name="Source_20_Text">*args</text:span><text:span text:style-name="T26"> </text:span>и<text:span text:style-name="T26"> </text:span><text:span text:style-name="Source_20_Text">**kwargs</text:span><text:span text:style-name="T26"> </text:span>в одной строке для вызова функции. </text:p>
            <text:p text:style-name="P220"><text:span text:style-name="T26">Но </text:span><text:span text:style-name="Strong_20_Emphasis">порядок имеет значение</text:span>. <text:span text:style-name="Source_20_Text">*args</text:span><text:span text:style-name="T26"> </text:span>должны предшествовать аргументам по умолчанию<text:span text:style-name="T369"> </text:span>и<text:span text:style-name="T369"> </text:span><text:span text:style-name="Source_20_Text">**kwargs</text:span></text:p>
          </table:table-cell>
          <table:covered-table-cell/>
          <table:covered-table-cell/>
          <table:covered-table-cell/>
        </table:table-row>
      </table:table>
      <text:p text:style-name="ubuntu_5f_mono_5f_9"/>
      <text:h text:style-name="P406" text:outline-level="6"><text:span text:style-name="lib_5f_mono8"><text:span text:style-name="T75">Области видимости переменных. Глобальные и локальные переменные.</text:span></text:span></text:h>
      <table:table table:name="Таблица48" table:style-name="Таблица48">
        <table:table-column table:style-name="Таблица48.A"/>
        <table:table-row table:style-name="Таблица48.1">
          <table:table-cell table:style-name="Таблица48.A1" office:value-type="string">
            <text:p text:style-name="kode"><text:span text:style-name="lib_5f_mono8"/></text:p>
          </table:table-cell>
        </table:table-row>
        <table:table-row table:style-name="Таблица48.1">
          <table:table-cell table:style-name="Таблица48.A7" office:value-type="string">
            <text:p text:style-name="P182">1. Пусть мы создали программу и сохранили в файле myprog.py</text:p>
            <text:p text:style-name="P182">2. В Python автомтически создаётся пространство имен с именем myprog (изначально оно пустое)</text:p>
            <text:p text:style-name="P182">3. Как только в программе создаём переменные, они появляются в пространстве имен файла.<text:span text:style-name="T303"> (</text:span>myprog: N, <text:span text:style-name="T303">M, </text:span>WIDTH<text:span text:style-name="T303">)</text:span></text:p>
            <text:p text:style-name="P182">4. Если мы прописываем функцию <text:s/>my_func, то она создаёт свое пространство имен </text:p>
            <text:p text:style-name="P162"><text:span text:style-name="kode9">def my_func(lst):</text:span></text:p>
            <text:p text:style-name="P162"><text:span text:style-name="kode9"><text:s text:c="4"/>for x in lst:</text:span></text:p>
            <text:p text:style-name="P162"><text:span text:style-name="kode9"><text:s text:c="8"/>n = x + 1</text:span></text:p>
            <text:p text:style-name="P162"><text:span text:style-name="kode9"><text:s text:c="8"/>print(n) <text:s text:c="3"/></text:span></text:p>
            <text:p text:style-name="P183">my_func: lst, n, x (цикл for не образует своего пространства имен)</text:p>
          </table:table-cell>
        </table:table-row>
        <table:table-row table:style-name="Таблица48.1">
          <table:table-cell table:style-name="Таблица48.A7" office:value-type="string">
            <text:p text:style-name="P163">Переменные внутри функции - <text:span text:style-name="T160">локальные переменные.</text:span> Они существуют только внутри функции.</text:p>
            <text:p text:style-name="P163">За пределами функции мы не можем к ним обращаться.</text:p>
          </table:table-cell>
        </table:table-row>
        <table:table-row table:style-name="Таблица48.1">
          <table:table-cell table:style-name="Таблица48.A7" office:value-type="string">
            <text:p text:style-name="P24">Внутри функции при обращении к пере<text:span text:style-name="T273">м</text:span>енной:</text:p>
            <text:p text:style-name="P130">1) Сначала ищется эта переменная внутри текущей локальной области видимости. Если она находится, то используется локальная переменная.</text:p>
            <text:p text:style-name="P130">2) Если переменная не найдена в текущей локальной области, то поиск переходит на более высокий уровень.</text:p>
          </table:table-cell>
        </table:table-row>
        <table:table-row table:style-name="Таблица48.1">
          <table:table-cell table:style-name="Таблица48.A7" office:value-type="string">
            <text:p text:style-name="P24">Глобальные переменные.</text:p>
            <text:p text:style-name="P129"><text:span text:style-name="T304">- </text:span>Объявлены вне функций. Доступны в любом месте программы после их объявления.</text:p>
            <text:p text:style-name="P129"><text:span text:style-name="T304">- </text:span>Чтобы функция могла изменить значение глобальной переменной, необходимо внутри функции объявить эту переменную как глобальную с помощью ключ.слова global</text:p>
            <text:p text:style-name="P130"><text:span text:style-name="kode9">N = 100</text:span></text:p>
            <text:p text:style-name="P130"><text:span text:style-name="kode9">def my_func(lst):</text:span></text:p>
            <text:p text:style-name="P180"><text:span text:style-name="kode9"><text:span text:style-name="T94"><text:s text:c="4"/></text:span></text:span><text:span text:style-name="kode9"><text:span text:style-name="T139">global N</text:span></text:span><text:span text:style-name="kode9"><text:span text:style-name="T95"> </text:span></text:span></text:p>
            <text:p text:style-name="P180"><text:span text:style-name="kode9"><text:span text:style-name="T95"><text:s text:c="4"/></text:span></text:span><text:span text:style-name="komment"><text:span text:style-name="T94"># global можно записывать только для тех переменных, которые отсутствуют в текущей локальной области</text:span></text:span></text:p>
            <text:p text:style-name="P180"><text:span text:style-name="kode9"><text:span text:style-name="T95"><text:s text:c="4"/></text:span></text:span><text:span text:style-name="komment"><text:span text:style-name="T94"># то есть нельзя объявить N=20 до global</text:span></text:span></text:p>
            <text:p text:style-name="P130"><text:span text:style-name="kode9"><text:s text:c="4"/>N = 20 </text:span><text:span text:style-name="komment"># создаётся новая глобальная переменная с именем N</text:span></text:p>
            <text:p text:style-name="P130"><text:span text:style-name="kode9"><text:s text:c="4"/>for x in lst:</text:span></text:p>
            <text:p text:style-name="P130"><text:span text:style-name="kode9"><text:s text:c="8"/>n = x + 1 + N</text:span></text:p>
            <text:p text:style-name="P130"><text:span text:style-name="kode9"><text:s text:c="8"/>print(n)</text:span></text:p>
            <text:p text:style-name="P131"><text:span text:style-name="kode9"><text:span text:style-name="T271">print(N) &gt;&gt;&gt; 20</text:span></text:span></text:p>
          </table:table-cell>
        </table:table-row>
        <table:table-row table:style-name="Таблица48.1">
          <table:table-cell table:style-name="Таблица48.A7" office:value-type="string">
            <text:p text:style-name="P24">Локальные переменные.</text:p>
            <text:p text:style-name="P129">Созданы внутри функции <text:s/>и доступны только внутри неё.</text:p>
            <text:p text:style-name="P134"><text:span text:style-name="kode9"><text:span text:style-name="T102">К локальным переменным обратиться вне тела функции нельзя.</text:span></text:span></text:p>
            <text:p text:style-name="P134"><text:span text:style-name="kode9">x = 0</text:span></text:p>
            <text:p text:style-name="P132"><text:span text:style-name="kode9"><text:span text:style-name="T271">def outher():</text:span></text:span></text:p>
            <text:p text:style-name="P132"><text:span text:style-name="kode9"><text:span text:style-name="T271"><text:s text:c="4"/>x = 1</text:span></text:span></text:p>
            <text:p text:style-name="P132"><text:span text:style-name="kode9"><text:span text:style-name="T271"><text:s text:c="4"/>def inner():</text:span></text:span></text:p>
            <text:p text:style-name="P132"><text:span text:style-name="kode9"><text:span text:style-name="T271"><text:s text:c="8"/>x = 2</text:span></text:span></text:p>
            <text:p text:style-name="P132"><text:span text:style-name="kode9"><text:span text:style-name="T271"><text:s text:c="8"/>print("inner: ", x)</text:span></text:span></text:p>
            <text:p text:style-name="P132"><text:span text:style-name="kode9"><text:span text:style-name="T271"><text:s text:c="4"/>inner()</text:span></text:span></text:p>
            <text:p text:style-name="P132"><text:span text:style-name="kode9"><text:span text:style-name="T271"><text:s text:c="4"/>print("outher: ", x)</text:span></text:span></text:p>
            <text:p text:style-name="P132"><text:span text:style-name="kode9"><text:span text:style-name="T271">outher()</text:span></text:span></text:p>
            <text:p text:style-name="P132"><text:span text:style-name="kode9"><text:span text:style-name="T271">print("global: ", x)</text:span></text:span></text:p>
            <text:p text:style-name="P132"><text:span text:style-name="kode9"/></text:p>
            <text:p text:style-name="P132"><text:span text:style-name="kode9"><text:span text:style-name="T271">&gt;&gt;&gt; inner: 2</text:span></text:span></text:p>
            <text:p text:style-name="P132"><text:span text:style-name="kode9"><text:span text:style-name="T271">outher: 1</text:span></text:span></text:p>
            <text:p text:style-name="P132"><text:span text:style-name="kode9"><text:span text:style-name="T271">global: 0</text:span></text:span></text:p>
          </table:table-cell>
        </table:table-row>
        <table:table-row table:style-name="Таблица48.1">
          <table:table-cell table:style-name="Таблица48.A7" office:value-type="string">
            <text:p text:style-name="kode"><text:span text:style-name="T62">Nonlocal.</text:span><text:span text:style-name="T304"> E</text:span>сли хотим в inner использовать переменную из outher:</text:p>
            <text:p text:style-name="P132"><text:span text:style-name="kode9"><text:span text:style-name="T271">def inner():</text:span></text:span></text:p>
            <text:p text:style-name="P132"><text:span text:style-name="kode9"><text:span text:style-name="T271"><text:s text:c="4"/></text:span></text:span><text:span text:style-name="kode9"><text:span text:style-name="T91">nonlocal x</text:span></text:span></text:p>
            <text:p text:style-name="P132"><text:span text:style-name="kode9"><text:span text:style-name="T271"><text:s text:c="4"/>x = 2</text:span></text:span><text:span text:style-name="kode9"><text:span text:style-name="T272"> # в локальной области inner переменная х создаваться не будет</text:span></text:span></text:p>
            <text:p text:style-name="P133"><text:span text:style-name="kode9"><text:span text:style-name="T272"><text:s text:c="4"/># а будет браться из outher</text:span></text:span></text:p>
            <text:p text:style-name="P132"><text:span text:style-name="kode9"><text:span text:style-name="T271"><text:s text:c="4"/>print("inner: ", x)</text:span></text:span></text:p>
            <text:p text:style-name="P132"><text:span text:style-name="kode9"/></text:p>
            <text:p text:style-name="P133"><text:span text:style-name="kode9"><text:span text:style-name="T271">&gt;&gt;&gt; inner: 2</text:span></text:span></text:p>
            <text:p text:style-name="P181"><text:span text:style-name="kode9"><text:span text:style-name="T95">&gt;&gt;&gt;</text:span></text:span><text:span text:style-name="kode9"><text:span text:style-name="T96"> </text:span></text:span><text:span text:style-name="kode9"><text:span text:style-name="T95">outher: </text:span></text:span><text:span text:style-name="kode9"><text:span text:style-name="T105">2</text:span></text:span></text:p>
            <text:p text:style-name="P133"><text:span text:style-name="kode9"><text:span text:style-name="T273">&gt;&gt;&gt; </text:span></text:span><text:span text:style-name="kode9"><text:span text:style-name="T271">global: 0</text:span></text:span></text:p>
            <text:p text:style-name="P133"><text:span text:style-name="kode9"><text:span text:style-name="T304"># </text:span></text:span><text:span text:style-name="lib_5f_mono8"><text:span text:style-name="T161">nonlocal x</text:span></text:span><text:span text:style-name="lib_5f_mono8"><text:span text:style-name="T272"> можно</text:span></text:span><text:span text:style-name="lib_5f_mono8"><text:span text:style-name="T273"> </text:span></text:span><text:span text:style-name="lib_5f_mono8"><text:span text:style-name="T272">использовать только в том пространстве имен, которое ссылается на другое локальное пространство имен.</text:span></text:span></text:p>
          </table:table-cell>
        </table:table-row>
        <table:table-row table:style-name="Таблица48.1">
          <table:table-cell table:style-name="Таблица48.A8" office:value-type="string">
            <text:p text:style-name="kode"><text:span text:style-name="T59">Константа</text:span> - глобальная переменная, которая за весь код ни разу не меняет своего значения.</text:p>
            <text:p text:style-name="P128">Задаётся в верхнем регистре.</text:p>
          </table:table-cell>
        </table:table-row>
      </table:table>
      <text:p text:style-name="Text_20_body"/>
      <table:table table:name="Таблица47" table:style-name="Таблица47">
        <table:table-column table:style-name="Таблица47.A"/>
        <text:soft-page-break/>
        <table:table-row table:style-name="Таблица47.1">
          <table:table-cell table:style-name="Таблица47.A1" office:value-type="string">
            <text:p text:style-name="P201"><text:span text:style-name="lib_5f_mono8"><text:span text:style-name="T59">Медленный Алгоритм Евклида для поиска НОД.</text:span></text:span></text:p>
            <text:p text:style-name="P201"><text:span text:style-name="kode9"><text:span text:style-name="T241">a = 18, b = 24</text:span></text:span></text:p>
            <text:p text:style-name="P201"><text:span text:style-name="kode9"><text:span text:style-name="T241">b = b - a = 24 - 18 = 6</text:span></text:span></text:p>
            <text:p text:style-name="P201"><text:span text:style-name="kode9"><text:span text:style-name="T241">a = 18, b = 6</text:span></text:span></text:p>
            <text:p text:style-name="P201"><text:span text:style-name="kode9"><text:span text:style-name="T241">a = a - b = 18-6 = 12</text:span></text:span></text:p>
            <text:p text:style-name="P201"><text:span text:style-name="kode9"><text:span text:style-name="T241">a = 12, b = 6</text:span></text:span></text:p>
            <text:p text:style-name="P201"><text:span text:style-name="kode9"><text:span text:style-name="T241">a = a - b = 6</text:span></text:span></text:p>
            <text:p text:style-name="P201"><text:span text:style-name="kode9"><text:span text:style-name="T241">a = b = 6</text:span></text:span></text:p>
            <text:p text:style-name="P201"><text:span text:style-name="kode9"><text:span text:style-name="T241">НОД = 6</text:span></text:span></text:p>
            <text:p text:style-name="P201"><text:span text:style-name="kode9"><text:span text:style-name="T241">т. е. пока a != b, находим max(a, b) и большее заменяем разностью a и b.</text:span></text:span></text:p>
          </table:table-cell>
        </table:table-row>
        <table:table-row table:style-name="Таблица47.1">
          <table:table-cell table:style-name="Таблица47.A2" office:value-type="string">
            <text:p text:style-name="P201"><text:span text:style-name="lib_5f_mono8"><text:span text:style-name="T77">Быстрый Алгоритм Евклида для поиска НОД.</text:span></text:span></text:p>
            <text:p text:style-name="P201"><text:span text:style-name="kode9"><text:span text:style-name="T241">a = 18, b = 24</text:span></text:span></text:p>
            <text:p text:style-name="P201"><text:span text:style-name="kode9"><text:span text:style-name="T241">b = 24 % 18 = 6</text:span></text:span></text:p>
            <text:p text:style-name="P201"><text:span text:style-name="kode9"><text:span text:style-name="T241">a = 18 % 6 = 0</text:span></text:span></text:p>
            <text:p text:style-name="P201"><text:span text:style-name="kode9"><text:span text:style-name="T241">НОД(18, 24) = 6</text:span></text:span></text:p>
            <text:p text:style-name="P201"><text:span text:style-name="kode9"/></text:p>
            <text:p text:style-name="P201"><text:span text:style-name="kode9"><text:span text:style-name="T241">import time</text:span></text:span></text:p>
            <text:p text:style-name="P201"><text:span text:style-name="kode9"><text:span text:style-name="T241">def get_nod(a, b):</text:span></text:span></text:p>
            <text:p text:style-name="P201"><text:span text:style-name="kode9"><text:span text:style-name="T241"><text:s text:c="4"/>"""</text:span></text:span></text:p>
            <text:p text:style-name="P201"><text:span text:style-name="kode9"><text:span text:style-name="T241"><text:s text:c="4"/>Вычисляем НОД для натуральных чисел a и b</text:span></text:span></text:p>
            <text:p text:style-name="P201"><text:span text:style-name="kode9"><text:span text:style-name="T241"><text:s text:c="4"/>по быстрому алгоритму Евклида</text:span></text:span></text:p>
            <text:p text:style-name="P201"><text:span text:style-name="kode9"><text:span text:style-name="T241"><text:s text:c="4"/>param a, b: натуральные числа</text:span></text:span></text:p>
            <text:p text:style-name="P201"><text:span text:style-name="kode9"><text:span text:style-name="T241"><text:s text:c="4"/>return: НОД(a, b)</text:span></text:span></text:p>
            <text:p text:style-name="P201"><text:span text:style-name="kode9"><text:span text:style-name="T241"><text:s text:c="4"/>"""</text:span></text:span></text:p>
            <text:p text:style-name="P201"><text:span text:style-name="kode9"><text:span text:style-name="T241"><text:s text:c="4"/>if a &lt; b:</text:span></text:span></text:p>
            <text:p text:style-name="P201"><text:span text:style-name="kode9"><text:span text:style-name="T241"><text:s text:c="8"/>a, b = b, a</text:span></text:span></text:p>
            <text:p text:style-name="P201"><text:span text:style-name="kode9"><text:span text:style-name="T241"><text:s text:c="4"/>while b != 0:</text:span></text:span></text:p>
            <text:p text:style-name="P201"><text:span text:style-name="kode9"><text:span text:style-name="T241"><text:s text:c="8"/>a, b = b, a % b # (a % b) заведомо меньше чем b</text:span></text:span></text:p>
            <text:p text:style-name="P201"><text:span text:style-name="kode9"><text:span text:style-name="T241"><text:s text:c="8"/>return a</text:span></text:span></text:p>
            <text:p text:style-name="P201"><text:span text:style-name="kode9"/></text:p>
            <text:p text:style-name="P203"><text:span text:style-name="komment"># создадим вспомогательную тестирующую функцию.</text:span></text:p>
            <text:p text:style-name="P203"><text:span text:style-name="kode9"><text:span text:style-name="T242">def test_nod(func):</text:span></text:span></text:p>
            <text:p text:style-name="P203"><text:span text:style-name="kode9"><text:span text:style-name="T242"><text:s text:c="4"/># ---- test 1 ----</text:span></text:span></text:p>
            <text:p text:style-name="P203"><text:span text:style-name="kode9"><text:span text:style-name="T242"><text:s text:c="4"/>a, b = 28, 35</text:span></text:span></text:p>
            <text:p text:style-name="P203"><text:span text:style-name="kode9"><text:span text:style-name="T242"><text:s text:c="4"/>res = func(a, b)</text:span></text:span></text:p>
            <text:p text:style-name="P203"><text:span text:style-name="kode9"><text:span text:style-name="T242"><text:s text:c="4"/>print('#test1 - ok') if res == 7 else print('#test1 - fail')</text:span></text:span></text:p>
            <text:p text:style-name="P203"><text:span text:style-name="kode9"/></text:p>
            <text:p text:style-name="P204"><text:span text:style-name="kode9"><text:span text:style-name="T242"><text:s text:c="4"/># ---- test </text:span></text:span><text:span text:style-name="kode9"><text:span text:style-name="T104">2</text:span></text:span><text:span text:style-name="kode9"><text:span text:style-name="T242"> ----</text:span></text:span></text:p>
            <text:p text:style-name="P204"><text:span text:style-name="kode9"><text:span text:style-name="T242"><text:s text:c="4"/>a, b = </text:span></text:span><text:span text:style-name="kode9"><text:span text:style-name="T104">1</text:span></text:span><text:span text:style-name="kode9"><text:span text:style-name="T111">00</text:span></text:span><text:span text:style-name="kode9"><text:span text:style-name="T242">, </text:span></text:span><text:span text:style-name="kode9"><text:span text:style-name="T243">1</text:span></text:span></text:p>
            <text:p text:style-name="P204"><text:span text:style-name="kode9"><text:span text:style-name="T242"><text:s text:c="4"/>res = func(a, b)</text:span></text:span></text:p>
            <text:p text:style-name="P204"><text:span text:style-name="kode9"><text:span text:style-name="T242"><text:s text:c="4"/>print('#test</text:span></text:span><text:span text:style-name="kode9"><text:span text:style-name="T104">2</text:span></text:span><text:span text:style-name="kode9"><text:span text:style-name="T242"> - ok') if res == </text:span></text:span><text:span text:style-name="kode9"><text:span text:style-name="T104">1</text:span></text:span><text:span text:style-name="kode9"><text:span text:style-name="T242"> else print('#test</text:span></text:span><text:span text:style-name="kode9"><text:span text:style-name="T104">2</text:span></text:span><text:span text:style-name="kode9"><text:span text:style-name="T242"> - fail')</text:span></text:span></text:p>
            <text:p text:style-name="P204"><text:span text:style-name="kode9"/></text:p>
            <text:p text:style-name="P204"><text:span text:style-name="kode9"><text:span text:style-name="T242"><text:s text:c="4"/># ---- test </text:span></text:span><text:span text:style-name="kode9"><text:span text:style-name="T104">3</text:span></text:span><text:span text:style-name="kode9"><text:span text:style-name="T242"> ----</text:span></text:span></text:p>
            <text:p text:style-name="P204"><text:span text:style-name="kode9"><text:span text:style-name="T243"><text:s text:c="4"/># с таймером</text:span></text:span></text:p>
            <text:p text:style-name="P204"><text:span text:style-name="kode9"><text:span text:style-name="T242"><text:s text:c="4"/>a, b = 2, </text:span></text:span><text:span text:style-name="kode9"><text:span text:style-name="T243">10000000</text:span></text:span></text:p>
            <text:p text:style-name="P204"><text:span text:style-name="kode9"><text:span text:style-name="T243"><text:s text:c="4"/>st = time.time() # засечем время начала вычисления</text:span></text:span></text:p>
            <text:p text:style-name="P204"><text:span text:style-name="kode9"><text:span text:style-name="T242"><text:s text:c="4"/>res = func(a, b)</text:span></text:span></text:p>
            <text:p text:style-name="P204"><text:span text:style-name="kode9"><text:span text:style-name="T243"><text:s text:c="4"/>et = time.time() # время окончания вычисления</text:span></text:span></text:p>
            <text:p text:style-name="P204"><text:span text:style-name="kode9"><text:span text:style-name="T243"><text:s text:c="4"/>dt = et - st</text:span></text:span></text:p>
            <text:p text:style-name="P204"><text:span text:style-name="kode9"><text:span text:style-name="T242"><text:s text:c="4"/>print('#test</text:span></text:span><text:span text:style-name="kode9"><text:span text:style-name="T104">3</text:span></text:span><text:span text:style-name="kode9"><text:span text:style-name="T242"> - ok') if res == </text:span></text:span><text:span text:style-name="kode9"><text:span text:style-name="T104">2</text:span></text:span><text:span text:style-name="kode9"><text:span text:style-name="T111"> and dt &lt; 1</text:span></text:span><text:span text:style-name="kode9"><text:span text:style-name="T242"> else print('#test</text:span></text:span><text:span text:style-name="kode9"><text:span text:style-name="T104">3</text:span></text:span><text:span text:style-name="kode9"><text:span text:style-name="T242"> - fail')</text:span></text:span></text:p>
            <text:p text:style-name="P204"><text:span text:style-name="kode9"/></text:p>
            <text:p text:style-name="P204"><text:span text:style-name="kode9"><text:span text:style-name="T243">test_nod(get_nod)</text:span></text:span></text:p>
          </table:table-cell>
        </table:table-row>
        <table:table-row table:style-name="Таблица47.1">
          <table:table-cell table:style-name="Таблица47.A2" office:value-type="string">
            <text:p text:style-name="P202"><text:span text:style-name="ubuntu_5f_mono_5f_9">С рекурсией:</text:span></text:p>
            <text:p text:style-name="P202"><text:span text:style-name="kode9">def get_nod(a, b):</text:span></text:p>
            <text:p text:style-name="P202"><text:span text:style-name="kode9"><text:s text:c="4"/>return get_nod(b, a % b) if b else a</text:span></text:p>
          </table:table-cell>
        </table:table-row>
      </table:table>
      <text:p text:style-name="Text_20_body"/>
      <text:h text:style-name="P407" text:outline-level="6">Операторы<text:span text:style-name="T305"> * и **</text:span> упаковки и распаковки</text:h>
      <table:table table:name="Таблица49" table:style-name="Таблица49">
        <table:table-column table:style-name="Таблица49.A"/>
        <table:table-row table:style-name="TableLine94519017714272">
          <table:table-cell table:style-name="Таблица49.A1" office:value-type="string">
            <text:p text:style-name="P184"><text:span text:style-name="ubuntu_5f_mono_5f_9"><text:span text:style-name="T305">*args - позволяет упаковывать обычные позиционные аргументы в кортеж</text:span></text:span></text:p>
            <text:p text:style-name="P184"><text:span text:style-name="ubuntu_5f_mono_5f_9"><text:span text:style-name="T305">**kwargs - позволяет упаковывать именованные аргументы в словарь</text:span></text:span></text:p>
          </table:table-cell>
        </table:table-row>
        <table:table-row table:style-name="TableLine94519017728288">
          <table:table-cell table:style-name="Таблица49.A2" office:value-type="string">
            <text:p text:style-name="P185"><text:span text:style-name="ubuntu_5f_mono_5f_9"><text:span text:style-name="T63">Упаковка данных</text:span></text:span></text:p>
            <text:p text:style-name="P184"><text:span text:style-name="ubuntu_5f_mono_5f_9"><text:span text:style-name="T305">Эти же самые операторы (*, **) можно использовать и при работе с разными коллекциями</text:span></text:span></text:p>
            <text:p text:style-name="P184"><text:span text:style-name="kode9">x, *y = (1, 2, 3, 4) </text:span><text:span text:style-name="komment"># x == 1, y == [2, 3, 4] - упаковали вторую часть списка в список y</text:span></text:p>
            <text:p text:style-name="P184"><text:span text:style-name="kode9">*x, y = (1, 2, 3, 4) </text:span><text:span text:style-name="komment"># x = [1, 2, 3], y = 4</text:span></text:p>
            <text:p text:style-name="P188"><text:span text:style-name="ubuntu_5f_mono_5f_9"><text:span text:style-name="T287">У</text:span></text:span><text:span text:style-name="ubuntu_5f_mono_5f_9"><text:span text:style-name="T305">паковывать так можно не только </text:span></text:span><text:span text:style-name="ubuntu_5f_mono_5f_9"><text:span text:style-name="T306">из </text:span></text:span><text:span text:style-name="ubuntu_5f_mono_5f_9"><text:span text:style-name="T305">кортеж</text:span></text:span><text:span text:style-name="ubuntu_5f_mono_5f_9"><text:span text:style-name="T306">ей</text:span></text:span><text:span text:style-name="ubuntu_5f_mono_5f_9"><text:span text:style-name="T305">, но и </text:span></text:span><text:span text:style-name="ubuntu_5f_mono_5f_9"><text:span text:style-name="T306">из </text:span></text:span><text:span text:style-name="ubuntu_5f_mono_5f_9"><text:span text:style-name="T305">любы</text:span></text:span><text:span text:style-name="ubuntu_5f_mono_5f_9"><text:span text:style-name="T306">х</text:span></text:span><text:span text:style-name="ubuntu_5f_mono_5f_9"><text:span text:style-name="T305"> итерируемы</text:span></text:span><text:span text:style-name="ubuntu_5f_mono_5f_9"><text:span text:style-name="T306">х</text:span></text:span><text:span text:style-name="ubuntu_5f_mono_5f_9"><text:span text:style-name="T305"> объект</text:span></text:span><text:span text:style-name="ubuntu_5f_mono_5f_9"><text:span text:style-name="T306">ов</text:span></text:span></text:p>
          </table:table-cell>
        </table:table-row>
        <table:table-row table:style-name="TableLine94519017742288">
          <table:table-cell table:style-name="Таблица49.A2" office:value-type="string">
            <text:p text:style-name="P185"><text:span text:style-name="ubuntu_5f_mono_5f_9"><text:span text:style-name="T63">Распаковка.</text:span></text:span></text:p>
            <text:p text:style-name="P185"><text:span text:style-name="kode9">a = [1, 2, 3]</text:span></text:p>
            <text:p text:style-name="P185"><text:span text:style-name="kode9">(a, ) <text:s/>&gt;&gt; ([1, 2, 3], )</text:span></text:p>
            <text:p text:style-name="P185"><text:span text:style-name="kode9">(*a, ) &gt;&gt; (1, 2, 3)</text:span></text:p>
          </table:table-cell>
        </table:table-row>
        <table:table-row table:style-name="TableLine94519017590496">
          <table:table-cell table:style-name="Таблица49.A2" office:value-type="string">
            <text:p text:style-name="P185"><text:span text:style-name="kode9">d = (-5, 5)</text:span></text:p>
            <text:p text:style-name="P185"><text:span text:style-name="kode9">range(*d) <text:s/></text:span><text:span text:style-name="komment"># идентично range(-5, 5)</text:span></text:p>
            <text:p text:style-name="P185"><text:span text:style-name="kode9">list(range(*d)) <text:s/></text:span><text:span text:style-name="komment">&gt;&gt; [-5, -4, -3, -2, -1, 0, 1, 2, 3, 4]</text:span></text:p>
            <text:p text:style-name="P185"><text:span text:style-name="ubuntu_5f_mono_5f_9"/></text:p>
            <text:p text:style-name="P185"><text:span text:style-name="ubuntu_5f_mono_5f_9"><text:span text:style-name="T306">Можно распаковать в список произвольный итерируемый объект:</text:span></text:span></text:p>
            <text:p text:style-name="P185"><text:span text:style-name="kode9">[*range(*d)] <text:s/></text:span><text:span text:style-name="komment">&gt;&gt; [-5, -4, -3, -2, -1, 0, 1, 2, 3, 4]</text:span></text:p>
            <text:p text:style-name="P186"><text:span text:style-name="kode9">[*range(*d), *(True, False), *a] <text:s/></text:span><text:span text:style-name="komment">&gt;&gt; [-5, -4, -3, -2, -1, 0, 1, 2, 3, 4, True, False, 1, 2, 3]</text:span></text:p>
          </table:table-cell>
        </table:table-row>
        <table:table-row table:style-name="TableLine94519017721712">
          <table:table-cell table:style-name="Таблица49.A2" office:value-type="string">
            <text:p text:style-name="P186"><text:span text:style-name="ubuntu_5f_mono_5f_9"><text:span text:style-name="T64">Словари</text:span></text:span></text:p>
            <text:p text:style-name="P186"><text:span text:style-name="kode9">d = {0: "безнадежно", 1: 'убого', 2: 'неуд', 3: 'удовл', 4: 'хорошо', 5: 'отл'}</text:span></text:p>
            <text:p text:style-name="P186"><text:span text:style-name="kode9">{*d} <text:s/></text:span><text:span text:style-name="komment">&gt;&gt; {0, 1, 2, 3, 4} множество ключей словаря (распаковал d как итерируемый объект)</text:span></text:p>
            <text:p text:style-name="P186"><text:span text:style-name="kode9">{*d.values()} <text:s/></text:span><text:span text:style-name="komment">&gt;&gt; {'безнадежно', 'убого', 'неуд', 'удовл', 'хорошо', 'отл'} - множество из значений словаря</text:span></text:p>
            <text:p text:style-name="P186"><text:span text:style-name="kode9">{*d.items()} <text:s/></text:span><text:span text:style-name="komment">&gt;&gt; {(0, "безнадежно"), (1, 'убого'), (2, 'неуд'), (3, 'удовл'), (4, 'хорошо'), (5, 'отл')}</text:span></text:p>
          </table:table-cell>
        </table:table-row>
        <table:table-row table:style-name="TableLine94519017736512">
          <table:table-cell table:style-name="Таблица49.A2" office:value-type="string">
            <text:p text:style-name="P186"><text:span text:style-name="kode9">{**d} &gt;&gt; {0: "безнадежно", 1: 'убого', 2: 'неуд', 3: 'удовл', 4: 'хорошо', 5: 'отл'}</text:span></text:p>
            <text:p text:style-name="P186"><text:span text:style-name="ubuntu_5f_mono_5f_9"><text:span text:style-name="T307"># распакует словарь в словарь.</text:span></text:span></text:p>
            <text:p text:style-name="P187"><text:span text:style-name="ubuntu_5f_mono_5f_9"><text:span text:style-name="T308">Но</text:span></text:span></text:p>
            <text:p text:style-name="P187"><text:span text:style-name="kode9">d2 = {6: 'превосходно', 7: 'элитарно', 8: 'божественно'}</text:span></text:p>
            <text:p text:style-name="P187"><text:span text:style-name="ubuntu_5f_mono_5f_9"><text:span text:style-name="T308">d и d2 можно объединить в один словарь таким способом:</text:span></text:span></text:p>
            <text:p text:style-name="P187"><text:span text:style-name="kode9">{**d, **d2}</text:span></text:p>
            <text:p text:style-name="P187"><text:span text:style-name="komment">&gt;&gt; {0: "безнадежно", 1: 'убого', 2: 'неуд', 3: 'удовл', 4: 'хорошо', 5: 'отл', 6: 'превосходно', 7: 'элитарно', 8: 'божественно'}</text:span></text:p>
          </table:table-cell>
        </table:table-row>
      </table:table>
      <text:p text:style-name="ubuntu_5f_mono_5f_9"/>
      <text:h text:style-name="Heading_20_6" text:outline-level="6"><text:span text:style-name="lib_5f_mono8"><text:span text:style-name="T75">Анонимные функции (λ-функции)</text:span></text:span></text:h>
      <table:table table:name="Таблица40" table:style-name="Таблица40">
        <table:table-column table:style-name="Таблица40.A"/>
        <table:table-row table:style-name="Таблица40.1">
          <table:table-cell table:style-name="Таблица40.A1" office:value-type="string">
            <text:p text:style-name="kode"><text:span text:style-name="lib_5f_mono8"><text:span text:style-name="T59">Анонимные функции (λ-функции).</text:span></text:span></text:p>
          </table:table-cell>
        </table:table-row>
        <table:table-row table:style-name="Таблица40.1">
          <table:table-cell table:style-name="Таблица40.A2" office:value-type="string">
            <text:p text:style-name="P136">Содержат только одно выражение.</text:p>
            <text:p text:style-name="P136"><text:span text:style-name="kode9"><text:span text:style-name="T163">func = lambda param1, param2: команда</text:span></text:span></text:p>
            <text:p text:style-name="P136"><text:span text:style-name="kode9"><text:span text:style-name="T167">func = lamda x, y: x+y</text:span></text:span></text:p>
            <text:p text:style-name="P136"><text:span text:style-name="kode9"><text:span text:style-name="T167">func(1, 2) <text:s/>&gt;&gt;&gt; 3</text:span></text:span></text:p>
            <text:p text:style-name="P136"><text:span text:style-name="kode9"/></text:p>
            <text:p text:style-name="P136"><text:span text:style-name="kode9"><text:span text:style-name="T167">(lambda x, y: x+y)(1, 2) <text:s/>&gt;&gt;&gt; 3</text:span></text:span></text:p>
          </table:table-cell>
        </table:table-row>
        <table:table-row table:style-name="Таблица40.1">
          <table:table-cell table:style-name="Таблица40.A3" office:value-type="string">
            <text:p text:style-name="P137"><text:span text:style-name="lib_5f_mono8">-</text:span><text:span text:style-name="lib_5f_mono8"><text:span text:style-name="T246"> Только одна комнда</text:span></text:span></text:p>
            <text:p text:style-name="P137"><text:span text:style-name="lib_5f_mono8"><text:span text:style-name="T246">- только одна строчка</text:span></text:span></text:p>
            <text:p text:style-name="P137"><text:span text:style-name="lib_5f_mono8"><text:span text:style-name="T246">- нельзя использовать оператор присваивания</text:span></text:span><text:span text:style-name="lib_5f_mono8"><text:span text:style-name="T393"> (и вообще операторы)</text:span></text:span><text:span text:style-name="lib_5f_mono8"><text:span text:style-name="T246"> (но можно: lambda a: a + 1)</text:span></text:span></text:p>
            <text:p text:style-name="P137"><text:span text:style-name="lib_5f_mono8"><text:span text:style-name="T393">- может быть вызвана немедленно</text:span></text:span></text:p>
          </table:table-cell>
        </table:table-row>
        <table:table-row table:style-name="Таблица40.1">
          <table:table-cell table:style-name="Таблица40.A4" office:value-type="string">
            <text:p text:style-name="kode"><text:span text:style-name="kode8">f1 = lambda x, y, z: x + y + z</text:span></text:p>
            <text:p text:style-name="kode"><text:span text:style-name="kode8">print(f1(5, 10, 30)) <text:s/>&gt;&gt;&gt; 45</text:span></text:p>
          </table:table-cell>
        </table:table-row>
        <table:table-row table:style-name="Таблица40.1">
          <table:table-cell table:style-name="Таблица40.A5" office:value-type="string">
            <text:p text:style-name="P143"><text:span text:style-name="kode9">a = </text:span><text:span text:style-name="kode9"><text:span text:style-name="T246">[4, 5, </text:span></text:span><text:span text:style-name="kode9"><text:span text:style-name="T164">lambda: print('lambda')</text:span></text:span><text:span text:style-name="kode9"><text:span text:style-name="T246">, 7, 8]</text:span></text:span></text:p>
            <text:p text:style-name="P143"><text:span text:style-name="kode9"><text:span text:style-name="T246">a[2] &gt;&gt;&gt; ссылка на лямбда-функцию</text:span></text:span></text:p>
            <text:p text:style-name="P143"><text:span text:style-name="kode9"><text:span text:style-name="T164">a[2]() &gt;&gt;&gt; lambda # вызвали функцию.</text:span></text:span></text:p>
          </table:table-cell>
        </table:table-row>
        <table:table-row table:style-name="Таблица40.1">
          <table:table-cell table:style-name="Таблица40.A6" office:value-type="string">
            <text:p text:style-name="kode"><text:span text:style-name="lib_5f_mono8"><text:span text:style-name="T59">Однократное использование функции</text:span></text:span></text:p>
            <text:p text:style-name="kode"><text:span text:style-name="kode8">points = [(1, -1), (2, 3), (-10, 15), (10, 9), (7, 18), (1, 5), (2, -4)]</text:span></text:p>
            <text:p text:style-name="kode"><text:span text:style-name="kode8"/></text:p>
            <text:p text:style-name="kode"><text:span text:style-name="kode8">print(sorted(points, key=lambda point: point[1])) <text:s text:c="13"/># сортируем по второму значению кортежа</text:span></text:p>
            <text:p text:style-name="kode"><text:span text:style-name="kode8">print(sorted(points, key=lambda point: point[0] + point[1])) <text:s text:c="2"/># сортируем по сумме элементов кортежа</text:span></text:p>
          </table:table-cell>
        </table:table-row>
        <table:table-row table:style-name="Таблица40.1">
          <table:table-cell table:style-name="Таблица40.A11" office:value-type="string">
            <text:p text:style-name="P24"><text:span text:style-name="lib_5f_mono8">Передача анонимных функций в качестве аргументов другим функциям</text:span></text:p>
          </table:table-cell>
        </table:table-row>
        <table:table-row table:style-name="Таблица40.1">
          <table:table-cell table:style-name="Таблица40.A11" office:value-type="string">
            <text:p text:style-name="kode"><text:span text:style-name="kode8">numbers = [1, 2, 3, 4, 5, 6]</text:span></text:p>
            <text:p text:style-name="kode"><text:span text:style-name="kode8">new_numbers1 = list(map(lambda x: x+1, numbers)) <text:s text:c="5"/># <text:s/>увеличиваем на 1</text:span></text:p>
            <text:p text:style-name="kode"><text:span text:style-name="kode8">new_numbers2 = list(map(lambda x: x*2, numbers)) <text:s text:c="5"/># <text:s/>удваиваем</text:span></text:p>
            <text:p text:style-name="kode"><text:span text:style-name="kode8">new_numbers3 = list(map(lambda x: x**2, numbers)) <text:s text:c="4"/># <text:s/>возводим в квадрат</text:span></text:p>
          </table:table-cell>
        </table:table-row>
        <text:soft-page-break/>
        <table:table-row table:style-name="Таблица40.1">
          <table:table-cell table:style-name="Таблица40.A11" office:value-type="string">
            <text:p text:style-name="kode"><text:span text:style-name="kode8">strings = ['a', 'b', 'c', 'd', 'e']</text:span></text:p>
            <text:p text:style-name="kode"><text:span text:style-name="kode8">numbers = [3, 2, 1, 4, 5]</text:span></text:p>
            <text:p text:style-name="kode"><text:span text:style-name="kode8"/></text:p>
            <text:p text:style-name="kode"><text:span text:style-name="kode8">new_strings = list(map(lambda x, y: x*y, strings, numbers))</text:span></text:p>
            <text:p text:style-name="kode"><text:span text:style-name="kode8">print(new_strings)</text:span></text:p>
            <text:p text:style-name="P70"><text:span text:style-name="kode8">&gt;</text:span><text:span text:style-name="kode8"><text:span text:style-name="T391">&gt;&gt; <text:s/></text:span></text:span><text:span text:style-name="kode8">['aaa', 'bb', 'c', 'dddd', 'eeeee']</text:span></text:p>
          </table:table-cell>
        </table:table-row>
        <table:table-row table:style-name="Таблица40.1">
          <table:table-cell table:style-name="Таблица40.A11" office:value-type="string">
            <text:p text:style-name="kode"><text:span text:style-name="kode8">numbers = [-1, 2, -3, 4, 0, -20, 10, 30, -40, 50, 100, 90]</text:span></text:p>
            <text:p text:style-name="kode"><text:span text:style-name="kode8"/></text:p>
            <text:p text:style-name="kode"><text:span text:style-name="kode8">positive_numbers = list(filter(lambda x: x &gt; 0, numbers)) <text:s text:c="5"/># <text:s/>положительные числа</text:span></text:p>
            <text:p text:style-name="kode"><text:span text:style-name="kode8">large_numbers = list(filter(lambda x: x &gt; 50, numbers)) <text:s text:c="7"/># <text:s/>числа, большие 50</text:span></text:p>
            <text:p text:style-name="kode"><text:span text:style-name="kode8">even_numbers = list(filter(lambda x: x % 2 == 0, numbers)) <text:s text:c="4"/># <text:s/>четные числа</text:span></text:p>
          </table:table-cell>
        </table:table-row>
        <table:table-row table:style-name="Таблица40.1">
          <table:table-cell table:style-name="Таблица40.A11" office:value-type="string">
            <text:p text:style-name="kode"><text:span text:style-name="kode8">words = ['python', 'stepik', 'beegeek', 'iq-option']</text:span></text:p>
            <text:p text:style-name="kode"><text:span text:style-name="kode8"/></text:p>
            <text:p text:style-name="kode"><text:span text:style-name="kode8">new_words1 = list(filter(lambda w: len(w) &gt; 6, words)) <text:s text:c="3"/># <text:s/>слова длиною больше 6 символов</text:span></text:p>
            <text:p text:style-name="kode"><text:span text:style-name="kode8">new_words2 = list(filter(lambda w: 'e' in w, words)) <text:s text:c="5"/># <text:s/>слова содержащие букву e</text:span></text:p>
          </table:table-cell>
        </table:table-row>
        <table:table-row table:style-name="Таблица40.1">
          <table:table-cell table:style-name="Таблица40.A12" office:value-type="string">
            <text:p text:style-name="kode"><text:span text:style-name="kode8">from functools import reduce</text:span></text:p>
            <text:p text:style-name="kode"><text:span text:style-name="kode8"/></text:p>
            <text:p text:style-name="kode"><text:span text:style-name="kode8">words = ['python', 'stepik', 'beegeek', 'iq-option']</text:span></text:p>
            <text:p text:style-name="kode"><text:span text:style-name="kode8">numbers = [1, 2, 3, 4, 5, 6]</text:span></text:p>
            <text:p text:style-name="kode"><text:span text:style-name="kode8"/></text:p>
            <text:p text:style-name="kode"><text:span text:style-name="kode8">summa = reduce(lambda x, y: x + y, numbers, 0)</text:span></text:p>
            <text:p text:style-name="kode"><text:span text:style-name="kode8">product = reduce(lambda x, y: x * y, numbers, 1)</text:span></text:p>
            <text:p text:style-name="kode"><text:span text:style-name="kode8">sentence = reduce(lambda x, y: x + ' loves ' + y, words, 'Everyone')</text:span></text:p>
            <text:p text:style-name="kode"><text:span text:style-name="kode8"/></text:p>
            <text:p text:style-name="kode"><text:span text:style-name="kode8">print(summa)</text:span><text:span text:style-name="kode8"><text:span text:style-name="T391"> <text:s text:c="5"/>&gt;&gt;&gt; 21</text:span></text:span></text:p>
            <text:p text:style-name="kode"><text:span text:style-name="kode8">print(product)</text:span><text:span text:style-name="kode8"><text:span text:style-name="T391"> <text:s text:c="3"/>&gt;&gt;&gt; 720 </text:span></text:span></text:p>
            <text:p text:style-name="P70"><text:span text:style-name="kode8">print(sentence)</text:span><text:span text:style-name="kode8"><text:span text:style-name="T391"> <text:s text:c="2"/>&gt;&gt;&gt; </text:span></text:span><text:span text:style-name="kode8">Everyone loves python loves stepik loves beegeek loves iq-option</text:span></text:p>
          </table:table-cell>
        </table:table-row>
        <table:table-row table:style-name="Таблица40.1">
          <table:table-cell table:style-name="Таблица40.A23" office:value-type="string">
            <text:p text:style-name="kode"><text:span text:style-name="kode9">lst</text:span><text:span text:style-name="kode9"><text:span text:style-name="T246"> = [5, 3, 0, -6, 8, 10, 1]</text:span></text:span></text:p>
            <text:p text:style-name="kode"><text:span text:style-name="kode9"><text:span text:style-name="T246">def get_filter(a, filter=None): </text:span></text:span><text:span text:style-name="komment"># выбирает значения из списка a по определенному критерию</text:span></text:p>
            <text:p text:style-name="kode"><text:span text:style-name="kode9"><text:s text:c="4"/>if filter is None:</text:span></text:p>
            <text:p text:style-name="kode"><text:span text:style-name="kode9"><text:s text:c="8"/>return a</text:span></text:p>
            <text:p text:style-name="kode"><text:span text:style-name="kode9"><text:s text:c="4"/>res = []</text:span></text:p>
            <text:p text:style-name="kode"><text:span text:style-name="kode9"><text:s text:c="4"/>for x in a:</text:span></text:p>
            <text:p text:style-name="kode"><text:span text:style-name="kode9"><text:span text:style-name="T246"><text:s text:c="8"/>if filter(x):</text:span></text:span><text:span text:style-name="kode9"><text:span text:style-name="T317"> </text:span></text:span><text:span text:style-name="komment"># Если функция filter для текущего значения списка возвращает True</text:span></text:p>
            <text:p text:style-name="kode"><text:span text:style-name="kode9"><text:s text:c="12"/>res.append(x)</text:span></text:p>
            <text:p text:style-name="kode"><text:span text:style-name="kode9"><text:s text:c="4"/>return res</text:span></text:p>
            <text:p text:style-name="kode"><text:span text:style-name="kode9"/></text:p>
            <text:p text:style-name="kode"><text:span text:style-name="kode9">r = get_filter(lst) <text:s/># получим lst без изменений</text:span></text:p>
            <text:p text:style-name="kode"><text:span text:style-name="kode9">r = get filter(lst, lambda x: x % 2 == 0) <text:s/>#останутся только четные значения в списке.</text:span></text:p>
          </table:table-cell>
        </table:table-row>
        <table:table-row table:style-name="Таблица40.1">
          <table:table-cell table:style-name="Таблица40.A23" office:value-type="string">
            <text:p text:style-name="P24">Возвращение функции в качестве результата другой функции</text:p>
          </table:table-cell>
        </table:table-row>
        <table:table-row table:style-name="Таблица40.1">
          <table:table-cell table:style-name="Таблица40.A23" office:value-type="string">
            <text:p text:style-name="kode">Приведенный ниже код по значениям   a,b,c строит и возвращает квадратный трехчлен:</text:p>
            <text:p text:style-name="kode"><text:span text:style-name="kode8">def generator_square_polynom(a, b, c):</text:span></text:p>
            <text:p text:style-name="kode"><text:span text:style-name="kode8"><text:s text:c="4"/>def square_polynom(x):</text:span></text:p>
            <text:p text:style-name="kode"><text:span text:style-name="kode8"><text:s text:c="8"/>return a*x**2 + b*x + c</text:span></text:p>
            <text:p text:style-name="kode"><text:span text:style-name="kode8"><text:s text:c="4"/>return square_polynom</text:span></text:p>
            <text:p text:style-name="kode">Такой код можно переписать так:</text:p>
            <text:p text:style-name="kode"><text:span text:style-name="kode8">def generator_square_polynom(a, b, c):</text:span></text:p>
            <text:p text:style-name="kode"><text:span text:style-name="kode8"><text:s text:c="4"/>return lambda x: a*x**2 + b*x + c</text:span></text:p>
            <text:p text:style-name="kode"><text:span text:style-name="T41">А</text:span>нонимные функции<text:span text:style-name="Emphasis"> </text:span>являются <text:span text:style-name="Strong_20_Emphasis">замыканиями</text:span>: возвращаемая функция запоминает значения переменных <text:span text:style-name="Source_20_Text">a, b, c</text:span><text:span text:style-name="Source_20_Text"><text:span text:style-name="T401"> </text:span></text:span>из внешнего окружения.</text:p>
          </table:table-cell>
        </table:table-row>
        <table:table-row table:style-name="Таблица40.1">
          <table:table-cell table:style-name="Таблица40.A23" office:value-type="string">
            <text:p text:style-name="P24">Условный оператор в теле анонимной функции</text:p>
            <text:p text:style-name="P71">Общий вид тернарного условного оператора в теле анонимной функции:</text:p>
            <text:p text:style-name="P71"><text:span text:style-name="kode8">значение1 if условие else значение2</text:span></text:p>
            <text:p text:style-name="P71">Если <text:span text:style-name="Source_20_Text">условие</text:span> истинно, возвращается <text:span text:style-name="Source_20_Text">значение1</text:span> , если нет – <text:span text:style-name="Source_20_Text">значение2</text:span>.</text:p>
            <text:p text:style-name="P71"/>
            <text:p text:style-name="kode"><text:span text:style-name="kode8">numbers = [-2, 0, 1, 2, 17, 4, 5, 6]</text:span></text:p>
            <text:p text:style-name="kode"><text:span text:style-name="kode8">result = list(map(lambda x: 'even' if x % 2 == 0 else 'odd', numbers))</text:span></text:p>
            <text:p text:style-name="kode"><text:span text:style-name="kode8">print(result)</text:span></text:p>
            <text:p text:style-name="P71"><text:span text:style-name="kode8">&gt;&gt;&gt; ['even', 'even', 'odd', 'even', 'odd', 'even', 'odd', 'even']</text:span></text:p>
          </table:table-cell>
        </table:table-row>
        <table:table-row table:style-name="Таблица40.1">
          <table:table-cell table:style-name="Таблица40.A23" office:value-type="string">
            <text:p text:style-name="P24">Передача аргументов в анонимную функцию</text:p>
            <text:p text:style-name="kode">анонимные функции<text:span text:style-name="T392"> </text:span>поддерживают все<text:span text:style-name="T392"> </text:span>способы передачи аргументов:</text:p>
            <text:list xml:id="list365578621" text:style-name="L1">
              <text:list-item>
                <text:p text:style-name="P414">позиционные аргументы; </text:p>
              </text:list-item>
              <text:list-item>
                <text:p text:style-name="P414">именованные аргументы; </text:p>
              </text:list-item>
              <text:list-item>
                <text:p text:style-name="P414">переменный список позиционных аргументов (<text:span text:style-name="Source_20_Text">*args</text:span>); </text:p>
              </text:list-item>
              <text:list-item>
                <text:p text:style-name="P414">переменный список именованных аргументов (<text:span text:style-name="Source_20_Text">**kwargs</text:span>); </text:p>
              </text:list-item>
              <text:list-item>
                <text:p text:style-name="P414">обязательные аргументы (<text:span text:style-name="Source_20_Text">*</text:span>). </text:p>
              </text:list-item>
            </text:list>
          </table:table-cell>
        </table:table-row>
        <text:soft-page-break/>
        <table:table-row table:style-name="Таблица40.1">
          <table:table-cell table:style-name="Таблица40.A19" office:value-type="string">
            <text:p text:style-name="P71"><text:span text:style-name="kode8">f1 = lambda x, y, z: x + y + z</text:span></text:p>
            <text:p text:style-name="P71"><text:span text:style-name="kode8">f2 = lambda x, y, z=3: x + y + z</text:span></text:p>
            <text:p text:style-name="P71"><text:span text:style-name="kode8"/></text:p>
            <text:p text:style-name="P71"><text:span text:style-name="kode8">print(f1(1, 2, 3)) <text:s text:c="15"/>&gt;&gt;&gt; 6</text:span></text:p>
            <text:p text:style-name="P71"><text:span text:style-name="kode8">print(f2(1, 2)) <text:s text:c="18"/>&gt;&gt;&gt; 6</text:span></text:p>
            <text:p text:style-name="P71"><text:span text:style-name="kode8">print(f2(1, y=2)) <text:s text:c="16"/>&gt;&gt;&gt; 6</text:span></text:p>
          </table:table-cell>
        </table:table-row>
        <table:table-row table:style-name="Таблица40.1">
          <table:table-cell table:style-name="Таблица40.A19" office:value-type="string">
            <text:p text:style-name="P101"><text:span text:style-name="kode8">f3 = lambda *args: sum(args)</text:span></text:p>
            <text:p text:style-name="P101"><text:span text:style-name="kode8">f4 = lambda **kwargs: sum(kwargs.values())</text:span></text:p>
            <text:p text:style-name="P101"><text:span text:style-name="kode8">f5 = lambda x, *, y=0, z=0: x + y + z</text:span></text:p>
            <text:p text:style-name="P101"><text:span text:style-name="kode8"/></text:p>
            <text:p text:style-name="P101"><text:span text:style-name="kode8">print(f3(1, 2, 3, 4, 5)) <text:s text:c="9"/>&gt;&gt;&gt; 15</text:span></text:p>
            <text:p text:style-name="P101"><text:span text:style-name="kode8">print(f4(one=1, two=2, three=3)) <text:s/>&gt;&gt;&gt; 6</text:span></text:p>
            <text:p text:style-name="P101"><text:span text:style-name="kode8">print(f5(1)) <text:s text:c="21"/>&gt;&gt;&gt; 1</text:span></text:p>
            <text:p text:style-name="P101"><text:span text:style-name="kode8">print(f5(1, y=2, z=3)) <text:s text:c="11"/>&gt;&gt;&gt; 6</text:span></text:p>
          </table:table-cell>
        </table:table-row>
        <table:table-row table:style-name="Таблица40.1">
          <table:table-cell table:style-name="Таблица40.A23" office:value-type="string">
            <text:p text:style-name="kode"><text:span text:style-name="Strong_20_Emphasis"><text:span text:style-name="T6">Лямбда-функции</text:span></text:span> являются выражениями. После определения лямбда-функции ее можно сразу же вызвать.</text:p>
            <text:p text:style-name="kode"><text:span text:style-name="kode8">print((lambda х, у: х + у)(5, 10)) <text:s text:c="4"/># 5 + 10 <text:s text:c="5"/>&gt;&gt;&gt; 15</text:span></text:p>
            <text:p text:style-name="kode"><text:span text:style-name="kode8">print(1 + (lambda x: x*5)(10) + 2) <text:s text:c="4"/># 1 + 50 + 2 <text:s/>&gt;&gt;&gt; 53</text:span></text:p>
          </table:table-cell>
        </table:table-row>
        <table:table-row table:style-name="Таблица40.1">
          <table:table-cell table:style-name="Таблица40.A23" office:value-type="string">
            <text:p text:style-name="kode">В лямбда исчислении, часто применяемом в разработке языков программирования, все функции — анонимные, поэтому анонимные функции во многих языках тоже называют "лямбдами" или "лямбда-функциями". </text:p>
          </table:table-cell>
        </table:table-row>
        <table:table-row table:style-name="Таблица40.1">
          <table:table-cell table:style-name="Таблица40.A23" office:value-type="string">
            <text:p text:style-name="kode">В<text:span text:style-name="T393"> </text:span>Python анонимные функции<text:span text:style-name="T393"> </text:span>— лишь сокращенная запись функции</text:p>
            <text:p text:style-name="kode"><text:span text:style-name="kode8">f = lambda x: x + 1</text:span></text:p>
            <text:p text:style-name="kode"><text:span text:style-name="kode8">print(type(f)) <text:s text:c="2"/>&gt;&gt;&gt; &lt;class 'function'&gt;</text:span></text:p>
            <text:p text:style-name="kode">То есть,<text:span text:style-name="T393"> </text:span>анонимные функции имеют такой же тип, как и обычные функции.</text:p>
          </table:table-cell>
        </table:table-row>
        <table:table-row table:style-name="Таблица40.1">
          <table:table-cell table:style-name="Таблица40.A23" office:value-type="string">
            <text:p text:style-name="kode">Анонимные функции <text:span text:style-name="Strong_20_Emphasis">очень часто</text:span> используются вместе со встроенными функциями <text:span text:style-name="Source_20_Text">map(), filter(), reduce(), sorted(), max(), min()</text:span> и т.д.</text:p>
          </table:table-cell>
        </table:table-row>
        <table:table-row table:style-name="Таблица40.1">
          <table:table-cell table:style-name="Таблица40.A24" office:value-type="string">
            <text:p text:style-name="P143"/>
          </table:table-cell>
        </table:table-row>
      </table:table>
      <text:p text:style-name="P399"/>
      <text:h text:style-name="P444" text:outline-level="6">Рекурсивные функции</text:h>
      <table:table table:name="Таблица50" table:style-name="Таблица50">
        <table:table-column table:style-name="Таблица50.A"/>
        <table:table-column table:style-name="Таблица50.B"/>
        <table:table-row table:style-name="Таблица50.1">
          <table:table-cell table:style-name="Таблица50.A1" table:number-columns-spanned="2" office:value-type="string">
            <text:p text:style-name="P392">Функции, которые вызывают сами себя.</text:p>
          </table:table-cell>
          <table:covered-table-cell/>
        </table:table-row>
        <table:table-row table:style-name="Таблица50.1">
          <table:table-cell table:style-name="Таблица50.A2" table:number-columns-spanned="2" office:value-type="string">
            <text:p text:style-name="P39"><text:span text:style-name="kode9"><text:span text:style-name="T309">def recurcive(value):</text:span></text:span></text:p>
            <text:p text:style-name="P39"><text:span text:style-name="kode9"><text:span text:style-name="T309"><text:s text:c="4"/>print(value)</text:span></text:span></text:p>
            <text:p text:style-name="P39"><text:span text:style-name="kode9"><text:span text:style-name="T309"><text:s text:c="4"/>recurcive(value + 1)</text:span></text:span></text:p>
            <text:p text:style-name="P39"><text:span text:style-name="kode9"/></text:p>
            <text:p text:style-name="P39"><text:span text:style-name="kode9"><text:span text:style-name="T309">recurcive(1)</text:span></text:span></text:p>
            <text:p text:style-name="P41"><text:span text:style-name="ubuntu_5f_mono_5f_9"><text:span text:style-name="T309">Функция выполнится до 996, потом остановится с ошибкой: </text:span></text:span></text:p>
            <text:p text:style-name="P41"><text:span text:style-name="ubuntu_5f_mono_5f_9"><text:span text:style-name="T309">RecursionError ()достигнута максимальная глубина рекурсии.</text:span></text:span></text:p>
          </table:table-cell>
          <table:covered-table-cell/>
        </table:table-row>
        <table:table-row table:style-name="Таблица50.1">
          <table:table-cell table:style-name="Таблица50.A2" table:number-columns-spanned="2" office:value-type="string">
            <text:p text:style-name="P392">Когда вызывается какая-либо функция, то она автоматически помещается в стек вызова функций</text:p>
            <text:p text:style-name="P392">Стек вызова функций конечен. То есть должно быть условие останова</text:p>
            <text:p text:style-name="P40"><text:span text:style-name="kode9"><text:span text:style-name="T309">def recurcive(value):</text:span></text:span></text:p>
            <text:p text:style-name="P40"><text:span text:style-name="kode9"><text:span text:style-name="T309"><text:s text:c="4"/>print(value</text:span></text:span><text:span text:style-name="kode9"><text:span text:style-name="T315">, end=' '</text:span></text:span><text:span text:style-name="kode9"><text:span text:style-name="T309">)</text:span></text:span></text:p>
            <text:p text:style-name="P40"><text:span text:style-name="kode9"><text:span text:style-name="T310"><text:s text:c="4"/>if value &lt; 4:</text:span></text:span></text:p>
            <text:p text:style-name="P40"><text:span text:style-name="kode9"><text:span text:style-name="T310"><text:s text:c="4"/></text:span></text:span><text:span text:style-name="kode9"><text:span text:style-name="T309"><text:s text:c="4"/>recurcive(value + 1)</text:span></text:span></text:p>
            <text:p text:style-name="P40"><text:span text:style-name="kode9"><text:span text:style-name="T310"><text:s text:c="4"/>print</text:span></text:span><text:span text:style-name="kode9"><text:span text:style-name="T104">(</text:span></text:span><text:span text:style-name="kode9"><text:span text:style-name="T310">value</text:span></text:span><text:span text:style-name="kode9"><text:span text:style-name="T315">, end=' '</text:span></text:span><text:span text:style-name="kode9"><text:span text:style-name="T310">)</text:span></text:span></text:p>
            <text:p text:style-name="P41"><text:span text:style-name="kode9"><text:span text:style-name="T315">&gt;&gt;&gt; 1 2 3 4 4 3 2 1</text:span></text:span></text:p>
            <text:p text:style-name="P40"><draw:custom-shape text:anchor-type="paragraph" draw:z-index="4" draw:name="Фигура3" draw:style-name="gr1" draw:text-style-name="P446" svg:width="0.486cm" svg:height="0.787cm" svg:x="6.336cm" svg:y="0.205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5" draw:name="Фигура3_0" draw:style-name="gr1" draw:text-style-name="P446" svg:width="0.486cm" svg:height="0.787cm" svg:x="3.025cm" svg:y="0.153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6" draw:name="Фигура3_1" draw:style-name="gr1" draw:text-style-name="P446" svg:width="0.486cm" svg:height="0.787cm" svg:x="9.647cm" svg:y="0.152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span text:style-name="kode9"><text:span text:style-name="T401"><text:s/></text:span></text:span><text:span text:style-name="kode9"><draw:custom-shape text:anchor-type="as-char" draw:z-index="0" draw:name="Фигура1_0" draw:style-name="gr2" draw:text-style-name="P448" svg:width="3.119cm" svg:height="1.474cm"><text:p text:style-name="P447"><text:span text:style-name="T434">recursive(1)</text:span></text:p><text:p text:style-name="P447"><text:span text:style-name="T434"><text:s text:c="4"/></text:span><text:span text:style-name="T434">print(1)</text:span></text:p><text:p text:style-name="P447"><text:span text:style-name="T434"><text:s text:c="4"/></text:span><text:span text:style-name="T434">recursive(2)</text:span></text:p><text:p text:style-name="P447"><text:span text:style-name="T434"><text:s text:c="4"/></text:span><text:span text:style-name="T434">print(1)</text:span></text:p><draw:enhanced-geometry svg:viewBox="0 0 21600 21600" draw:mirror-horizontal="false" draw:mirror-vertical="false" draw:glue-points="10800 0 0 10800 10800 21600 21600 10800" draw:type="flowchart-process" draw:enhanced-path="M 0 0 L 21600 0 21600 21600 0 21600 0 0 Z N"/></draw:custom-shape></text:span><text:span text:style-name="kode9"><text:span text:style-name="T310"><text:s/></text:span></text:span><text:span text:style-name="kode9"><text:span text:style-name="T310"><draw:custom-shape text:anchor-type="as-char" draw:z-index="1" draw:name="Фигура1" draw:style-name="gr3" draw:text-style-name="P448" svg:width="3.119cm" svg:height="1.474cm"><text:p text:style-name="P447"><text:span text:style-name="T434">recursive(2)</text:span></text:p><text:p text:style-name="P447"><text:span text:style-name="T434"><text:s text:c="4"/></text:span><text:span text:style-name="T434">print(2)</text:span></text:p><text:p text:style-name="P447"><text:span text:style-name="T434"><text:s text:c="4"/></text:span><text:span text:style-name="T434">recursive(3)</text:span></text:p><text:p text:style-name="P447"><text:span text:style-name="T434"><text:s text:c="4"/></text:span><text:span text:style-name="T434">print(2)</text:span></text:p><draw:enhanced-geometry svg:viewBox="0 0 21600 21600" draw:mirror-horizontal="false" draw:mirror-vertical="false" draw:glue-points="10800 0 0 10800 10800 21600 21600 10800" draw:type="flowchart-process" draw:enhanced-path="M 0 0 L 21600 0 21600 21600 0 21600 0 0 Z N"/></draw:custom-shape></text:span></text:span><text:span text:style-name="kode9"><text:span text:style-name="T310"><text:s/></text:span></text:span><text:span text:style-name="kode9"><text:span text:style-name="T310"><draw:custom-shape text:anchor-type="as-char" draw:z-index="2" draw:name="Фигура1_1" draw:style-name="gr3" draw:text-style-name="P448" svg:width="3.119cm" svg:height="1.474cm"><text:p text:style-name="P447"><text:span text:style-name="T434">recursive(3)</text:span></text:p><text:p text:style-name="P447"><text:span text:style-name="T434"><text:s text:c="4"/></text:span><text:span text:style-name="T434">print(3)</text:span></text:p><text:p text:style-name="P447"><text:span text:style-name="T434"><text:s text:c="4"/></text:span><text:span text:style-name="T434">recursive(4)</text:span></text:p><text:p text:style-name="P447"><text:span text:style-name="T434"><text:s text:c="4"/></text:span><text:span text:style-name="T434">print(3)</text:span></text:p><draw:enhanced-geometry svg:viewBox="0 0 21600 21600" draw:mirror-horizontal="false" draw:mirror-vertical="false" draw:glue-points="10800 0 0 10800 10800 21600 21600 10800" draw:type="flowchart-process" draw:enhanced-path="M 0 0 L 21600 0 21600 21600 0 21600 0 0 Z N"/></draw:custom-shape></text:span></text:span><text:span text:style-name="kode9"><text:span text:style-name="T310"><text:s/></text:span></text:span><text:span text:style-name="kode9"><text:span text:style-name="T310"><draw:custom-shape text:anchor-type="as-char" draw:z-index="3" draw:name="Фигура1_2" draw:style-name="gr2" draw:text-style-name="P448" svg:width="3.119cm" svg:height="1.474cm"><text:p text:style-name="P447"><text:span text:style-name="T434">recursive(4)</text:span></text:p><text:p text:style-name="P447"><text:span text:style-name="T434"><text:s text:c="4"/></text:span><text:span text:style-name="T434">print(4)</text:span></text:p><text:p text:style-name="P447"><text:span text:style-name="T434"><text:s text:c="4"/></text:span><text:span text:style-name="T434">recursive_pass</text:span></text:p><text:p text:style-name="P447"><text:span text:style-name="T434"><text:s text:c="4"/></text:span><text:span text:style-name="T434">print(4)</text:span></text:p><draw:enhanced-geometry svg:viewBox="0 0 21600 21600" draw:mirror-horizontal="false" draw:mirror-vertical="false" draw:glue-points="10800 0 0 10800 10800 21600 21600 10800" draw:type="flowchart-process" draw:enhanced-path="M 0 0 L 21600 0 21600 21600 0 21600 0 0 Z N"/></draw:custom-shape></text:span></text:span><text:span text:style-name="kode9"><text:span text:style-name="T315"><text:s/></text:span></text:span></text:p>
            <text:p text:style-name="P40"><text:span text:style-name="kode9"/></text:p>
          </table:table-cell>
          <table:covered-table-cell/>
        </table:table-row>
        <table:table-row table:style-name="Таблица50.1">
          <table:table-cell table:style-name="Таблица50.A4" office:value-type="string">
            <text:p text:style-name="P388">Классика рекурсии.</text:p>
            <text:p text:style-name="P393">n! = 1 * 2 * 3 * ... * n</text:p>
            <text:p text:style-name="P394">n! = (n-1)! * n <text:s text:c="2"/></text:p>
            <text:p text:style-name="P394">fact(n) = n * fact(n-1)</text:p>
          </table:table-cell>
          <table:table-cell table:style-name="Таблица50.A2" office:value-type="string">
            <text:p text:style-name="P395"><text:span text:style-name="kode9">def fact(n):</text:span></text:p>
            <text:p text:style-name="P395"><text:span text:style-name="kode9"><text:s text:c="4"/>if n &lt;= 0:</text:span></text:p>
            <text:p text:style-name="P395"><text:span text:style-name="kode9"><text:s text:c="8"/>return 1</text:span></text:p>
            <text:p text:style-name="P395"><text:span text:style-name="kode9"><text:s text:c="4"/>else:</text:span></text:p>
            <text:p text:style-name="P395"><text:span text:style-name="kode9"><text:s text:c="8"/>return n * fact(n-1)</text:span></text:p>
          </table:table-cell>
        </table:table-row>
        <table:table-row table:style-name="Таблица50.1">
          <table:table-cell table:style-name="Таблица50.A2" table:number-columns-spanned="2" office:value-type="string">
            <text:p text:style-name="P389">Обход каталогов и файлов</text:p>
            <text:p text:style-name="P396"># Создадим словарь с каталогами и файлами:</text:p>
            <text:p text:style-name="P396"><text:span text:style-name="kode9">F = {</text:span></text:p>
            <text:p text:style-name="P396"><text:span text:style-name="kode9"><text:s text:c="4"/>'c:': {</text:span></text:p>
            <text:p text:style-name="P396"><text:span text:style-name="kode9"><text:s text:c="10"/>'Python39': ['python.exe', 'python.ini'],</text:span></text:p>
            <text:p text:style-name="P396"><text:span text:style-name="kode9"><text:s text:c="10"/>'Program files': {</text:span></text:p>
            <text:p text:style-name="P396"><text:span text:style-name="kode9"><text:s text:c="27"/>'Java' : ['readme.txt', 'welcome.html' ...]</text:span></text:p>
            <text:p text:style-name="P396"><text:span text:style-name="kode9"><text:s text:c="27"/>}</text:span></text:p>
            <text:p text:style-name="P396"><text:span text:style-name="kode9"><text:s text:c="10"/>}</text:span></text:p>
            <text:p text:style-name="P396"><text:span text:style-name="kode9"><text:s text:c="4"/>}</text:span></text:p>
            <text:p text:style-name="P396">Для обхода словаря сделаем функцию.</text:p>
            <text:p text:style-name="P396"><text:span text:style-name="kode9">def get_files(path, depth=0)</text:span><text:span text:style-name="kode9"><text:span text:style-name="T313">:</text:span></text:span></text:p>
            <text:p text:style-name="P396"><text:span text:style-name="kode9"><text:span text:style-name="T313"><text:s text:c="4"/>for f in path:</text:span></text:span></text:p>
            <text:p text:style-name="P396"><text:span text:style-name="kode9"><text:span text:style-name="T313"><text:s text:c="8"/>print(' ' * depth, f)</text:span></text:span></text:p>
            <text:p text:style-name="P396"><text:span text:style-name="kode9"><text:span text:style-name="T313"><text:s text:c="8"/>if type(path[f]) == dict:</text:span></text:span></text:p>
            <text:p text:style-name="P396"><text:span text:style-name="kode9"><text:span text:style-name="T313"><text:s text:c="12"/>get_files(path[f], depth + 1)</text:span></text:span></text:p>
            <text:p text:style-name="P396"><text:span text:style-name="kode9"><text:span text:style-name="T313"><text:s text:c="8"/>else:</text:span></text:span></text:p>
            <text:p text:style-name="P396"><text:span text:style-name="kode9"><text:span text:style-name="T313"><text:s text:c="12"/>print(' ' * (depth + 1), ' '.join(path[f]))</text:span></text:span></text:p>
          </table:table-cell>
          <table:covered-table-cell/>
        </table:table-row>
        <table:table-row table:style-name="Таблица50.1">
          <table:table-cell table:style-name="Таблица50.A2" table:number-columns-spanned="2" office:value-type="string">
            <text:p text:style-name="P390">Метод слияния списков.</text:p>
            <text:p text:style-name="P397">a = [1, 4, 10, 11]</text:p>
            <text:p text:style-name="P397">b = [2, 3, 3, 4, 8]</text:p>
            <text:p text:style-name="P397">Соединить с сортировкой два отсортированных списка: [1, 2, 3, 3, 4, 4, 8, 10, 11]</text:p>
            <text:p text:style-name="P397"/>
            <text:p text:style-name="P397">res = []</text:p>
            <text:p text:style-name="P397">1. Если a[0] &lt; b[0]: res.append(a[0])<text:span text:style-name="T316">, указатель в списке а перемещаем на след.элемент</text:span></text:p>
            <text:p text:style-name="P397">2. Сравниваем a[1] и b[0]</text:p>
            <text:p text:style-name="P397">...</text:p>
            <text:p text:style-name="P397">если один из списков завершился, то просто добавляем хвост второго.</text:p>
          </table:table-cell>
          <table:covered-table-cell/>
        </table:table-row>
        <table:table-row table:style-name="Таблица50.1">
          <table:table-cell table:style-name="Таблица50.A2" table:number-columns-spanned="2" office:value-type="string">
            <text:p text:style-name="P391">Сортировка слияния.</text:p>
            <text:p text:style-name="P398">1. [9, 5, -3, 4, 7, 8, -8]</text:p>
            <text:p text:style-name="P398">2. разбиваем на две части: [9, 5, -3], [4, 7, 8, -8]</text:p>
            <text:p text:style-name="P398">3. Каждую часть снова разбиваем: [9], [5, -3], [4, 7], [8, -8]</text:p>
            <text:p text:style-name="P398">4. Собираем массив обратно методом слияния:</text:p>
            <text:p text:style-name="P398"><text:s text:c="4"/>4.1. [9], [5, -3], [4, 7], [8, -8]</text:p>
            <text:p text:style-name="P398"><text:s text:c="4"/>4.2. [9], [-3, 5], [4, 7], [-8, 8]</text:p>
            <text:p text:style-name="P398"><text:s text:c="4"/>4.3. [-3, 5, 9], [-8, 4, 7, 8]</text:p>
            <text:p text:style-name="P398"><text:s text:c="4"/>4.4. [-8, -3, 4, 5, 7, 8, 9]</text:p>
            <text:p text:style-name="P398">O(N) = N * log<text:span text:style-name="T314">2</text:span>(N) <text:s text:c="2"/>--&gt; 7 * log<text:span text:style-name="T314">2</text:span>7 &lt; 21</text:p>
            <text:p text:style-name="P398">(Простейшие алгоритмы: O(N<text:span text:style-name="T86">2</text:span>) --&gt; 7 ** 2 = 49)</text:p>
          </table:table-cell>
          <table:covered-table-cell/>
        </table:table-row>
      </table:table>
      <text:p text:style-name="ubuntu_5f_mono_5f_9"/>
      <text:h text:style-name="P411" text:outline-level="6"><text:span text:style-name="lib_5f_mono8"><text:span text:style-name="T75">Замыкания в Python.</text:span></text:span></text:h>
      <table:table table:name="Таблица51" table:style-name="Таблица51">
        <table:table-column table:style-name="Таблица51.A"/>
        <table:table-row table:style-name="TableLine94519017870464">
          <table:table-cell table:style-name="Таблица51.A1" office:value-type="string">
            <text:p text:style-name="kode"><text:span text:style-name="lib_5f_mono8"/></text:p>
          </table:table-cell>
        </table:table-row>
        <table:table-row table:style-name="TableLine94519018409744">
          <table:table-cell table:style-name="Таблица51.A9" office:value-type="string">
            <text:p text:style-name="P164"><text:span text:style-name="ubuntu_5f_mono_5f_9">Внутри функции можно объявить еще одну функцию:</text:span></text:p>
            <text:p text:style-name="P164"><text:span text:style-name="kode9"><text:span text:style-name="T88">def say_name(name)</text:span></text:span><text:span text:style-name="kode9">:</text:span></text:p>
            <text:p text:style-name="P164"><text:span text:style-name="kode9"><text:span text:style-name="T247"><text:s text:c="4"/></text:span></text:span><text:span text:style-name="kode9"><text:span text:style-name="T92">def say_goodbye()</text:span></text:span><text:span text:style-name="kode9"><text:span text:style-name="T247">:</text:span></text:span></text:p>
            <text:p text:style-name="P164"><text:span text:style-name="kode9"><text:span text:style-name="T247"><text:s text:c="8"/>print(f'...{name}...')</text:span></text:span></text:p>
            <text:p text:style-name="P164"><text:span text:style-name="kode9"><text:span text:style-name="T247"><text:s text:c="4"/></text:span></text:span><text:span text:style-name="kode9"><text:span text:style-name="T92">say_goodbye</text:span></text:span><text:span text:style-name="kode9"><text:span text:style-name="T93">()</text:span></text:span></text:p>
            <text:p text:style-name="P164"><text:span text:style-name="kode9"/></text:p>
            <text:p text:style-name="P189"><text:span text:style-name="kode9"><text:span text:style-name="T146">say_name('Sergey')</text:span></text:span><text:span text:style-name="kode9"><text:span text:style-name="T147"> <text:s/>&gt;&gt;&gt; Don't say me goodbye, Sergey!</text:span></text:span></text:p>
          </table:table-cell>
        </table:table-row>
        <table:table-row table:style-name="TableLine94519018390368">
          <table:table-cell table:style-name="Таблица51.A3" office:value-type="string">
            <text:p text:style-name="P191"><text:span text:style-name="T103">Замыкание:</text:span><text:span text:style-name="T100"> В</text:span><text:span text:style-name="T99">нутри внешней функции можно создать  вложенную функцию, которую можно вызвать из глобального пространства. </text:span></text:p>
            <text:p text:style-name="P168">Но чтобы это сделать, нужно чтобы внешняя функция возвращала ссылку на вложенную (ее имя). </text:p>
            <text:p text:style-name="P168">Тогда мы сможем ее вызвать по этой ссылке, просто дописав оператор вызова функций '()'</text:p>
          </table:table-cell>
        </table:table-row>
        <table:table-row table:style-name="TableLine94519018412864">
          <table:table-cell table:style-name="Таблица51.A9" office:value-type="string">
            <text:p text:style-name="P164"><text:span text:style-name="kode9">def say_name(name):</text:span></text:p>
            <text:p text:style-name="P164"><text:span text:style-name="kode9"><text:span text:style-name="T247"><text:s text:c="4"/>def say_goodbye():</text:span></text:span></text:p>
            <text:p text:style-name="P164"><text:span text:style-name="kode9"><text:span text:style-name="T247"><text:s text:c="8"/>print(f'...{name}...')</text:span></text:span></text:p>
            <text:p text:style-name="P167"><text:span text:style-name="kode9"><text:span text:style-name="T247"><text:s text:c="4"/>return say_goodbye</text:span></text:span><text:span text:style-name="kode9"><text:span text:style-name="T319"> </text:span></text:span><text:span text:style-name="kode9"><text:span text:style-name="T318"># возвращается ссылка на внутреннюю функцию.</text:span></text:span></text:p>
            <text:p text:style-name="P164"><text:span text:style-name="kode9"/></text:p>
            <text:p text:style-name="P164"><text:span text:style-name="kode9"><text:span text:style-name="T247">say_name('Sergey') # При таком запуске внутренняя функция не вызывается</text:span></text:span></text:p>
            <text:p text:style-name="P192"><text:span text:style-name="komment"><text:span text:style-name="T139"># </text:span></text:span><text:span text:style-name="komment"><text:span text:style-name="T173">т</text:span></text:span><text:span text:style-name="komment"><text:span text:style-name="T174">олько</text:span></text:span><text:span text:style-name="komment"><text:span text:style-name="T139"> </text:span></text:span><text:span text:style-name="komment"><text:span text:style-name="T173">в</text:span></text:span><text:span text:style-name="komment"><text:span text:style-name="T174">озвращается</text:span></text:span><text:span text:style-name="komment"><text:span text:style-name="T139"> ссылку на внутреннюю функцию)</text:span></text:span></text:p>
            <text:p text:style-name="P164"><text:span text:style-name="kode9"><text:span text:style-name="T165">f = say_name('Sergey') # Сохранили ссылку на внутреннюю функцию</text:span></text:span><text:span text:style-name="kode9"><text:span text:style-name="T247"> </text:span></text:span></text:p>
            <text:p text:style-name="P164"><text:span text:style-name="kode9"><text:span text:style-name="T165">f() # вызвали внутреннюю функцию</text:span></text:span></text:p>
            <text:p text:style-name="P164"><text:span text:style-name="kode9"/></text:p>
            <text:p text:style-name="P164"><text:span text:style-name="kode9"><text:span text:style-name="T247">say_name('Sergey')() # тоже вызов внутренней функции </text:span></text:span></text:p>
          </table:table-cell>
        </table:table-row>
        <table:table-row table:style-name="TableLine94519018413344">
          <table:table-cell table:style-name="Таблица51.A9" office:value-type="string">
            <text:p text:style-name="P166"><text:span text:style-name="ubuntu_5f_mono_5f_9">Внутреннее окружение вместе с именами переменных </text:span><text:span text:style-name="ubuntu_5f_mono_5f_9"><text:span text:style-name="T88">say_goodbye</text:span></text:span><text:span text:style-name="ubuntu_5f_mono_5f_9"> продолжает существовать, пока существует ссылка f на него. </text:span></text:p>
            <text:p text:style-name="P166"><text:span text:style-name="ubuntu_5f_mono_5f_9">А вместе с ним продолжают существовать все внешние окружения, которые с ним связаны (в т.ч. переменная name == 'Sergey')</text:span></text:p>
          </table:table-cell>
        </table:table-row>
        <table:table-row table:style-name="TableLine94519018413824">
          <table:table-cell table:style-name="Таблица51.A9" office:value-type="string">
            <text:p text:style-name="P170"><text:span text:style-name="T160">Замыкание</text:span>: </text:p>
            <text:p text:style-name="P169">Т.е. переменная f - принадлежит глобальной области видимости<text:span text:style-name="T318"> программы my_prog</text:span>.</text:p>
            <text:p text:style-name="P169">Она ссылается на локальное окружение функции say_goodbye</text:p>
            <text:p text:style-name="P169">Окружение say_goodbye ссылается на <text:span text:style-name="T318">внешнее окружение функции say_name</text:span></text:p>
            <text:p text:style-name="P170">say_name - на глобальное окружение my_prog</text:p>
          </table:table-cell>
        </table:table-row>
        <table:table-row table:style-name="TableLine94519018414304">
          <table:table-cell table:style-name="Таблица51.A9" office:value-type="string">
            <text:p text:style-name="P165"><text:span text:style-name="ubuntu_5f_mono_5f_9">При каждом вызове say_name() будет создаваться свое независимое локальное окружение.</text:span></text:p>
            <text:p text:style-name="P190"><text:span text:style-name="kode9"><text:span text:style-name="T140">f2 = say_name('Python') # переменная name будет ссылаться на </text:span></text:span><text:span text:style-name="kode9"><text:span text:style-name="T113">н</text:span></text:span><text:span text:style-name="kode9"><text:span text:style-name="T114">овую</text:span></text:span><text:span text:style-name="kode9"><text:span text:style-name="T140"> строчку 'Python'</text:span></text:span></text:p>
            <text:p text:style-name="P165"><text:span text:style-name="kode9"><text:span text:style-name="T248">f2()</text:span></text:span></text:p>
          </table:table-cell>
        </table:table-row>
        <table:table-row table:style-name="TableLine94519018414784">
          <table:table-cell table:style-name="Таблица51.A9" office:value-type="string">
            <text:p text:style-name="P155"><text:span text:style-name="ubuntu_5f_mono_5f_9">Функция-счетчик, которая при каждом новом запуске увеличивает свое значение на 1.</text:span></text:p>
            <text:p text:style-name="P152"><text:span text:style-name="kode9">def counter(start</text:span><text:span text:style-name="kode9"><text:span text:style-name="T249">=0</text:span></text:span><text:span text:style-name="kode9">)</text:span><text:span text:style-name="kode9"><text:span text:style-name="T249">:</text:span></text:span></text:p>
            <text:p text:style-name="P152"><text:span text:style-name="kode9"><text:span text:style-name="T249"><text:s text:c="4"/>def step():</text:span></text:span></text:p>
            <text:p text:style-name="P152"><text:span text:style-name="kode9"><text:span text:style-name="T249"><text:s text:c="8"/>nonlocal start # чтобы использовать переменную start из внешнего окружения, </text:span></text:span></text:p>
            <text:p text:style-name="P152"><text:span text:style-name="kode9"><text:span text:style-name="T249"><text:s text:c="23"/># а не создавать каждый раз новую</text:span></text:span></text:p>
            <text:p text:style-name="P152"><text:span text:style-name="kode9"><text:span text:style-name="T249"><text:s text:c="8"/>start += 1</text:span></text:span></text:p>
            <text:p text:style-name="P152"><text:span text:style-name="kode9"><text:span text:style-name="T249"><text:s text:c="8"/>return start</text:span></text:span></text:p>
            <text:p text:style-name="P152"><text:span text:style-name="kode9"><text:span text:style-name="T249"><text:s text:c="4"/>return step</text:span></text:span></text:p>
            <text:p text:style-name="P152"><text:span text:style-name="kode9"/></text:p>
            <text:p text:style-name="P152"><text:span text:style-name="kode9"><text:span text:style-name="T249">c1 = counter(10)</text:span></text:span></text:p>
            <text:p text:style-name="P156"><text:span text:style-name="kode9"><text:span text:style-name="T249">c2 = counter()</text:span></text:span><text:span text:style-name="kode9"><text:span text:style-name="T250"> </text:span></text:span><text:span text:style-name="komment"># можем создавать много разных счетчиков и использовать их независимо друг от друга</text:span></text:p>
            <text:p text:style-name="P152"><text:span text:style-name="kode9"><text:span text:style-name="T249">print(c1(), c2()) # 11 1</text:span></text:span></text:p>
            <text:p text:style-name="P152"><text:span text:style-name="kode9"><text:span text:style-name="T249">print(c1(), c2()) # 12 2</text:span></text:span></text:p>
            <text:p text:style-name="P152"><text:span text:style-name="kode9"><text:span text:style-name="T249">print(c1(), c2()) # 13 3</text:span></text:span></text:p>
          </table:table-cell>
        </table:table-row>
        <table:table-row table:style-name="TableLine94519018415264">
          <table:table-cell table:style-name="Таблица51.A9" office:value-type="string">
            <text:p text:style-name="P191"><text:span text:style-name="ubuntu_5f_mono_5f_9"><text:span text:style-name="T128">Удаление ненужных символов в начале и в конце строки.</text:span></text:span></text:p>
            <text:p text:style-name="P173"><text:span text:style-name="kode9"><text:span text:style-name="T139">def</text:span></text:span><text:span text:style-name="kode9"><text:span text:style-name="T141"> strip_string(strip_chars=' ')</text:span></text:span><text:span text:style-name="kode9"><text:span text:style-name="T142">:</text:span></text:span></text:p>
            <text:p text:style-name="P153"><text:span text:style-name="kode9"><text:span text:style-name="T249"><text:s text:c="4"/>def </text:span></text:span><text:span text:style-name="kode9"><text:span text:style-name="T250">do_strip</text:span></text:span><text:span text:style-name="kode9"><text:span text:style-name="T249">(</text:span></text:span><text:span text:style-name="kode9"><text:span text:style-name="T250">string</text:span></text:span><text:span text:style-name="kode9"><text:span text:style-name="T249">):</text:span></text:span></text:p>
            <text:p text:style-name="P173"><text:span text:style-name="kode9"><text:span text:style-name="T142"><text:s text:c="8"/>return </text:span></text:span><text:span text:style-name="kode9"><text:span text:style-name="T113">s</text:span></text:span><text:span text:style-name="kode9"><text:span text:style-name="T115">tring.strip(strip_chars)</text:span></text:span></text:p>
            <text:p text:style-name="P153"><text:span text:style-name="kode9"><text:span text:style-name="T249"><text:s text:c="4"/>return </text:span></text:span><text:span text:style-name="kode9"><text:span text:style-name="T250">do_</text:span></text:span><text:span text:style-name="kode9"><text:span text:style-name="T249">st</text:span></text:span><text:span text:style-name="kode9"><text:span text:style-name="T250">ri</text:span></text:span><text:span text:style-name="kode9"><text:span text:style-name="T249">p</text:span></text:span></text:p>
            <text:p text:style-name="P153"><text:span text:style-name="kode9"><text:span text:style-name="T139"/></text:span></text:p>
            <text:p text:style-name="P153"><text:span text:style-name="kode9">strip1</text:span><text:span text:style-name="kode9"><text:span text:style-name="T251"> = strip_string() # задаём внешний параметр - удаляемые символы</text:span></text:span></text:p>
            <text:p text:style-name="P154"><text:span text:style-name="kode9">strip1</text:span><text:span text:style-name="kode9"><text:span text:style-name="T251"> = strip_string(' !&amp;,.;')</text:span></text:span></text:p>
            <text:p text:style-name="P154"><text:span text:style-name="kode9"><text:span text:style-name="T251">print(strip1(' hello python!.. ')) &gt;&gt;&gt; hello python!.. # задали внутренний аргумент - строку</text:span></text:span></text:p>
            <text:p text:style-name="P154"><text:span text:style-name="kode9"><text:span text:style-name="T251">print(strip2(' hello python!.. ')) # hello python</text:span></text:span></text:p>
          </table:table-cell>
        </table:table-row>
        <table:table-row table:style-name="TableLine94519018415744">
          <table:table-cell table:style-name="Таблица51.A10" office:value-type="string">
            <text:p text:style-name="P151">Если есть глобальная ссылка f на внутреннее локальное окружение, то это окружение продолжает существовать. Оно не удаляется автоматическим сборщиком мусора.</text:p>
            <text:p text:style-name="P151">А вместе <text:s/>с этим локльным окружением продолжают существовать и все остальные внешние окружения, которые с ним связаны (у каждого локального окружения есть скрытая ссылка на внешнее окружение). </text:p>
          </table:table-cell>
        </table:table-row>
      </table:table>
      <text:p text:style-name="ubuntu_5f_mono_5f_9"/>
      <text:h text:style-name="P406" text:outline-level="6"><text:span text:style-name="lib_5f_mono8"><text:span text:style-name="T75">Декораторы функций</text:span></text:span></text:h>
      <table:table table:name="Таблица52" table:style-name="Таблица52">
        <table:table-column table:style-name="Таблица52.A"/>
        <table:table-row table:style-name="Таблица52.1">
          <table:table-cell table:style-name="Таблица52.A1" office:value-type="string">
            <text:p text:style-name="kode"><text:span text:style-name="lib_5f_mono8"/></text:p>
          </table:table-cell>
        </table:table-row>
        <table:table-row table:style-name="Таблица52.1">
          <table:table-cell table:style-name="Таблица52.A9" office:value-type="string">
            <text:p text:style-name="P138"><text:span text:style-name="kode9"><text:span text:style-name="T252">def func_decorator(func): # func - ссылка на некоторую функцию</text:span></text:span></text:p>
            <text:p text:style-name="P138"><text:span text:style-name="kode9"><text:span text:style-name="T252"><text:s text:c="4"/>def wrapper(</text:span></text:span><text:span text:style-name="kode9"><text:span text:style-name="T253">title</text:span></text:span><text:span text:style-name="kode9"><text:span text:style-name="T252">):</text:span></text:span></text:p>
            <text:p text:style-name="P138"><text:span text:style-name="kode9"><text:span text:style-name="T252"><text:s text:c="8"/>[некие команды]</text:span></text:span><text:span text:style-name="kode9"><text:span text:style-name="T320"> # расширяем функционал сторонней функции func</text:span></text:span></text:p>
            <text:p text:style-name="P138"><text:span text:style-name="kode9"><text:span text:style-name="T252"><text:s text:c="8"/>func(</text:span></text:span><text:span text:style-name="kode9"><text:span text:style-name="T253">title</text:span></text:span><text:span text:style-name="kode9"><text:span text:style-name="T252">)</text:span></text:span></text:p>
            <text:p text:style-name="P138"><text:span text:style-name="kode9"><text:span text:style-name="T252"><text:s text:c="8"/>[некие команды]</text:span></text:span></text:p>
            <text:p text:style-name="P138"><text:span text:style-name="kode9"><text:span text:style-name="T252"><text:s text:c="4"/>return wrapper</text:span></text:span></text:p>
            <text:p text:style-name="P138"><text:span text:style-name="kode9"/></text:p>
            <text:p text:style-name="P139"><text:span text:style-name="kode9"><text:span text:style-name="T253">def some_func(title)</text:span></text:span><text:span text:style-name="kode9"><text:span text:style-name="T322"> <text:s/># Объявляем функцию, которую хотим декорировать.</text:span></text:span></text:p>
            <text:p text:style-name="P139"><text:span text:style-name="kode9"><text:span text:style-name="T253"><text:s text:c="4"/>print(f'title = {title}')</text:span></text:span></text:p>
            <text:p text:style-name="P139"><text:span text:style-name="kode9"/></text:p>
            <text:p text:style-name="P139"><text:span text:style-name="kode9"><text:span text:style-name="T253">some_func() # просто напечатает текст</text:span></text:span></text:p>
            <text:p text:style-name="P139"><text:span text:style-name="kode9"/></text:p>
            <text:p text:style-name="P144"><text:span text:style-name="kode9"><text:span text:style-name="T320">f = func_decorator(some_func)</text:span></text:span></text:p>
            <text:p text:style-name="P144"><text:span text:style-name="kode9"><text:span text:style-name="T320">f() # не просто выполнили функцию some_func, а дополнили её командами из wrapper</text:span></text:span></text:p>
          </table:table-cell>
        </table:table-row>
        <table:table-row table:style-name="Таблица52.1">
          <table:table-cell table:style-name="Таблица52.A9" office:value-type="string">
            <text:p text:style-name="P145"><text:span text:style-name="ubuntu_5f_mono_5f_9">Но,чтобы не плодить переменные, при декорировании обычно создают ссылку на то же самое имя:</text:span></text:p>
            <text:p text:style-name="P145"><text:span text:style-name="kode9"><text:span text:style-name="T166">some_func</text:span></text:span><text:span text:style-name="kode9"><text:span text:style-name="T253"> = func_decorator(some_func)</text:span></text:span></text:p>
            <text:p text:style-name="P145"><text:span text:style-name="ubuntu_5f_mono_5f_9">В итоге функция some_func меняет свою работу.</text:span></text:p>
            <text:p text:style-name="P145"><text:span text:style-name="kode9"><text:span text:style-name="T253">some_func('Hello Python')</text:span></text:span><text:span text:style-name="kode9"><text:span text:style-name="T321"> # не только выполнит изначальную функцию some_func, но и дополнит ее командами из wrapper()</text:span></text:span></text:p>
          </table:table-cell>
        </table:table-row>
        <table:table-row table:style-name="Таблица52.1">
          <table:table-cell table:style-name="Таблица52.A9" office:value-type="string">
            <text:p text:style-name="P171">Но если изменить аргументы some_func, то у wrapper тоже нужно будет изменить аргументы, чтобы эта конструкция не перестала работать.</text:p>
          </table:table-cell>
        </table:table-row>
        <table:table-row table:style-name="Таблица52.1">
          <table:table-cell table:style-name="Таблица52.A9" office:value-type="string">
            <text:p text:style-name="P145"><text:span text:style-name="ubuntu_5f_mono_5f_9">Чтобы избежать зависимости от аргументов декорируемой функции:</text:span></text:p>
            <text:p text:style-name="P140"><text:span text:style-name="kode9"><text:span text:style-name="T252">def func_decorator(func): # func - ссылка на некоторую функцию</text:span></text:span></text:p>
            <text:p text:style-name="P138"><text:span text:style-name="kode9"><text:span text:style-name="T252"><text:s text:c="4"/>def wrapper(</text:span></text:span><text:span text:style-name="kode9"><text:span text:style-name="T254">*args, **kwargs</text:span></text:span><text:span text:style-name="kode9"><text:span text:style-name="T252">):</text:span></text:span></text:p>
            <text:p text:style-name="P138"><text:span text:style-name="kode9"><text:span text:style-name="T252"><text:s text:c="8"/></text:span></text:span><text:span text:style-name="kode9"><text:span text:style-name="T254">print('что-то перед функцией')</text:span></text:span></text:p>
            <text:p text:style-name="P138"><text:span text:style-name="kode9"><text:span text:style-name="T252"><text:s text:c="8"/></text:span></text:span><text:span text:style-name="kode9"><text:span text:style-name="T254">res = </text:span></text:span><text:span text:style-name="kode9"><text:span text:style-name="T252">func(</text:span></text:span><text:span text:style-name="kode9"><text:span text:style-name="T254">*args, **kwargs</text:span></text:span><text:span text:style-name="kode9"><text:span text:style-name="T252">)</text:span></text:span></text:p>
            <text:p text:style-name="P174"><text:span text:style-name="kode9"><text:span text:style-name="T143"><text:s text:c="8"/></text:span></text:span><text:span text:style-name="kode9"><text:span text:style-name="T144">print('что-то </text:span></text:span><text:span text:style-name="kode9"><text:span text:style-name="T113">п</text:span></text:span><text:span text:style-name="kode9"><text:span text:style-name="T116">осле функции</text:span></text:span><text:span text:style-name="kode9"><text:span text:style-name="T144">')</text:span></text:span></text:p>
            <text:p text:style-name="P174"><text:span text:style-name="kode9"><text:span text:style-name="T144"><text:s text:c="8"/>return res</text:span></text:span></text:p>
            <text:p text:style-name="P138"><text:span text:style-name="kode9"><text:span text:style-name="T252"><text:s text:c="4"/>return wrapper</text:span></text:span></text:p>
            <text:p text:style-name="P138"><text:span text:style-name="kode9"/></text:p>
            <text:p text:style-name="P140"><text:span text:style-name="kode9"><text:span text:style-name="T254">def some_func(title, tag):</text:span></text:span><text:span text:style-name="kode9"><text:span text:style-name="T323"> # теперь смело добавляем еще один аргумент.</text:span></text:span></text:p>
            <text:p text:style-name="P140"><text:span text:style-name="kode9"><text:span text:style-name="T254"><text:s text:c="4"/>print(f:'title = {title}, tag = {tag}')</text:span></text:span></text:p>
            <text:p text:style-name="P140"><text:span text:style-name="kode9"><text:span text:style-name="T254"><text:s text:c="4"/>return f'&lt;{tag}&gt;{title}&lt;/{tag}&gt;'</text:span></text:span></text:p>
            <text:p text:style-name="P140"><text:span text:style-name="kode9"/></text:p>
            <text:p text:style-name="P145"><text:span text:style-name="kode9"><text:span text:style-name="T321">some_func = func_decorator(some_func)</text:span></text:span></text:p>
            <text:p text:style-name="P145"><text:span text:style-name="kode9"><text:span text:style-name="T321">some_func("Python навсегда", "h1")</text:span></text:span></text:p>
          </table:table-cell>
        </table:table-row>
        <table:table-row table:style-name="Таблица52.1">
          <table:table-cell table:style-name="Таблица52.A9" office:value-type="string">
            <text:p text:style-name="P147"><text:span text:style-name="ubuntu_5f_mono_5f_9"># Декоратор, который будет измерять скорость работы любой функции:</text:span></text:p>
            <text:p text:style-name="P148"><text:span text:style-name="kode9"><text:span text:style-name="T254">import time</text:span></text:span></text:p>
            <text:p text:style-name="P140"><text:span text:style-name="kode9"><text:span text:style-name="T252">def </text:span></text:span><text:span text:style-name="kode9"><text:span text:style-name="T254">test_time</text:span></text:span><text:span text:style-name="kode9"><text:span text:style-name="T252">(func): # func - ссылка на некоторую функцию</text:span></text:span></text:p>
            <text:p text:style-name="P140"><text:span text:style-name="kode9"><text:span text:style-name="T252"><text:s text:c="4"/>def wrapper(</text:span></text:span><text:span text:style-name="kode9"><text:span text:style-name="T254">*args, **kwargs</text:span></text:span><text:span text:style-name="kode9"><text:span text:style-name="T252">):</text:span></text:span></text:p>
            <text:p text:style-name="P140"><text:span text:style-name="kode9"><text:span text:style-name="T252"><text:s text:c="8"/></text:span></text:span><text:span text:style-name="kode9"><text:span text:style-name="T254">st = time.time()</text:span></text:span></text:p>
            <text:p text:style-name="P140"><text:span text:style-name="kode9"><text:span text:style-name="T252"><text:s text:c="8"/></text:span></text:span><text:span text:style-name="kode9"><text:span text:style-name="T254">res = </text:span></text:span><text:span text:style-name="kode9"><text:span text:style-name="T252">func(</text:span></text:span><text:span text:style-name="kode9"><text:span text:style-name="T254">*args, **kwargs</text:span></text:span><text:span text:style-name="kode9"><text:span text:style-name="T252">)</text:span></text:span></text:p>
            <text:p text:style-name="P174"><text:span text:style-name="kode9"><text:span text:style-name="T143"><text:s text:c="8"/></text:span></text:span><text:span text:style-name="kode9"><text:span text:style-name="T113">d</text:span></text:span><text:span text:style-name="kode9"><text:span text:style-name="T144">t = time.time()</text:span></text:span><text:span text:style-name="kode9"><text:span text:style-name="T116"> - st</text:span></text:span></text:p>
            <text:p text:style-name="P140"><text:span text:style-name="kode9"><text:span text:style-name="T252"><text:s text:c="8"/></text:span></text:span><text:span text:style-name="kode9"><text:span text:style-name="T254">print(f'время работы: {dt} сек')</text:span></text:span></text:p>
            <text:p text:style-name="P174"><text:span text:style-name="kode9"><text:span text:style-name="T144"><text:s text:c="8"/>return res</text:span></text:span></text:p>
            <text:p text:style-name="P140"><text:span text:style-name="kode9"><text:span text:style-name="T252"><text:s text:c="4"/>return wrapper</text:span></text:span></text:p>
            <text:p text:style-name="P140"><text:span text:style-name="kode9"/></text:p>
            <text:p text:style-name="P174"><text:span text:style-name="kode9"><text:span text:style-name="T144">def </text:span></text:span><text:span text:style-name="kode9"><text:span text:style-name="T116">get_nod(a, b)</text:span></text:span><text:span text:style-name="kode9"><text:span text:style-name="T144">:</text:span></text:span></text:p>
            <text:p text:style-name="P174"><text:span text:style-name="kode9"><text:span text:style-name="T144"><text:s text:c="4"/></text:span></text:span><text:span text:style-name="kode9"><text:span text:style-name="T113">.</text:span></text:span><text:span text:style-name="kode9"><text:span text:style-name="T116"> . . </text:span></text:span></text:p>
            <text:p text:style-name="P174"><text:span text:style-name="kode9"><text:span text:style-name="T116"/></text:span></text:p>
            <text:p text:style-name="P174"><text:span text:style-name="kode9"><text:span text:style-name="T116">get_nod = test_time(get_nod)</text:span></text:span></text:p>
            <text:p text:style-name="P193"><text:span text:style-name="kode9"><text:span text:style-name="T116">get_</text:span></text:span><text:span text:style-name="kode9"><text:span text:style-name="T120">fast_</text:span></text:span><text:span text:style-name="kode9"><text:span text:style-name="T116">nod = test_time(get_</text:span></text:span><text:span text:style-name="kode9"><text:span text:style-name="T120">fast_</text:span></text:span><text:span text:style-name="kode9"><text:span text:style-name="T116">nod)</text:span></text:span><text:span text:style-name="kode9"><text:span text:style-name="T120"> # декорируем еще одну функцию</text:span></text:span><text:span text:style-name="kode9"><text:span text:style-name="T121"> тем же декоратором</text:span></text:span></text:p>
            <text:p text:style-name="P174"><text:span text:style-name="kode9"><text:span text:style-name="T116">res</text:span></text:span><text:span text:style-name="kode9"><text:span text:style-name="T120">1</text:span></text:span><text:span text:style-name="kode9"><text:span text:style-name="T116"> = get_nod(2, 10000)</text:span></text:span></text:p>
            <text:p text:style-name="P193"><text:span text:style-name="kode9"><text:span text:style-name="T116">res</text:span></text:span><text:span text:style-name="kode9"><text:span text:style-name="T120">1</text:span></text:span><text:span text:style-name="kode9"><text:span text:style-name="T116"> = get_</text:span></text:span><text:span text:style-name="kode9"><text:span text:style-name="T120">fast_</text:span></text:span><text:span text:style-name="kode9"><text:span text:style-name="T116">nod(2, 10000)</text:span></text:span></text:p>
            <text:p text:style-name="P174"><text:span text:style-name="kode9"><text:span text:style-name="T116">print(res</text:span></text:span><text:span text:style-name="kode9"><text:span text:style-name="T120">1, res2</text:span></text:span><text:span text:style-name="kode9"><text:span text:style-name="T116">)</text:span></text:span></text:p>
          </table:table-cell>
        </table:table-row>
        <table:table-row table:style-name="Таблица52.1">
          <table:table-cell table:style-name="Таблица52.A9" office:value-type="string">
            <text:p text:style-name="P175"><text:span text:style-name="ubuntu_5f_mono_5f_9"><text:span text:style-name="T128"># Упрощенная запись декорирования функции:</text:span></text:span></text:p>
            <text:p text:style-name="P175"><text:span text:style-name="kode9"><text:span text:style-name="T117">@test_time</text:span></text:span><text:span text:style-name="kode9"><text:span text:style-name="T119"> <text:s/></text:span></text:span></text:p>
            <text:p text:style-name="P175"><text:span text:style-name="kode9"><text:span text:style-name="T117">def get_nod(a, b):</text:span></text:span></text:p>
            <text:p text:style-name="P146"><text:span text:style-name="kode9"><text:span text:style-name="T123"><text:s text:c="3"/>. . . </text:span></text:span></text:p>
          </table:table-cell>
        </table:table-row>
        <text:soft-page-break/>
        <table:table-row table:style-name="Таблица52.1">
          <table:table-cell table:style-name="Таблица52.A9" office:value-type="string">
            <text:p text:style-name="ubuntu_5f_mono_5f_9"><text:span text:style-name="ubuntu_5f_mono_5f_9"><text:span text:style-name="T59">Передача аргументов декораторам.</text:span></text:span></text:p>
            <text:p text:style-name="P157"><text:span text:style-name="kode9"><text:span text:style-name="T255">import math</text:span></text:span></text:p>
            <text:p text:style-name="P157"><text:span text:style-name="kode9"><text:span text:style-name="T255"># Создаем декоратор для вычисления производной функции</text:span></text:span></text:p>
            <text:p text:style-name="P157"><text:span text:style-name="kode9"><text:span text:style-name="T255">def df_decorator(dx=0.01): # задаём внешнюю функцию для того, </text:span></text:span></text:p>
            <text:p text:style-name="P157"><text:span text:style-name="kode9"><text:span text:style-name="T255"><text:s text:c="27"/># чтобы декоратор умел принимать <text:s/>дополнительные параметры</text:span></text:span></text:p>
            <text:p text:style-name="P157"><text:span text:style-name="kode9"><text:span text:style-name="T255"><text:s text:c="4"/>def func_decorator(func):</text:span></text:span></text:p>
            <text:p text:style-name="P157"><text:span text:style-name="kode9"><text:span text:style-name="T255"><text:s text:c="8"/>def wrapper(x, *args, **kwargs):</text:span></text:span></text:p>
            <text:p text:style-name="P157"><text:span text:style-name="kode9"><text:span text:style-name="T255"><text:s text:c="12"/>dx = 0.0001</text:span></text:span></text:p>
            <text:p text:style-name="P157"><text:span text:style-name="kode9"><text:span text:style-name="T255"><text:s text:c="12"/>res = (func(x + dx, *args, **kwargs) - func(x, *args, **kwargs)) / dx</text:span></text:span></text:p>
            <text:p text:style-name="P157"><text:span text:style-name="kode9"><text:span text:style-name="T255"><text:s text:c="12"/>return res</text:span></text:span></text:p>
            <text:p text:style-name="P157"><text:span text:style-name="kode9"><text:span text:style-name="T255"><text:s text:c="8"/>return wrapper</text:span></text:span></text:p>
            <text:p text:style-name="P157"><text:span text:style-name="kode9"><text:span text:style-name="T255"><text:s text:c="4"/>return func_decorator</text:span></text:span></text:p>
            <text:p text:style-name="P157"><text:span text:style-name="kode9"/></text:p>
            <text:p text:style-name="P176"><text:span text:style-name="kode9"><text:span text:style-name="T145">@</text:span></text:span><text:span text:style-name="kode9"><text:span text:style-name="T118">df</text:span></text:span><text:span text:style-name="kode9"><text:span text:style-name="T145">_decorator(</text:span></text:span><text:span text:style-name="kode9"><text:span text:style-name="T162">dx=0.01</text:span></text:span><text:span text:style-name="kode9"><text:span text:style-name="T145">) # теперь декоратор умеет принимать доп.аргумент</text:span></text:span></text:p>
            <text:p text:style-name="P157"><text:span text:style-name="kode9"><text:span text:style-name="T255">def sin_df(x):</text:span></text:span></text:p>
            <text:p text:style-name="P157"><text:span text:style-name="kode9"><text:span text:style-name="T255"><text:s text:c="4"/>return math.sin(x)</text:span></text:span></text:p>
            <text:p text:style-name="P157"><text:span text:style-name="kode9"/></text:p>
            <text:p text:style-name="P158"><text:span text:style-name="kode9"><text:span text:style-name="T256">df = sin_df(math.pi/3)</text:span></text:span></text:p>
            <text:p text:style-name="P158"><text:span text:style-name="kode9"><text:span text:style-name="T256">print(df)</text:span></text:span></text:p>
          </table:table-cell>
        </table:table-row>
        <table:table-row table:style-name="Таблица52.1">
          <table:table-cell table:style-name="Таблица52.A9" office:value-type="string">
            <text:p text:style-name="P158"><text:span text:style-name="kode9"><text:span text:style-name="T101"># развернуто:</text:span></text:span></text:p>
            <text:p text:style-name="P158"><text:span text:style-name="kode9"><text:span text:style-name="T256"># sin_df = df_decorator(dx=0.001)(sin_df)</text:span></text:span></text:p>
          </table:table-cell>
        </table:table-row>
        <table:table-row table:style-name="Таблица52.1">
          <table:table-cell table:style-name="Таблица52.A13" office:value-type="string">
            <text:p text:style-name="P141"><text:span text:style-name="ubuntu_5f_mono_5f_9"><text:span text:style-name="T59">Потеря имени и описани</text:span></text:span><text:span text:style-name="ubuntu_5f_mono_5f_9"><text:span text:style-name="T65">я</text:span></text:span><text:span text:style-name="ubuntu_5f_mono_5f_9"><text:span text:style-name="T59"> декорируемой функции.</text:span></text:span></text:p>
          </table:table-cell>
        </table:table-row>
        <table:table-row table:style-name="Таблица52.1">
          <table:table-cell table:style-name="Таблица52.A13" office:value-type="string">
            <text:p text:style-name="P177"><text:span text:style-name="kode9"><text:span text:style-name="T98"># у каждой функции </text:span></text:span><text:span text:style-name="kode9"><text:span text:style-name="T97">е</text:span></text:span><text:span text:style-name="kode9"><text:span text:style-name="T98">сть свое имя, доступное с помощью спец.переменной __name__</text:span></text:span></text:p>
            <text:p text:style-name="P161"><text:span text:style-name="kode9"><text:span text:style-name="T255">def sin_df(x):</text:span></text:span></text:p>
            <text:p text:style-name="P161"><text:span text:style-name="kode9"><text:span text:style-name="T257"><text:s text:c="4"/>"""Функция для вычисления производной синуса"""</text:span></text:span></text:p>
            <text:p text:style-name="P161"><text:span text:style-name="kode9"><text:span text:style-name="T255"><text:s text:c="4"/>return math.sin(x)</text:span></text:span></text:p>
            <text:p text:style-name="P194"><text:span text:style-name="kode9"><text:span text:style-name="T98"/></text:span></text:p>
            <text:p text:style-name="P141"><text:span text:style-name="kode9"><text:span text:style-name="T256">print(sin_df.__name__) # sin_df</text:span></text:span></text:p>
            <text:p text:style-name="P150"><text:span text:style-name="kode9"><text:span text:style-name="T256">print(sin_df.__</text:span></text:span><text:span text:style-name="kode9"><text:span text:style-name="T258">doc</text:span></text:span><text:span text:style-name="kode9"><text:span text:style-name="T256">__) # print(sin_df.__</text:span></text:span><text:span text:style-name="kode9"><text:span text:style-name="T258">doc</text:span></text:span><text:span text:style-name="kode9"><text:span text:style-name="T256">__) # <text:s/></text:span></text:span><text:span text:style-name="kode9"><text:span text:style-name="T257">Функция для вычисления производной синуса</text:span></text:span></text:p>
          </table:table-cell>
        </table:table-row>
        <table:table-row table:style-name="Таблица52.1">
          <table:table-cell table:style-name="Таблица52.A13" office:value-type="string">
            <text:p text:style-name="P141"><text:span text:style-name="lib_5f_mono8"># Если мы декорируем функцию, то она теряет свое имя и описание.</text:span></text:p>
            <text:p text:style-name="P178"><text:span text:style-name="kode9"><text:span text:style-name="T145">@</text:span></text:span><text:span text:style-name="kode9"><text:span text:style-name="T118">df</text:span></text:span><text:span text:style-name="kode9"><text:span text:style-name="T145">_decorator(dx=0.01) </text:span></text:span></text:p>
            <text:p text:style-name="P159"><text:span text:style-name="kode9"><text:span text:style-name="T255">def sin_df(x):</text:span></text:span></text:p>
            <text:p text:style-name="P159"><text:span text:style-name="kode9"><text:span text:style-name="T257"><text:s text:c="4"/>"""Функция для вычисления производной синуса"""</text:span></text:span></text:p>
            <text:p text:style-name="P159"><text:span text:style-name="kode9"><text:span text:style-name="T255"><text:s text:c="4"/>return math.sin(x)</text:span></text:span></text:p>
            <text:p text:style-name="P142"><text:span text:style-name="kode9"/></text:p>
            <text:p text:style-name="P142"><text:span text:style-name="kode9"><text:span text:style-name="T256">print(sin_df.__name__) # </text:span></text:span><text:span text:style-name="kode9"><text:span text:style-name="T257">wrapper</text:span></text:span></text:p>
            <text:p text:style-name="P150"><text:span text:style-name="kode9"><text:span text:style-name="T256">print(sin_df.__</text:span></text:span><text:span text:style-name="kode9"><text:span text:style-name="T258">doc</text:span></text:span><text:span text:style-name="kode9"><text:span text:style-name="T256">__) # </text:span></text:span><text:span text:style-name="kode9"><text:span text:style-name="T258">None</text:span></text:span></text:p>
          </table:table-cell>
        </table:table-row>
        <table:table-row table:style-name="Таблица52.1">
          <table:table-cell table:style-name="Таблица52.A13" office:value-type="string">
            <text:p text:style-name="P160"><text:span text:style-name="kode9"><text:span text:style-name="T230">Если мы хотим сохранить имя функции:</text:span></text:span></text:p>
            <text:p text:style-name="P160"><text:span text:style-name="kode9"><text:span text:style-name="T231">def df_decorator(dx=0.01): </text:span></text:span></text:p>
            <text:p text:style-name="P160"><text:span text:style-name="kode9"><text:span text:style-name="T231"><text:s text:c="4"/>def func_decorator(func):</text:span></text:span></text:p>
            <text:p text:style-name="P160"><text:span text:style-name="kode9"><text:span text:style-name="T231"><text:s text:c="8"/>def wrapper(x, *args, **kwargs):</text:span></text:span></text:p>
            <text:p text:style-name="P160"><text:span text:style-name="kode9"><text:span text:style-name="T231"><text:s text:c="12"/>dx = 0.0001</text:span></text:span></text:p>
            <text:p text:style-name="P160"><text:span text:style-name="kode9"><text:span text:style-name="T231"><text:s text:c="12"/>res = (func(x + dx, *args, **kwargs) - func(x, *args, **kwargs)) / dx</text:span></text:span></text:p>
            <text:p text:style-name="P160"><text:span text:style-name="kode9"><text:span text:style-name="T231"><text:s text:c="12"/>return res</text:span></text:span></text:p>
            <text:p text:style-name="P160"><text:span text:style-name="kode9"><text:span text:style-name="T232"><text:s text:c="8"/>wrapper.__name__ = func.__name__ # явно прописываем сохранение имени функции</text:span></text:span></text:p>
            <text:p text:style-name="P160"><text:span text:style-name="kode9"><text:span text:style-name="T232"><text:s text:c="8"/>wrapper.__doc__ = func.__doc__ # явно прописываем сохранение описания функции</text:span></text:span></text:p>
            <text:p text:style-name="P160"><text:span text:style-name="kode9"><text:span text:style-name="T231"><text:s text:c="8"/>return wrapper</text:span></text:span></text:p>
            <text:p text:style-name="P160"><text:span text:style-name="kode9"><text:span text:style-name="T231"><text:s text:c="4"/>return func_decorator</text:span></text:span></text:p>
          </table:table-cell>
        </table:table-row>
        <table:table-row table:style-name="Таблица52.1">
          <table:table-cell table:style-name="Таблица52.A14" office:value-type="string">
            <text:p text:style-name="P149"><text:span text:style-name="lib_5f_mono8"><text:span text:style-name="T185">Это стандартная процедура, и ее можно оформит</text:span></text:span><text:span text:style-name="lib_5f_mono8"><text:span text:style-name="T233">ь</text:span></text:span><text:span text:style-name="lib_5f_mono8"><text:span text:style-name="T185"> проще:</text:span></text:span></text:p>
            <text:p text:style-name="P179"><text:span text:style-name="kode9"><text:span text:style-name="T185">f</text:span></text:span><text:span text:style-name="kode9"><text:span text:style-name="T235">rom functools import wraps</text:span></text:span><text:span text:style-name="kode9"><text:span text:style-name="T234"> <text:s/># встроенный декоратор</text:span></text:span></text:p>
            <text:p text:style-name="P160"><text:span text:style-name="kode9"><text:span text:style-name="T231">def df_decorator(dx=0.01): </text:span></text:span></text:p>
            <text:p text:style-name="P160"><text:span text:style-name="kode9"><text:span text:style-name="T231"><text:s text:c="4"/>def func_decorator(func):</text:span></text:span></text:p>
            <text:p text:style-name="P160"><text:span text:style-name="kode9"><text:span text:style-name="T235"><text:s text:c="8"/>@wraps(func)</text:span></text:span></text:p>
            <text:p text:style-name="P160"><text:span text:style-name="kode9"><text:span text:style-name="T231"><text:s text:c="8"/>def wrapper(x, *args, **kwargs):</text:span></text:span></text:p>
            <text:p text:style-name="P160"><text:span text:style-name="kode9"><text:span text:style-name="T231"><text:s text:c="12"/>dx = 0.0001</text:span></text:span></text:p>
            <text:p text:style-name="P160"><text:span text:style-name="kode9"><text:span text:style-name="T231"><text:s text:c="12"/>res = (func(x + dx, *args, **kwargs) - func(x, *args, **kwargs)) / dx</text:span></text:span></text:p>
            <text:p text:style-name="P160"><text:span text:style-name="kode9"><text:span text:style-name="T231"><text:s text:c="12"/>return res</text:span></text:span></text:p>
            <text:p text:style-name="P160"><text:span text:style-name="kode9"><text:span text:style-name="T231"><text:s text:c="8"/>return wrapper</text:span></text:span></text:p>
            <text:p text:style-name="P160"><text:span text:style-name="kode9"><text:span text:style-name="T231"><text:s text:c="4"/>return func_decorator</text:span></text:span></text:p>
          </table:table-cell>
        </table:table-row>
      </table:table>
      <text:p text:style-name="P401"/>
      <text:p text:style-name="P400"/>
      <text:h text:style-name="P412" text:outline-level="6">Импорт стандартных модулей</text:h>
      <table:table table:name="Таблица36" table:style-name="Таблица36">
        <table:table-column table:style-name="Таблица36.A"/>
        <table:table-column table:style-name="Таблица36.B"/>
        <table:table-row table:style-name="Таблица36.1">
          <table:table-cell table:style-name="Таблица36.A1" table:number-columns-spanned="2" office:value-type="string">
            <text:p text:style-name="P269"><text:span text:style-name="kode9">import math as mt # можно использовать псевдонимы</text:span></text:p>
            <text:p text:style-name="P269"><text:span text:style-name="kode9">import time</text:span></text:p>
            <text:p text:style-name="P271"><text:span text:style-name="kode9">import pprint</text:span></text:p>
            <text:p text:style-name="P271"><text:span text:style-name="kode9"/></text:p>
            <text:p text:style-name="P276"><text:span text:style-name="kode9">math.ceil(1.8)</text:span></text:p>
            <text:p text:style-name="P279"><text:span text:style-name="kode9">print(math.pi)</text:span></text:p>
          </table:table-cell>
          <table:covered-table-cell/>
        </table:table-row>
        <table:table-row table:style-name="Таблица36.1">
          <table:table-cell table:style-name="Таблица36.A2" table:number-columns-spanned="2" office:value-type="string">
            <text:p text:style-name="P274"><text:span text:style-name="T324"># </text:span>в pycharm Ctrl + левой кнопкой мыши на модуль, то откроется содержимое <text:span text:style-name="T325">импортируемого </text:span>модуля.</text:p>
            <text:p text:style-name="P274"><text:span text:style-name="T324">Модуль - </text:span>это текстовый файл, обычная программа<text:span text:style-name="T324">.</text:span></text:p>
          </table:table-cell>
          <table:covered-table-cell/>
        </table:table-row>
        <table:table-row table:style-name="Таблица36.1">
          <table:table-cell table:style-name="Таблица36.A2" table:number-columns-spanned="2" office:value-type="string">
            <text:p text:style-name="P257"><text:span text:style-name="T259">Что делает import</text:span><text:span text:style-name="T177">?</text:span></text:p>
            <text:p text:style-name="P268"><text:span text:style-name="kode9">print(locals())</text:span> <text:span text:style-name="komment"># отобразит словарь, который содержит все локальные переменные</text:span></text:p>
            <text:p text:style-name="P270"><text:span text:style-name="kode9"><text:span text:style-name="T327">&gt;&gt;&gt; </text:span></text:span><text:span text:style-name="kode9">{'__name__': '__main__', '__doc__': None, '__pakage__': None . . . }</text:span></text:p>
            <text:p text:style-name="P270">В пределах нашей программы эти переменные можно воспринимать как глобальные</text:p>
          </table:table-cell>
          <table:covered-table-cell/>
        </table:table-row>
        <table:table-row table:style-name="Таблица36.1">
          <table:table-cell table:style-name="Таблица36.A2" table:number-columns-spanned="2" office:value-type="string">
            <text:p text:style-name="P272"><text:span text:style-name="kode9">pprint.pprint(locals())</text:span></text:p>
            <text:p text:style-name="P272"><text:span text:style-name="T326"># </text:span>Отобразит переменные в удобном виде:</text:p>
            <text:p text:style-name="P402"><text:span text:style-name="kode9">{'__annotations__': {},</text:span></text:p>
            <text:p text:style-name="P402"><text:span text:style-name="kode9">'__builtins__': &lt;module 'builtins' (built-in)&gt;,</text:span></text:p>
            <text:p text:style-name="P402"><text:span text:style-name="kode9">'__cached__': None,</text:span></text:p>
            <text:p text:style-name="P402"><text:span text:style-name="kode9">'__doc__': None,</text:span></text:p>
            <text:p text:style-name="P402"><text:span text:style-name="kode9">'__file__': 'D:\\Python\\Projects\\stepik\\ex1.py',</text:span></text:p>
            <text:p text:style-name="P402"><text:span text:style-name="kode9">'__loader__': &lt;_frozen_importlib_external.SourceFile&gt;,</text:span></text:p>
            <text:p text:style-name="P402"><text:span text:style-name="kode9">'__name__': '__main__',</text:span></text:p>
            <text:p text:style-name="P402"><text:span text:style-name="kode9">'__package__': None,</text:span></text:p>
            <text:p text:style-name="P402"><text:span text:style-name="kode9">'__spec__': None,</text:span></text:p>
            <text:p text:style-name="P402"><text:span text:style-name="kode9">'math': &lt;module 'math' (built-in)&gt;,</text:span></text:p>
            <text:p text:style-name="P402"><text:span text:style-name="kode9">'pprint': &lt;module 'print' from 'C:\\Python39\\lib\\. . .'&gt;,</text:span></text:p>
            <text:p text:style-name="P402"><text:span text:style-name="kode9">'time': &lt;module 'time' (built-in)&gt;}</text:span></text:p>
            <text:p text:style-name="P361">последние три строчки - <text:span text:style-name="T59">ссылки</text:span> на пространство имен, которые содержатся в этих модулях</text:p>
            <text:p text:style-name="P258">все пере<text:span text:style-name="T325">м</text:span>енные, функции модуля доступны через переменную с именем этого модуля</text:p>
          </table:table-cell>
          <table:covered-table-cell/>
        </table:table-row>
        <table:table-row table:style-name="Таблица36.1">
          <table:table-cell table:style-name="Таблица36.A2" table:number-columns-spanned="2" office:value-type="string">
            <text:p text:style-name="P360">т.е. import создает пространство имен с соответствующими именами через которое мы можем обращаться к глобальным определениям в соответствующих модулях</text:p>
          </table:table-cell>
          <table:covered-table-cell/>
        </table:table-row>
        <table:table-row table:style-name="Таблица36.1">
          <table:table-cell table:style-name="Таблица36.A2" table:number-columns-spanned="2" office:value-type="string">
            <text:p text:style-name="P262">Если мы не хотим импортировать модуль целиком:</text:p>
            <text:p text:style-name="P277"><text:span text:style-name="kode9">from math import ceil, pi</text:span> </text:p>
            <text:p text:style-name="P277"># ceil и pi импортировались в наше пространство имен. <text:s/>поэтому обращаться к ним можно напрямую<text:span text:style-name="T327">:</text:span></text:p>
            <text:p text:style-name="P275"><text:span text:style-name="kode9">a = ceil(1.8)</text:span> <text:span text:style-name="komment"># 2 - будет также верно как и a = math.ceil(1.8)</text:span></text:p>
          </table:table-cell>
          <table:covered-table-cell/>
        </table:table-row>
        <table:table-row table:style-name="Таблица36.1">
          <table:table-cell table:style-name="Таблица36.A2" table:number-columns-spanned="2" office:value-type="string">
            <text:p text:style-name="P263"><text:span text:style-name="kode9"><text:span text:style-name="T128">from math import ceil as cl, pi</text:span></text:span><text:span text:style-name="T128"> </text:span><text:span text:style-name="komment"><text:span text:style-name="T128"># можно присвоить алиас для отдельной импортируемой функци или перем.</text:span></text:span></text:p>
          </table:table-cell>
          <table:covered-table-cell/>
        </table:table-row>
        <table:table-row table:style-name="Таблица36.1">
          <table:table-cell table:style-name="Таблица36.A2" table:number-columns-spanned="2" office:value-type="string">
            <text:p text:style-name="P277"><text:span text:style-name="kode9">from math import *</text:span> </text:p>
            <text:p text:style-name="P277"># импортировали напрямую все содержимое библиотеки math (в наше глобальное окружение попало все содержимое math, <text:span text:style-name="T260">которое можно вызывать напрямую</text:span>)<text:span text:style-name="T260"> </text:span></text:p>
            <text:p text:style-name="P278"><text:span text:style-name="T260">Это может привести к конфликту имен</text:span><text:span text:style-name="T328">. </text:span></text:p>
            <text:p text:style-name="P371">(В разных импортируемых библиотеках могут оказаться объекты с одинаковыми именами)</text:p>
            <text:p text:style-name="P259">Таких импортов лучше избегать</text:p>
          </table:table-cell>
          <table:covered-table-cell/>
        </table:table-row>
        <table:table-row table:style-name="Таблица36.1">
          <table:table-cell table:style-name="Таблица36.A2" table:number-columns-spanned="2" office:value-type="string">
            <text:p text:style-name="P362"><text:span text:style-name="kode9">import pprint, time, math</text:span> # можно, но не рекомендуется по стандарту PEP8</text:p>
          </table:table-cell>
          <table:covered-table-cell/>
        </table:table-row>
        <table:table-row table:style-name="Таблица36.1">
          <table:table-cell table:style-name="Таблица36.A10" table:number-columns-spanned="2" office:value-type="string">
            <text:p text:style-name="P25">Некоторые стандартные модули Python</text:p>
          </table:table-cell>
          <table:covered-table-cell/>
        </table:table-row>
        <table:table-row table:style-name="Таблица36.1">
          <table:table-cell table:style-name="Таблица36.A11" office:value-type="string">
            <text:p text:style-name="P43"><text:span text:style-name="Strong_20_Emphasis"><text:span text:style-name="T83">audioop</text:span></text:span></text:p>
          </table:table-cell>
          <table:table-cell table:style-name="Таблица36.A1" office:value-type="string">
            <text:p text:style-name="P47">библиотека для работы со звуком. </text:p>
            <text:p text:style-name="P47"><text:span text:style-name="T329">Содержит</text:span> функци<text:span text:style-name="T329">и</text:span> для обработки записей 8, 16, 24 или 32 бит. </text:p>
            <text:p text:style-name="P45"><text:span text:style-name="T56">П</text:span><text:span text:style-name="T83">оддерживает различные кодировки</text:span><text:span text:style-name="T56">, </text:span><text:span text:style-name="T83">конвертаци</text:span><text:span text:style-name="T84">ю</text:span><text:span text:style-name="T83"> форматов, настройки битов, и </text:span><text:span text:style-name="T57">пр</text:span><text:span text:style-name="T83">. </text:span></text:p>
          </table:table-cell>
        </table:table-row>
        <table:table-row table:style-name="Таблица36.1">
          <table:table-cell table:style-name="Таблица36.A43" office:value-type="string">
            <text:p text:style-name="P43"><text:span text:style-name="Strong_20_Emphasis"><text:span text:style-name="T83">base64</text:span></text:span></text:p>
          </table:table-cell>
          <table:table-cell table:style-name="Таблица36.A2" office:value-type="string">
            <text:p text:style-name="P47">позволяет шифровать бинарные данные в читаемые ASCII символы, а затем обратно раскодировать в бинарные данные. </text:p>
            <text:p text:style-name="P47">Можно кодировать последовательности байт и обычные строки. </text:p>
          </table:table-cell>
        </table:table-row>
        <table:table-row table:style-name="Таблица36.1">
          <table:table-cell table:style-name="Таблица36.A43" office:value-type="string">
            <text:p text:style-name="P43"><text:span text:style-name="Strong_20_Emphasis"><text:span text:style-name="T83">calendar</text:span></text:span></text:p>
          </table:table-cell>
          <table:table-cell table:style-name="Таблица36.A2" office:value-type="string">
            <text:p text:style-name="P47">позволяет работать с календарем. </text:p>
            <text:p text:style-name="P47"><text:span text:style-name="T54">Можно</text:span> выводить календарь, так же как это делает утилита cal в Linux. </text:p>
            <text:p text:style-name="P47">По умолчанию, началом недели считается понедельник, но можно поменять настройки на воскресение. Вы можете просматривать информацию о днях недели, месяца, года, выводить списки и многое другое. </text:p>
          </table:table-cell>
        </table:table-row>
        <table:table-row table:style-name="Таблица36.1">
          <table:table-cell table:style-name="Таблица36.A43" office:value-type="string">
            <text:p text:style-name="P43"><text:span text:style-name="Strong_20_Emphasis"><text:span text:style-name="T83">cgi</text:span></text:span></text:p>
          </table:table-cell>
          <table:table-cell table:style-name="Таблица36.A2" office:value-type="string">
            <text:p text:style-name="P47">позволяет интерпретатору обрабатывать скрипты по запросу веб-сервера и возвращать ему же результат обработки. </text:p>
            <text:p text:style-name="P47"><text:span text:style-name="T54">Можно</text:span> получ<text:span text:style-name="T54">а</text:span>ть переменные, переданные браузером с помощью GET или POST, а также влиять на отправляемые данные. </text:p>
          </table:table-cell>
        </table:table-row>
        <text:soft-page-break/>
        <table:table-row table:style-name="Таблица36.1">
          <table:table-cell table:style-name="Таблица36.A43" office:value-type="string">
            <text:p text:style-name="P43"><text:span text:style-name="Strong_20_Emphasis"><text:span text:style-name="T83">configparser</text:span></text:span></text:p>
          </table:table-cell>
          <table:table-cell table:style-name="Таблица36.A2" office:value-type="string">
            <text:p text:style-name="P47">позволяет разбирать содержимое простейших конфигурационных файлов формата ini. Такие файлы очень часто используются в Windows. </text:p>
            <text:p text:style-name="P47">Вы можете не только читать содержимое файлов, но и изменять его. </text:p>
          </table:table-cell>
        </table:table-row>
        <table:table-row table:style-name="Таблица36.1">
          <table:table-cell table:style-name="Таблица36.A43" office:value-type="string">
            <text:p text:style-name="P43"><text:span text:style-name="Strong_20_Emphasis"><text:span text:style-name="T83">csv</text:span></text:span></text:p>
          </table:table-cell>
          <table:table-cell table:style-name="Таблица36.A2" office:value-type="string">
            <text:p text:style-name="P48"><text:s/>- модуль, позволяющий работать с форматом файлов csv (Comma Separated Values). Модуль имеет два класса, reader и writer, которые позволяют читать и записывать данные в формат csv.</text:p>
          </table:table-cell>
        </table:table-row>
        <table:table-row table:style-name="Таблица36.1">
          <table:table-cell table:style-name="Таблица36.A43" office:value-type="string">
            <text:p text:style-name="P43"><text:span text:style-name="Strong_20_Emphasis"><text:span text:style-name="T83">curses</text:span></text:span></text:p>
          </table:table-cell>
          <table:table-cell table:style-name="Таблица36.A2" office:value-type="string">
            <text:p text:style-name="P47">движок псевдографического интерфейса. </text:p>
            <text:p text:style-name="P47"><text:span text:style-name="T54">П</text:span>озволяет довольно просто реализовать простой графический интерфейс в терминале.</text:p>
          </table:table-cell>
        </table:table-row>
        <table:table-row table:style-name="Таблица36.1">
          <table:table-cell table:style-name="Таблица36.A43" office:value-type="string">
            <text:p text:style-name="P43"><text:span text:style-name="Strong_20_Emphasis"><text:span text:style-name="T83">datetime</text:span></text:span></text:p>
          </table:table-cell>
          <table:table-cell table:style-name="Таблица36.A2" office:value-type="string">
            <text:p text:style-name="P48">реализует набор методов для получения информации, преобразования, изменения даты и времени. Можно преобразовать дату в строку или прочитать ее из строк различных форматов. Также можно выполнять арифметические операции с датами и временем. </text:p>
          </table:table-cell>
        </table:table-row>
        <table:table-row table:style-name="Таблица36.1">
          <table:table-cell table:style-name="Таблица36.A43" office:value-type="string">
            <text:p text:style-name="P43"><text:span text:style-name="Strong_20_Emphasis"><text:span text:style-name="T83">decimal</text:span></text:span></text:p>
          </table:table-cell>
          <table:table-cell table:style-name="Таблица36.A2" office:value-type="string">
            <text:p text:style-name="P48">содержит функции для быстрого преобразования чисел с плавающей точкой. Также содержит несколько дополнительных возможностей для встроенного типа float. </text:p>
          </table:table-cell>
        </table:table-row>
        <table:table-row table:style-name="Таблица36.1">
          <table:table-cell table:style-name="Таблица36.A43" office:value-type="string">
            <text:p text:style-name="P43"><text:span text:style-name="Strong_20_Emphasis"><text:span text:style-name="T83">difflib</text:span></text:span></text:p>
          </table:table-cell>
          <table:table-cell table:style-name="Таблица36.A2" office:value-type="string">
            <text:p text:style-name="P47">содержит набор функций для сравнения различных последовательностей. </text:p>
            <text:p text:style-name="P47"><text:span text:style-name="T54">М</text:span>ожно сравнивать файлы, строки, различную информацию в HTML и многое другое. </text:p>
          </table:table-cell>
        </table:table-row>
        <table:table-row table:style-name="Таблица36.1">
          <table:table-cell table:style-name="Таблица36.A43" office:value-type="string">
            <text:p text:style-name="P43"><text:span text:style-name="Strong_20_Emphasis"><text:span text:style-name="T83">email</text:span></text:span></text:p>
          </table:table-cell>
          <table:table-cell table:style-name="Таблица36.A2" office:value-type="string">
            <text:p text:style-name="P43"><text:span text:style-name="Strong_20_Emphasis"><text:span text:style-name="T55">Содержит</text:span></text:span><text:span text:style-name="T83"> функции для разбора структуры email сообщений, проверки списка почты, преобразования и много другого. </text:span></text:p>
          </table:table-cell>
        </table:table-row>
        <table:table-row table:style-name="Таблица36.1">
          <table:table-cell table:style-name="Таблица36.A43" office:value-type="string">
            <text:p text:style-name="P43"><text:span text:style-name="Strong_20_Emphasis"><text:span text:style-name="T83">gettext</text:span></text:span></text:p>
          </table:table-cell>
          <table:table-cell table:style-name="Таблица36.A2" office:value-type="string">
            <text:p text:style-name="P47">реализует функции локализации и интернационализации L10N для ваших программ на Python. </text:p>
            <text:p text:style-name="P47">Поддерживается стандартное API GNU gettext так и свое собственное API на основе классов. Все модули пишутся на вашем нативном языке, а затем к программе прикрепляется каталог для перевода на другие языки.</text:p>
          </table:table-cell>
        </table:table-row>
        <table:table-row table:style-name="Таблица36.1">
          <table:table-cell table:style-name="Таблица36.A43" office:value-type="string">
            <text:p text:style-name="P44"><text:span text:style-name="Strong_20_Emphasis"><text:span text:style-name="T83">gzip, zlib</text:span></text:span></text:p>
          </table:table-cell>
          <table:table-cell table:style-name="Таблица36.A2" office:value-type="string">
            <text:p text:style-name="P47">для работы со сжатыми данными. </text:p>
            <text:p text:style-name="P47"><text:span text:style-name="T54">М</text:span>ож<text:span text:style-name="T329">но</text:span> распаковывать и упаковывать файлы, работать со строками, использовать пароли. </text:p>
          </table:table-cell>
        </table:table-row>
        <table:table-row table:style-name="Таблица36.1">
          <table:table-cell table:style-name="Таблица36.A43" office:value-type="string">
            <text:p text:style-name="P44"><text:span text:style-name="Strong_20_Emphasis"><text:span text:style-name="T83">hashlib</text:span></text:span></text:p>
          </table:table-cell>
          <table:table-cell table:style-name="Таблица36.A2" office:value-type="string">
            <text:p text:style-name="P47">предоставляет интерфейс для получения различных хэшей для данных. </text:p>
            <text:p text:style-name="P47">Поддерживаются алгоритмы:  SHA1, SHA224, SHA256, SHA384, и SHA512, MD5. </text:p>
          </table:table-cell>
        </table:table-row>
        <table:table-row table:style-name="Таблица36.1">
          <table:table-cell table:style-name="Таблица36.A43" office:value-type="string">
            <text:p text:style-name="P44"><text:span text:style-name="Strong_20_Emphasis"><text:span text:style-name="T83">html, http</text:span></text:span></text:p>
          </table:table-cell>
          <table:table-cell table:style-name="Таблица36.A2" office:value-type="string">
            <text:p text:style-name="P48">Модуль http позволяет работать с интернет ресурсами по протоколу HTTP, отправлять запросы GET/POST, принимать запросы, обрабатывать Cookie и фактически реализовать свой клиент или сервер на Python. Библиотека html, в свою очередь, позволяет выполнять разбор html страниц. </text:p>
          </table:table-cell>
        </table:table-row>
        <table:table-row table:style-name="Таблица36.1">
          <table:table-cell table:style-name="Таблица36.A43" office:value-type="string">
            <text:p text:style-name="P44"><text:span text:style-name="Strong_20_Emphasis"><text:span text:style-name="T83">io</text:span></text:span></text:p>
          </table:table-cell>
          <table:table-cell table:style-name="Таблица36.A2" office:value-type="string">
            <text:p text:style-name="P49">содержит основные функции для работы с потоками ввода/вывода. </text:p>
            <text:p text:style-name="P49">Поддерживаются различные виды потоков, текстовые, бинарные и RAW потоки. </text:p>
          </table:table-cell>
        </table:table-row>
        <table:table-row table:style-name="Таблица36.1">
          <table:table-cell table:style-name="Таблица36.A43" office:value-type="string">
            <text:p text:style-name="P44"><text:span text:style-name="Strong_20_Emphasis"><text:span text:style-name="T83">itertools</text:span></text:span></text:p>
          </table:table-cell>
          <table:table-cell table:style-name="Таблица36.A2" office:value-type="string">
            <text:p text:style-name="P49">средства для организации итераций, похожих на Haskell, APL и SML. </text:p>
            <text:p text:style-name="P49">Модуль использует эффективные методы работы с памятью<text:span text:style-name="T58">.</text:span></text:p>
          </table:table-cell>
        </table:table-row>
        <table:table-row table:style-name="Таблица36.1">
          <table:table-cell table:style-name="Таблица36.A43" office:value-type="string">
            <text:p text:style-name="P44"><text:span text:style-name="Strong_20_Emphasis"><text:span text:style-name="T83">json</text:span></text:span></text:p>
          </table:table-cell>
          <table:table-cell table:style-name="Таблица36.A2" office:value-type="string">
            <text:p text:style-name="P49">работ<text:span text:style-name="T330">а</text:span> с форматом передачи данных json. </text:p>
            <text:p text:style-name="P49">Есть функции для разбора формата и для создания объектов для отправки.</text:p>
          </table:table-cell>
        </table:table-row>
        <table:table-row table:style-name="Таблица36.1">
          <table:table-cell table:style-name="Таблица36.A43" office:value-type="string">
            <text:p text:style-name="P44"><text:span text:style-name="Strong_20_Emphasis"><text:span text:style-name="T83">logging</text:span></text:span></text:p>
          </table:table-cell>
          <table:table-cell table:style-name="Таблица36.A2" office:value-type="string">
            <text:p text:style-name="P48"><text:s/>- модуль для логирования в программах Python. Библиотека реализует удобную систему логирования, которая используется в стандартных модулях. Ее преимущество в том, что вы можете отключить ведение лога в любой момент одной строчкой или изменить его подробность. </text:p>
          </table:table-cell>
        </table:table-row>
        <table:table-row table:style-name="Таблица36.1">
          <table:table-cell table:style-name="Таблица36.A43" office:value-type="string">
            <text:p text:style-name="P44"><text:span text:style-name="Strong_20_Emphasis"><text:span text:style-name="T83">math</text:span></text:span></text:p>
          </table:table-cell>
          <table:table-cell table:style-name="Таблица36.A2" office:value-type="string">
            <text:p text:style-name="P49">стандартные функции для работы с математикой. </text:p>
            <text:p text:style-name="P49">Вычисление корня, синусов, косинусов и др. </text:p>
          </table:table-cell>
        </table:table-row>
        <table:table-row table:style-name="Таблица36.1">
          <table:table-cell table:style-name="Таблица36.A43" office:value-type="string">
            <text:p text:style-name="P44"><text:span text:style-name="Strong_20_Emphasis"><text:span text:style-name="T83">os</text:span></text:span></text:p>
          </table:table-cell>
          <table:table-cell table:style-name="Таблица36.A2" office:value-type="string">
            <text:p text:style-name="P49">предназначена для взаимодействия с операционной системой. </text:p>
            <text:p text:style-name="P49"><text:span text:style-name="T58">можно</text:span> работать с файлами, получ<text:span text:style-name="T58">а</text:span>ть информацию об интерфейсах операционной системы и другое. </text:p>
          </table:table-cell>
        </table:table-row>
        <table:table-row table:style-name="Таблица36.1">
          <table:table-cell table:style-name="Таблица36.A43" office:value-type="string">
            <text:p text:style-name="P44"><text:span text:style-name="Strong_20_Emphasis"><text:span text:style-name="T83">pathlib</text:span></text:span></text:p>
          </table:table-cell>
          <table:table-cell table:style-name="Таблица36.A2" office:value-type="string">
            <text:p text:style-name="P48">позволяет работать с путями в файловой системе. Можно преобразовывать пути из одного типа в другой, выполнять с ними различные операции. </text:p>
          </table:table-cell>
        </table:table-row>
        <table:table-row table:style-name="Таблица36.1">
          <table:table-cell table:style-name="Таблица36.A43" office:value-type="string">
            <text:p text:style-name="P44"><text:span text:style-name="Strong_20_Emphasis"><text:span text:style-name="T83">random</text:span></text:span></text:p>
          </table:table-cell>
          <table:table-cell table:style-name="Таблица36.A2" office:value-type="string">
            <text:p text:style-name="P48">реализует генератор псевдо-случайных чисел. </text:p>
          </table:table-cell>
        </table:table-row>
        <table:table-row table:style-name="Таблица36.1">
          <table:table-cell table:style-name="Таблица36.A43" office:value-type="string">
            <text:p text:style-name="P44"><text:span text:style-name="Strong_20_Emphasis"><text:span text:style-name="T83">re</text:span></text:span></text:p>
          </table:table-cell>
          <table:table-cell table:style-name="Таблица36.A2" office:value-type="string">
            <text:p text:style-name="P48">содержит базовый набор функций для работы с регулярными выражениями синтаксиса perl. Есть методы для поиск<text:span text:style-name="T330">а</text:span>, замен<text:span text:style-name="T58">ы</text:span>, редактировани<text:span text:style-name="T330">я</text:span>, удалени<text:span text:style-name="T330">я</text:span> и др. </text:p>
          </table:table-cell>
        </table:table-row>
        <table:table-row table:style-name="Таблица36.1">
          <table:table-cell table:style-name="Таблица36.A43" office:value-type="string">
            <text:p text:style-name="P44"><text:span text:style-name="Strong_20_Emphasis"><text:span text:style-name="T83">socket</text:span></text:span></text:p>
          </table:table-cell>
          <table:table-cell table:style-name="Таблица36.A2" office:value-type="string">
            <text:p text:style-name="P48"><text:s/>- python поддерживает работу с сокетами напрямую. Вы можете без модуля http или url подключатся к любому системному или сетевому сокету и использовать его. </text:p>
          </table:table-cell>
        </table:table-row>
        <table:table-row table:style-name="Таблица36.1">
          <table:table-cell table:style-name="Таблица36.A43" office:value-type="string">
            <text:p text:style-name="P44"><text:span text:style-name="Strong_20_Emphasis"><text:span text:style-name="T83">sqlite</text:span></text:span></text:p>
          </table:table-cell>
          <table:table-cell table:style-name="Таблица36.A2" office:value-type="string">
            <text:p text:style-name="P48">позволяет использовать высокопроизводительную базу данных, которая полностью хранится в одном файле, в папке с программой. </text:p>
          </table:table-cell>
        </table:table-row>
        <table:table-row table:style-name="Таблица36.1">
          <table:table-cell table:style-name="Таблица36.A43" office:value-type="string">
            <text:p text:style-name="P44"><text:span text:style-name="Strong_20_Emphasis"><text:span text:style-name="T83">ssl</text:span></text:span></text:p>
          </table:table-cell>
          <table:table-cell table:style-name="Таблица36.A2" office:value-type="string">
            <text:p text:style-name="P48">позволяет работать с сертификатами ssl, используется для получения html страниц по протоколу https. </text:p>
          </table:table-cell>
        </table:table-row>
        <table:table-row table:style-name="Таблица36.1">
          <table:table-cell table:style-name="Таблица36.A43" office:value-type="string">
            <text:p text:style-name="P44"><text:span text:style-name="Strong_20_Emphasis"><text:span text:style-name="T83">string</text:span></text:span></text:p>
          </table:table-cell>
          <table:table-cell table:style-name="Таблица36.A2" office:value-type="string">
            <text:p text:style-name="P49">для работы со строками. <text:span text:style-name="T58">(</text:span>слияние строк, удаление лишних символов, замена, поиск и так далее.<text:span text:style-name="T330">)</text:span></text:p>
          </table:table-cell>
        </table:table-row>
        <table:table-row table:style-name="Таблица36.1">
          <table:table-cell table:style-name="Таблица36.A43" office:value-type="string">
            <text:p text:style-name="P44"><text:span text:style-name="Strong_20_Emphasis"><text:span text:style-name="T83">threading</text:span></text:span></text:p>
          </table:table-cell>
          <table:table-cell table:style-name="Таблица36.A2" office:value-type="string">
            <text:p text:style-name="P48">реализует поддержку многопоточности для python. Здесь содержатся методы для управления потоками и получения информации о них; </text:p>
          </table:table-cell>
        </table:table-row>
        <table:table-row table:style-name="Таблица36.1">
          <table:table-cell table:style-name="Таблица36.A43" office:value-type="string">
            <text:p text:style-name="P44"><text:span text:style-name="Strong_20_Emphasis"><text:span text:style-name="T83">time</text:span></text:span></text:p>
          </table:table-cell>
          <table:table-cell table:style-name="Таблица36.A2" office:value-type="string">
            <text:p text:style-name="P48"><text:s/>- по возможностях и назначению эта библиотека похожа на datetime. Только ее методы рассчитаны на работу с датой и временем. Здесь реализовано множество функций стандартной библиотеки Си. </text:p>
          </table:table-cell>
        </table:table-row>
        <table:table-row table:style-name="Таблица36.1">
          <table:table-cell table:style-name="Таблица36.A43" office:value-type="string">
            <text:p text:style-name="P44"><text:span text:style-name="Strong_20_Emphasis"><text:span text:style-name="T83">tkinter</text:span></text:span></text:p>
          </table:table-cell>
          <table:table-cell table:style-name="Таблица36.A2" office:value-type="string">
            <text:p text:style-name="P48">для реализации графического интерфейса программ с помощью инструментария Tk GUI. Этот интерфейс будет работать как в Windows, так и в Linux системах. </text:p>
          </table:table-cell>
        </table:table-row>
        <table:table-row table:style-name="Таблица36.1">
          <table:table-cell table:style-name="Таблица36.A43" office:value-type="string">
            <text:p text:style-name="P43"><text:span text:style-name="Strong_20_Emphasis"><text:span text:style-name="T83">urllib</text:span></text:span><text:span text:style-name="T83"> и </text:span><text:span text:style-name="Strong_20_Emphasis"><text:span text:style-name="T83">urllib2</text:span></text:span></text:p>
          </table:table-cell>
          <table:table-cell table:style-name="Таблица36.A2" office:value-type="string">
            <text:p text:style-name="P43"><text:span text:style-name="T83">позволяют реализовать простой парсер или браузер на python. </text:span><text:span text:style-name="T57">Можно</text:span><text:span text:style-name="T83"> получать и разбирать содержимое веб-страниц </text:span><text:span text:style-name="T85">(</text:span><text:span text:style-name="T83">работу с куки, заголовками и другими вещами библиотека берет на себя</text:span><text:span text:style-name="T85">)</text:span><text:span text:style-name="T83">. </text:span></text:p>
          </table:table-cell>
        </table:table-row>
        <table:table-row table:style-name="Таблица36.1">
          <table:table-cell table:style-name="Таблица36.A43" office:value-type="string">
            <text:p text:style-name="P43"><text:span text:style-name="Strong_20_Emphasis"><text:span text:style-name="T83">xml</text:span></text:span></text:p>
          </table:table-cell>
          <table:table-cell table:style-name="Таблица36.A2" office:value-type="string">
            <text:p text:style-name="P48">помогает анализировать структуры XML, добавлять в структуру новые теги, менять значения существующих.</text:p>
          </table:table-cell>
        </table:table-row>
      </table:table>
      <text:p text:style-name="kode"/>
      <text:h text:style-name="P412" text:outline-level="6">Импорт собственных модулей.</text:h>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table:number-columns-spanned="4" office:value-type="string">
            <text:p text:style-name="kode"><text:span text:style-name="lib_5f_mono8"><text:span text:style-name="T59">Импорт собственных модулей.</text:span></text:span></text:p>
          </table:table-cell>
          <table:covered-table-cell/>
          <table:covered-table-cell/>
          <table:covered-table-cell/>
        </table:table-row>
        <table:table-row table:style-name="Таблица2.1">
          <table:table-cell table:style-name="Таблица2.A26" table:number-columns-spanned="4" office:value-type="string">
            <text:p text:style-name="kode">в текущем проекте создадим новый файл mymodule.py</text:p>
            <text:p text:style-name="kode"><text:span text:style-name="kode9">NAME = "mymodule"</text:span></text:p>
            <text:p text:style-name="kode"><text:span text:style-name="kode9">def floor(x):</text:span></text:p>
            <text:p text:style-name="kode"><text:span text:style-name="kode9"><text:s text:c="4"/>print('функция floor из модуля mymodule')</text:span></text:p>
            <text:p text:style-name="kode"><text:span text:style-name="kode9"><text:s text:c="4"/>return x</text:span></text:p>
            <text:p text:style-name="kode"/>
            <text:p text:style-name="kode">В глобальном пространстве<text:span text:style-name="T331"> этого файла</text:span> <text:span text:style-name="T331">существуют </text:span>переменные<text:span text:style-name="T331">:</text:span></text:p>
            <text:p text:style-name="kode">NAME, floor</text:p>
          </table:table-cell>
          <table:covered-table-cell/>
          <table:covered-table-cell/>
          <table:covered-table-cell/>
        </table:table-row>
        <table:table-row table:style-name="Таблица2.1">
          <table:table-cell table:style-name="Таблица2.A26" table:number-columns-spanned="4" office:value-type="string">
            <text:p text:style-name="P46">Импортируем этот модуль в ex1.py</text:p>
            <text:p text:style-name="P46"><text:span text:style-name="kode9">import mymodule</text:span></text:p>
            <text:p text:style-name="P46"><text:span text:style-name="kode9">mymodule.floor(-5.4) # функция floor из модуля mymodule <text:s/>-5.4</text:span></text:p>
          </table:table-cell>
          <table:covered-table-cell/>
          <table:covered-table-cell/>
          <table:covered-table-cell/>
        </table:table-row>
        <table:table-row table:style-name="Таблица2.1">
          <table:table-cell table:style-name="Таблица2.A26" table:number-columns-spanned="4" office:value-type="string">
            <text:p text:style-name="P46"><text:span text:style-name="lib_5f_mono8"><text:span text:style-name="T331">Или так:</text:span></text:span></text:p>
            <text:p text:style-name="P46"><text:span text:style-name="kode9">from mymodule import floor</text:span></text:p>
            <text:p text:style-name="P46"><text:span text:style-name="kode9">print(floor(-5.4))</text:span></text:p>
          </table:table-cell>
          <table:covered-table-cell/>
          <table:covered-table-cell/>
          <table:covered-table-cell/>
        </table:table-row>
        <table:table-row table:style-name="Таблица2.1">
          <table:table-cell table:style-name="Таблица2.A5" table:number-columns-spanned="2" office:value-type="string">
            <text:p text:style-name="P283">#<text:span text:style-name="T331"> в </text:span>mymodule.py:</text:p>
            <text:p text:style-name="P283"><text:span text:style-name="kode9">import math</text:span></text:p>
            <text:p text:style-name="P280"><text:span text:style-name="kode9">NAME = "mymodule"</text:span></text:p>
            <text:p text:style-name="P280"><text:span text:style-name="kode9"/></text:p>
            <text:p text:style-name="P280"><text:span text:style-name="kode9">def floor(x):</text:span></text:p>
            <text:p text:style-name="P280"><text:span text:style-name="kode9"><text:s text:c="4"/>print('функция floor из mymodule')</text:span></text:p>
            <text:p text:style-name="P280"><text:span text:style-name="kode9"><text:s text:c="4"/>return x</text:span></text:p>
            <text:p text:style-name="P280"/>
            <text:p text:style-name="P283">#ex1.py</text:p>
            <text:p text:style-name="P283"><text:span text:style-name="kode9">import mymodule</text:span></text:p>
            <text:p text:style-name="P283"><text:span text:style-name="kode9">import pprint</text:span></text:p>
            <text:p text:style-name="P283"><text:span text:style-name="kode9">pprint(dir(mymodule))</text:span></text:p>
            <text:p text:style-name="P309"><text:span text:style-name="kode9"><text:span text:style-name="T80">a = mymodule.math.floor(-5.6) # -6</text:span></text:span></text:p>
          </table:table-cell>
          <table:covered-table-cell/>
          <table:table-cell table:style-name="Таблица2.C5" table:number-columns-spanned="2" office:value-type="string">
            <text:p text:style-name="P297"><text:span text:style-name="lib_5f_mono8">Пространство имен в ex1.py содержит импортированные имена NAME, floor и имя библиотеки math</text:span><text:span text:style-name="lib_5f_mono8"><text:span text:style-name="T332">:</text:span></text:span></text:p>
            <text:p text:style-name="P286"><text:span text:style-name="kode9">['NAME',</text:span></text:p>
            <text:p text:style-name="P273"><text:span text:style-name="kode9">'__builtins__',</text:span></text:p>
            <text:p text:style-name="P273"><text:span text:style-name="kode9">'__cached__',</text:span></text:p>
            <text:p text:style-name="P273"><text:span text:style-name="kode9">'__doc__',</text:span></text:p>
            <text:p text:style-name="P273"><text:span text:style-name="kode9">'__file__',</text:span></text:p>
            <text:p text:style-name="P273"><text:span text:style-name="kode9">'__loader__',</text:span></text:p>
            <text:p text:style-name="P273"><text:span text:style-name="kode9">'__name__',</text:span></text:p>
            <text:p text:style-name="P273"><text:span text:style-name="kode9">'__package__',</text:span></text:p>
            <text:p text:style-name="P273"><text:span text:style-name="kode9">'__spec__',</text:span></text:p>
            <text:p text:style-name="P310"><text:span text:style-name="kode9">'floor'</text:span></text:p>
            <text:p text:style-name="P298"><text:span text:style-name="kode9">'math']</text:span></text:p>
          </table:table-cell>
          <table:covered-table-cell/>
        </table:table-row>
        <table:table-row table:style-name="Таблица2.1">
          <table:table-cell table:style-name="Таблица2.A6" table:number-columns-spanned="4" office:value-type="string">
            <text:p text:style-name="P304">Не стоит импортировать через from math import *!!!!</text:p>
          </table:table-cell>
          <table:covered-table-cell/>
          <table:covered-table-cell/>
          <table:covered-table-cell/>
        </table:table-row>
        <table:table-row table:style-name="Таблица2.1">
          <table:table-cell table:style-name="Таблица2.A8" table:number-columns-spanned="2" office:value-type="string">
            <text:p text:style-name="P287">#mymodule.py:</text:p>
            <text:p text:style-name="P363"><text:span text:style-name="kode9"><text:span text:style-name="T80">from math import </text:span></text:span><text:span text:style-name="kode9"><text:span text:style-name="T106">*</text:span></text:span></text:p>
            <text:p text:style-name="P282"><text:span text:style-name="kode9">NAME = "mymodule"</text:span></text:p>
          </table:table-cell>
          <table:covered-table-cell/>
          <table:table-cell table:style-name="Таблица2.C8" table:number-columns-spanned="2" office:value-type="string">
            <text:p text:style-name="P288">#ex1.py</text:p>
            <text:p text:style-name="P288"><text:span text:style-name="kode9">import mymodule</text:span></text:p>
            <text:p text:style-name="P288"><text:span text:style-name="kode9">import pprint</text:span></text:p>
            <text:p text:style-name="P288"><text:span text:style-name="kode9">pprint(dir(mymodule))</text:span></text:p>
            <text:p text:style-name="P288"><text:span text:style-name="komment"># В пространстве имен ex1.py у нас окажется ВСЕ! имена из math!</text:span></text:p>
          </table:table-cell>
          <table:covered-table-cell/>
        </table:table-row>
        <table:table-row table:style-name="Таблица2.1">
          <table:table-cell table:style-name="Таблица2.A8" table:number-columns-spanned="2" office:value-type="string">
            <text:p text:style-name="P283">#mymodule.py:</text:p>
            <text:p text:style-name="P288"><text:span text:style-name="kode9">from math import pi, ceil</text:span><text:span text:style-name="kode9"><text:span text:style-name="T332"> </text:span></text:span></text:p>
            <text:p text:style-name="P288"><text:span text:style-name="komment"># эти имена будут находиться непосредственно в пространстве имен <text:s/>mymodule.py</text:span></text:p>
            <text:p text:style-name="P280"><text:span text:style-name="kode9">NAME = "mymodule"</text:span></text:p>
            <text:p text:style-name="P280"><text:span text:style-name="kode9"/></text:p>
            <text:p text:style-name="P280"><text:span text:style-name="kode9">def floor(x):</text:span></text:p>
            <text:p text:style-name="P280"><text:span text:style-name="kode9"><text:s text:c="4"/>print('функция floor из mymodule')</text:span></text:p>
            <text:p text:style-name="P280"><text:span text:style-name="kode9"><text:s text:c="4"/>return x</text:span></text:p>
          </table:table-cell>
          <table:covered-table-cell/>
          <table:table-cell table:style-name="Таблица2.C8" table:number-columns-spanned="2" office:value-type="string">
            <text:p text:style-name="P283">#ex1.py</text:p>
            <text:p text:style-name="P283"><text:span text:style-name="kode9">import mymodule</text:span></text:p>
            <text:p text:style-name="P283"><text:span text:style-name="kode9">import pprint</text:span></text:p>
            <text:p text:style-name="P283"><text:span text:style-name="kode9">a = mymodule.ceil(-5.6) # -5</text:span></text:p>
          </table:table-cell>
          <table:covered-table-cell/>
        </table:table-row>
        <table:table-row table:style-name="Таблица2.1">
          <table:table-cell table:style-name="Таблица2.A26" table:number-columns-spanned="4" office:value-type="string">
            <text:p text:style-name="P260">Порядок импорта пропис<text:span text:style-name="T333">а</text:span>н в специальной переменной</text:p>
            <text:p text:style-name="P311"><text:span text:style-name="kode9"><text:span text:style-name="T333">import pprint</text:span></text:span></text:p>
            <text:p text:style-name="P309"><text:span text:style-name="kode9">import sys</text:span></text:p>
            <text:p text:style-name="P309"><text:span text:style-name="kode9">pprint.pprint(sys.path) </text:span><text:span text:style-name="kode9"><text:span text:style-name="T72"># path ссылается на коллекцию путей, где и происходит поиск модулей</text:span></text:span></text:p>
          </table:table-cell>
          <table:covered-table-cell/>
          <table:covered-table-cell/>
          <table:covered-table-cell/>
        </table:table-row>
        <table:table-row table:style-name="Таблица2.1">
          <table:table-cell table:style-name="Таблица2.A26" table:number-columns-spanned="4" office:value-type="string">
            <text:p text:style-name="P312">Если модуль находится в подкаталоге<text:span text:style-name="T333"> нашего рабочего каталога</text:span>:</text:p>
            <text:p text:style-name="P312"><text:span text:style-name="kode9">import folder.mymodule</text:span></text:p>
          </table:table-cell>
          <table:covered-table-cell/>
          <table:covered-table-cell/>
          <table:covered-table-cell/>
        </table:table-row>
        <table:table-row table:style-name="Таблица2.1">
          <table:table-cell table:style-name="Таблица2.A11" table:number-columns-spanned="4" office:value-type="string">
            <text:p text:style-name="P312">(или добавить в path новый мршрут)</text:p>
            <text:p text:style-name="P312"><text:span text:style-name="kode9">import sys</text:span></text:p>
            <text:p text:style-name="P312"><text:span text:style-name="kode9">sys.path.append(r"D:\Python\Projects\stepik\folder")</text:span><text:span text:style-name="kode9"><text:span text:style-name="T333"> </text:span></text:span></text:p>
            <text:p text:style-name="P313"><text:span text:style-name="kode9"><text:span text:style-name="T73"># добавлять маршрут нужно до импорта нашего модуля</text:span></text:span></text:p>
            <text:p text:style-name="P312"><text:span text:style-name="kode9">import module</text:span></text:p>
          </table:table-cell>
          <table:covered-table-cell/>
          <table:covered-table-cell/>
          <table:covered-table-cell/>
        </table:table-row>
        <table:table-row table:style-name="Таблица2.1">
          <table:table-cell table:style-name="Таблица2.A12" table:number-columns-spanned="4" office:value-type="string">
            <text:p text:style-name="P314">если <text:span text:style-name="T337">все наоборот:</text:span></text:p>
            <text:p text:style-name="P314">исполняемый файл в подкаталоге, а импортируемый в рабочем каталоге, то ничего делать ненужно: </text:p>
            <text:p text:style-name="P313">в path автомтически будут прописаны и путь до исполняемого файла и путь до рабочего каталога проекта</text:p>
          </table:table-cell>
          <table:covered-table-cell/>
          <table:covered-table-cell/>
          <table:covered-table-cell/>
        </table:table-row>
        <text:soft-page-break/>
        <table:table-row table:style-name="Таблица2.1">
          <table:table-cell table:style-name="Таблица2.A26" table:number-columns-spanned="4" office:value-type="string">
            <text:p text:style-name="P264">В момент импорта Python компилирует импортируемый модуль<text:span text:style-name="T261"> в байт-код</text:span> и исполняет его один раз</text:p>
          </table:table-cell>
          <table:covered-table-cell/>
          <table:covered-table-cell/>
          <table:covered-table-cell/>
        </table:table-row>
        <table:table-row table:style-name="Таблица2.1">
          <table:table-cell table:style-name="Таблица2.A26" table:number-columns-spanned="4" office:value-type="string">
            <text:p text:style-name="P315">если в импортируемом файле был print, то он исполнится в исполняемом файле, в который импортировали этот модуль</text:p>
            <text:p text:style-name="P365">подключаемы<text:span text:style-name="T333">е</text:span> модули должны содержать переменные, но не их вызовы.</text:p>
          </table:table-cell>
          <table:covered-table-cell/>
          <table:covered-table-cell/>
          <table:covered-table-cell/>
        </table:table-row>
        <table:table-row table:style-name="Таблица2.1">
          <table:table-cell table:style-name="Таблица2.A15" table:number-columns-spanned="4" office:value-type="string">
            <text:p text:style-name="P261">Переменная <text:span text:style-name="T261">__name__ </text:span></text:p>
          </table:table-cell>
          <table:covered-table-cell/>
          <table:covered-table-cell/>
          <table:covered-table-cell/>
        </table:table-row>
        <table:table-row table:style-name="Таблица2.1">
          <table:table-cell table:style-name="Таблица2.A26" table:number-columns-spanned="4" office:value-type="string">
            <text:p text:style-name="P366"><text:span text:style-name="T180">- </text:span><text:span text:style-name="T261">принимает имя импортированного модуля если к ней обращаются из исполняемого файла.</text:span></text:p>
            <text:p text:style-name="P367">- принимает значение __main__, если к ней обращаются внутри импортируемого файла</text:p>
          </table:table-cell>
          <table:covered-table-cell/>
          <table:covered-table-cell/>
          <table:covered-table-cell/>
        </table:table-row>
        <table:table-row table:style-name="Таблица2.1">
          <table:table-cell table:style-name="Таблица2.A17" table:number-columns-spanned="2" office:value-type="string">
            <text:p text:style-name="P284">#mymodule.py:</text:p>
            <text:p text:style-name="P291"><text:span text:style-name="kode9">print(__name__)</text:span></text:p>
            <text:p text:style-name="P281"/>
            <text:p text:style-name="P284">#ex1.py</text:p>
            <text:p text:style-name="P284"><text:span text:style-name="kode9">import mymodule</text:span></text:p>
            <text:p text:style-name="P284"><text:span text:style-name="kode9">import pprint</text:span></text:p>
          </table:table-cell>
          <table:covered-table-cell/>
          <table:table-cell table:style-name="Таблица2.C17" table:number-columns-spanned="2" office:value-type="string">
            <text:p text:style-name="P364"><text:span text:style-name="T178">П</text:span><text:span text:style-name="T176">ри исполнении импортированного mymodule в <text:s/>ex1.py:</text:span></text:p>
            <text:p text:style-name="P364"><text:span text:style-name="T176"><text:s/></text:span><text:span text:style-name="kode9"><text:span text:style-name="T80">&gt;&gt;&gt; mymodule</text:span></text:span></text:p>
            <text:p text:style-name="P293"/>
            <text:p text:style-name="P293">При исполнении mymodule.py: </text:p>
            <text:p text:style-name="P293"><text:span text:style-name="kode9"><text:span text:style-name="T80">&gt;&gt;&gt; __main__</text:span></text:span></text:p>
          </table:table-cell>
          <table:covered-table-cell/>
        </table:table-row>
        <table:table-row table:style-name="Таблица2.1">
          <table:table-cell table:style-name="Таблица2.A26" table:number-columns-spanned="4" office:value-type="string">
            <text:p text:style-name="kode"><text:span text:style-name="kode9"><text:span text:style-name="T186">if</text:span></text:span><text:span text:style-name="kode9"><text:span text:style-name="T185"> __name__ == "__main__":</text:span></text:span></text:p>
            <text:p text:style-name="kode"><text:span text:style-name="kode9"><text:span text:style-name="T187"><text:s/></text:span></text:span><text:span text:style-name="kode9"><text:span text:style-name="T188"><text:s text:c="2"/></text:span></text:span><text:span text:style-name="kode9"><text:span text:style-name="T185"><text:s/></text:span></text:span><text:span text:style-name="kode9"><text:span text:style-name="T186">print</text:span></text:span><text:span text:style-name="kode9"><text:span text:style-name="T185">("самостоятельный запуск")</text:span></text:span></text:p>
            <text:p text:style-name="kode"><text:span text:style-name="kode9"><text:span text:style-name="T186">else</text:span></text:span><text:span text:style-name="kode9"><text:span text:style-name="T185">:</text:span></text:span></text:p>
            <text:p text:style-name="kode"><text:span text:style-name="kode9"><text:span text:style-name="T187"><text:s/></text:span></text:span><text:span text:style-name="kode9"><text:span text:style-name="T188"><text:s text:c="2"/></text:span></text:span><text:span text:style-name="kode9"><text:span text:style-name="T185"><text:s/></text:span></text:span><text:span text:style-name="kode9"><text:span text:style-name="T186">print</text:span></text:span><text:span text:style-name="kode9"><text:span text:style-name="T185">("запуски при импорте")</text:span></text:span></text:p>
          </table:table-cell>
          <table:covered-table-cell/>
          <table:covered-table-cell/>
          <table:covered-table-cell/>
        </table:table-row>
        <table:table-row table:style-name="Таблица2.1">
          <table:table-cell table:style-name="Таблица2.A19" table:number-columns-spanned="3" office:value-type="string">
            <text:p text:style-name="P284">#mymodule.py:</text:p>
            <text:p text:style-name="P291"><text:span text:style-name="kode9">NAME = "mymodule"</text:span></text:p>
            <text:p text:style-name="P295"><text:span text:style-name="kode9">if __name__ == "__main__": </text:span></text:p>
            <text:p text:style-name="P295"><text:span text:style-name="komment"># исполнит блок, если запуск происходи</text:span><text:span text:style-name="komment"><text:span text:style-name="T334">т</text:span></text:span><text:span text:style-name="komment"> непосредственно из mymodule.py</text:span></text:p>
            <text:p text:style-name="P291"><text:span text:style-name="kode9"><text:s text:c="4"/>for i in range(5):</text:span></text:p>
            <text:p text:style-name="P291"><text:span text:style-name="kode9"><text:s text:c="8"/>print(NAME)</text:span></text:p>
          </table:table-cell>
          <table:covered-table-cell/>
          <table:covered-table-cell/>
          <table:table-cell table:style-name="Таблица2.D19" office:value-type="string">
            <text:p text:style-name="P290">#ex1.py</text:p>
            <text:p text:style-name="P290"><text:span text:style-name="kode9">import mymodule</text:span></text:p>
            <text:p text:style-name="P290"><text:span text:style-name="kode9">import pprint</text:span></text:p>
          </table:table-cell>
        </table:table-row>
        <table:table-row table:style-name="Таблица2.1">
          <table:table-cell table:style-name="Таблица2.A26" table:number-columns-spanned="4" office:value-type="string">
            <text:p text:style-name="P306">Замкнём импорт:</text:p>
          </table:table-cell>
          <table:covered-table-cell/>
          <table:covered-table-cell/>
          <table:covered-table-cell/>
        </table:table-row>
        <table:table-row table:style-name="Таблица2.1">
          <table:table-cell table:style-name="Таблица2.A21" table:number-columns-spanned="2" office:value-type="string">
            <text:p text:style-name="P289">#mymodule.py:</text:p>
            <text:p text:style-name="P294"><text:span text:style-name="kode9"><text:span text:style-name="T335">import ex1</text:span></text:span></text:p>
            <text:p text:style-name="P294"><text:span text:style-name="kode9">NAME = "mymodule"</text:span></text:p>
            <text:p text:style-name="P294"><text:span text:style-name="kode9">print(NAME)</text:span></text:p>
          </table:table-cell>
          <table:covered-table-cell/>
          <table:table-cell table:style-name="Таблица2.C21" table:number-columns-spanned="2" office:value-type="string">
            <text:p text:style-name="P289">#ex1.py</text:p>
            <text:p text:style-name="P289"><text:span text:style-name="kode9">import mymodule</text:span></text:p>
            <text:p text:style-name="P289"><text:span text:style-name="kode9"><text:span text:style-name="T335">print(ex1)</text:span></text:span></text:p>
          </table:table-cell>
          <table:covered-table-cell/>
        </table:table-row>
        <table:table-row table:style-name="Таблица2.1">
          <table:table-cell table:style-name="Таблица2.A24" table:number-columns-spanned="4" office:value-type="string">
            <text:p text:style-name="P301"><text:span text:style-name="kode9"><text:span text:style-name="T184">1) Если запустим ex1:</text:span></text:span></text:p>
            <text:p text:style-name="P299"><text:span text:style-name="kode8">&gt;&gt;&gt; ex1</text:span></text:p>
            <text:p text:style-name="P299"><text:span text:style-name="kode8">&gt;&gt;&gt; mymodule</text:span></text:p>
            <text:p text:style-name="P299"><text:span text:style-name="kode8">&gt;&gt;&gt; ex1</text:span></text:p>
            <text:p text:style-name="P368"><text:span text:style-name="T181">-</text:span><text:span text:style-name="T182"> сначала выполнился import ex1 в импортированном mymodule.py</text:span></text:p>
            <text:p text:style-name="P368"><text:span text:style-name="T181">-</text:span><text:span text:style-name="T182"> потом был скомпилирован и один раз выполнен импортируемый mymodule</text:span></text:p>
            <text:p text:style-name="P368"><text:span text:style-name="T181">-</text:span><text:span text:style-name="T182"> затем выполнен остальной код ex1.py</text:span></text:p>
          </table:table-cell>
          <table:covered-table-cell/>
          <table:covered-table-cell/>
          <table:covered-table-cell/>
        </table:table-row>
        <table:table-row table:style-name="Таблица2.1">
          <table:table-cell table:style-name="Таблица2.A24" table:number-columns-spanned="4" office:value-type="string">
            <text:p text:style-name="P301">2) Если запустим mymodule:</text:p>
            <text:p text:style-name="P301"><text:span text:style-name="kode8">mymodule</text:span></text:p>
            <text:p text:style-name="P301"><text:span text:style-name="kode8">ex1</text:span></text:p>
            <text:p text:style-name="P301"><text:span text:style-name="kode8">mymodule</text:span></text:p>
          </table:table-cell>
          <table:covered-table-cell/>
          <table:covered-table-cell/>
          <table:covered-table-cell/>
        </table:table-row>
        <table:table-row table:style-name="Таблица2.1">
          <table:table-cell table:style-name="Таблица2.A24" table:number-columns-spanned="4" office:value-type="string">
            <text:p text:style-name="P302">Бесконечного замыкания не происходит, так как <text:span text:style-name="T59">импортируемый модуль выполняется только один раз</text:span>!</text:p>
          </table:table-cell>
          <table:covered-table-cell/>
          <table:covered-table-cell/>
          <table:covered-table-cell/>
        </table:table-row>
        <table:table-row table:style-name="Таблица2.1">
          <table:table-cell table:style-name="Таблица2.A25" office:value-type="string">
            <text:p text:style-name="P289">#mymodule.py:</text:p>
            <text:p text:style-name="P294"><text:span text:style-name="kode9">NAME = "mymodule"</text:span></text:p>
            <text:p text:style-name="P294"><text:span text:style-name="kode9">print(NAME)</text:span></text:p>
          </table:table-cell>
          <table:table-cell table:style-name="Таблица2.B25" table:number-columns-spanned="3" office:value-type="string">
            <text:p text:style-name="P289">#ex1.py</text:p>
            <text:p text:style-name="P289"><text:span text:style-name="kode9">import mymodule</text:span></text:p>
            <text:p text:style-name="P289"><text:span text:style-name="kode9">import mymodule</text:span></text:p>
            <text:p text:style-name="P300"><text:span text:style-name="kode9">print("ex1")</text:span></text:p>
          </table:table-cell>
          <table:covered-table-cell/>
          <table:covered-table-cell/>
        </table:table-row>
        <table:table-row table:style-name="Таблица2.1">
          <table:table-cell table:style-name="Таблица2.A26" table:number-columns-spanned="4" office:value-type="string">
            <text:p text:style-name="P296">При запуске ex1<text:span text:style-name="T336"> (модуль запускается один раз, повторный импорт не срабатывает)</text:span>:</text:p>
            <text:p text:style-name="P296"><text:span text:style-name="kode9">mymodule </text:span><text:span text:style-name="komment"># import mymodule будет выполнен только один раз</text:span></text:p>
            <text:p text:style-name="P299"><text:span text:style-name="kode9">ex1</text:span></text:p>
          </table:table-cell>
          <table:covered-table-cell/>
          <table:covered-table-cell/>
          <table:covered-table-cell/>
        </table:table-row>
        <table:table-row table:style-name="Таблица2.1">
          <table:table-cell table:style-name="Таблица2.A27" table:number-columns-spanned="4" office:value-type="string">
            <text:p text:style-name="P305">Если нужно сделать повторный импорт (c python 3.4):</text:p>
          </table:table-cell>
          <table:covered-table-cell/>
          <table:covered-table-cell/>
          <table:covered-table-cell/>
        </table:table-row>
        <table:table-row table:style-name="Таблица2.1">
          <table:table-cell table:style-name="Таблица2.A28" office:value-type="string">
            <text:p text:style-name="P285">#mymodule.py:</text:p>
            <text:p text:style-name="P292"><text:span text:style-name="kode9">NAME = "mymodule"</text:span></text:p>
            <text:p text:style-name="P292"><text:span text:style-name="kode9">print(NAME)</text:span></text:p>
          </table:table-cell>
          <table:table-cell table:style-name="Таблица2.B28" table:number-columns-spanned="3" office:value-type="string">
            <text:p text:style-name="P290">#ex1.py</text:p>
            <text:p text:style-name="P290"><text:span text:style-name="kode9">import mymodule</text:span></text:p>
            <text:p text:style-name="P370"><text:span text:style-name="kode9"><text:span text:style-name="T80">import importlib</text:span></text:span></text:p>
            <text:p text:style-name="P369"><text:span text:style-name="kode9"><text:span text:style-name="T80">importlib.reload(mymodule) </text:span></text:span></text:p>
            <text:p text:style-name="P369"><text:span text:style-name="komment"><text:span text:style-name="T263"># вписываем модуль, который мы хотим обновить (импортировать заново)</text:span></text:span></text:p>
            <text:p text:style-name="P301"><text:span text:style-name="kode9">print("ex1")</text:span></text:p>
          </table:table-cell>
          <table:covered-table-cell/>
          <table:covered-table-cell/>
        </table:table-row>
      </table:table>
      <text:p text:style-name="P4"/>
      <text:h text:style-name="P406" text:outline-level="6"><text:span text:style-name="dejavu_5f_mono_5f_8"><text:span text:style-name="T158">Установка внешних модулей</text:span></text:span></text:h>
      <table:table table:name="Таблица3" table:style-name="Таблица3">
        <table:table-column table:style-name="Таблица3.A"/>
        <table:table-column table:style-name="Таблица3.B"/>
        <table:table-row table:style-name="TableLine94519018898688">
          <table:table-cell table:style-name="Таблица3.A1" table:number-columns-spanned="2" office:value-type="string">
            <text:p text:style-name="P50">установка модулей осуществляется с привязкой к выбранной версии языка Python<text:span text:style-name="T338">!</text:span></text:p>
          </table:table-cell>
          <table:covered-table-cell/>
        </table:table-row>
        <table:table-row table:style-name="TableLine94519018928768">
          <table:table-cell table:style-name="Таблица3.A2" office:value-type="string">
            <text:p text:style-name="P28">NumPy</text:p>
          </table:table-cell>
          <table:table-cell table:style-name="Таблица3.B2" office:value-type="string">
            <text:p text:style-name="P50">работа с многомерными массивами</text:p>
          </table:table-cell>
        </table:table-row>
        <table:table-row table:style-name="TableLine94519018933072">
          <table:table-cell table:style-name="Таблица3.A2" office:value-type="string">
            <text:p text:style-name="P28">Matplotlib</text:p>
          </table:table-cell>
          <table:table-cell table:style-name="Таблица3.B2" office:value-type="string">
            <text:p text:style-name="P50">отображение графиков</text:p>
          </table:table-cell>
        </table:table-row>
        <table:table-row table:style-name="TableLine94519018935808">
          <table:table-cell table:style-name="Таблица3.A2" office:value-type="string">
            <text:p text:style-name="P28">Pygame</text:p>
          </table:table-cell>
          <table:table-cell table:style-name="Таблица3.B2" office:value-type="string">
            <text:p text:style-name="P50">реализация простой 2D-графики</text:p>
          </table:table-cell>
        </table:table-row>
        <table:table-row table:style-name="TableLine94519018936496">
          <table:table-cell table:style-name="Таблица3.A2" office:value-type="string">
            <text:p text:style-name="P28">Flask</text:p>
          </table:table-cell>
          <table:table-cell table:style-name="Таблица3.B2" office:value-type="string">
            <text:p text:style-name="P50">простой фреймворк (часто для информационных сайтов)</text:p>
          </table:table-cell>
        </table:table-row>
        <table:table-row table:style-name="TableLine94519018937296">
          <table:table-cell table:style-name="Таблица3.A2" office:value-type="string">
            <text:p text:style-name="P28">Django</text:p>
          </table:table-cell>
          <table:table-cell table:style-name="Таблица3.B2" office:value-type="string">
            <text:p text:style-name="P50">продвинутый фреймворк для самых сложных сайтов</text:p>
          </table:table-cell>
        </table:table-row>
        <table:table-row table:style-name="TableLine94519018938048">
          <table:table-cell table:style-name="Таблица3.A2" office:value-type="string">
            <text:p text:style-name="P50">и др.</text:p>
          </table:table-cell>
          <table:table-cell table:style-name="Таблица3.B2" office:value-type="string">
            <text:p text:style-name="kode"/>
          </table:table-cell>
        </table:table-row>
        <table:table-row table:style-name="TableLine94519018938848">
          <table:table-cell table:style-name="Таблица3.A8" office:value-type="string">
            <text:p text:style-name="P28">в командной строке</text:p>
          </table:table-cell>
          <table:table-cell table:style-name="Таблица3.B8" office:value-type="string">
            <text:p text:style-name="kode"/>
          </table:table-cell>
        </table:table-row>
        <table:table-row table:style-name="TableLine94519018940352">
          <table:table-cell table:style-name="Таблица3.A2" office:value-type="string">
            <text:p text:style-name="P50"><text:span text:style-name="lib_5f_mono8"><text:span text:style-name="T128">pip list</text:span></text:span></text:p>
          </table:table-cell>
          <table:table-cell table:style-name="Таблица3.B2" office:value-type="string">
            <text:p text:style-name="P50">получим список сторонних пакетов для текущего интерпретатора Python </text:p>
          </table:table-cell>
        </table:table-row>
        <table:table-row table:style-name="TableLine94519018941072">
          <table:table-cell table:style-name="Таблица3.A2" office:value-type="string">
            <text:p text:style-name="P50"><text:span text:style-name="lib_5f_mono8"><text:span text:style-name="T128">pip install pygame</text:span></text:span></text:p>
          </table:table-cell>
          <table:table-cell table:style-name="Таблица3.B2" office:value-type="string">
            <text:p text:style-name="P50">установка пакета pygame</text:p>
          </table:table-cell>
        </table:table-row>
        <table:table-row table:style-name="TableLine94519018941872">
          <table:table-cell table:style-name="Таблица3.A2" office:value-type="string">
            <text:p text:style-name="P50"><text:span text:style-name="lib_5f_mono8"><text:span text:style-name="T128">pip install flask==1.1.2</text:span></text:span></text:p>
          </table:table-cell>
          <table:table-cell table:style-name="Таблица3.B2" office:value-type="string">
            <text:p text:style-name="P50">установка конкретной версии пакета flask</text:p>
          </table:table-cell>
        </table:table-row>
        <table:table-row table:style-name="TableLine94519018942672">
          <table:table-cell table:style-name="Таблица3.A2" office:value-type="string">
            <text:p text:style-name="P50"/>
          </table:table-cell>
          <table:table-cell table:style-name="Таблица3.B2" office:value-type="string">
            <text:p text:style-name="kode"/>
          </table:table-cell>
        </table:table-row>
        <table:table-row table:style-name="TableLine94519018943472">
          <table:table-cell table:style-name="Таблица3.B2" table:number-columns-spanned="2" office:value-type="string">
            <text:p text:style-name="P51"><text:span text:style-name="T338">pypi.org - </text:span><text:span text:style-name="T2">репозиторий сторонних пакетов</text:span></text:p>
          </table:table-cell>
          <table:covered-table-cell/>
        </table:table-row>
        <table:table-row table:style-name="TableLine94519018944624">
          <table:table-cell table:style-name="Таблица3.B8" table:number-columns-spanned="2" office:value-type="string">
            <text:p text:style-name="P26"><text:span text:style-name="T338">Пакеты можно устанавливать в Py</text:span><text:span text:style-name="T2">C</text:span><text:span text:style-name="T338">harm.</text:span></text:p>
          </table:table-cell>
          <table:covered-table-cell/>
        </table:table-row>
        <table:table-row table:style-name="TableLine94519018945792">
          <table:table-cell table:style-name="Таблица3.B2" table:number-columns-spanned="2" office:value-type="string">
            <text:p text:style-name="P51">Settings-&gt;ProjectInterpreter. </text:p>
            <text:p text:style-name="P51">Увидим окно с текущим интерпретатором языка Python и набором внешних установленных пакетов, <text:span text:style-name="T2">и</text:span> их версий. </text:p>
            <text:p text:style-name="P51">Чтобы добавить новый пакет, выбираем «+» и в открывшемся окне через поиск находим нужный пакет и нажимаем кнопку «Install Package». </text:p>
          </table:table-cell>
          <table:covered-table-cell/>
        </table:table-row>
        <table:table-row table:style-name="TableLine94519018946480">
          <table:table-cell table:style-name="Таблица3.B2" table:number-columns-spanned="2" office:value-type="string">
            <text:p text:style-name="P19">Расположение установленных модулей.</text:p>
            <text:p text:style-name="P51">Наведем курсор мыши на название любого пакета<text:span text:style-name="T339"> в PyCharm</text:span> и увидим путь его расположения. </text:p>
            <text:p text:style-name="P51">Этот путь также присутствует в специальной коллекции: </text:p>
            <text:p text:style-name="P52"><text:span text:style-name="kode9">import sys</text:span></text:p>
            <text:p text:style-name="kode"><text:span text:style-name="kode9">print(sys.path) </text:span></text:p>
            <text:p text:style-name="kode"><text:span text:style-name="T5">(</text:span>все установленные внешние пакеты могут быть импортированы без доп<text:span text:style-name="T5">.</text:span>указаний каталогов и подкаталогов<text:span text:style-name="T343">)</text:span> </text:p>
          </table:table-cell>
          <table:covered-table-cell/>
        </table:table-row>
        <table:table-row table:style-name="TableLine94519018947168">
          <table:table-cell table:style-name="Таблица3.B8" table:number-columns-spanned="2" office:value-type="string">
            <text:p text:style-name="P27">пакетная установка внешних модулей.</text:p>
          </table:table-cell>
          <table:covered-table-cell/>
        </table:table-row>
        <table:table-row table:style-name="TableLine94519018948128">
          <table:table-cell table:style-name="Таблица3.B2" table:number-columns-spanned="2" office:value-type="string">
            <text:p text:style-name="kode"><text:span text:style-name="kode9">pip install -r &lt;текстовый файл&gt; </text:span></text:p>
            <text:p text:style-name="kode"><text:span text:style-name="T3">В</text:span> текстовом файле нужно прописать имена устанавливаемых модулей, обычно, с указанием требуемых версий, но можно и без них (тогда будет установлена последняя версия пакета)<text:span text:style-name="T340">:</text:span></text:p>
            <text:p text:style-name="P53"><text:span text:style-name="kode9"><text:span text:style-name="T340"><text:s text:c="3"/></text:span></text:span><text:span text:style-name="kode9">numpy==1.19.0</text:span></text:p>
            <text:p text:style-name="P53"><text:span text:style-name="kode9"><text:span text:style-name="T340"><text:s text:c="3"/></text:span></text:span><text:span text:style-name="kode9">Pillow==7.2.0</text:span></text:p>
            <text:p text:style-name="P53"><text:span text:style-name="kode9"><text:span text:style-name="T340"><text:s text:c="3"/></text:span></text:span><text:span text:style-name="kode9">six==1.15.0</text:span></text:p>
            <text:p text:style-name="P53"><text:span text:style-name="kode9"><text:span text:style-name="T340"><text:s text:c="3"/></text:span></text:span><text:span text:style-name="kode9">wxPython==4.1.0</text:span></text:p>
            <text:p text:style-name="P51">Этот файл можно сформировать вручную, но часто такая пакетная установка используется для переноса проекта с одного компьютера на другой. Поэтому, в файле нужно прописать все установленные внешние пакеты. </text:p>
            <text:p text:style-name="P51">Чтобы не делать этого вручную, можно выполнить команду<text:span text:style-name="T341"> (в командной строке Pycharm)</text:span>: </text:p>
            <text:p text:style-name="kode"><text:span text:style-name="kode9">pip freeze &gt; requirements.txt </text:span></text:p>
            <text:p text:style-name="P51">и в рабочем каталоге проекта появится текстовый файл requirements.txt с набором всех установленных модулей для текущего интерпретатора. </text:p>
            <text:p text:style-name="P51"/>
            <text:p text:style-name="P51"><text:span text:style-name="T4">Для установки этих пакетов</text:span>: </text:p>
            <text:p text:style-name="kode"><text:span text:style-name="kode9">pip install -r requirements.txt </text:span></text:p>
          </table:table-cell>
          <table:covered-table-cell/>
        </table:table-row>
        <table:table-row table:style-name="TableLine94519018948816">
          <table:table-cell table:style-name="Таблица3.B2" table:number-columns-spanned="2" office:value-type="string">
            <text:p text:style-name="kode"/>
          </table:table-cell>
          <table:covered-table-cell/>
        </table:table-row>
      </table:table>
      <text:p text:style-name="ubuntu_5f_mono_5f_9"><text:span text:style-name="dejavu_5f_mono_5f_8"/></text:p>
      <text:h text:style-name="Heading_20_6" text:outline-level="6"><text:span text:style-name="dejavu_5f_mono_5f_8"><text:span text:style-name="T294">Пакеты</text:span></text:span></text:h>
      <table:table table:name="Таблица37" table:style-name="Таблица37">
        <table:table-column table:style-name="Таблица37.A"/>
        <table:table-column table:style-name="Таблица37.B"/>
        <table:table-row table:style-name="Таблица37.1">
          <table:table-cell table:style-name="Таблица37.A1" table:number-columns-spanned="2" office:value-type="string">
            <text:p text:style-name="P303"><text:span text:style-name="dejavu_5f_mono_5f_8"><text:span text:style-name="T59">Модули</text:span></text:span><text:span text:style-name="dejavu_5f_mono_5f_8"> - отдельные файлы с текстами программ, которые можно импортировать в другие программы.</text:span></text:p>
            <text:p text:style-name="P324"><text:span text:style-name="dejavu_5f_mono_5f_8"><text:span text:style-name="T78">Пакет</text:span></text:span><text:span text:style-name="dejavu_5f_mono_5f_8"><text:span text:style-name="T81"> - спец</text:span></text:span><text:span text:style-name="dejavu_5f_mono_5f_8"><text:span text:style-name="T82">.</text:span></text:span><text:span text:style-name="dejavu_5f_mono_5f_8"><text:span text:style-name="T81"> образом организованный подкаталог с набором модулей, как правило, решающих сходные задачи.</text:span></text:span></text:p>
          </table:table-cell>
          <table:covered-table-cell/>
        </table:table-row>
        <table:table-row table:style-name="Таблица37.1">
          <table:table-cell table:style-name="Таблица37.A2" table:number-columns-spanned="2" office:value-type="string">
            <text:p text:style-name="P316"><text:span text:style-name="dejavu_5f_mono_5f_8">В рабочем каталоге создадим новый py-package 'courses':</text:span></text:p>
            <text:p text:style-name="P325"><text:span text:style-name="kode8">|- ex1.py</text:span></text:p>
            <text:p text:style-name="P316"><text:span text:style-name="kode8">|- courses</text:span></text:p>
            <text:p text:style-name="P316"><text:span text:style-name="kode8"><text:s text:c="4"/>|- __init__.py</text:span></text:p>
            <text:p text:style-name="P316"><text:span text:style-name="kode8"><text:s text:c="4"/>|- добавим сюда несколько py-files:</text:span></text:p>
            <text:p text:style-name="P316"><text:span text:style-name="kode8"><text:s text:c="8"/>python.py, php.py, html.py, java.py...</text:span></text:p>
            <text:p text:style-name="P372"><text:span text:style-name="T262"># </text:span>Для корректной обработки модулей в пакете все вложенные файлы должны быть в кодировке utf8.</text:p>
            <text:p text:style-name="P375"><text:span text:style-name="komment">(в PyCharm кодировка отображается в правом нижнем углу)</text:span></text:p>
          </table:table-cell>
          <table:covered-table-cell/>
        </table:table-row>
        <text:soft-page-break/>
        <table:table-row table:style-name="Таблица37.1">
          <table:table-cell table:style-name="Таблица37.A2" table:number-columns-spanned="2" office:value-type="string">
            <text:p text:style-name="P324"><text:span text:style-name="dejavu_5f_mono_5f_8"><text:span text:style-name="T59">__init__.py</text:span></text:span><text:span text:style-name="dejavu_5f_mono_5f_8"> </text:span><text:span text:style-name="dejavu_5f_mono_5f_8"><text:span text:style-name="T74">#</text:span></text:span><text:span text:style-name="dejavu_5f_mono_5f_8"><text:span text:style-name="T72"> инициализатор пакета: в нем указываем, что импортировать при импорте всего пакета.</text:span></text:span></text:p>
            <text:p text:style-name="P316"><text:span text:style-name="kode8">NAME = "package courses"</text:span></text:p>
          </table:table-cell>
          <table:covered-table-cell/>
        </table:table-row>
        <table:table-row table:style-name="Таблица37.1">
          <table:table-cell table:style-name="Таблица37.A4" office:value-type="string">
            <text:p text:style-name="P373"><text:span text:style-name="dejavu_5f_mono_5f_8">html.py:</text:span></text:p>
            <text:p text:style-name="P373"><text:span text:style-name="kode8">def get_html():</text:span></text:p>
            <text:p text:style-name="P307"><text:span text:style-name="kode8"><text:s text:c="4"/>print("курс по HTML")</text:span></text:p>
          </table:table-cell>
          <table:table-cell table:style-name="Таблица37.A2" office:value-type="string">
            <text:p text:style-name="P329"><text:span text:style-name="dejavu_5f_mono_5f_8"><text:span text:style-name="T81">php</text:span></text:span><text:span text:style-name="dejavu_5f_mono_5f_8">.py:</text:span></text:p>
            <text:p text:style-name="P329"><text:span text:style-name="kode8">def get_php():</text:span></text:p>
            <text:p text:style-name="P329"><text:span text:style-name="kode8"><text:s text:c="4"/>pass</text:span></text:p>
            <text:p text:style-name="P329"><text:span text:style-name="kode8">def get_mysql():</text:span></text:p>
            <text:p text:style-name="P308"><text:span text:style-name="kode8"><text:s text:c="4"/>pass</text:span></text:p>
          </table:table-cell>
        </table:table-row>
        <table:table-row table:style-name="Таблица37.1">
          <table:table-cell table:style-name="Таблица37.A4" office:value-type="string">
            <text:p text:style-name="P329"><text:span text:style-name="dejavu_5f_mono_5f_8"><text:span text:style-name="T81">java</text:span></text:span><text:span text:style-name="dejavu_5f_mono_5f_8">.py:</text:span></text:p>
            <text:p text:style-name="P329"><text:span text:style-name="kode8">def get_java():</text:span></text:p>
            <text:p text:style-name="P308"><text:span text:style-name="kode8"><text:s text:c="4"/>print("курс по Java")</text:span></text:p>
          </table:table-cell>
          <table:table-cell table:style-name="Таблица37.A2" office:value-type="string">
            <text:p text:style-name="P373"><text:span text:style-name="dejavu_5f_mono_5f_8"><text:span text:style-name="T81">python.py:</text:span></text:span></text:p>
            <text:p text:style-name="P329"><text:span text:style-name="kode8">def get_python():</text:span></text:p>
            <text:p text:style-name="P308"><text:span text:style-name="kode8"><text:s text:c="4"/>print("курс по Python")</text:span></text:p>
          </table:table-cell>
        </table:table-row>
        <table:table-row table:style-name="Таблица37.1">
          <table:table-cell table:style-name="Таблица37.A2" table:number-columns-spanned="2" office:value-type="string">
            <text:p text:style-name="P316"><text:span text:style-name="dejavu_5f_mono_5f_8">ex1.py: # в основном модуле</text:span></text:p>
            <text:p text:style-name="P316"><text:span text:style-name="kode8">import courses</text:span></text:p>
            <text:p text:style-name="P316"><text:span text:style-name="kode8">print(dir(courses)) # посмотрим, что мы импортировали</text:span></text:p>
          </table:table-cell>
          <table:covered-table-cell/>
        </table:table-row>
        <table:table-row table:style-name="Таблица37.1">
          <table:table-cell table:style-name="Таблица37.A2" table:number-columns-spanned="2" office:value-type="string">
            <text:p text:style-name="P318">При импорте пакета автоматически выполняется __init__.py и все, что в нем определено.<text:span text:style-name="T262"> </text:span></text:p>
            <text:p text:style-name="P374">В данном случае импортировалась только переменная NAME</text:p>
          </table:table-cell>
          <table:covered-table-cell/>
        </table:table-row>
        <table:table-row table:style-name="Таблица37.1">
          <table:table-cell table:style-name="Таблица37.A4" office:value-type="string">
            <text:p text:style-name="P316">__init__.py</text:p>
            <text:p text:style-name="P329"><text:span text:style-name="kode8">import courses.python </text:span></text:p>
            <text:p text:style-name="P329"><text:span text:style-name="komment"># </text:span><text:span text:style-name="komment"><text:span text:style-name="T263">импортировали модуль python, теперь он импортируется при импорте пакета courses</text:span></text:span></text:p>
            <text:p text:style-name="P316"><text:span text:style-name="kode8">NAME = "package courses"</text:span></text:p>
            <text:p text:style-name="P320"><text:span text:style-name="kode8"/></text:p>
          </table:table-cell>
          <table:table-cell table:style-name="Таблица37.A2" office:value-type="string">
            <text:p text:style-name="P322">ex1.py:</text:p>
            <text:p text:style-name="P322"><text:span text:style-name="kode8">import courses</text:span></text:p>
            <text:p text:style-name="P322"><text:span text:style-name="kode8">print(dir(courses)) </text:span></text:p>
            <text:p text:style-name="P322"><text:span text:style-name="komment"># добавилось пространство имен python в котором содержится get_python()</text:span></text:p>
            <text:p text:style-name="P322"><text:span text:style-name="kode8">courses.python.get_python() </text:span></text:p>
            <text:p text:style-name="P322"><text:span text:style-name="komment"># можем обратиться к функции из пакета</text:span></text:p>
          </table:table-cell>
        </table:table-row>
        <table:table-row table:style-name="Таблица37.1">
          <table:table-cell table:style-name="Таблица37.A4" office:value-type="string">
            <text:p text:style-name="P316">__init__.py</text:p>
            <text:p text:style-name="P377"><text:span text:style-name="kode8">from courses.python import get_python <text:s/></text:span></text:p>
            <text:p text:style-name="P377"><text:span text:style-name="kode8"># абсолютный путь</text:span></text:p>
            <text:p text:style-name="P316"><text:span text:style-name="kode8">NAME = "package courses"</text:span></text:p>
          </table:table-cell>
          <table:table-cell table:style-name="Таблица37.A2" office:value-type="string">
            <text:p text:style-name="P316">в ex1.py:</text:p>
            <text:p text:style-name="P317"><text:span text:style-name="kode8">import courses</text:span></text:p>
            <text:p text:style-name="P323"><text:span text:style-name="kode8">courses.get_python() </text:span></text:p>
            <text:p text:style-name="P323"><text:span text:style-name="kode8"># можно уже не прописывать пространство имен python</text:span></text:p>
          </table:table-cell>
        </table:table-row>
        <table:table-row table:style-name="Таблица37.1">
          <table:table-cell table:style-name="Таблица37.A2" table:number-columns-spanned="2" office:value-type="string">
            <text:p text:style-name="P376"><text:span text:style-name="lib_5f_mono8">Чтобы не зависеть от имени пакета:</text:span></text:p>
            <text:p text:style-name="P324"><text:span text:style-name="kode8">from .python import get_python <text:s/></text:span><text:span text:style-name="komment"><text:span text:style-name="T302"># относительный путь. обращаемся к текущему пакету.</text:span></text:span></text:p>
            <text:p text:style-name="P330"><text:span text:style-name="kode8">from . import html, java, php, python </text:span><text:span text:style-name="komment"><text:span text:style-name="T302"># импорт на уровне модулей</text:span></text:span></text:p>
          </table:table-cell>
          <table:covered-table-cell/>
        </table:table-row>
        <table:table-row table:style-name="Таблица37.1">
          <table:table-cell table:style-name="Таблица37.A2" table:number-columns-spanned="2" office:value-type="string">
            <text:p text:style-name="P319">__init__.py</text:p>
            <text:p text:style-name="P328"><text:span text:style-name="kode8">from .php import * # внутри пакетов так можно делать</text:span></text:p>
            <text:p text:style-name="P328"><text:span text:style-name="kode8">NAME = "package courses"</text:span></text:p>
          </table:table-cell>
          <table:covered-table-cell/>
        </table:table-row>
        <table:table-row table:style-name="Таблица37.1">
          <table:table-cell table:style-name="Таблица37.A2" table:number-columns-spanned="2" office:value-type="string">
            <text:p text:style-name="P320"><text:span text:style-name="lib_5f_mono8">Конфликта имен можно избежать, контроллируя импортируемые </text:span><text:span text:style-name="lib_5f_mono8"><text:span text:style-name="T150">п</text:span></text:span><text:span text:style-name="lib_5f_mono8"><text:span text:style-name="T153">еременные:</text:span></text:span></text:p>
          </table:table-cell>
          <table:covered-table-cell/>
        </table:table-row>
        <table:table-row table:style-name="Таблица37.1">
          <table:table-cell table:style-name="Таблица37.A4" office:value-type="string">
            <text:p text:style-name="P325"><text:span text:style-name="dejavu_5f_mono_5f_8">php.py:</text:span></text:p>
            <text:p text:style-name="P327"><text:span text:style-name="kode9">__all__ = ['get_php', 'get_sql'] </text:span></text:p>
            <text:p text:style-name="P377"><text:span text:style-name="komment"># разрешенны</text:span><text:span text:style-name="komment"><text:span text:style-name="T263">е</text:span></text:span><text:span text:style-name="komment"> для импорта элемент</text:span><text:span text:style-name="komment"><text:span text:style-name="T263">ы</text:span></text:span><text:span text:style-name="komment"> из этого модуля, если происходит импорт с помощью *.</text:span></text:p>
            <text:p text:style-name="P376"><text:span text:style-name="kode8">def get_php():</text:span></text:p>
            <text:p text:style-name="P376"><text:span text:style-name="kode8"><text:s text:c="4"/>pass</text:span></text:p>
            <text:p text:style-name="P376"><text:span text:style-name="kode8">def get_mysql():</text:span></text:p>
            <text:p text:style-name="P376"><text:span text:style-name="kode8"><text:s text:c="4"/>pass</text:span></text:p>
          </table:table-cell>
          <table:table-cell table:style-name="Таблица37.A2" office:value-type="string">
            <text:p text:style-name="P321">ex1.py:</text:p>
            <text:p text:style-name="P325"><text:span text:style-name="kode8">courses.get_php()</text:span></text:p>
          </table:table-cell>
        </table:table-row>
        <table:table-row table:style-name="Таблица37.1">
          <table:table-cell table:style-name="Таблица37.A4" office:value-type="string">
            <text:p text:style-name="P252">Можно создавать вложенные пакеты</text:p>
            <text:p text:style-name="P331">Внутри courses:</text:p>
            <text:p text:style-name="P325"><text:span text:style-name="kode8">|- doc</text:span></text:p>
            <text:p text:style-name="P325"><text:span text:style-name="kode8"><text:s text:c="4"/>|- __init__.py</text:span></text:p>
            <text:p text:style-name="P328"><text:span text:style-name="kode8"><text:s text:c="4"/>|- java_doc.py, python_doc.py</text:span></text:p>
            <text:p text:style-name="P325"><text:span text:style-name="kode8"/></text:p>
            <text:p text:style-name="P325"/>
          </table:table-cell>
          <table:table-cell table:style-name="Таблица37.A2" office:value-type="string">
            <text:p text:style-name="P326">courses.<text:span text:style-name="T264">doc.</text:span>__init__.py:</text:p>
            <text:p text:style-name="P326"><text:span text:style-name="kode8">from . import python_doc, java_doc</text:span></text:p>
            <text:p text:style-name="P326"><text:span text:style-name="kode8"/></text:p>
            <text:p text:style-name="P325">courses.__init__.py:</text:p>
            <text:p text:style-name="P325"><text:span text:style-name="kode8">from .doc import *</text:span></text:p>
            <text:p text:style-name="P325"><text:span text:style-name="kode8"/></text:p>
            <text:p text:style-name="P325">ex1.py:</text:p>
            <text:p text:style-name="P325"><text:span text:style-name="kode8">import courses</text:span></text:p>
            <text:p text:style-name="P253"><text:span text:style-name="kode8"><text:span text:style-name="T128">print(courses.python_doc.doc) </text:span></text:span></text:p>
            <text:p text:style-name="P253"><text:span text:style-name="komment"><text:span text:style-name="T128"># обращение к переменной doc в модуле python_doc</text:span></text:span></text:p>
          </table:table-cell>
        </table:table-row>
        <table:table-row table:style-name="Таблица37.1">
          <table:table-cell table:style-name="Таблица37.A2" table:number-columns-spanned="2" office:value-type="string">
            <text:p text:style-name="P265">Обращение к родительской папке.</text:p>
            <text:p text:style-name="P325">В модулях вложенного пакета можно обращаться к модулям внешнего пакета<text:span text:style-name="T264">.</text:span></text:p>
            <text:p text:style-name="P332"><text:span text:style-name="T342">В</text:span> <text:span text:style-name="T59">python_doc</text:span> <text:span text:style-name="T344">(</text:span>импорт модуля python<text:span text:style-name="T344">)</text:span>:</text:p>
            <text:p text:style-name="P325"><text:span text:style-name="kode8">from ..python import get_python</text:span></text:p>
            <text:p text:style-name="P332"><text:span text:style-name="kode8">doc = """Документация по языку Python: """ + get_python()</text:span></text:p>
          </table:table-cell>
          <table:covered-table-cell/>
        </table:table-row>
        <table:table-row table:style-name="Таблица37.1">
          <table:table-cell table:style-name="Таблица37.A2" table:number-columns-spanned="2" office:value-type="string">
            <text:p text:style-name="Deja_5f_vu8_5f_tab"/>
          </table:table-cell>
          <table:covered-table-cell/>
        </table:table-row>
      </table:table>
      <text:p text:style-name="Deja_5f_vu8_5f_tab"/>
      <text:p text:style-name="Deja_5f_vu8_5f_tab"/>
      <text:h text:style-name="P413" text:outline-level="6">Функция open. Чтение данных из файла.</text:h>
      <table:table table:name="Таблица41" table:style-name="Таблица41">
        <table:table-column table:style-name="Таблица41.A"/>
        <table:table-column table:style-name="Таблица41.B"/>
        <table:table-row table:style-name="Таблица41.1">
          <table:table-cell table:style-name="Таблица41.A1" table:number-columns-spanned="2" office:value-type="string">
            <text:p text:style-name="P378"><text:span text:style-name="lib_5f_mono8">главная особенность файлов - сохранение информации после отключения устройства от питания</text:span></text:p>
          </table:table-cell>
          <table:covered-table-cell/>
        </table:table-row>
        <table:table-row table:style-name="Таблица41.1">
          <table:table-cell table:style-name="Таблица41.A2" table:number-columns-spanned="2" office:value-type="string">
            <text:p text:style-name="P333"><text:span text:style-name="kode9"><text:span text:style-name="T60">open(file[, mode='r', encoding=None, ...])</text:span></text:span></text:p>
            <text:p text:style-name="P333"><text:span text:style-name="lib_5f_mono8"># Открывает указанный файл на чтение или запись.</text:span></text:p>
            <text:p text:style-name="P333"><text:span text:style-name="lib_5f_mono8"><text:span text:style-name="T347"><text:s text:c="4"/></text:span></text:span><text:span text:style-name="lib_5f_mono8">file - путь к файлу (вместе с его именем)</text:span></text:p>
            <text:p text:style-name="P333"><text:span text:style-name="lib_5f_mono8"><text:span text:style-name="T347"><text:s text:c="4"/></text:span></text:span><text:span text:style-name="lib_5f_mono8">mode - режим доступа к файлу (чтение, запись)</text:span></text:p>
            <text:p text:style-name="P333"><text:span text:style-name="lib_5f_mono8"><text:span text:style-name="T347"><text:s text:c="4"/></text:span></text:span><text:span text:style-name="lib_5f_mono8">encoding - кодировка файла</text:span></text:p>
          </table:table-cell>
          <table:covered-table-cell/>
        </table:table-row>
        <table:table-row table:style-name="Таблица41.1">
          <table:table-cell table:style-name="Таблица41.A2" table:number-columns-spanned="2" office:value-type="string">
            <text:p text:style-name="P378"><text:span text:style-name="lib_5f_mono8"><text:span text:style-name="T60">Относительные пути.</text:span></text:span></text:p>
            <text:p text:style-name="P378"><text:span text:style-name="lib_5f_mono8"><text:span text:style-name="T265">"my_file.txt"</text:span></text:span><text:span text:style-name="lib_5f_mono8"><text:span text:style-name="T267"> <text:s/></text:span></text:span><text:span text:style-name="lib_5f_mono8"><text:span text:style-name="T265"># если файл находится в том же каталоге, что и исполняемый файл</text:span></text:span></text:p>
            <text:p text:style-name="P378"><text:span text:style-name="lib_5f_mono8"><text:span text:style-name="T265">"images/img.txt"</text:span></text:span></text:p>
            <text:p text:style-name="P378"><text:span text:style-name="lib_5f_mono8"><text:span text:style-name="T266">"../out.txt" # </text:span></text:span><text:span text:style-name="lib_5f_mono8"><text:span text:style-name="T151">обратиться к родительскому каталогу (на один уровень наружу)</text:span></text:span></text:p>
            <text:p text:style-name="P378"><text:span text:style-name="lib_5f_mono8"><text:span text:style-name="T266">"../parent/prt.</text:span></text:span><text:span text:style-name="lib_5f_mono8"><text:span text:style-name="T150">d</text:span></text:span><text:span text:style-name="lib_5f_mono8"><text:span text:style-name="T151">at</text:span></text:span><text:span text:style-name="lib_5f_mono8"><text:span text:style-name="T266">"</text:span></text:span></text:p>
          </table:table-cell>
          <table:covered-table-cell/>
        </table:table-row>
        <table:table-row table:style-name="Таблица41.1">
          <table:table-cell table:style-name="Таблица41.A2" table:number-columns-spanned="2" office:value-type="string">
            <text:p text:style-name="P333"><text:span text:style-name="lib_5f_mono8"><text:span text:style-name="T60">Абсолютные пути.</text:span></text:span></text:p>
            <text:p text:style-name="P333"><text:span text:style-name="lib_5f_mono8"><text:span text:style-name="T265">"d:\\app\\my_file.txt" # абсолютный путь (будет работать только под win)</text:span></text:span></text:p>
            <text:p text:style-name="P333"><text:span text:style-name="lib_5f_mono8"><text:span text:style-name="T265">"d:/app/my_file.txt" # с </text:span></text:span><text:span text:style-name="lib_5f_mono8"><text:span text:style-name="T152">такими</text:span></text:span><text:span text:style-name="lib_5f_mono8"><text:span text:style-name="T265"> разделителями предпочтительней</text:span></text:span><text:span text:style-name="lib_5f_mono8"><text:span text:style-name="T150"> </text:span></text:span><text:span text:style-name="lib_5f_mono8"><text:span text:style-name="T151">-</text:span></text:span><text:span text:style-name="lib_5f_mono8"><text:span text:style-name="T265"> будет работать и под win и под linux</text:span></text:span></text:p>
            <text:p text:style-name="P334"><text:span text:style-name="lib_5f_mono8"><text:span text:style-name="T265">"d:/app/</text:span></text:span><text:span text:style-name="lib_5f_mono8"><text:span text:style-name="T266">images/img</text:span></text:span><text:span text:style-name="lib_5f_mono8"><text:span text:style-name="T265">.txt"</text:span></text:span></text:p>
          </table:table-cell>
          <table:covered-table-cell/>
        </table:table-row>
        <table:table-row table:style-name="Таблица41.1">
          <table:table-cell table:style-name="Таблица41.A2" table:number-columns-spanned="2" office:value-type="string">
            <text:p text:style-name="P335"><text:span text:style-name="kode9">file = open("my_file.txt", encoding='utf-8')</text:span></text:p>
            <text:p text:style-name="P335"><text:span text:style-name="lib_5f_mono8"><text:span text:style-name="T267">Файл будет открыт на чтение при запуске программы.</text:span></text:span></text:p>
            <text:p text:style-name="P335"><text:span text:style-name="lib_5f_mono8"><text:span text:style-name="T267">При закрытии программы файл автоматически закроется.</text:span></text:span></text:p>
          </table:table-cell>
          <table:covered-table-cell/>
        </table:table-row>
        <table:table-row table:style-name="Таблица41.1">
          <table:table-cell table:style-name="Таблица41.A6" office:value-type="string">
            <text:p text:style-name="P382"><text:span text:style-name="kode9">print(file.read())</text:span></text:p>
          </table:table-cell>
          <table:table-cell table:style-name="Таблица41.A2" office:value-type="string">
            <text:p text:style-name="P382"><text:span text:style-name="dejavu_5f_mono_5f_8"># выведет все, что прочитает из файла</text:span></text:p>
          </table:table-cell>
        </table:table-row>
        <table:table-row table:style-name="Таблица41.1">
          <table:table-cell table:style-name="Таблица41.A6" office:value-type="string">
            <text:p text:style-name="P379"><text:span text:style-name="kode9">print(file.read(4))</text:span></text:p>
          </table:table-cell>
          <table:table-cell table:style-name="Таблица41.A2" office:value-type="string">
            <text:p text:style-name="P382"><text:span text:style-name="dejavu_5f_mono_5f_8"># выведет </text:span><text:span text:style-name="dejavu_5f_mono_5f_8"><text:span text:style-name="T81">первые 4 символа из файла </text:span></text:span></text:p>
            <text:p text:style-name="P379"><text:span text:style-name="dejavu_5f_mono_5f_8"><text:span text:style-name="T81">(в кодировке utf-8 считается первый невидимый символ с кодом #FEFF)</text:span></text:span></text:p>
          </table:table-cell>
        </table:table-row>
        <table:table-row table:style-name="Таблица41.1">
          <table:table-cell table:style-name="Таблица41.A6" office:value-type="string">
            <text:p text:style-name="P379"><text:span text:style-name="kode9"><text:span text:style-name="T81">print(file.read(4))</text:span></text:span></text:p>
          </table:table-cell>
          <table:table-cell table:style-name="Таблица41.A2" office:value-type="string">
            <text:p text:style-name="P379"><text:span text:style-name="dejavu_5f_mono_5f_8"><text:span text:style-name="T81">При повторном вызове file.read(4) будут прочитаны следующие 4 символа</text:span></text:span></text:p>
          </table:table-cell>
        </table:table-row>
        <table:table-row table:style-name="Таблица41.1">
          <table:table-cell table:style-name="Таблица41.A6" office:value-type="string">
            <text:p text:style-name="P380"><text:span text:style-name="lib_5f_mono8"><text:span text:style-name="T155">Файловая позиция</text:span></text:span></text:p>
          </table:table-cell>
          <table:table-cell table:style-name="Таблица41.A2" office:value-type="string">
            <text:p text:style-name="P379"><text:span text:style-name="dejavu_5f_mono_5f_8"><text:span text:style-name="T81"><text:s/>место, с которого начнется чтение при следующем вызове .read()</text:span></text:span></text:p>
            <text:p text:style-name="P380"><text:span text:style-name="dejavu_5f_mono_5f_8"><text:span text:style-name="T81">В конце файла находится невидимый символ EOF (End of file)</text:span></text:span></text:p>
          </table:table-cell>
        </table:table-row>
        <table:table-row table:style-name="Таблица41.1">
          <table:table-cell table:style-name="Таблица41.A6" office:value-type="string">
            <text:p text:style-name="P380"><text:span text:style-name="kode9">file.seek(offset[, from_what])</text:span></text:p>
          </table:table-cell>
          <table:table-cell table:style-name="Таблица41.A2" office:value-type="string">
            <text:p text:style-name="P382"><text:span text:style-name="dejavu_5f_mono_5f_8"><text:span text:style-name="T59">Управление положением файловой позиции.</text:span></text:span></text:p>
          </table:table-cell>
        </table:table-row>
        <table:table-row table:style-name="Таблица41.1">
          <table:table-cell table:style-name="Таблица41.A6" office:value-type="string">
            <text:p text:style-name="P382"><text:span text:style-name="kode9">file.seek(0)</text:span></text:p>
          </table:table-cell>
          <table:table-cell table:style-name="Таблица41.A2" office:value-type="string">
            <text:p text:style-name="P382"><text:span text:style-name="dejavu_5f_mono_5f_8"># переместит файловую позицию в начало.</text:span></text:p>
          </table:table-cell>
        </table:table-row>
        <table:table-row table:style-name="Таблица41.1">
          <table:table-cell table:style-name="Таблица41.A6" office:value-type="string">
            <text:p text:style-name="P382"><text:span text:style-name="kode9">pos = file.tell()</text:span></text:p>
          </table:table-cell>
          <table:table-cell table:style-name="Таблица41.A2" office:value-type="string">
            <text:p text:style-name="P14"><text:span text:style-name="dejavu_5f_mono_5f_8"># возвращает текущую файловую позицию</text:span></text:p>
            <text:p text:style-name="P382"><text:span text:style-name="dejavu_5f_mono_5f_8">Каждая буква русского алфавита - 2 байта в utf-8.</text:span></text:p>
            <text:p text:style-name="P382"><text:span text:style-name="dejavu_5f_mono_5f_8">Файловая позиция - не номер символа, а номер байта </text:span></text:p>
            <text:p text:style-name="P382"><text:span text:style-name="dejavu_5f_mono_5f_8">(на символе №5 файловая позиция будет 9)</text:span></text:p>
          </table:table-cell>
        </table:table-row>
        <table:table-row table:style-name="Таблица41.1">
          <table:table-cell table:style-name="Таблица41.A6" office:value-type="string">
            <text:p text:style-name="P382"><text:span text:style-name="kode9">print(file.readline())</text:span></text:p>
          </table:table-cell>
          <table:table-cell table:style-name="Таблица41.A2" office:value-type="string">
            <text:p text:style-name="P14"><text:span text:style-name="dejavu_5f_mono_5f_8"># чтение первой строки из файла</text:span></text:p>
            <text:p text:style-name="P382"><text:span text:style-name="dejavu_5f_mono_5f_8"><text:span text:style-name="T346">Будет считан и </text:span></text:span><text:span text:style-name="dejavu_5f_mono_5f_8">символ конца строки \n <text:s/>(либо символ конца файла)</text:span></text:p>
          </table:table-cell>
        </table:table-row>
        <table:table-row table:style-name="Таблица41.1">
          <table:table-cell table:style-name="Таблица41.A6" office:value-type="string">
            <text:p text:style-name="P382"><text:span text:style-name="kode9">print(file.readline())</text:span></text:p>
          </table:table-cell>
          <table:table-cell table:style-name="Таблица41.A2" office:value-type="string">
            <text:p text:style-name="P14"><text:span text:style-name="dejavu_5f_mono_5f_8"># при повторном вызове будет прочитана вторая строка </text:span></text:p>
            <text:p text:style-name="P382"><text:span text:style-name="dejavu_5f_mono_5f_8">(и print добавит еще один символ \n, то есть между двумя строкми будет пустая строка)</text:span></text:p>
          </table:table-cell>
        </table:table-row>
        <table:table-row table:style-name="Таблица41.1">
          <table:table-cell table:style-name="Таблица41.A6" office:value-type="string">
            <text:p text:style-name="P381"><text:span text:style-name="kode8">for line in file:</text:span></text:p>
            <text:p text:style-name="P382"><text:span text:style-name="kode8"><text:s text:c="4"/>print(line, end="")</text:span></text:p>
          </table:table-cell>
          <table:table-cell table:style-name="Таблица41.A2" office:value-type="string">
            <text:p text:style-name="P381"><text:span text:style-name="dejavu_5f_mono_5f_8"><text:span text:style-name="T59">файл - итерируемый объект и при итерации он возвращает новую строку</text:span></text:span></text:p>
          </table:table-cell>
        </table:table-row>
        <table:table-row table:style-name="Таблица41.1">
          <table:table-cell table:style-name="Таблица41.A6" office:value-type="string">
            <text:p text:style-name="P381"><text:span text:style-name="kode8">s = file.readlines()</text:span></text:p>
          </table:table-cell>
          <table:table-cell table:style-name="Таблица41.A2" office:value-type="string">
            <text:p text:style-name="P2"><text:span text:style-name="dejavu_5f_mono_5f_8"># считает все строки из файла. Вернёт список из строк</text:span></text:p>
            <text:p text:style-name="P266"><text:span text:style-name="dejavu_5f_mono_5f_8">['\ufeff 1 строка\n', '2 строка\n', '3 строка\n']</text:span></text:p>
            <text:p text:style-name="P266"><text:span text:style-name="dejavu_5f_mono_5f_8">Но для больших файлов может возникнуть ошибка нехватки памяти для хранения полученного списка.</text:span></text:p>
          </table:table-cell>
        </table:table-row>
        <table:table-row table:style-name="Таблица41.1">
          <table:table-cell table:style-name="Таблица41.A6" office:value-type="string">
            <text:p text:style-name="P381"><text:span text:style-name="kode8">file.close()</text:span></text:p>
          </table:table-cell>
          <table:table-cell table:style-name="Таблица41.A2" office:value-type="string">
            <text:p text:style-name="P267"><text:span text:style-name="dejavu_5f_mono_5f_8"><text:span text:style-name="T81">При</text:span></text:span><text:span text:style-name="dejavu_5f_mono_5f_8"> завершении работы с файлом его обязательно надо закрыть</text:span></text:p>
            <text:p text:style-name="P266"><text:span text:style-name="dejavu_5f_mono_5f_8"><text:span text:style-name="T345">- </text:span></text:span><text:span text:style-name="dejavu_5f_mono_5f_8">освобождаем память, связанную с этим файлом</text:span></text:p>
            <text:p text:style-name="P266"><text:span text:style-name="dejavu_5f_mono_5f_8"><text:span text:style-name="T345">- </text:span></text:span><text:span text:style-name="dejavu_5f_mono_5f_8">И не будет проблем с потерей данных при записи их в файл.</text:span></text:p>
          </table:table-cell>
        </table:table-row>
      </table:table>
      <text:p text:style-name="kode"/>
      <text:p text:style-name="kode"/>
      <text:p text:style-name="P127"/>
      <table:table table:name="Таблица21" table:style-name="Таблица21">
        <table:table-column table:style-name="Таблица21.A"/>
        <table:table-row table:style-name="Таблица21.1">
          <table:table-cell table:style-name="Таблица21.A1" office:value-type="string">
            <text:p text:style-name="P254"><text:span text:style-name="lib_5f_mono8"><text:span text:style-name="T72">Обработка исключения FileNotFoundError и менеджер контекста</text:span></text:span></text:p>
          </table:table-cell>
        </table:table-row>
        <table:table-row table:style-name="Таблица21.1">
          <table:table-cell table:style-name="Таблица21.A18" office:value-type="string">
            <text:p text:style-name="P336"><text:span text:style-name="lib_5f_mono8">FileNotFoundError</text:span></text:p>
            <text:p text:style-name="P336"><text:span text:style-name="lib_5f_mono8">Для обработки подобных ошибок существует специальная группа операторов</text:span></text:p>
          </table:table-cell>
        </table:table-row>
        <table:table-row table:style-name="Таблица21.1">
          <table:table-cell table:style-name="Таблица21.A18" office:value-type="string">
            <text:p text:style-name="P336"><text:span text:style-name="lib_5f_mono8">try</text:span><text:span text:style-name="lib_5f_mono8"><text:span text:style-name="T268">:</text:span></text:span></text:p>
            <text:p text:style-name="P336"><text:span text:style-name="lib_5f_mono8"><text:span text:style-name="T268"><text:s text:c="4"/>Блок операторов критического кода</text:span></text:span></text:p>
            <text:p text:style-name="P336"><text:span text:style-name="lib_5f_mono8">except</text:span><text:span text:style-name="lib_5f_mono8"><text:span text:style-name="T268">:</text:span></text:span></text:p>
            <text:p text:style-name="P336"><text:span text:style-name="lib_5f_mono8"><text:span text:style-name="T268"><text:s text:c="4"/>Блок операторов обработки исключения</text:span></text:span></text:p>
            <text:p text:style-name="P336"><text:span text:style-name="lib_5f_mono8">finally</text:span><text:span text:style-name="lib_5f_mono8"><text:span text:style-name="T268">:</text:span></text:span></text:p>
            <text:p text:style-name="P336"><text:span text:style-name="lib_5f_mono8"><text:span text:style-name="T268"><text:s text:c="4"/>Блок операторов всегда исполняемых, вне зависимости от возникновения исключения.</text:span></text:span></text:p>
          </table:table-cell>
        </table:table-row>
        <table:table-row table:style-name="Таблица21.1">
          <table:table-cell table:style-name="Таблица21.A18" office:value-type="string">
            <text:p text:style-name="P383">Как только где-либо в блоке try возникает ошибка, мы сразу переходим в блок except.</text:p>
            <text:p text:style-name="P383">Все остальные строки в try после возникновения исключения уже не выполняются</text:p>
          </table:table-cell>
        </table:table-row>
        <table:table-row table:style-name="Таблица21.1">
          <table:table-cell table:style-name="Таблица21.A18" office:value-type="string">
            <text:p text:style-name="P337"><text:span text:style-name="kode8">try:</text:span></text:p>
            <text:p text:style-name="P337"><text:span text:style-name="kode8"><text:s text:c="4"/>file = open("my_file.txt", encoding='utf-8')</text:span></text:p>
            <text:p text:style-name="P339"><text:span text:style-name="kode8"><text:s text:c="4"/># предусмотрим ситуацию, когда файл открылся, но строчки из него не прочитались</text:span></text:p>
            <text:p text:style-name="P339"><text:span text:style-name="kode8"><text:s text:c="4"/># необходимо, чтобы открытый файл был в конце закрыт независимо от дальнейших ошибок</text:span></text:p>
            <text:p text:style-name="P339"><text:span text:style-name="kode8"><text:s text:c="4"/>try: </text:span></text:p>
            <text:p text:style-name="P337"><text:span text:style-name="kode8"><text:s text:c="8"/>s = file.readlines()</text:span></text:p>
            <text:p text:style-name="P339"><text:span text:style-name="kode8"><text:s text:c="8"/>int(s) # это невозможная операция. программа перейдет на <text:s/>блок <text:s/>finally</text:span></text:p>
            <text:p text:style-name="P339"><text:span text:style-name="kode8"><text:s text:c="8"/># после выполнения finally попадаем на второй блок exept</text:span></text:p>
            <text:p text:style-name="P337"><text:span text:style-name="kode8"><text:s text:c="8"/>print(s)</text:span></text:p>
            <text:p text:style-name="P339"><text:span text:style-name="kode8"><text:s text:c="4"/>finally:</text:span></text:p>
            <text:p text:style-name="P339"><text:span text:style-name="kode8"><text:s text:c="8"/>file.close()</text:span></text:p>
            <text:p text:style-name="P338"><text:span text:style-name="kode8">except FileNotFoundError:</text:span></text:p>
            <text:p text:style-name="P337"><text:span text:style-name="kode8"><text:s text:c="4"/>print("Невозможно открыть файл")</text:span></text:p>
            <text:p text:style-name="P339"><text:span text:style-name="kode8">except: # отловим все остальные исключения, кроме <text:s/>FileNotFoundError</text:span></text:p>
            <text:p text:style-name="P339"><text:span text:style-name="kode8"><text:s text:c="4"/>print("Ошибка при работе с файлом")</text:span></text:p>
          </table:table-cell>
        </table:table-row>
        <table:table-row table:style-name="Таблица21.1">
          <table:table-cell table:style-name="Таблица21.A18" office:value-type="string">
            <text:p text:style-name="P340"><text:span text:style-name="lib_5f_mono8"><text:span text:style-name="T269">Вместо внутреннего блока try-finally можно воспользоваться </text:span></text:span><text:span text:style-name="lib_5f_mono8"><text:span text:style-name="T66">файловым менеджером контекста</text:span></text:span><text:span text:style-name="lib_5f_mono8"><text:span text:style-name="T269">:</text:span></text:span></text:p>
            <text:p text:style-name="P340"><text:span text:style-name="kode8">try:</text:span></text:p>
            <text:p text:style-name="P340"><text:span text:style-name="kode8"><text:s text:c="4"/>with open("my_file.txt", encoding='utf-8') as file:</text:span></text:p>
            <text:p text:style-name="P340"><text:span text:style-name="kode8"><text:s text:c="4"/># откроет файл под именем file и независимо от ошибок в конце операций закроет файл.</text:span></text:p>
            <text:p text:style-name="P340"><text:span text:style-name="kode8"><text:s text:c="8"/>s = file.readlines()</text:span></text:p>
            <text:p text:style-name="P340"><text:span text:style-name="kode8"><text:s text:c="8"/>print(s)</text:span></text:p>
            <text:p text:style-name="P340"><text:span text:style-name="kode8">except FileNotFoundError:</text:span></text:p>
            <text:p text:style-name="P340"><text:span text:style-name="kode8"><text:s text:c="4"/>print("Невозможно открыть файл")</text:span></text:p>
            <text:p text:style-name="P340"><text:span text:style-name="kode8">except: # отловим все остальные исключения, кроме <text:s/>FileNotFoundError</text:span></text:p>
            <text:p text:style-name="P340"><text:span text:style-name="kode8"><text:s text:c="4"/>print("Ошибка при работе с файлом")</text:span></text:p>
            <text:p text:style-name="P340"><text:span text:style-name="kode8">finally:</text:span></text:p>
            <text:p text:style-name="P340"><text:span text:style-name="kode8"><text:s text:c="4"/>print(file.closed) # выведем флаг закрытия файла</text:span></text:p>
          </table:table-cell>
        </table:table-row>
        <table:table-row table:style-name="Таблица21.1">
          <table:table-cell table:style-name="Таблица21.A18" office:value-type="string">
            <text:p text:style-name="Deja_5f_vu8_5f_tab"><text:span text:style-name="lib_5f_mono8"/></text:p>
          </table:table-cell>
        </table:table-row>
        <table:table-row table:style-name="Таблица21.1">
          <table:table-cell table:style-name="Таблица21.A8" office:value-type="string">
            <text:p text:style-name="P255">Запись данных в файл.</text:p>
          </table:table-cell>
        </table:table-row>
        <table:table-row table:style-name="Таблица21.1">
          <table:table-cell table:style-name="Таблица21.A18" office:value-type="string">
            <text:p text:style-name="P341"><text:span text:style-name="kode8">file = open("out.txt", "w") # открыли файл на запись. Если в нем было содержимое, то оно уничтожается</text:span></text:p>
            <text:p text:style-name="P341"><text:span text:style-name="kode8">file.write("Hello World!") # запишет строку в файл, предварительно обнулив файл</text:span></text:p>
            <text:p text:style-name="P341"><text:span text:style-name="kode8">file.close()</text:span></text:p>
          </table:table-cell>
        </table:table-row>
        <table:table-row table:style-name="Таблица21.1">
          <table:table-cell table:style-name="Таблица21.A18" office:value-type="string">
            <text:p text:style-name="P341"><text:span text:style-name="kode8">try:</text:span></text:p>
            <text:p text:style-name="P341"><text:span text:style-name="kode8"><text:s text:c="4"/>with open("out.txt", "w") as file:</text:span></text:p>
            <text:p text:style-name="P341"><text:span text:style-name="kode8"><text:s text:c="8"/>file.write("Hello1")</text:span></text:p>
            <text:p text:style-name="P343"><text:span text:style-name="kode8"><text:s text:c="8"/>file.write("Hello2\n") # при записи тоже используется файловая позиция. </text:span></text:p>
            <text:p text:style-name="P343"><text:span text:style-name="kode8"><text:s text:c="8"/># эти строчки будут записаны друг за другом без разделителей</text:span></text:p>
            <text:p text:style-name="P341"><text:span text:style-name="kode8">except:</text:span></text:p>
            <text:p text:style-name="P341"><text:span text:style-name="kode8"><text:s text:c="4"/>print("Ошибка при работе с файлом")</text:span></text:p>
          </table:table-cell>
        </table:table-row>
        <table:table-row table:style-name="Таблица21.1">
          <table:table-cell table:style-name="Таблица21.A18" office:value-type="string">
            <text:p text:style-name="P343">Чтобы дозаписать информацию в уже существующий файл:</text:p>
            <text:p text:style-name="P343">(Если файл не существует, то он будет создан)</text:p>
            <text:p text:style-name="P342"><text:span text:style-name="kode8">try:</text:span></text:p>
            <text:p text:style-name="P346"><text:span text:style-name="kode8"><text:s text:c="4"/>with open("out.txt", "a") as file: <text:s/># append</text:span></text:p>
            <text:p text:style-name="P342"><text:span text:style-name="kode8"><text:s text:c="8"/>file.write("Hello1\n")</text:span></text:p>
            <text:p text:style-name="P342"><text:span text:style-name="kode8">except:</text:span></text:p>
            <text:p text:style-name="P342"><text:span text:style-name="kode8"><text:s text:c="4"/>print("Ошибка при работе с файлом")</text:span></text:p>
          </table:table-cell>
        </table:table-row>
        <table:table-row table:style-name="Таблица21.1">
          <table:table-cell table:style-name="Таблица21.A18" office:value-type="string">
            <text:p text:style-name="P345">Если файл открыт на запись или дозапись, то чтение из него невозможно</text:p>
          </table:table-cell>
        </table:table-row>
        <text:soft-page-break/>
        <table:table-row table:style-name="Таблица21.1">
          <table:table-cell table:style-name="Таблица21.A18" office:value-type="string">
            <text:p text:style-name="P346"><text:span text:style-name="T270">Чтобы </text:span><text:span text:style-name="T179">и записывать и считывать</text:span><text:span text:style-name="T270"> информациюв файле:</text:span></text:p>
            <text:p text:style-name="P342"><text:span text:style-name="kode8">try:</text:span></text:p>
            <text:p text:style-name="P346"><text:span text:style-name="kode8"><text:s text:c="4"/>with open("out.txt", "a+") as file: <text:s/># при режиме "a+" файловая позиция будет в конце файла</text:span></text:p>
            <text:p text:style-name="P343"><text:span text:style-name="kode8"><text:s text:c="8"/>file.seek(0) # файловая позиция для чтения</text:span></text:p>
            <text:p text:style-name="P384"><text:span text:style-name="kode8"><text:s text:c="8"/>file.write("Hello4\n") # файловая позиция на запись при этом останется в конце файла</text:span></text:p>
            <text:p text:style-name="P385"><text:span text:style-name="kode8"><text:s text:c="8"/># Для записи используется своя отдельная файловая позиция</text:span></text:p>
            <text:p text:style-name="P344"><text:span text:style-name="kode8"><text:s text:c="8"/>s = file.readlines()</text:span></text:p>
            <text:p text:style-name="P343"><text:span text:style-name="kode8"><text:s text:c="8"/>print(s)</text:span></text:p>
            <text:p text:style-name="P342"><text:span text:style-name="kode8">except:</text:span></text:p>
            <text:p text:style-name="P342"><text:span text:style-name="kode8"><text:s text:c="4"/>print("Ошибка при работе с файлом")</text:span></text:p>
          </table:table-cell>
        </table:table-row>
        <table:table-row table:style-name="Таблица21.1">
          <table:table-cell table:style-name="Таблица21.A18" office:value-type="string">
            <text:p text:style-name="P347"><text:span text:style-name="kode8">file.writelines(["string_1\n", "string_2\n", "string_3\n"]) # запись в файл списка строк</text:span></text:p>
          </table:table-cell>
        </table:table-row>
        <table:table-row table:style-name="Таблица21.1">
          <table:table-cell table:style-name="Таблица21.A8" office:value-type="string">
            <text:p text:style-name="P256">Бинарный режим работы.</text:p>
          </table:table-cell>
        </table:table-row>
        <table:table-row table:style-name="Таблица21.1">
          <table:table-cell table:style-name="Таблица21.A18" office:value-type="string">
            <text:p text:style-name="kode">данные из файла считываются один в один без какой-либо обработки</text:p>
            <text:p text:style-name="kode">(используется для сохранения и считывания объектов целиком)</text:p>
          </table:table-cell>
        </table:table-row>
        <table:table-row table:style-name="Таблица21.1">
          <table:table-cell table:style-name="Таблица21.A18" office:value-type="string">
            <text:p text:style-name="kode"><text:span text:style-name="kode8">import pickle</text:span></text:p>
            <text:p text:style-name="kode"><text:span text:style-name="kode8">books = [. . .]</text:span></text:p>
            <text:p text:style-name="kode"><text:span text:style-name="kode8">file = open("out.bin", "wb") # <text:s text:c="3"/>бинарный режим доступа</text:span></text:p>
            <text:p text:style-name="kode"><text:span text:style-name="kode8">pickle.dump(books, file)</text:span></text:p>
            <text:p text:style-name="kode"><text:span text:style-name="kode8">file.close()</text:span></text:p>
          </table:table-cell>
        </table:table-row>
        <table:table-row table:style-name="Таблица21.1">
          <table:table-cell table:style-name="Таблица21.A18" office:value-type="string">
            <text:p text:style-name="kode">Прочитаем файл в бинарном режиме</text:p>
            <text:p text:style-name="kode"><text:span text:style-name="kode8">file = open("out.bin", "rb")</text:span></text:p>
            <text:p text:style-name="kode"><text:span text:style-name="kode8">bs = pickle.load(file)</text:span></text:p>
            <text:p text:style-name="kode"><text:span text:style-name="kode8">file.close()</text:span></text:p>
            <text:p text:style-name="kode"><text:span text:style-name="kode8">print(bs)</text:span></text:p>
          </table:table-cell>
        </table:table-row>
        <table:table-row table:style-name="Таблица21.1">
          <table:table-cell table:style-name="Таблица21.A19" office:value-type="string">
            <text:p text:style-name="kode">Сохраним в бинарный файл несколько коллекций.</text:p>
            <text:p text:style-name="kode"><text:span text:style-name="kode8">import pickle</text:span></text:p>
            <text:p text:style-name="kode"><text:span text:style-name="kode8">book1 = [. . .]</text:span></text:p>
            <text:p text:style-name="kode"><text:span text:style-name="kode8">book2 = [. . .]</text:span></text:p>
            <text:p text:style-name="kode"><text:span text:style-name="kode8">book3 = [. . .]</text:span></text:p>
            <text:p text:style-name="kode"><text:span text:style-name="kode8">book4 = [. . .]</text:span></text:p>
            <text:p text:style-name="kode"><text:span text:style-name="kode8"/></text:p>
            <text:p text:style-name="kode"><text:span text:style-name="kode8">try:</text:span></text:p>
            <text:p text:style-name="kode"><text:span text:style-name="kode8"><text:s text:c="4"/>with open("out.bin", "wb") as file:</text:span></text:p>
            <text:p text:style-name="kode"><text:span text:style-name="kode8"><text:s text:c="8"/>pickle.dump(book1, file)</text:span></text:p>
            <text:p text:style-name="kode"><text:span text:style-name="kode8"><text:s text:c="8"/>pickle.dump(book2, file)</text:span></text:p>
            <text:p text:style-name="kode"><text:span text:style-name="kode8"><text:s text:c="8"/>pickle.dump(book3, file)</text:span></text:p>
            <text:p text:style-name="kode"><text:span text:style-name="kode8"><text:s text:c="8"/>pickle.dump(book4, file)</text:span></text:p>
            <text:p text:style-name="kode"><text:span text:style-name="kode8">except:</text:span></text:p>
            <text:p text:style-name="kode"><text:span text:style-name="kode8"><text:s text:c="4"/>print("ошибка при работе с файлом")</text:span></text:p>
          </table:table-cell>
        </table:table-row>
        <table:table-row table:style-name="Таблица21.1">
          <table:table-cell table:style-name="Таблица21.A20" office:value-type="string">
            <text:p text:style-name="kode"><text:span text:style-name="kode8">try:</text:span></text:p>
            <text:p text:style-name="kode"><text:span text:style-name="kode8"><text:s text:c="4"/>with open("out.bin", "rb") as file:</text:span></text:p>
            <text:p text:style-name="kode"><text:span text:style-name="kode8"><text:s text:c="8"/>b1 = pickle.load(file)</text:span></text:p>
            <text:p text:style-name="kode"><text:span text:style-name="kode8"><text:s text:c="8"/>b2 = pickle.load(file)</text:span></text:p>
            <text:p text:style-name="kode"><text:span text:style-name="kode8"><text:s text:c="8"/>b3 = pickle.load(file)</text:span></text:p>
            <text:p text:style-name="kode"><text:span text:style-name="kode8"><text:s text:c="8"/>b4 = pickle.load(file)</text:span></text:p>
            <text:p text:style-name="kode"><text:span text:style-name="kode8">except:</text:span></text:p>
            <text:p text:style-name="kode"><text:span text:style-name="kode8"><text:s text:c="4"/>print("ошибка при работе с файлом")</text:span></text:p>
            <text:p text:style-name="kode"><text:span text:style-name="kode8">print(b1, b2, b3, b4, sep="\n")</text:span></text:p>
          </table:table-cell>
        </table:table-row>
      </table:table>
      <text:p text:style-name="Deja_5f_vu8_5f_tab"><text:span text:style-name="lib_5f_mono8"/></text:p>
      <text:p text:style-name="Deja_5f_vu8_5f_tab"><text:span text:style-name="lib_5f_mono8"/></text:p>
      <text:h text:style-name="P407" text:outline-level="6">Генераторы.</text:h>
      <table:table table:name="Таблица10" table:style-name="Таблица10">
        <table:table-column table:style-name="Таблица10.A"/>
        <table:table-row table:style-name="TableLine94519019243760">
          <table:table-cell table:style-name="Таблица10.A1" office:value-type="string">
            <text:p text:style-name="P24">Генераторы</text:p>
          </table:table-cell>
        </table:table-row>
        <table:table-row table:style-name="TableLine94519019288208">
          <table:table-cell table:style-name="Таблица10.A7" office:value-type="string">
            <text:p text:style-name="kode">Можно определить генератор без привязки к коллекции (к списку или к словарю)</text:p>
            <text:p text:style-name="kode">Используется такой же синтаксис, как и для генераторов коллекций (списков, множеств, словарей)</text:p>
            <text:p text:style-name="kode"><text:span text:style-name="kode9">(&lt;формирование значения&gt; for &lt;переменная&gt; in &lt;итерируемый объект&gt;)</text:span></text:p>
            <text:p text:style-name="kode"><text:span text:style-name="kode9"># Круглые скобки не означают кортеж - генераторов кортежей не существует.</text:span></text:p>
            <text:p text:style-name="kode"><text:span text:style-name="kode9"># На выходе получаем чистый генератор</text:span></text:p>
            <text:p text:style-name="kode"><text:span text:style-name="kode9">a = (x ** 2 for x in range(6))</text:span></text:p>
            <text:p text:style-name="kode"><text:span text:style-name="kode9">a &gt;&gt;&gt; &lt;generator object . . .&gt;</text:span></text:p>
          </table:table-cell>
        </table:table-row>
        <table:table-row table:style-name="TableLine94519019288720">
          <table:table-cell table:style-name="Таблица10.A7" office:value-type="string">
            <text:p text:style-name="kode">Генератор является итератором:</text:p>
            <text:p text:style-name="kode"><text:span text:style-name="kode9">next(a) &gt;&gt;&gt; 1</text:span></text:p>
            <text:p text:style-name="kode"><text:span text:style-name="kode9">next(a) &gt;&gt;&gt; 2</text:span></text:p>
            <text:p text:style-name="kode"><text:span text:style-name="kode9">. . .</text:span></text:p>
            <text:p text:style-name="kode"><text:span text:style-name="kode9">next(a) &gt;&gt;&gt; StopIteration</text:span></text:p>
          </table:table-cell>
        </table:table-row>
        <table:table-row table:style-name="TableLine94519019289200">
          <table:table-cell table:style-name="Таблица10.A7" office:value-type="string">
            <text:p text:style-name="kode">т.к. генератор является итератором, перебрать его мы можем только один раз</text:p>
            <text:p text:style-name="kode"><text:span text:style-name="kode9"><text:span text:style-name="T106">g</text:span></text:span><text:span text:style-name="kode9"><text:span text:style-name="T109">en</text:span></text:span><text:span text:style-name="kode9"><text:span text:style-name="T274"> = (x ** 2 for x in range(6))</text:span></text:span></text:p>
            <text:p text:style-name="kode"><text:span text:style-name="kode9">for x in gen:</text:span></text:p>
            <text:p text:style-name="kode"><text:span text:style-name="kode9"><text:span text:style-name="T274"><text:s text:c="4"/>print(x)</text:span></text:span><text:span text:style-name="kode9"><text:span text:style-name="T348"> # Получим вывод чисел из генератора</text:span></text:span></text:p>
            <text:p text:style-name="kode"><text:span text:style-name="kode9"/></text:p>
            <text:p text:style-name="kode"><text:span text:style-name="kode9">for x in gen:</text:span></text:p>
            <text:p text:style-name="kode"><text:span text:style-name="kode9"><text:span text:style-name="T274"><text:s text:c="4"/>print(x)</text:span></text:span><text:span text:style-name="kode9"><text:span text:style-name="T275"> # Ничего не получится. Второй раз мы перебрать этот генератор не сможем.</text:span></text:span></text:p>
          </table:table-cell>
        </table:table-row>
        <table:table-row table:style-name="TableLine94519019289680">
          <table:table-cell table:style-name="Таблица10.A5" office:value-type="string">
            <text:p text:style-name="kode">Некоторые функции позволяют работать с итератором:</text:p>
            <text:p text:style-name="kode">list(), tuple(), set(), sum(), min(), max() и др.</text:p>
            <text:p text:style-name="kode"><text:span text:style-name="kode9">a = (x ** 2 for x in range(6))</text:span></text:p>
            <text:p text:style-name="kode"><text:span text:style-name="kode9">list(a)</text:span></text:p>
            <text:p text:style-name="kode"><text:span text:style-name="kode9">Но второй раз воспользоваться функцией для того же генератора уже не сможем</text:span></text:p>
            <text:p text:style-name="kode"><text:span text:style-name="kode9"><text:span text:style-name="T348">s = sum(</text:span></text:span><text:span text:style-name="kode9"><text:span text:style-name="T274">(x ** 2 for x in range(6))</text:span></text:span><text:span text:style-name="kode9"><text:span text:style-name="T348">) # должны заново задать генератор</text:span></text:span></text:p>
          </table:table-cell>
        </table:table-row>
        <table:table-row table:style-name="TableLine94519019290416">
          <table:table-cell table:style-name="Таблица10.A7" office:value-type="string">
            <text:p text:style-name="kode">В отличие от списков, генераторы не хранят в памяти сразу все значения, а генерируют их по мере необходимости:</text:p>
            <text:p text:style-name="kode"><text:span text:style-name="kode9">lst = list(range(1000000000)) &gt;&gt;&gt; MemoryError</text:span></text:p>
            <text:p text:style-name="kode"><text:span text:style-name="kode9">Но можно:</text:span></text:p>
            <text:p text:style-name="kode"><text:span text:style-name="kode9">lst = (x for x in range(1000000000))</text:span></text:p>
            <text:p text:style-name="kode"><text:span text:style-name="kode9">for i in lst:</text:span></text:p>
            <text:p text:style-name="kode"><text:span text:style-name="kode9"><text:s text:c="4"/>print(i, end=" ")</text:span></text:p>
            <text:p text:style-name="kode"><text:span text:style-name="kode9"><text:s text:c="4"/>if i &gt; 50:</text:span></text:p>
            <text:p text:style-name="kode"><text:span text:style-name="kode9"><text:s text:c="8"/>break</text:span></text:p>
            <text:p text:style-name="kode"><text:span text:style-name="lib_5f_mono8">Такое работать будет, причем достаточно быстро</text:span></text:p>
          </table:table-cell>
        </table:table-row>
        <table:table-row table:style-name="TableLine94519019290896">
          <table:table-cell table:style-name="Таблица10.A7" office:value-type="string">
            <text:p text:style-name="kode"><text:span text:style-name="T183">Д</text:span><text:span text:style-name="T275">ля генераторов не будет работать len() т</text:span><text:span text:style-name="T183">.</text:span><text:span text:style-name="T275">к</text:span><text:span text:style-name="T349">.</text:span><text:span text:style-name="T275"> len не знает, сколько будет значений в этом объекте.</text:span></text:p>
            <text:p text:style-name="kode">Также нельзя обращаться к генератору по индексу</text:p>
          </table:table-cell>
        </table:table-row>
        <table:table-row table:style-name="TableLine94519019291376">
          <table:table-cell table:style-name="Таблица10.A8" office:value-type="string">
            <text:p text:style-name="kode">[(x ** 2 for x in range(6))] # так не получим список значений.<text:span text:style-name="T349"> </text:span></text:p>
            <text:p text:style-name="kode">&gt;&gt;&gt; [&lt;generator object . . .&gt;] - получим список, в котором хранится ссылка на генератор.</text:p>
            <text:p text:style-name="kode">Для создания списка из генератора нужно использовать list()</text:p>
          </table:table-cell>
        </table:table-row>
      </table:table>
      <text:p text:style-name="P10"/>
      <text:h text:style-name="P443" text:outline-level="6"><text:span text:style-name="lib_5f_mono8"><text:span text:style-name="T159"/></text:span></text:h>
      <text:h text:style-name="P445" text:outline-level="6"><text:span text:style-name="lib_5f_mono8"><text:span text:style-name="T159">Функция-генератор. Оператор yield.</text:span></text:span></text:h>
      <table:table table:name="Таблица44" table:style-name="Таблица44">
        <table:table-column table:style-name="Таблица44.A"/>
        <table:table-row table:style-name="Таблица44.1">
          <table:table-cell table:style-name="Таблица44.A1" office:value-type="string">
            <text:p text:style-name="kode"><text:span text:style-name="lib_5f_mono8"/></text:p>
          </table:table-cell>
        </table:table-row>
        <table:table-row table:style-name="Таблица44.1">
          <table:table-cell table:style-name="Таблица44.A10" office:value-type="string">
            <text:p text:style-name="P209"><text:span text:style-name="kode9">def get_list():</text:span></text:p>
            <text:p text:style-name="P209"><text:span text:style-name="kode9"><text:s text:c="4"/>for x in [1, 2, 3, 4]:</text:span></text:p>
            <text:p text:style-name="P209"><text:span text:style-name="kode9"><text:s text:c="8"/></text:span><text:span text:style-name="kode9"><text:span text:style-name="T94">return</text:span></text:span><text:span text:style-name="kode9"> x # такая функция вернет только первое значение и </text:span><text:span text:style-name="kode9"><text:span text:style-name="T94">завершит</text:span></text:span><text:span text:style-name="kode9"> работу.</text:span></text:p>
          </table:table-cell>
        </table:table-row>
        <table:table-row table:style-name="Таблица44.1">
          <table:table-cell table:style-name="Таблица44.A10" office:value-type="string">
            <text:p text:style-name="P210"><text:span text:style-name="kode9"><text:span text:style-name="T350">Превращаем функцию в функцию-генератор.</text:span></text:span></text:p>
            <text:p text:style-name="P209"><text:span text:style-name="kode9">def get_list():</text:span></text:p>
            <text:p text:style-name="P209"><text:span text:style-name="kode9"><text:s text:c="4"/>for x in [1, 2, 3, 4]:</text:span></text:p>
            <text:p text:style-name="P209"><text:span text:style-name="kode9"><text:s text:c="8"/>yield x # замораживает состояние до следующего обращения к функции</text:span></text:p>
          </table:table-cell>
        </table:table-row>
        <table:table-row table:style-name="Таблица44.1">
          <table:table-cell table:style-name="Таблица44.A10" office:value-type="string">
            <text:p text:style-name="P209"><text:span text:style-name="kode9">a = get_list()</text:span></text:p>
            <text:p text:style-name="P209"><text:span text:style-name="kode9">print(a)</text:span></text:p>
            <text:p text:style-name="P209"><text:span text:style-name="kode9">&gt;&gt;&gt; &lt;generator object . . .&gt; # получили функцию-генератор</text:span></text:p>
            <text:p text:style-name="P209"><text:span text:style-name="kode9">print(next(a)) <text:s/>&gt;&gt;&gt; 1</text:span></text:p>
            <text:p text:style-name="P209"><text:span text:style-name="kode9">print(next(a)) <text:s/>&gt;&gt;&gt; 2</text:span></text:p>
            <text:p text:style-name="P209"><text:span text:style-name="kode9">print(next(a)) <text:s/>&gt;&gt;&gt; 3</text:span></text:p>
          </table:table-cell>
        </table:table-row>
        <table:table-row table:style-name="Таблица44.1">
          <table:table-cell table:style-name="Таблица44.A10" office:value-type="string">
            <text:p text:style-name="P210"><text:span text:style-name="dejavu_5f_mono_5f_8">Вычислим средние арифметические для последовательностей вида [1,2,...10], [2,3,...10] и т.д.</text:span></text:p>
            <text:p text:style-name="P209"><text:span text:style-name="kode9">def get_list():</text:span></text:p>
            <text:p text:style-name="P209"><text:span text:style-name="kode9"><text:s text:c="4"/>for </text:span><text:span text:style-name="kode9"><text:span text:style-name="T284">i</text:span></text:span><text:span text:style-name="kode9"> in </text:span><text:span text:style-name="kode9"><text:span text:style-name="T104">r</text:span></text:span><text:span text:style-name="kode9"><text:span text:style-name="T122">ange(1, 10)</text:span></text:span><text:span text:style-name="kode9">:</text:span></text:p>
            <text:p text:style-name="P209"><text:span text:style-name="kode9"><text:span text:style-name="T284"><text:s text:c="8"/>a = range(i, 11)</text:span></text:span></text:p>
            <text:p text:style-name="P209"><text:span text:style-name="kode9"><text:s text:c="8"/>yield </text:span><text:span text:style-name="kode9"><text:span text:style-name="T104">s</text:span></text:span><text:span text:style-name="kode9"><text:span text:style-name="T122">um(a) / len(a)</text:span></text:span></text:p>
            <text:p text:style-name="P209"><text:span text:style-name="kode9"/></text:p>
            <text:p text:style-name="P209"><text:span text:style-name="kode9">a = get_list()</text:span></text:p>
            <text:p text:style-name="P209"><text:span text:style-name="kode9">print(</text:span><text:span text:style-name="kode9"><text:span text:style-name="T284">list(</text:span></text:span><text:span text:style-name="kode9">a</text:span><text:span text:style-name="kode9"><text:span text:style-name="T284">)</text:span></text:span><text:span text:style-name="kode9">)</text:span></text:p>
            <text:p text:style-name="P209"><text:span text:style-name="kode9"><text:span text:style-name="T284">&gt;&gt;&gt; [5.5, 6.0, 6.5, 7.0, 7.5, 8.0, 8.5, 9.0, 9.5]</text:span></text:span></text:p>
          </table:table-cell>
        </table:table-row>
        <table:table-row table:style-name="Таблица44.1">
          <table:table-cell table:style-name="Таблица44.A10" office:value-type="string">
            <text:p text:style-name="P42"><text:span text:style-name="kode9">a = gen_func() # это какая-нить функция-генератор</text:span></text:p>
            <text:p text:style-name="P42"><text:span text:style-name="kode9">print(next(a))</text:span></text:p>
            <text:p text:style-name="P42"><text:span text:style-name="kode9">print(next(a))</text:span></text:p>
            <text:p text:style-name="P42">Выдаст 2  последовательных значения функции генератора (тут - первое и второе)</text:p>
          </table:table-cell>
        </table:table-row>
        <table:table-row table:style-name="Таблица44.1">
          <table:table-cell table:style-name="Таблица44.A10" office:value-type="string">
            <text:p text:style-name="P42"><text:span text:style-name="kode9">print(next(gen_func()))</text:span></text:p>
            <text:p text:style-name="P42"><text:span text:style-name="kode9">print(next(gen_func()))</text:span></text:p>
            <text:p text:style-name="P42">Выдаст <text:span text:style-name="Strong_20_Emphasis">2  первых значения двух разных генераторов</text:span></text:p>
          </table:table-cell>
        </table:table-row>
        <table:table-row table:style-name="Таблица44.1">
          <table:table-cell table:style-name="Таблица44.A10" office:value-type="string">
            <text:p text:style-name="P42">т.е. ссылку на объект генератор сначала надо присвоить какой-то переменной (например a = gen_func() ) </text:p>
            <text:p text:style-name="P42">и только потом <text:span text:style-name="Strong_20_Emphasis">по этой a</text:span> итерировать<text:span text:style-name="T286">.</text:span></text:p>
            <text:p text:style-name="P42">в случае next(gen_func()) каждый раз будет создаваться первая итерация для новосозданного объекта</text:p>
          </table:table-cell>
        </table:table-row>
        <table:table-row table:style-name="Таблица44.1">
          <table:table-cell table:style-name="Таблица44.A9" office:value-type="string">
            <text:p text:style-name="P42">yield в отличии от return не останавливает функцию. </text:p>
            <text:p text:style-name="P42">В функции может быть выполнено несколько yield (например цикл в цикле).</text:p>
          </table:table-cell>
        </table:table-row>
        <table:table-row table:style-name="Таблица44.1">
          <table:table-cell table:style-name="Таблица44.A10" office:value-type="string">
            <text:p text:style-name="P172"><text:span text:style-name="kode9">def find_word(f, word): # функция поиска индекса слова в текстовом файле.</text:span></text:p>
            <text:p text:style-name="P172"><text:span text:style-name="kode9"><text:s text:c="4"/>g_ingx = 0</text:span></text:p>
            <text:p text:style-name="P172"><text:span text:style-name="kode9"><text:s text:c="4"/>for line in f: # читаем файл построчно</text:span></text:p>
            <text:p text:style-name="P172"><text:span text:style-name="kode9"><text:s text:c="8"/>indx = 0 # индекс вхождения слова в текущую строку</text:span></text:p>
            <text:p text:style-name="P172"><text:span text:style-name="kode9"><text:s text:c="8"/>while(indx != -1):</text:span></text:p>
            <text:p text:style-name="P172"><text:span text:style-name="kode9"><text:s text:c="12"/>indx = line.find(word, indx)</text:span></text:p>
            <text:p text:style-name="P172"><text:span text:style-name="kode9"><text:s text:c="12"/>if indx &gt; -1:</text:span></text:p>
            <text:p text:style-name="P172"><text:span text:style-name="kode9"><text:s text:c="16"/>yield g_indx + indx</text:span></text:p>
            <text:p text:style-name="P172"><text:span text:style-name="kode9"><text:s text:c="16"/>indx += 1</text:span></text:p>
            <text:p text:style-name="P172"><text:span text:style-name="kode9"><text:s text:c="8"/>g_indx += len(line)</text:span></text:p>
            <text:p text:style-name="P172"><text:span text:style-name="kode9"/></text:p>
            <text:p text:style-name="P172"><text:span text:style-name="kode9"><text:span text:style-name="T285"># Откроем файл на чтение:</text:span></text:span></text:p>
            <text:p text:style-name="P172"><text:span text:style-name="kode9">try:</text:span></text:p>
            <text:p text:style-name="P172"><text:span text:style-name="kode9"><text:s text:c="4"/>with open("lesson.txt", encoding="utf-8") as file:</text:span></text:p>
            <text:p text:style-name="P172"><text:span text:style-name="kode9"><text:s text:c="8"/>a = find_world(file, "генератор") # обрабатываем файл с помощью функции-генератора</text:span></text:p>
            <text:p text:style-name="P172"><text:span text:style-name="kode9"><text:s text:c="8"/>print(list(a))</text:span></text:p>
            <text:p text:style-name="P172"><text:span text:style-name="kode9">except FileNotFoundError:</text:span></text:p>
            <text:p text:style-name="P172"><text:span text:style-name="kode9"><text:s text:c="4"/>print("Файл не найден")</text:span></text:p>
            <text:p text:style-name="P172"><text:span text:style-name="kode9">except:</text:span></text:p>
            <text:p text:style-name="P172"><text:span text:style-name="kode9"><text:s text:c="4"/>print("Ошибка обработки файла!")</text:span></text:p>
          </table:table-cell>
        </table:table-row>
        <table:table-row table:style-name="Таблица44.1">
          <table:table-cell table:style-name="Таблица44.A11" office:value-type="string">
            <text:p text:style-name="P54">yield - возвращает текущее значение и ПРЕРЫВАЕТ текущую итерацию, замораживая ее состояние, </text:p>
            <text:p text:style-name="P54">т.е. в текущей итерации после yield не произойдет никаких дальнейших изменений. </text:p>
            <text:p text:style-name="P38"><text:span text:style-name="lib_5f_mono8"><text:span text:style-name="T284">И</text:span></text:span><text:span text:style-name="lib_5f_mono8">зменения после yield из первой итерации произойдут только когда программа вновь придет к этому циклу, в таком случае будет происходить НЕ СЛЕДУЮЩАЯ итерация, а окончание ПРЕДЫДУЩЕЙ </text:span></text:p>
          </table:table-cell>
        </table:table-row>
      </table:table>
      <text:p text:style-name="P10"/>
      <text:p text:style-name="P15"/>
      <text:h text:style-name="P407" text:outline-level="6">Функции как объекты</text:h>
      <table:table table:name="Таблица43" table:style-name="Таблица43">
        <table:table-column table:style-name="Таблица43.A"/>
        <table:table-row table:style-name="Таблица43.1">
          <table:table-cell table:style-name="Таблица43.A1" office:value-type="string">
            <text:p text:style-name="P249"><text:span text:style-name="T46">Ф</text:span>ункции<text:span text:style-name="T371"> </text:span><text:span text:style-name="T373">- </text:span>тоже<text:span text:style-name="T371"> </text:span>объекты<text:span text:style-name="T373">.</text:span><text:span text:style-name="T371"> </text:span></text:p>
            <text:p text:style-name="P249"><text:span text:style-name="Source_20_Text"><text:span text:style-name="T373">Их можно</text:span></text:span><text:span text:style-name="Source_20_Text"> записывать в переменные, передавать в качестве аргументов, возвращать из функций</text:span><text:span text:style-name="Source_20_Text"><text:span text:style-name="T371"> </text:span></text:span><text:span text:style-name="Source_20_Text">и т.д.</text:span></text:p>
            <text:p text:style-name="kode"><text:span text:style-name="kode8">def hello():</text:span></text:p>
            <text:p text:style-name="kode"><text:span text:style-name="kode8"><text:s text:c="4"/>print('Hello from function')</text:span></text:p>
            <text:p text:style-name="kode"><text:span text:style-name="kode8"/></text:p>
            <text:p text:style-name="kode"><text:span text:style-name="kode8">print(type(hello)) <text:s text:c="2"/>&gt;&gt;&gt; </text:span><text:span text:style-name="kode8"><text:span text:style-name="T124"><text:s/></text:span></text:span><text:span text:style-name="kode8"><text:s/>&lt;class 'function'&gt;</text:span></text:p>
            <text:p text:style-name="kode"><text:span text:style-name="kode8">func = hello <text:s text:c="4"/># <text:s/>присваиваем переменной func функцию hello</text:span></text:p>
            <text:p text:style-name="kode"><text:span text:style-name="kode8">func() <text:s text:c="10"/># <text:s/>вызываем функцию</text:span></text:p>
          </table:table-cell>
        </table:table-row>
        <table:table-row table:style-name="Таблица43.1">
          <table:table-cell table:style-name="Таблица43.A2" office:value-type="string">
            <text:p text:style-name="kode_5f_tab">можно создать словарь, где ключом служит название команды, а значением — соответствующая функция.</text:p>
            <text:p text:style-name="kode_5f_tab"><text:span text:style-name="kode8">def start():</text:span></text:p>
            <text:p text:style-name="kode_5f_tab"><text:span text:style-name="kode8"><text:s text:c="4"/># тело функции start</text:span></text:p>
            <text:p text:style-name="kode_5f_tab"><text:span text:style-name="kode8"><text:s text:c="4"/>pass</text:span></text:p>
            <text:p text:style-name="kode_5f_tab"><text:span text:style-name="kode8"/></text:p>
            <text:p text:style-name="kode_5f_tab"><text:span text:style-name="kode8">def stop():</text:span></text:p>
            <text:p text:style-name="kode_5f_tab"><text:span text:style-name="kode8"><text:s text:c="4"/># тело функции stop</text:span></text:p>
            <text:p text:style-name="kode_5f_tab"><text:span text:style-name="kode8"><text:s text:c="4"/>pass</text:span></text:p>
            <text:p text:style-name="kode_5f_tab"><text:span text:style-name="kode8"/></text:p>
            <text:p text:style-name="kode_5f_tab"><text:span text:style-name="kode8">commands = {'start': start, 'stop': stop} <text:s/># словарь соответствия команда → функция</text:span></text:p>
            <text:p text:style-name="kode_5f_tab"><text:span text:style-name="kode8">command = input() <text:s/># считываем название команды</text:span></text:p>
            <text:p text:style-name="kode_5f_tab"><text:span text:style-name="kode8">commands[command]() <text:s/># вызываем нужную функцию через словарь по ключу</text:span></text:p>
          </table:table-cell>
        </table:table-row>
        <table:table-row table:style-name="Таблица43.1">
          <table:table-cell table:style-name="Таблица43.A2" office:value-type="string">
            <text:p text:style-name="kode_5f_tab"><text:span text:style-name="lib_5f_mono8"><text:span text:style-name="T399">М</text:span></text:span><text:span text:style-name="lib_5f_mono8">атематическ</text:span><text:span text:style-name="lib_5f_mono8"><text:span text:style-name="T374">ая</text:span></text:span><text:span text:style-name="lib_5f_mono8"> функци</text:span><text:span text:style-name="lib_5f_mono8"><text:span text:style-name="T374">я может быть аргументом для </text:span></text:span><text:span text:style-name="lib_5f_mono8">функции построения графика. </text:span></text:p>
            <text:p text:style-name="P56"><text:span text:style-name="lib_5f_mono8"><text:span text:style-name="T375">#</text:span></text:span><text:span text:style-name="lib_5f_mono8"><text:span text:style-name="T149"> </text:span></text:span><text:span text:style-name="lib_5f_mono8">f</text:span><text:span text:style-name="lib_5f_mono8"><text:span text:style-name="T374"> </text:span></text:span><text:span text:style-name="lib_5f_mono8">– функци</text:span><text:span text:style-name="lib_5f_mono8"><text:span text:style-name="T374">я</text:span></text:span><text:span text:style-name="lib_5f_mono8">, для которой хотим построить график, и a, b</text:span><text:span text:style-name="lib_5f_mono8"><text:span text:style-name="T374"> </text:span></text:span><text:span text:style-name="lib_5f_mono8">– границы диапазона построения графика.</text:span></text:p>
            <text:p text:style-name="kode"><text:span text:style-name="kode8">def plot(f, a, b):</text:span></text:p>
            <text:p text:style-name="P55"><text:span text:style-name="kode8"><text:s text:c="3"/>...</text:span></text:p>
            <text:p text:style-name="kode"><text:span text:style-name="kode8"/></text:p>
            <text:p text:style-name="kode"><text:span text:style-name="kode8">def cube_add_square(x):</text:span></text:p>
            <text:p text:style-name="kode"><text:span text:style-name="kode8"><text:s text:c="4"/>return x**3 + x**2</text:span></text:p>
            <text:p text:style-name="kode"><text:span text:style-name="kode8"/></text:p>
            <text:p text:style-name="kode"><text:span text:style-name="kode8">plot(cube_add_square, -10, 10) <text:s/>#</text:span><text:span text:style-name="kode8"><text:span text:style-name="T399"> </text:span></text:span><text:span text:style-name="kode8">построит график функции y=x3+x2 в диапазоне [−10;10]</text:span></text:p>
          </table:table-cell>
        </table:table-row>
        <table:table-row table:style-name="Таблица43.1">
          <table:table-cell table:style-name="Таблица43.A2" office:value-type="string">
            <text:p text:style-name="P88"><text:span text:style-name="Strong_20_Emphasis">функции высшего порядка</text:span><text:span text:style-name="Strong_20_Emphasis"><text:span text:style-name="T382"> </text:span></text:span><text:span text:style-name="Strong_20_Emphasis"><text:span text:style-name="T131">- функции, которые принимают или/и возвращают другие функции</text:span></text:span></text:p>
          </table:table-cell>
        </table:table-row>
        <table:table-row table:style-name="Таблица43.1">
          <table:table-cell table:style-name="Таблица43.A2" office:value-type="string">
            <text:p text:style-name="P96"><text:span text:style-name="lib_5f_mono8">Встроенные функции min(), max(), sorted() – функции высшего порядка, так как принимают в качестве аргумента функцию сравнения элементов</text:span><text:span text:style-name="lib_5f_mono8"><text:span text:style-name="T397"> (key)</text:span></text:span><text:span text:style-name="lib_5f_mono8">.</text:span></text:p>
          </table:table-cell>
        </table:table-row>
        <table:table-row table:style-name="Таблица43.1">
          <table:table-cell table:style-name="Таблица43.A2" office:value-type="string">
            <text:p text:style-name="P96">функции могут быть результатом работы других функций, что позволяет писать генераторы функций,<text:span text:style-name="T375"> </text:span>возвращающие функции.</text:p>
            <text:p text:style-name="P96"><text:span text:style-name="T375"># </text:span>функция <text:span text:style-name="Source_20_Text">generator()</text:span> возвращает функцию <text:span text:style-name="Source_20_Text">hello()</text:span> в качестве результата своей работы<text:span text:style-name="T375">:</text:span></text:p>
            <text:p text:style-name="P96"><text:span text:style-name="kode8">def generator():</text:span></text:p>
            <text:p text:style-name="P96"><text:span text:style-name="kode8"><text:s text:c="4"/>def hello():</text:span></text:p>
            <text:p text:style-name="P96"><text:span text:style-name="kode8"><text:s text:c="8"/>print('Hello from function!')</text:span></text:p>
            <text:p text:style-name="P96"><text:span text:style-name="kode8"><text:s text:c="4"/>return hello</text:span></text:p>
            <text:p text:style-name="P96"><text:span text:style-name="kode8"/></text:p>
            <text:p text:style-name="P96"><text:span text:style-name="kode8"><text:span text:style-name="T375"># </text:span></text:span><text:span text:style-name="kode8">Результат функции generator() можно записать в переменную, и использовать эту переменную как функцию.</text:span></text:p>
            <text:p text:style-name="P96"><text:span text:style-name="kode8">func = generator()</text:span></text:p>
            <text:p text:style-name="P96"><text:span text:style-name="kode8">func()</text:span></text:p>
            <text:p text:style-name="P96"><text:span text:style-name="kode8">&gt;&gt;&gt; <text:s/>Hello from function!</text:span></text:p>
          </table:table-cell>
        </table:table-row>
        <table:table-row table:style-name="Таблица43.1">
          <table:table-cell table:style-name="Таблица43.A2" office:value-type="string">
            <text:p text:style-name="P243">генератор функций, который по параметрам a,b,c вернет нам конкретный квадратный трехчлен:</text:p>
            <text:p text:style-name="P243">f(x)=x<text:span text:style-name="T86">2</text:span>+2x+1,</text:p>
            <text:p text:style-name="P243">g(x)=2x<text:span text:style-name="T86">2</text:span>−3,</text:p>
            <text:p text:style-name="P243"><text:span text:style-name="Source_20_Text"/></text:p>
            <text:p text:style-name="P243"><text:span text:style-name="kode8">def generator_square_polynom(a, b, c):</text:span></text:p>
            <text:p text:style-name="P243"><text:span text:style-name="kode8"><text:s text:c="4"/>def square_polynom(x):</text:span></text:p>
            <text:p text:style-name="P243"><text:span text:style-name="kode8"><text:s text:c="8"/>return a * x**2 + b * x + c</text:span></text:p>
            <text:p text:style-name="P243"><text:span text:style-name="kode8"><text:s text:c="4"/>return square_polynom</text:span></text:p>
            <text:p text:style-name="P243"><text:span text:style-name="kode8"/></text:p>
            <text:p text:style-name="P243"><text:span text:style-name="kode8">f = generator_square_polynom(a=1, b=2, c=1)</text:span></text:p>
            <text:p text:style-name="P243"><text:span text:style-name="kode8">g = generator_square_polynom(a=2, b=0, c=-3)</text:span></text:p>
            <text:p text:style-name="P243"><text:span text:style-name="kode8">print(f(1)) <text:s text:c="2"/>&gt;&gt;&gt; 4</text:span></text:p>
            <text:p text:style-name="P243"><text:span text:style-name="kode8">print(g(2)) <text:s text:c="2"/>&gt;&gt;&gt; 5</text:span></text:p>
            <text:p text:style-name="P243"><text:span text:style-name="kode8"/></text:p>
            <text:p text:style-name="P243">внутренняя функция <text:span text:style-name="Source_20_Text">square_polynom()</text:span> использует параметры внешней функции <text:span text:style-name="Source_20_Text">generator_square_polynom()</text:span>. <text:span text:style-name="T59">Замыкания</text:span><text:span text:style-name="T375"> </text:span>– вложенные функции,<text:span text:style-name="T375"> </text:span>ссылающиеся на переменные, объявленные вне определения этой функции, и не являющиеся её параметрами.</text:p>
          </table:table-cell>
        </table:table-row>
        <table:table-row table:style-name="Таблица43.1">
          <table:table-cell table:style-name="Таблица43.A2" office:value-type="string">
            <text:p text:style-name="kode"><text:span text:style-name="kode8">def high_order_function(func): <text:s text:c="4"/># функция высшего порядка, так как принимает функцию</text:span></text:p>
            <text:p text:style-name="P58"><text:span text:style-name="kode8"><text:s text:c="4"/>return func(3) <text:s text:c="16"/># возвращает результат её вызова с аргументом, равным 3.</text:span></text:p>
            <text:p text:style-name="kode"><text:span text:style-name="kode8"/></text:p>
            <text:p text:style-name="kode"><text:span text:style-name="kode8">def double(x): <text:s text:c="20"/># обычная функция = функция первого порядка</text:span></text:p>
            <text:p text:style-name="kode"><text:span text:style-name="kode8"><text:s text:c="4"/>return 2*x</text:span></text:p>
            <text:p text:style-name="kode"><text:span text:style-name="kode8"/></text:p>
            <text:p text:style-name="kode"><text:span text:style-name="kode8">print(high_order_function(double)) <text:s text:c="2"/>&gt;&gt;&gt; 6</text:span></text:p>
          </table:table-cell>
        </table:table-row>
      </table:table>
      <text:p text:style-name="kode"/>
      <text:p text:style-name="kode"/>
      <text:h text:style-name="P408" text:outline-level="6">Сортировка с помощью sort и sorted</text:h>
      <table:table table:name="Таблица7" table:style-name="Таблица7">
        <table:table-column table:style-name="Таблица7.A"/>
        <table:table-column table:style-name="Таблица7.B"/>
        <table:table-row table:style-name="TableLine94519019437008">
          <table:table-cell table:style-name="Таблица7.A1" office:value-type="string">
            <text:p text:style-name="P224">list.sort()</text:p>
          </table:table-cell>
          <table:table-cell table:style-name="Таблица7.B1" office:value-type="string">
            <text:p text:style-name="P224">метод для сортировки элементов списка<text:span text:style-name="T398">.</text:span></text:p>
            <text:p text:style-name="P224">меняет <text:span text:style-name="T398">сам </text:span>список<text:span text:style-name="T38">,</text:span><text:span text:style-name="T357"> ничего не возвращает!</text:span></text:p>
            <text:p text:style-name="P231"><text:span text:style-name="kode8">a=[1,-45,3,2,100,-4]</text:span></text:p>
            <text:p text:style-name="P231"><text:span text:style-name="kode8">a.sort()</text:span></text:p>
            <text:p text:style-name="P224"><text:span text:style-name="kode8"><text:span text:style-name="T397">print(a) <text:s/></text:span></text:span><text:span text:style-name="kode8">&gt;&gt;&gt; <text:s/>[-45, -4, 1, 2, 3, 100]</text:span></text:p>
          </table:table-cell>
        </table:table-row>
        <table:table-row table:style-name="TableLine94519019473360">
          <table:table-cell table:style-name="Таблица7.A2" office:value-type="string">
            <text:p text:style-name="P224">sorted(<text:span text:style-name="T398">iter</text:span>)</text:p>
          </table:table-cell>
          <table:table-cell table:style-name="Таблица7.B2" office:value-type="string">
            <text:p text:style-name="P224">функция для сортировки <text:span text:style-name="T396">любых </text:span>итерируемых объектов.</text:p>
            <text:p text:style-name="P224">На выходе - всегда упорядоченный список, независимо от того, какая коллекция на входе.</text:p>
            <text:p text:style-name="P231">не меняет исходные коллекции, </text:p>
            <text:p text:style-name="P224">возвращает новый список с отсортированными данными. </text:p>
            <text:p text:style-name="P231"><text:span text:style-name="kode8">b=("ab", "bc", "wd", "gf")</text:span></text:p>
            <text:p text:style-name="P231"><text:span text:style-name="kode8">c = "hello world"</text:span></text:p>
            <text:p text:style-name="P244"><text:span text:style-name="kode8"><text:span text:style-name="T191">b</text:span></text:span><text:span text:style-name="kode8"><text:span text:style-name="T185">.sort()</text:span></text:span><text:span text:style-name="kode8"><text:span text:style-name="T224"> <text:s/></text:span></text:span><text:span text:style-name="kode8"><text:span text:style-name="T185">&gt;&gt;&gt; приведет к ошибке. </text:span></text:span></text:p>
            <text:p text:style-name="P224"><text:span text:style-name="kode8"/></text:p>
            <text:p text:style-name="P224"><text:span text:style-name="kode8"><text:span text:style-name="T398">res1 = </text:span></text:span><text:span text:style-name="kode8">sorted(b)</text:span><text:span text:style-name="kode8"><text:span text:style-name="T398"> <text:s/></text:span></text:span><text:span text:style-name="kode8">&gt;&gt;&gt;</text:span><text:span text:style-name="kode8"><text:span text:style-name="T398"> </text:span></text:span><text:span text:style-name="kode8">['ab', 'bc', 'gf', 'wd']</text:span></text:p>
            <text:p text:style-name="P225"><text:span text:style-name="kode8"><text:span text:style-name="T398">res2 = </text:span></text:span><text:span text:style-name="kode8">sorted(c)</text:span><text:span text:style-name="kode8"><text:span text:style-name="T398"> <text:s/></text:span></text:span><text:span text:style-name="kode8">&gt;&gt;&gt; [' ', 'd', 'e', 'h', 'l', 'l', 'l', 'o', 'o', 'r', 'w']</text:span></text:p>
          </table:table-cell>
        </table:table-row>
        <table:table-row table:style-name="TableLine94519019474960">
          <table:table-cell table:style-name="Таблица7.B1" table:number-columns-spanned="2" office:value-type="string">
            <text:p text:style-name="P228">сортировка возможна для однотипных элементов: или чисел, или строк, или кортежей, но не их комбинаций. </text:p>
            <text:p text:style-name="P228"><text:span text:style-name="kode8">a=[1,-45,3,2,100,-4, "b"]</text:span></text:p>
            <text:p text:style-name="P228"><text:span text:style-name="kode8">a.sort() <text:s/>&gt;&gt;&gt; возникнет ошибка, что строку нельзя сравнивать с числом. </text:span></text:p>
          </table:table-cell>
          <table:covered-table-cell/>
        </table:table-row>
        <table:table-row table:style-name="TableLine94519019475808">
          <table:table-cell table:style-name="Таблица7.B2" table:number-columns-spanned="2" office:value-type="string">
            <text:p text:style-name="P230">необязательный параметр reverse = True/False </text:p>
            <text:p text:style-name="P231">По умолчанию reverse=False</text:p>
            <text:p text:style-name="P228">определяет порядок сортировки: по возрастанию (False) или по убыванию (True). </text:p>
            <text:p text:style-name="P228"/>
            <text:p text:style-name="P228"><text:span text:style-name="kode8">a = sorted(a, reverse=True)</text:span><text:span text:style-name="kode8"><text:span text:style-name="T398"> <text:s/></text:span></text:span><text:span text:style-name="kode8">&gt;&gt;&gt; [100, 3, 2, 1, -4, -45]</text:span></text:p>
            <text:p text:style-name="P231"><text:span text:style-name="kode8">a.sort(reverse=True)</text:span></text:p>
          </table:table-cell>
          <table:covered-table-cell/>
        </table:table-row>
        <table:table-row table:style-name="TableLine94519019476544">
          <table:table-cell table:style-name="Таблица7.B2" table:number-columns-spanned="2" office:value-type="string">
            <text:p text:style-name="P230">сортировка для словаря: </text:p>
            <text:p text:style-name="P228"><text:span text:style-name="kode8">d = {'river': "река", 'house': "дом", 'tree': "дерево", 'road': "дорога"}</text:span></text:p>
            <text:p text:style-name="P228"><text:span text:style-name="kode8">k = sorted(d) <text:s/># сортировка ключей по возрастанию (на выходе - список ключей)</text:span></text:p>
            <text:p text:style-name="P229"><text:span text:style-name="kode8">v = sorted(d.values())</text:span></text:p>
            <text:p text:style-name="P229"><text:span text:style-name="kode8"/></text:p>
            <text:p text:style-name="P228"><text:span text:style-name="kode8">d1 = sorted(d.items()) # отсортированный список кортежей (ключ, значение)</text:span></text:p>
            <text:p text:style-name="P226"><text:span text:style-name="kode8">dict(d1) # словарь, отсортированный по ключам</text:span></text:p>
          </table:table-cell>
          <table:covered-table-cell/>
        </table:table-row>
      </table:table>
      <text:p text:style-name="P87"/>
      <text:h text:style-name="P404" text:outline-level="6"><text:span text:style-name="T75">Аргумент key </text:span><text:span text:style-name="T76">для сортировки коллекций по ключу</text:span></text:h>
      <table:table table:name="Таблица8" table:style-name="Таблица8">
        <table:table-column table:style-name="Таблица8.A"/>
        <table:table-row table:style-name="Таблица8.1">
          <table:table-cell table:style-name="Таблица8.A1" office:value-type="string">
            <text:p text:style-name="P97">необязательный аргумент<text:span text:style-name="T372"> </text:span><text:span text:style-name="Source_20_Text">key</text:span> – функци<text:span text:style-name="T372">я</text:span>,<text:span text:style-name="T372"> </text:span>определяющ<text:span text:style-name="T372">ая</text:span> условия сравнения элементов. </text:p>
            <text:p text:style-name="P97"><text:span text:style-name="T372">(</text:span>принима<text:span text:style-name="T372">ет</text:span> один аргумент и возвраща<text:span text:style-name="T37">ет</text:span> на его основе ключ для сравнения.</text:p>
            <text:p text:style-name="kode">Функция,<text:span text:style-name="T372"> </text:span>определяющая условия сравнения элементов, называется <text:span text:style-name="Strong_20_Emphasis">компаратор</text:span><text:span text:style-name="Strong_20_Emphasis"><text:span text:style-name="T374"> </text:span></text:span>(compare –<text:span text:style-name="T374"> </text:span>сравнивать).</text:p>
          </table:table-cell>
        </table:table-row>
        <table:table-row table:style-name="Таблица8.1">
          <table:table-cell table:style-name="Таблица8.A2" office:value-type="string">
            <text:p text:style-name="P247"><text:span text:style-name="T360">Функция должна принимать од</text:span><text:span text:style-name="T39">ин аргумент</text:span><text:span text:style-name="T360"> и обязательно что-нибудь возвращать</text:span></text:p>
          </table:table-cell>
        </table:table-row>
        <table:table-row table:style-name="Таблица8.1">
          <table:table-cell table:style-name="Таблица8.A2" office:value-type="string">
            <text:p text:style-name="P98"><text:span text:style-name="kode8">numbers = [10, -7, 8, -100, -50, 32, 87, 117, -210]</text:span></text:p>
            <text:p text:style-name="P98"><text:span text:style-name="kode8">print(max(numbers, key=abs)) <text:s text:c="7"/>&gt;&gt;&gt; -210 <text:s text:c="3"/># максимальный по модулю элемент </text:span></text:p>
            <text:p text:style-name="P98"><text:span text:style-name="kode8">print(sorted(numbers, key=abs)) <text:s text:c="4"/>&gt;&gt;&gt; [-7, 8, 10, 32, -50, 87, -100, 117, -210] <text:s/></text:span></text:p>
          </table:table-cell>
        </table:table-row>
        <table:table-row table:style-name="Таблица8.1">
          <table:table-cell table:style-name="Таблица8.A2" office:value-type="string">
            <text:p text:style-name="P95"><text:span text:style-name="kode8">points = [(1, -1), (2, 3), (-10, 15), (10, 9), (7, 18), (1, 5), (2, -4)]</text:span></text:p>
            <text:p text:style-name="P95"><text:span text:style-name="kode8">points.sort() <text:s text:c="3"/># <text:s/>сортируем список точек на месте</text:span></text:p>
            <text:p text:style-name="P95"><text:span text:style-name="kode8"/></text:p>
            <text:p text:style-name="P95"><text:span text:style-name="kode8"># <text:s/>сортировка пройдет по первым </text:span><text:span text:style-name="kode8"><text:span text:style-name="T124">э</text:span></text:span><text:span text:style-name="kode8"><text:span text:style-name="T125">лементам</text:span></text:span><text:span text:style-name="kode8"> кортеж</text:span><text:span text:style-name="kode8"><text:span text:style-name="T395">ей</text:span></text:span><text:span text:style-name="kode8">, а в случае их совпадения – по вторым</text:span></text:p>
            <text:p text:style-name="P95"><text:span text:style-name="kode8">print(points)</text:span></text:p>
            <text:p text:style-name="P95"><text:span text:style-name="kode8">&gt;&gt;&gt; <text:s text:c="2"/>[(-10, 15), (1, -1), (1, 5), (2, -4), (2, 3), (7, 18), (10, 9)]</text:span></text:p>
          </table:table-cell>
        </table:table-row>
        <table:table-row table:style-name="Таблица8.1">
          <table:table-cell table:style-name="Таблица8.A2" office:value-type="string">
            <text:p text:style-name="kode"><text:span text:style-name="kode8">def compare_by_second(point):</text:span></text:p>
            <text:p text:style-name="kode"><text:span text:style-name="kode8"><text:s text:c="4"/>return point[1]</text:span></text:p>
            <text:p text:style-name="kode"><text:span text:style-name="kode8"/></text:p>
            <text:p text:style-name="kode"><text:span text:style-name="kode8">def compare_by_sum(point):</text:span></text:p>
            <text:p text:style-name="kode"><text:span text:style-name="kode8"><text:s text:c="4"/>return point[0] + point[1]</text:span></text:p>
            <text:p text:style-name="kode"><text:span text:style-name="kode8"/></text:p>
            <text:p text:style-name="kode"><text:span text:style-name="kode8">print(sorted(points, key=compare_by_second)) <text:s text:c="2"/># сортируем по второму значению кортежа</text:span></text:p>
            <text:p text:style-name="kode"><text:span text:style-name="kode8">print(sorted(points, key=compare_by_sum)) <text:s text:c="5"/># сортируем по сумме кортежа</text:span></text:p>
            <text:p text:style-name="P20"><text:span text:style-name="kode8">&gt;&gt;&gt;</text:span></text:p>
            <text:p text:style-name="kode"><text:span text:style-name="kode8">[(2, -4), (1, -1), (2, 3), (1, 5), (10, 9), (-10, 15), (7, 18)]</text:span></text:p>
            <text:p text:style-name="kode"><text:span text:style-name="kode8">[(2, -4), (1, -1), (2, 3), (-10, 15), (1, 5), (10, 9), (7, 18)]</text:span></text:p>
          </table:table-cell>
        </table:table-row>
        <table:table-row table:style-name="Таблица8.1">
          <table:table-cell table:style-name="Таблица8.A2" office:value-type="string">
            <text:p text:style-name="P250"><text:span text:style-name="T218">Пусть key -</text:span><text:span text:style-name="T185"> показатель четности значений. </text:span><text:span text:style-name="T218">(</text:span><text:span text:style-name="T223">0 -</text:span><text:span text:style-name="T185"> четные значения, </text:span><text:span text:style-name="T229">1</text:span><text:span text:style-name="T185"> – нечетные</text:span><text:span text:style-name="T225">)</text:span></text:p>
            <text:p text:style-name="P245"><text:span text:style-name="T185">Тогда последовательность будет выстроена по возрастанию этих ключей</text:span><text:span text:style-name="T218"> </text:span><text:span text:style-name="T185">. </text:span></text:p>
            <text:p text:style-name="P234"><text:span text:style-name="kode8">lst = [4, <text:s/>3, -10, 1, 7, 12]</text:span></text:p>
            <text:p text:style-name="P234"><text:span text:style-name="kode8">keys: [0, <text:s/>1, <text:s text:c="2"/>0, 1, 1, 0]</text:span></text:p>
            <text:p text:style-name="P234"><text:span text:style-name="kode8">&gt;&gt;&gt; <text:s text:c="2"/>[4, -10, 12, 3, 1, 7]</text:span></text:p>
          </table:table-cell>
        </table:table-row>
        <table:table-row table:style-name="Таблица8.1">
          <table:table-cell table:style-name="Таблица8.A2" office:value-type="string">
            <text:p text:style-name="P237"><text:span text:style-name="kode8"><text:span text:style-name="T128">def is_odd(x):</text:span></text:span><text:span text:style-name="kode8"><text:span text:style-name="T135"> <text:s text:c="3"/></text:span></text:span><text:span text:style-name="kode8"><text:span text:style-name="T136"># </text:span></text:span><text:span text:style-name="kode8"><text:span text:style-name="T135">аргумент x – это текущее значение элемента коллекции</text:span></text:span></text:p>
            <text:p text:style-name="P235"><text:span text:style-name="kode8"><text:span text:style-name="T128"><text:s text:c="4"/>return x % 2</text:span></text:span><text:span text:style-name="kode8"><text:span text:style-name="T133"> <text:s/># значение ключа: <text:s/>для четных значений 0, а для нечетных – 1</text:span></text:span></text:p>
            <text:p text:style-name="P228"/>
            <text:p text:style-name="P241"><text:span text:style-name="T185">аргумент</text:span><text:span text:style-name="T225">у</text:span><text:span text:style-name="T185"> key присваивае</text:span><text:span text:style-name="T222">м</text:span><text:span text:style-name="T185"> ссылк</text:span><text:span text:style-name="T227">у</text:span><text:span text:style-name="T185"> на функцию, которая будет формировать значение ключ</text:span><text:span text:style-name="T228">а</text:span><text:span text:style-name="T185">: </text:span></text:p>
            <text:p text:style-name="P228"><text:span text:style-name="kode8">b = sorted(a, key=is_odd)</text:span></text:p>
          </table:table-cell>
        </table:table-row>
        <text:soft-page-break/>
        <table:table-row table:style-name="Таблица8.1">
          <table:table-cell table:style-name="Таблица8.A2" office:value-type="string">
            <text:p text:style-name="P228">для простых функций, обычно, в аргументе key записывают лямбда-функцию: </text:p>
            <text:p text:style-name="P228"><text:span text:style-name="kode8"><text:span text:style-name="T128">b = sorted(a, key=lambda x: x % 2)</text:span></text:span></text:p>
            <text:p text:style-name="P232"><text:span text:style-name="kode8"><text:span text:style-name="T128">a.sort(key=lambda x: x % 2)</text:span></text:span></text:p>
          </table:table-cell>
        </table:table-row>
        <table:table-row table:style-name="Таблица8.1">
          <table:table-cell table:style-name="Таблица8.A2" office:value-type="string">
            <text:p text:style-name="P228"><text:span text:style-name="T20">Р</text:span>азделение на четные и нечетные, <text:span text:style-name="T359">с сортировкой</text:span> кажд<text:span text:style-name="T359">ой</text:span> групп<text:span text:style-name="T359">ы</text:span> по возрастанию. </text:p>
            <text:p text:style-name="P241"><text:span text:style-name="T219">З</text:span><text:span text:style-name="T226">начения ключей увеличива</text:span><text:span text:style-name="T219">ем</text:span><text:span text:style-name="T226"> на значения элементов</text:span><text:span text:style-name="T220">. Н</text:span><text:span text:style-name="T226">ечетным величинам изначально присваивать число 100, чтобы гарантированно разделить четные и нечетные значения в нашей коллекции. </text:span></text:p>
            <text:p text:style-name="P246"><text:span text:style-name="kode8"><text:span text:style-name="T185">lst = [ 4, <text:s/>3, <text:s text:c="2"/>-10, 1, <text:s text:c="2"/>7, <text:s text:c="2"/>12]</text:span></text:span></text:p>
            <text:p text:style-name="P246"><text:span text:style-name="kode8"><text:span text:style-name="T185">keys: [ 0, <text:s/>100, 0, <text:s text:c="2"/>100, 100, 0]</text:span></text:span></text:p>
            <text:p text:style-name="P233"><text:span text:style-name="kode8">sum: <text:s/>[+4, <text:s/>+3, <text:s/>-10, +1, <text:s/>+7, <text:s/>+12]</text:span></text:p>
            <text:p text:style-name="P236"><text:span text:style-name="kode8">&gt;&gt;&gt; <text:s text:c="2"/>[-10, <text:s/>4, <text:s/>12, <text:s/>1, <text:s text:c="2"/>3, <text:s text:c="2"/>7]</text:span></text:p>
          </table:table-cell>
        </table:table-row>
        <table:table-row table:style-name="Таблица8.1">
          <table:table-cell table:style-name="Таблица8.A2" office:value-type="string">
            <text:p text:style-name="P228"><text:span text:style-name="kode8"><text:span text:style-name="T128">def key_sort(x):</text:span></text:span></text:p>
            <text:p text:style-name="P228"><text:span text:style-name="kode8"><text:span text:style-name="T128"><text:s text:c="4"/>return x if x % 2 == 0 else 100 + x</text:span></text:span></text:p>
            <text:p text:style-name="P228"><text:span text:style-name="kode8"><text:span text:style-name="T128"/></text:span></text:p>
            <text:p text:style-name="P228"><text:span text:style-name="kode8"><text:span text:style-name="T128">b = sorted(a, key=key_sort)</text:span></text:span></text:p>
          </table:table-cell>
        </table:table-row>
        <table:table-row table:style-name="Таблица8.1">
          <table:table-cell table:style-name="Таблица8.A2" office:value-type="string">
            <text:p text:style-name="P228"><text:span text:style-name="T20">Сортировка по длине названий (в аргументе key укажем стандартную функцию len)</text:span>: </text:p>
            <text:p text:style-name="P228"><text:span text:style-name="kode8"><text:span text:style-name="T128">lst = ["Москва", "Тверь", "Смоленск", "Псков", "Рязань"]</text:span></text:span></text:p>
            <text:p text:style-name="P228"><text:span text:style-name="kode8"><text:span text:style-name="T128">print( sorted(lst, key=len) )</text:span></text:span></text:p>
            <text:p text:style-name="P228"><text:span text:style-name="kode8"><text:span text:style-name="T128">&gt;&gt;&gt; ['Тверь', 'Псков', 'Москва', 'Рязань', 'Смоленск'] </text:span></text:span></text:p>
          </table:table-cell>
        </table:table-row>
        <table:table-row table:style-name="Таблица8.1">
          <table:table-cell table:style-name="Таблица8.A2" office:value-type="string">
            <text:p text:style-name="P228"><text:span text:style-name="T19">C</text:span>ортировк<text:span text:style-name="T358">а</text:span> по последнему символу слова: </text:p>
            <text:p text:style-name="P228"><text:span text:style-name="kode8"><text:span text:style-name="T128">print( sorted(lst, key=lambda x: x[-1]) )</text:span></text:span></text:p>
            <text:p text:style-name="P228"><text:span text:style-name="kode8"><text:span text:style-name="T128">&gt;&gt;&gt; ['Москва', 'Псков', 'Смоленск', 'Тверь', 'Рязань'] </text:span></text:span></text:p>
          </table:table-cell>
        </table:table-row>
        <table:table-row table:style-name="Таблица8.1">
          <table:table-cell table:style-name="Таблица8.A2" office:value-type="string">
            <text:p text:style-name="P228">отсортировать <text:span text:style-name="T358">кортеж кортежей </text:span>по цене (последнее значение)</text:p>
            <text:p text:style-name="P228"><text:span text:style-name="kode8"><text:span text:style-name="T128">books = (</text:span></text:span></text:p>
            <text:p text:style-name="P228"><text:span text:style-name="kode8"><text:span text:style-name="T128"><text:s text:c="4"/>("Евгений Онегин", "Пушкин А.С.", 200),</text:span></text:span></text:p>
            <text:p text:style-name="P228"><text:span text:style-name="kode8"><text:span text:style-name="T128"><text:s text:c="4"/>("Муму", "Тургенев И.С.", 250),</text:span></text:span></text:p>
            <text:p text:style-name="P228"><text:span text:style-name="kode8"><text:span text:style-name="T128"><text:s text:c="4"/>("Мастер и Маргарита", "Булгаков М.А.", 500),</text:span></text:span></text:p>
            <text:p text:style-name="P228"><text:span text:style-name="kode8"><text:span text:style-name="T128"><text:s text:c="4"/>("Мертвые души", "Гоголь Н.В.", 190)</text:span></text:span></text:p>
            <text:p text:style-name="P228"><text:span text:style-name="kode8"><text:span text:style-name="T128">)</text:span></text:span></text:p>
            <text:p text:style-name="P228"><text:span text:style-name="kode8"><text:span text:style-name="T128">print( sorted(books, key=lambda x: x[2]) )</text:span></text:span></text:p>
            <text:p text:style-name="P227"><text:span text:style-name="kode8"><text:span text:style-name="T128">&gt;&gt;&gt;</text:span></text:span></text:p>
            <text:p text:style-name="P228"><text:span text:style-name="kode8"><text:span text:style-name="T128">[('Мертвые души', 'Гоголь Н.В.', 190), ('Евгений Онегин', 'Пушкин А.С.', 200), ('Муму', 'Тургенев И.С.', 250), ('Мастер и Маргарита', 'Булгаков М.А.', 500)] </text:span></text:span></text:p>
          </table:table-cell>
        </table:table-row>
        <table:table-row table:style-name="Таблица8.1">
          <table:table-cell table:style-name="Таблица8.A2" office:value-type="string">
            <text:p text:style-name="P94">Сортировка при помощи функции <text:span text:style-name="Source_20_Text">sorted()</text:span> и списочного метода <text:span text:style-name="Source_20_Text">sort()</text:span> <text:span text:style-name="T160">стабильна</text:span>, то есть гарантирует неизменность взаиморасположения равных между собой элементов.</text:p>
            <text:p text:style-name="P94"><text:span text:style-name="kode8">def comparator(item):</text:span></text:p>
            <text:p text:style-name="P94"><text:span text:style-name="kode8"><text:s text:c="4"/>return item[0]</text:span></text:p>
            <text:p text:style-name="P94"><text:span text:style-name="kode8"/></text:p>
            <text:p text:style-name="P94"><text:span text:style-name="kode8">data = [('red', 1), ('blue', 2), ('green', 5), ('blue', 1)]</text:span></text:p>
            <text:p text:style-name="P94"><text:span text:style-name="kode8">data.sort(key=comparator) <text:s text:c="2"/># сортируем по первому полю</text:span></text:p>
            <text:p text:style-name="P94"><text:span text:style-name="kode8">print(data) <text:s text:c="2"/>&gt;&gt;&gt; [('blue', 2), ('blue', 1), ('green', 5), ('red', 1)]</text:span></text:p>
            <text:p text:style-name="P94"><text:span text:style-name="kode8"># две записи с 'blue' сохранили начальный порядок.</text:span></text:p>
          </table:table-cell>
        </table:table-row>
        <table:table-row table:style-name="Таблица8.1">
          <table:table-cell table:style-name="Таблица8.A2" office:value-type="string">
            <text:p text:style-name="P242">Функции <text:span text:style-name="Source_20_Text">max()</text:span> и <text:span text:style-name="Source_20_Text">min()</text:span> возвращают <text:span text:style-name="Strong_20_Emphasis">первый</text:span> максимальный или минимальный элемент, если таковых несколько.</text:p>
          </table:table-cell>
        </table:table-row>
        <table:table-row table:style-name="Таблица8.1">
          <table:table-cell table:style-name="Таблица8.A2" office:value-type="string">
            <text:p text:style-name="P110"><text:span text:style-name="lib_5f_mono8"><text:span text:style-name="T138">Сортировка по двум (и более) параметрам.</text:span></text:span></text:p>
            <text:p text:style-name="P89"><text:span text:style-name="lib_5f_mono8"><text:span text:style-name="T137">Сортировка списка по сумме цифр. Если сумма цифр совпадает, то </text:span></text:span><text:span text:style-name="lib_5f_mono8"><text:span text:style-name="T156">с</text:span></text:span><text:span text:style-name="lib_5f_mono8"><text:span text:style-name="T157">ортировка</text:span></text:span><text:span text:style-name="lib_5f_mono8"><text:span text:style-name="T137"> по значению <text:s/>элементов.</text:span></text:span></text:p>
            <text:p text:style-name="P90"><text:span text:style-name="kode8"><text:span text:style-name="T127">s = '111 14 12 79 7 4 123 45 90'.split()</text:span></text:span></text:p>
            <text:p text:style-name="P90"><text:span text:style-name="kode8"><text:span text:style-name="T127">s = [int(i) for i in s]</text:span></text:span></text:p>
            <text:p text:style-name="P90"><text:span text:style-name="kode8"><text:span text:style-name="T127"/></text:span></text:p>
            <text:p text:style-name="P90"><text:span text:style-name="kode8"><text:span text:style-name="T127">def comparator(item):</text:span></text:span></text:p>
            <text:p text:style-name="P90"><text:span text:style-name="kode8"><text:span text:style-name="T127"><text:s text:c="4"/>return </text:span></text:span><text:span text:style-name="kode8"><text:span text:style-name="T311">sum(map(int, tuple(str(item)))), item</text:span></text:span></text:p>
            <text:p text:style-name="P91"><text:span text:style-name="kode8"><text:span text:style-name="T312"># функция возвращает кортеж (сумма, само_число). Сначала сортировка по сумме, потом по числу.</text:span></text:span></text:p>
            <text:p text:style-name="P90"><text:span text:style-name="kode8"><text:span text:style-name="T127"/></text:span></text:p>
            <text:p text:style-name="P90"><text:span text:style-name="kode8"><text:span text:style-name="T127">print(*sorted(s, key=comparator))</text:span></text:span></text:p>
            <text:p text:style-name="P17">&gt;&gt;&gt;<text:span text:style-name="kode8"> 12 111 4 14 123 7 45 90 79</text:span></text:p>
          </table:table-cell>
        </table:table-row>
        <table:table-row table:style-name="Таблица8.1">
          <table:table-cell table:style-name="Таблица8.A2" office:value-type="string">
            <text:p text:style-name="P92"><text:span text:style-name="lib_5f_mono8"><text:span text:style-name="T193">Сортировка списка по другому списку.</text:span></text:span></text:p>
            <text:p text:style-name="P92"><text:span text:style-name="kode8"><text:span text:style-name="T193">lst_in = ['Атос=лейтенант', 'Портос=прапорщик', "д'Артаньян=капитан",</text:span></text:span></text:p>
            <text:p text:style-name="P92"><text:span text:style-name="kode8"><text:span text:style-name="T193"><text:s text:c="10"/>"Арамис=лейтенант", "Балакирев=рядовой"]</text:span></text:span></text:p>
            <text:p text:style-name="P92"><text:span text:style-name="kode8"><text:span text:style-name="T193">lst = [i.split('=') for i in lst_in]</text:span></text:span></text:p>
            <text:p text:style-name="P92"><text:span text:style-name="kode8"><text:span text:style-name="T193">ranks = 'рядовой сержант старшина прапорщик лейтенант капитан майор подполковник полковник'.split()</text:span></text:span></text:p>
            <text:p text:style-name="P92"><text:span text:style-name="kode8"><text:span text:style-name="T193">t_sorted = sorted(lst, key=lambda x: ranks.index(x[1]))</text:span></text:span></text:p>
            <text:p text:style-name="P93"><text:span text:style-name="kode8"><text:span text:style-name="T206">&gt;&gt;&gt;</text:span></text:span></text:p>
            <text:p text:style-name="P93"><text:span text:style-name="kode8"><text:span text:style-name="T206">[['Балакирев', 'рядовой'], ['Портос', 'прапорщик'], ['Атос', 'лейтенант'], ['Арамис', 'лейтенант'], ["д'Артаньян", 'капитан']]</text:span></text:span></text:p>
          </table:table-cell>
        </table:table-row>
        <table:table-row table:style-name="Таблица8.1">
          <table:table-cell table:style-name="Таблица8.A2" office:value-type="string">
            <text:p text:style-name="P248">Сортировка сначала по длине слова, потом в лексикографическом порядке:</text:p>
            <text:p text:style-name="P248"><text:span text:style-name="kode8">print(*sorted(data, key=lambda x: (len(x), x)))</text:span></text:p>
          </table:table-cell>
        </table:table-row>
        <table:table-row table:style-name="Таблица8.1">
          <table:table-cell table:style-name="Таблица8.A2" office:value-type="string">
            <text:p text:style-name="P248">max(iter, key), если в списке смешанные значения (int, str)</text:p>
            <text:p text:style-name="kode_5f_tab"><text:span text:style-name="kode8"><text:span text:style-name="T193">mixed_list = ['a', 'ab', 3, 5, 1, 8, 0, 'c', 'ac', 'aab']</text:span></text:span></text:p>
            <text:p text:style-name="P248"><text:span text:style-name="kode8">print(max(mixed_list, key=lambda x: x if type(x) == int else 0))</text:span></text:p>
          </table:table-cell>
        </table:table-row>
      </table:table>
      <text:p text:style-name="P87"/>
      <text:p text:style-name="P57"/>
      <text:h text:style-name="P409" text:outline-level="6">Функция map()</text:h>
      <table:table table:name="Таблица4" table:style-name="Таблица4">
        <table:table-column table:style-name="Таблица4.A"/>
        <table:table-row table:style-name="Таблица4.1">
          <table:table-cell table:style-name="Таблица4.A1" office:value-type="string">
            <text:p text:style-name="P74"><text:span text:style-name="T32">П</text:span>римен<text:span text:style-name="T32">яет</text:span> одно и то же преобразование<text:span text:style-name="T386"> </text:span>к каждому элементу<text:span text:style-name="T386"> списка</text:span>. </text:p>
          </table:table-cell>
        </table:table-row>
        <table:table-row table:style-name="Таблица4.1">
          <table:table-cell table:style-name="Таблица4.A2" office:value-type="string">
            <text:p text:style-name="P58"><text:span text:style-name="T36">П</text:span>реобразовани<text:span text:style-name="T394">е</text:span> списка чисел в список их квадратов</text:p>
            <text:p text:style-name="P58"><text:span text:style-name="kode8">def f(x):</text:span></text:p>
            <text:p text:style-name="P58"><text:span text:style-name="kode8"><text:s text:c="4"/>return x**2 <text:s text:c="4"/># тело функции, которая преобразует аргумент x</text:span></text:p>
            <text:p text:style-name="P58"><text:span text:style-name="kode8"/></text:p>
            <text:p text:style-name="P58"><text:span text:style-name="kode8">old_list = [1, 2, 4, 9, 10, 25]</text:span></text:p>
            <text:p text:style-name="P58"><text:span text:style-name="kode8">new_list = []</text:span></text:p>
            <text:p text:style-name="P58"><text:span text:style-name="kode8">for item in old_list:</text:span></text:p>
            <text:p text:style-name="P58"><text:span text:style-name="kode8"><text:s text:c="4"/>new_item = f(item)</text:span></text:p>
            <text:p text:style-name="P58"><text:span text:style-name="kode8"><text:s text:c="4"/>new_list.append(new_item)</text:span></text:p>
            <text:p text:style-name="P58"><text:span text:style-name="kode8"><text:span text:style-name="T128">print(new_list) <text:s text:c="2"/>&gt;&gt;&gt; [1, 4, 16, 81, 100, 625]</text:span></text:span></text:p>
          </table:table-cell>
        </table:table-row>
        <table:table-row table:style-name="Таблица4.1">
          <table:table-cell table:style-name="Таблица4.A2" office:value-type="string">
            <text:p text:style-name="P58"><text:span text:style-name="T382">Ц</text:span>икл<text:span text:style-name="T382"> </text:span>будет выглядеть одинаково практически во всех случаях. Меняться будет только применяемая функция <text:span text:style-name="Source_20_Text">f()</text:span>. <text:span text:style-name="T29">Можно</text:span> обобщить<text:span text:style-name="T30"> </text:span>код, чтобы функция была параметром:</text:p>
            <text:p text:style-name="P58"><text:span text:style-name="kode8">def map(function, items):</text:span></text:p>
            <text:p text:style-name="P58"><text:span text:style-name="kode8"><text:s text:c="4"/>result = []</text:span></text:p>
            <text:p text:style-name="P58"><text:span text:style-name="kode8"><text:s text:c="4"/>for item in items:</text:span></text:p>
            <text:p text:style-name="P58"><text:span text:style-name="kode8"><text:s text:c="8"/>new_item = function(item)</text:span></text:p>
            <text:p text:style-name="P58"><text:span text:style-name="kode8"><text:s text:c="8"/>result.append(new_item)</text:span></text:p>
            <text:p text:style-name="P58"><text:span text:style-name="kode8"><text:s text:c="4"/>return result</text:span></text:p>
          </table:table-cell>
        </table:table-row>
        <table:table-row table:style-name="Таблица4.1">
          <table:table-cell table:style-name="Таблица4.A2" office:value-type="string">
            <text:p text:style-name="kode">Теперь мы можем совершать преобразования, используя функцию высшего порядка <text:span text:style-name="Source_20_Text">map()</text:span>.</text:p>
            <text:p text:style-name="kode"><text:span text:style-name="kode8">def square(x):</text:span></text:p>
            <text:p text:style-name="kode"><text:span text:style-name="kode8"><text:s text:c="4"/>return x**2</text:span></text:p>
            <text:p text:style-name="kode"><text:span text:style-name="kode8"/></text:p>
            <text:p text:style-name="kode"><text:span text:style-name="kode8">numbers = [1, 2, -3, 4, -5, 6, -9, 0]</text:span></text:p>
            <text:p text:style-name="kode"><text:span text:style-name="kode8">strings = map(str, numbers) <text:s text:c="7"/># используем в качестве преобразователя - функцию str</text:span></text:p>
            <text:p text:style-name="kode"><text:span text:style-name="kode8">abs_numbers = map(abs, numbers) <text:s text:c="3"/># используем в качестве преобразователя - функцию abs</text:span></text:p>
            <text:p text:style-name="kode"><text:span text:style-name="kode8">squares = map(square, numbers) <text:s text:c="4"/># используем в качестве преобразователя - функцию square</text:span></text:p>
            <text:p text:style-name="kode"><text:span text:style-name="kode8"/></text:p>
            <text:p text:style-name="P58"><text:span text:style-name="kode8">print(strings) <text:s text:c="2"/>&gt;&gt;&gt; ['1', '2', '-3', '4', '-5', '6', '-9', '0']</text:span></text:p>
            <text:p text:style-name="P58"><text:span text:style-name="kode8">print(abs_numbers) <text:s text:c="2"/>&gt;&gt;&gt; [1, 2, 3, 4, 5, 6, 9, 0]</text:span></text:p>
            <text:p text:style-name="P58"><text:span text:style-name="kode8">print(squares) <text:s text:c="2"/>&gt;&gt;&gt; [1, 4, 9, 16, 25, 36, 81, 0]</text:span></text:p>
          </table:table-cell>
        </table:table-row>
        <table:table-row table:style-name="Таблица4.1">
          <table:table-cell table:style-name="Таблица4.A2" office:value-type="string">
            <text:p text:style-name="P59">Функция называется "map" то есть "отобразить". Название пришло из математики, где<text:span text:style-name="T386"> </text:span>так<text:span text:style-name="T386"> </text:span>называется функция, отображающая одно множество значений в другое путём преобразования всех элементов с помощью некой трансформации.</text:p>
          </table:table-cell>
        </table:table-row>
        <table:table-row table:style-name="Таблица4.1">
          <table:table-cell table:style-name="Таблица4.A2" office:value-type="string">
            <text:p text:style-name="P24">Цепочки преобразований</text:p>
            <text:p text:style-name="kode"><text:span text:style-name="kode8">new_numbers = map(abs, map(int, numbers))</text:span></text:p>
            <text:p text:style-name="P59"><text:span text:style-name="kode8"># map(int, numbers) - сначала преобразуем список строк в список чисел </text:span></text:p>
            <text:p text:style-name="P59"><text:span text:style-name="kode8"># Далее вычисляем модули у всех элементов полученного списка</text:span></text:p>
          </table:table-cell>
        </table:table-row>
        <table:table-row table:style-name="Таблица4.1">
          <table:table-cell table:style-name="Таблица4.A7" office:value-type="string">
            <text:p text:style-name="P31">Встроенная функция map()</text:p>
          </table:table-cell>
        </table:table-row>
        <table:table-row table:style-name="Таблица4.1">
          <table:table-cell table:style-name="Таблица4.A2" office:value-type="string">
            <text:p text:style-name="P81"><text:span text:style-name="lib_5f_mono8"><text:span text:style-name="T59">a = map(func, </text:span></text:span><text:span text:style-name="lib_5f_mono8"><text:span text:style-name="T69">*</text:span></text:span><text:span text:style-name="lib_5f_mono8"><text:span text:style-name="T59">iter)</text:span></text:span></text:p>
            <text:p text:style-name="P77"><text:span text:style-name="T402">func</text:span> <text:span text:style-name="T351">- </text:span>ссылка<text:span text:style-name="T351"> (!)</text:span> на функцию, которая будет последовательно применяться к каждому элементу списка, </text:p>
            <text:p text:style-name="P84"><text:span text:style-name="T221">iter</text:span><text:span text:style-name="T185"> – любой итерируемый объект. </text:span></text:p>
            <text:p text:style-name="P77">На выходе функция map() возвращает итератор<text:span text:style-name="T407">:</text:span></text:p>
            <text:p text:style-name="P83"><text:span text:style-name="kode8">print(</text:span><text:span text:style-name="kode8"><text:span text:style-name="T407">a</text:span></text:span><text:span text:style-name="kode8">) <text:s text:c="2"/>&gt;&gt;&gt; &lt;map object at 0x...&gt;</text:span><text:span text:style-name="kode8"><text:span text:style-name="T403"> <text:s/></text:span></text:span></text:p>
          </table:table-cell>
        </table:table-row>
        <table:table-row table:style-name="Таблица4.1">
          <table:table-cell table:style-name="Таблица4.A2" office:value-type="string">
            <text:p text:style-name="P81"><text:span text:style-name="kode8"><text:span text:style-name="T194">b = map(int, ['1', '2', '3', '5', '7'])</text:span></text:span><text:span text:style-name="kode8"><text:span text:style-name="T134"> <text:s/># b - это итератор</text:span></text:span></text:p>
            <text:p text:style-name="P84"><text:span text:style-name="kode8"><text:span text:style-name="T194">print(next(b))</text:span></text:span></text:p>
            <text:p text:style-name="P84"><text:span text:style-name="kode8"><text:span text:style-name="T194">print(next(b))</text:span></text:span></text:p>
            <text:p text:style-name="P77"><text:span text:style-name="T8">Или</text:span> переберем все их с помощью цикла for: </text:p>
            <text:p text:style-name="P84"><text:span text:style-name="kode8"><text:span text:style-name="T194">for x in b:</text:span></text:span></text:p>
            <text:p text:style-name="P84"><text:span text:style-name="kode8"><text:span text:style-name="T194"><text:s text:c="4"/>print(x, end=" ")</text:span></text:span></text:p>
            <text:p text:style-name="P77">функция map() последовательно применила функцию int() к каждому элементу списка<text:span text:style-name="T10">.</text:span></text:p>
          </table:table-cell>
        </table:table-row>
        <table:table-row table:style-name="Таблица4.1">
          <table:table-cell table:style-name="Таблица4.A2" office:value-type="string">
            <text:p text:style-name="P72"><text:span text:style-name="T9">Можно</text:span> сохранить результат преобразования в новом списке, используя функцию list(): </text:p>
            <text:p text:style-name="P72"><text:span text:style-name="kode8">a = list(b)</text:span></text:p>
            <text:p text:style-name="P72">функция list() автоматически перебрала итератор, неявно вызывая функцию next()<text:span text:style-name="T10">.</text:span></text:p>
          </table:table-cell>
        </table:table-row>
        <table:table-row table:style-name="Таблица4.1">
          <table:table-cell table:style-name="Таблица4.A2" office:value-type="string">
            <text:p text:style-name="P75"><text:span text:style-name="lib_5f_mono8"><text:span text:style-name="T194">Этот же результат можно получить, используя генератор списка</text:span></text:span><text:span text:style-name="lib_5f_mono8">.</text:span></text:p>
            <text:p text:style-name="P103"><text:span text:style-name="kode8">numbers1 = [int(c) for c in strings] <text:s/># используем списочное выражение для преобразования</text:span></text:p>
            <text:p text:style-name="P75"><text:span text:style-name="kode8">numbers2 = map(int, strings) <text:s text:c="9"/># используем функцию map() для преобразования</text:span></text:p>
            <text:p text:style-name="P103"><text:span text:style-name="T214">В списочном выражении все</text:span><text:span text:style-name="T194"> значения храним в памяти</text:span><text:span text:style-name="T197">.</text:span></text:p>
            <text:p text:style-name="P103"><text:span text:style-name="T197">Ф</text:span><text:span text:style-name="T194">ункция map() возвращает итератор и значения формируются по одному в процессе вызова функции next(). </text:span></text:p>
          </table:table-cell>
        </table:table-row>
        <table:table-row table:style-name="Таблица4.1">
          <table:table-cell table:style-name="Таблица4.A2" office:value-type="string">
            <text:p text:style-name="P72">эквивалентный<text:span text:style-name="T351"> map()</text:span> генератор<text:span text:style-name="T351"> в классическом виде</text:span>: </text:p>
            <text:p text:style-name="P72"><text:span text:style-name="kode8">a = (int(x) for x in ['1', '2', '3', '5', '7'])</text:span></text:p>
          </table:table-cell>
        </table:table-row>
        <table:table-row table:style-name="Таблица4.1">
          <table:table-cell table:style-name="Таблица4.A2" office:value-type="string">
            <text:p text:style-name="P103"><text:span text:style-name="T194">функции</text:span><text:span text:style-name="T214"> </text:span><text:span text:style-name="T215">list(), </text:span><text:span text:style-name="T216">sum(), max(), min()</text:span><text:span text:style-name="T214"> -</text:span><text:span text:style-name="T194"> в качестве аргумента принимают итерированный объект</text:span><text:span text:style-name="T198"> </text:span></text:p>
            <text:p text:style-name="P72"><text:span text:style-name="kode8">print(sum(b))</text:span></text:p>
            <text:p text:style-name="P72">Но, если следом попытаться перебрать итератор еще раз: </text:p>
            <text:p text:style-name="P72"><text:span text:style-name="kode8">print(sum(b))</text:span></text:p>
            <text:p text:style-name="P72">то увидим значение 0, так как <text:s/>итератор можно перебирать только один раз. </text:p>
          </table:table-cell>
        </table:table-row>
        <text:soft-page-break/>
        <table:table-row table:style-name="Таблица4.1">
          <table:table-cell table:style-name="Таблица4.A2" office:value-type="string">
            <text:p text:style-name="P72"><text:span text:style-name="kode8">cities = ["Москва", "Астрахань", "Самара", "Уфа", "Смоленск", "Тверь"]</text:span></text:p>
            <text:p text:style-name="P72"><text:span text:style-name="kode8">b = map(len, cities)</text:span></text:p>
          </table:table-cell>
        </table:table-row>
        <table:table-row table:style-name="Таблица4.1">
          <table:table-cell table:style-name="Таблица4.A2" office:value-type="string">
            <text:p text:style-name="P82">Строковые методы в map. </text:p>
            <text:p text:style-name="P72"><text:span text:style-name="kode8">b = map(str.upper, cities)</text:span></text:p>
          </table:table-cell>
        </table:table-row>
        <table:table-row table:style-name="Таблица4.1">
          <table:table-cell table:style-name="Таблица4.A2" office:value-type="string">
            <text:p text:style-name="P84"><text:span text:style-name="T213">Использование своих функций в </text:span><text:span text:style-name="T194">map(). </text:span></text:p>
            <text:p text:style-name="P72">функция обязательно должна принимать один аргумент и возвращать некоторое значение</text:p>
            <text:p text:style-name="P72"><text:span text:style-name="kode8">def symbols(s):</text:span></text:p>
            <text:p text:style-name="P84"><text:span text:style-name="kode8"><text:span text:style-name="T194"><text:s text:c="4"/>return list(s.lower())</text:span></text:span><text:span text:style-name="kode8"><text:span text:style-name="T196"> </text:span></text:span><text:span text:style-name="kode8"><text:span text:style-name="T194"># (формируем список из отдельных символов в нижнем регистре)</text:span></text:span><text:span text:style-name="T194"> </text:span></text:p>
            <text:p text:style-name="P72"/>
            <text:p text:style-name="P72"><text:span text:style-name="kode8">b = map(symbols, cities)</text:span></text:p>
            <text:p text:style-name="P102"><text:span text:style-name="T194">(без круглых скобок, то есть, передаем ссылку на </text:span><text:span text:style-name="T213">функцию</text:span><text:span text:style-name="T194">, а не вызываем). </text:span></text:p>
            <text:p text:style-name="P102"><text:span text:style-name="T213">&gt;&gt;&gt;</text:span><text:span text:style-name="T194"> наборы вложенных списков из отдельных символов исходных строк. </text:span></text:p>
          </table:table-cell>
        </table:table-row>
        <table:table-row table:style-name="Таблица4.1">
          <table:table-cell table:style-name="Таблица4.A2" office:value-type="string">
            <text:p text:style-name="P84"><text:span text:style-name="T194">если функция выполняет какую-либо простую операцию, то</text:span><text:span text:style-name="T196"> </text:span><text:span text:style-name="T194"><text:s/>часто</text:span><text:span text:style-name="T196"> </text:span><text:span text:style-name="T194"><text:s/></text:span><text:span text:style-name="T213">используют</text:span><text:span text:style-name="T194"> лямбда-функции: </text:span></text:p>
            <text:p text:style-name="P72"><text:span text:style-name="kode8">b = map(lambda s: list(s.lower()), cities)</text:span></text:p>
          </table:table-cell>
        </table:table-row>
        <table:table-row table:style-name="Таблица4.1">
          <table:table-cell table:style-name="Таблица4.A2" office:value-type="string">
            <text:p text:style-name="P72">преобразовать строки, записав их символы в обратном порядке: </text:p>
            <text:p text:style-name="P72"><text:span text:style-name="kode8">b = map(lambda s: s[::-1], cities)</text:span></text:p>
          </table:table-cell>
        </table:table-row>
        <table:table-row table:style-name="Таблица4.1">
          <table:table-cell table:style-name="Таблица4.A2" office:value-type="string">
            <text:p text:style-name="P72"><text:span text:style-name="kode8">s = map(int, input().split())</text:span></text:p>
            <text:p text:style-name="P72"><text:span text:style-name="kode8">print(list(s))</text:span></text:p>
            <text:p text:style-name="P72">input().split() возвращает список из строк введенных чисел, </text:p>
            <text:p text:style-name="P72">к каждой строке применяется функция int() </text:p>
            <text:p text:style-name="P72">с помощью функции list() генератор s превращается в список из чисел. </text:p>
          </table:table-cell>
        </table:table-row>
        <table:table-row table:style-name="Таблица4.1">
          <table:table-cell table:style-name="Таблица4.A7" office:value-type="string">
            <text:p text:style-name="P78">Несколько последовательностей в map()</text:p>
          </table:table-cell>
        </table:table-row>
        <table:table-row table:style-name="Таблица4.1">
          <table:table-cell table:style-name="Таблица4.A2" office:value-type="string">
            <text:p text:style-name="P104"><text:span text:style-name="Source_20_Text">map(func, *iterables)</text:span>. </text:p>
            <text:p text:style-name="P104">может принимать сразу несколько последовательностей, переменное количество аргументов.</text:p>
            <text:p text:style-name="P64"><text:span text:style-name="Source_20_Text">func</text:span> <text:span text:style-name="T34">- </text:span>функция, которой будет передаваться текущий элемент последовательности. </text:p>
          </table:table-cell>
        </table:table-row>
        <table:table-row table:style-name="Таблица4.1">
          <table:table-cell table:style-name="Таблица4.A2" office:value-type="string">
            <text:p text:style-name="P64">Функции <text:span text:style-name="Source_20_Text">map()</text:span><text:span text:style-name="Source_20_Text"><text:span text:style-name="T407"> </text:span></text:span>можно передать несколько последовательностей. </text:p>
            <text:p text:style-name="P64">В <text:span text:style-name="Source_20_Text">func</text:span><text:span text:style-name="Source_20_Text"><text:span text:style-name="T388"> </text:span></text:span>будут передаваться сразу несколько элементов,<text:span text:style-name="T388"> </text:span>расположенных в последовательностях на одинаковых позициях.</text:p>
            <text:p text:style-name="kode">Если в последовательностях разное количество элементов, то<text:span text:style-name="T407"> </text:span>последовательность с минимальным количеством элементов становится ограничителем.</text:p>
          </table:table-cell>
        </table:table-row>
        <table:table-row table:style-name="Таблица4.1">
          <table:table-cell table:style-name="Таблица4.A2" office:value-type="string">
            <text:p text:style-name="P32">суммируе<text:span text:style-name="T39">м </text:span>элементы трех списков:</text:p>
            <text:p text:style-name="P64"><text:span text:style-name="kode8">def func(elem1, elem2, elem3):</text:span></text:p>
            <text:p text:style-name="P64"><text:span text:style-name="kode8"><text:s text:c="4"/>return elem1 + elem2 + elem3</text:span></text:p>
            <text:p text:style-name="P64"><text:span text:style-name="kode8"/></text:p>
            <text:p text:style-name="P64"><text:span text:style-name="kode8">numbers1 = [1, 2, 3, 4, 5]</text:span></text:p>
            <text:p text:style-name="P64"><text:span text:style-name="kode8">numbers2 = [10, 20, 30, 40, 50]</text:span></text:p>
            <text:p text:style-name="P64"><text:span text:style-name="kode8">numbers3 = [100, 200, 300, 400, 500]</text:span></text:p>
            <text:p text:style-name="P64"><text:span text:style-name="kode8"/></text:p>
            <text:p text:style-name="P64"><text:span text:style-name="kode8">new_numbers = list(map(func, numbers1, numbers2, numbers3)) <text:s/></text:span></text:p>
            <text:p text:style-name="P64"><text:span text:style-name="kode8">print(new_numbers)</text:span></text:p>
            <text:p text:style-name="P64"><text:span text:style-name="kode8">&gt;&gt;&gt; [111, 222, 333, 444, 555]</text:span></text:p>
          </table:table-cell>
        </table:table-row>
        <table:table-row table:style-name="Таблица4.1">
          <table:table-cell table:style-name="Таблица4.A2" office:value-type="string">
            <text:p text:style-name="kode"><text:span text:style-name="kode8">numbers1 = [1, 2, 3, 4]</text:span></text:p>
            <text:p text:style-name="kode"><text:span text:style-name="kode8">numbers2 = [10, 20]</text:span></text:p>
            <text:p text:style-name="kode"><text:span text:style-name="kode8">numbers3 = [100, 200, 300, 400, 500]</text:span></text:p>
            <text:p text:style-name="kode"><text:span text:style-name="kode8"/></text:p>
            <text:p text:style-name="kode"><text:span text:style-name="kode8">new_numbers = list(map(func, numbers1, numbers2, numbers3)) <text:s/># <text:s/>преобразуем итератор в список</text:span></text:p>
            <text:p text:style-name="kode"><text:span text:style-name="kode8">print(new_numbers)</text:span></text:p>
            <text:p text:style-name="P64"><text:span text:style-name="kode8">&gt;&gt;&gt; [111, 222]</text:span></text:p>
          </table:table-cell>
        </table:table-row>
        <table:table-row table:style-name="Таблица4.1">
          <table:table-cell table:style-name="Таблица4.A2" office:value-type="string">
            <text:p text:style-name="kode"><text:span text:style-name="kode8">circle_areas = [3.56773, 5.57668, 4.31914, 6.20241, 91.01344, 32.01213]</text:span></text:p>
            <text:p text:style-name="kode"><text:span text:style-name="kode8">result1 = list(map(round, circle_areas, [1]*6)) <text:s text:c="8"/># округляем числа до 1 знака после запятой</text:span></text:p>
            <text:p text:style-name="kode"><text:span text:style-name="kode8">result2 = list(map(round, circle_areas, range(1, 7))) <text:s text:c="2"/># округляем до 1,2,...,6 знаков после запятой</text:span></text:p>
            <text:p text:style-name="kode"><text:span text:style-name="kode8"/></text:p>
            <text:p text:style-name="P99"><text:span text:style-name="kode8">print(result1) <text:s text:c="2"/>&gt;&gt;&gt; [3.6, 5.6, 4.3, 6.2, 91.0, 32.0]</text:span></text:p>
            <text:p text:style-name="P99"><text:span text:style-name="kode8">print(result2) <text:s text:c="2"/>&gt;&gt;&gt; [3.6, 5.58, 4.319, 6.2024, 91.01344, 32.01213]</text:span></text:p>
            <text:p text:style-name="P100"><text:span text:style-name="Source_20_Text"/></text:p>
            <text:p text:style-name="kode">Встроенная функция <text:span text:style-name="Source_20_Text">round(x, n=0)</text:span><text:span text:style-name="Source_20_Text"><text:span text:style-name="T400"> </text:span></text:span>принимает два числовых аргумента <text:span text:style-name="Source_20_Text">x</text:span> и <text:span text:style-name="Source_20_Text">n</text:span><text:span text:style-name="Source_20_Text"><text:span text:style-name="T389"> </text:span></text:span>и округляет переданное число <text:span text:style-name="Source_20_Text">x</text:span><text:span text:style-name="Source_20_Text"><text:span text:style-name="T389"> </text:span></text:span>до <text:span text:style-name="Source_20_Text">n</text:span> цифр после десятичной запятой. <text:span text:style-name="T40">П</text:span>о умолчанию <text:span text:style-name="Source_20_Text">n</text:span><text:span text:style-name="Source_20_Text"><text:span text:style-name="T400"> =</text:span></text:span> 0.</text:p>
          </table:table-cell>
        </table:table-row>
        <table:table-row table:style-name="Таблица4.1">
          <table:table-cell table:style-name="Таблица4.A2" office:value-type="string">
            <text:p text:style-name="P77"/>
          </table:table-cell>
        </table:table-row>
      </table:table>
      <text:p text:style-name="P16"><text:span text:style-name="lib_5f_mono8"/></text:p>
      <text:p text:style-name="kode"><text:span text:style-name="lib_5f_mono8"/></text:p>
      <text:h text:style-name="P409" text:outline-level="6">Функция filter()</text:h>
      <table:table table:name="Таблица5" table:style-name="Таблица5">
        <table:table-column table:style-name="Таблица5.A"/>
        <table:table-row table:style-name="Таблица5.1">
          <table:table-cell table:style-name="Таблица5.A1" office:value-type="string">
            <text:p text:style-name="P59"><text:span text:style-name="T32">Отбирает</text:span><text:span text:style-name="T383"> </text:span>элемент<text:span text:style-name="T386">ы</text:span> списка<text:span text:style-name="T383"> </text:span>по определенному критерию. </text:p>
            <text:p text:style-name="P59">Функция-критерий, которая возвращает значение <text:span text:style-name="Source_20_Text">True</text:span> или <text:span text:style-name="Source_20_Text">False</text:span>, называется предикатом.</text:p>
            <text:p text:style-name="P59">Реализация такой функции может выглядеть так:</text:p>
            <text:p text:style-name="P59"><text:span text:style-name="kode8">def filter(function, items):</text:span></text:p>
            <text:p text:style-name="P59"><text:span text:style-name="kode8"><text:s text:c="4"/>result = []</text:span></text:p>
            <text:p text:style-name="P59"><text:span text:style-name="kode8"><text:s text:c="4"/>for item in items:</text:span></text:p>
            <text:p text:style-name="P59"><text:span text:style-name="kode8"><text:s text:c="8"/>if function(item): <text:s text:c="7"/></text:span></text:p>
            <text:p text:style-name="P59"><text:span text:style-name="kode8"><text:s text:c="12"/>result.append(item) <text:s/># добавляем элемент item если функция function вернула значение True</text:span></text:p>
            <text:p text:style-name="P59"><text:span text:style-name="kode8"><text:s text:c="4"/>return result</text:span></text:p>
          </table:table-cell>
        </table:table-row>
        <table:table-row table:style-name="Таблица5.1">
          <table:table-cell table:style-name="Таблица5.A2" office:value-type="string">
            <text:p text:style-name="P34"><text:span text:style-name="T128">Наша функция</text:span><text:span text:style-name="T132"> </text:span><text:span text:style-name="Source_20_Text"><text:span text:style-name="T128">filter()</text:span></text:span><text:span text:style-name="Source_20_Text"><text:span text:style-name="T132"> </text:span></text:span><text:span text:style-name="T128">применяет</text:span><text:span text:style-name="T132"> </text:span><text:span text:style-name="T128">предикат </text:span><text:span text:style-name="Source_20_Text"><text:span text:style-name="T128">function</text:span></text:span><text:span text:style-name="Source_20_Text"><text:span text:style-name="T132"> </text:span></text:span><text:span text:style-name="T128">к каждому элементу и добавляет в итоговый список только те элементы, для которых предикат вернул</text:span><text:span text:style-name="T132"> </text:span><text:span text:style-name="Source_20_Text"><text:span text:style-name="T128">True</text:span></text:span><text:span text:style-name="T128">.</text:span></text:p>
          </table:table-cell>
        </table:table-row>
        <table:table-row table:style-name="Таблица5.1">
          <table:table-cell table:style-name="Таблица5.A2" office:value-type="string">
            <text:p text:style-name="P111"><text:span text:style-name="lib_5f_mono8">Отобрать только элементы больше 10</text:span><text:span text:style-name="lib_5f_mono8"><text:span text:style-name="T386">:</text:span></text:span></text:p>
            <text:p text:style-name="P112"><text:span text:style-name="kode8">def is_greater10(num): <text:s/># функция возвращает True если </text:span><text:span text:style-name="kode8"><text:span text:style-name="T416">n</text:span></text:span><text:span text:style-name="kode8"><text:span text:style-name="T126">um &gt;</text:span></text:span><text:span text:style-name="kode8"> 10 и False в противном случае</text:span></text:p>
            <text:p text:style-name="P112"><text:span text:style-name="kode8"><text:s text:c="4"/>return num &gt; 10</text:span></text:p>
            <text:p text:style-name="P112"><text:span text:style-name="kode8"/></text:p>
            <text:p text:style-name="P112"><text:span text:style-name="kode8">numbers = [12, 2, -30, 48, 51, -60, 19, 10, 13]</text:span></text:p>
            <text:p text:style-name="P112"><text:span text:style-name="kode8">large_numbers = filter(is_greater10, numbers) <text:s/># <text:s/>список large_numbers содержит элементы, большие 10</text:span></text:p>
            <text:p text:style-name="P35"><text:span text:style-name="kode8"><text:span text:style-name="T128">print(large_numbers) <text:s text:c="2"/>&gt;&gt;&gt; [12, 48, 51, 19, 13]</text:span></text:span></text:p>
          </table:table-cell>
        </table:table-row>
        <table:table-row table:style-name="Таблица5.1">
          <table:table-cell table:style-name="Таблица5.A2" office:value-type="string">
            <text:p text:style-name="kode"><text:span text:style-name="kode8">def is_odd(num):</text:span></text:p>
            <text:p text:style-name="kode"><text:span text:style-name="kode8"><text:s text:c="4"/>return num % 2</text:span></text:p>
            <text:p text:style-name="kode"><text:span text:style-name="kode8"/></text:p>
            <text:p text:style-name="kode"><text:span text:style-name="kode8">def is_word_long(word):</text:span></text:p>
            <text:p text:style-name="kode"><text:span text:style-name="kode8"><text:s text:c="4"/>return len(word) &gt; 6</text:span></text:p>
            <text:p text:style-name="kode"><text:span text:style-name="kode8"/></text:p>
            <text:p text:style-name="kode"><text:span text:style-name="kode8">numbers = list(range(15))</text:span></text:p>
            <text:p text:style-name="kode"><text:span text:style-name="kode8">words = ['В', 'новом', 'списке', 'останутся', 'только', 'длинные', 'слова']</text:span></text:p>
            <text:p text:style-name="P114"><text:span text:style-name="kode8">odd_numbers = filter(is_odd, numbers)</text:span><text:span text:style-name="kode8"><text:span text:style-name="T416"> <text:s text:c="5"/>&gt;&gt;&gt; </text:span></text:span><text:span text:style-name="kode8">[1, 3, 5, 7, 9, 11, 13]</text:span></text:p>
            <text:p text:style-name="P114"><text:span text:style-name="kode8">large_words = filter(is_word_long, words)</text:span><text:span text:style-name="kode8"><text:span text:style-name="T416"> <text:s/>&gt;&gt;&gt; </text:span></text:span><text:span text:style-name="kode8">['останутся', 'длинные']</text:span></text:p>
          </table:table-cell>
        </table:table-row>
        <table:table-row table:style-name="Таблица5.1">
          <table:table-cell table:style-name="Таблица5.A5" office:value-type="string">
            <text:p text:style-name="P113"><text:span text:style-name="T59">Встроенная функция </text:span><text:span text:style-name="Source_20_Text"><text:span text:style-name="T59">filter()</text:span></text:span><text:span text:style-name="T59"> </text:span></text:p>
          </table:table-cell>
        </table:table-row>
        <table:table-row table:style-name="Таблица5.1">
          <table:table-cell table:style-name="Таблица5.A2" office:value-type="string">
            <text:p text:style-name="P239">служит для фильтрации элементов итерированного объекта. </text:p>
          </table:table-cell>
        </table:table-row>
        <table:table-row table:style-name="Таблица5.1">
          <table:table-cell table:style-name="Таблица5.A2" office:value-type="string">
            <text:p text:style-name="kode_5f_tab"><text:span text:style-name="Source_20_Text"><text:span text:style-name="T59">filter(func, iterable)</text:span></text:span></text:p>
            <text:p text:style-name="kode_5f_tab"><text:span text:style-name="T417">iterable - </text:span>любой итерируемый объект (список, строк<text:span text:style-name="T417">а</text:span>, кортеж, и т.д.).</text:p>
            <text:p text:style-name="kode_5f_tab"><text:span text:style-name="Source_20_Text">func</text:span> <text:span text:style-name="T35">-</text:span> ссылка на функцию, которой будет передаваться текущий элемент последовательности. </text:p>
            <text:p text:style-name="kode_5f_tab"/>
            <text:p text:style-name="kode_5f_tab">Внутри функции <text:span text:style-name="Source_20_Text">func</text:span> необходимо вернуть значение <text:span text:style-name="Source_20_Text">True</text:span> или <text:span text:style-name="Source_20_Text">False</text:span>. </text:p>
            <text:p text:style-name="kode_5f_tab">Если func возвращает для текущего элемента True, то он будет возвращен, <text:span text:style-name="T353">если</text:span> False – отброшен.</text:p>
            <text:p text:style-name="kode_5f_tab"><text:span text:style-name="T68">filter() </text:span><text:span text:style-name="T59">возвращает не список, а итератор.</text:span> </text:p>
          </table:table-cell>
        </table:table-row>
        <table:table-row table:style-name="Таблица5.1">
          <table:table-cell table:style-name="Таблица5.A2" office:value-type="string">
            <text:p text:style-name="P239"><text:span text:style-name="kode8"><text:span text:style-name="T194">a = [1, 2, 3, 4, 5, 6, 7, 8, 9, 10] <text:s/>#выберем </text:span></text:span><text:span text:style-name="kode8"><text:span text:style-name="T195">т</text:span></text:span><text:span text:style-name="kode8"><text:span text:style-name="T194">олько четные значения. </text:span></text:span></text:p>
            <text:p text:style-name="P239"><text:span text:style-name="kode8"><text:span text:style-name="T194">b = filter(lambda x: x % 2 == 0, a)</text:span></text:span></text:p>
            <text:p text:style-name="P239"><text:span text:style-name="kode8"><text:span text:style-name="T194">print(b)</text:span></text:span><text:span text:style-name="kode8"><text:span text:style-name="T199"> <text:s/></text:span></text:span></text:p>
            <text:p text:style-name="P221"><text:span text:style-name="kode8"><text:span text:style-name="T194">&gt;&gt;&gt; &lt;filter object at...&gt;</text:span></text:span></text:p>
            <text:p text:style-name="P239"><text:span text:style-name="T13">П</text:span>еременная b ссылается на специальный объект filter. </text:p>
            <text:p text:style-name="P239"><text:span text:style-name="T13">Э</text:span>то итератор, который можно перебрать с помощью функции next(): </text:p>
            <text:p text:style-name="P222"><text:span text:style-name="kode8">print(next(b))</text:span></text:p>
            <text:p text:style-name="P222"><text:span text:style-name="kode8">print(next(b))</text:span></text:p>
          </table:table-cell>
        </table:table-row>
        <table:table-row table:style-name="Таблица5.1">
          <table:table-cell table:style-name="Таблица5.A2" office:value-type="string">
            <text:p text:style-name="P239"><text:span text:style-name="T352">Или </text:span>с помощью цикла for: </text:p>
            <text:p text:style-name="P239"><text:span text:style-name="kode8"><text:span text:style-name="T194">for x in b:</text:span></text:span></text:p>
            <text:p text:style-name="P239"><text:span text:style-name="kode8"><text:span text:style-name="T189"><text:s/></text:span></text:span><text:span text:style-name="kode8"><text:span text:style-name="T190"><text:s text:c="2"/></text:span></text:span><text:span text:style-name="kode8"><text:span text:style-name="T194"><text:s/>print(x, end=" ")</text:span></text:span></text:p>
          </table:table-cell>
        </table:table-row>
        <table:table-row table:style-name="Таблица5.1">
          <table:table-cell table:style-name="Таблица5.A2" office:value-type="string">
            <text:p text:style-name="P239">Или с помощью функции list()<text:span text:style-name="T353">, или tuple()</text:span>: </text:p>
            <text:p text:style-name="P239"><text:span text:style-name="kode8"><text:span text:style-name="T185">c = list(b)</text:span></text:span></text:p>
            <text:p text:style-name="P239"><text:span text:style-name="kode8"><text:span text:style-name="T185">c = tuple(b)</text:span></text:span></text:p>
          </table:table-cell>
        </table:table-row>
        <table:table-row table:style-name="Таблица5.1">
          <table:table-cell table:style-name="Таблица5.A2" office:value-type="string">
            <text:p text:style-name="P115">удалим все отрицательные значения из списка.</text:p>
            <text:p text:style-name="P115"><text:span text:style-name="kode8">def func(elem):</text:span></text:p>
            <text:p text:style-name="P115"><text:span text:style-name="kode8"><text:s text:c="4"/>return elem &gt;= 0</text:span></text:p>
            <text:p text:style-name="P115"><text:span text:style-name="kode8"/></text:p>
            <text:p text:style-name="P115"><text:span text:style-name="kode8">numbers = [-1, 2, -3, 4, 0, -20, 10]</text:span></text:p>
            <text:p text:style-name="P115"><text:span text:style-name="kode8">positive_numbers = list(filter(func, numbers)) <text:s/># <text:s/>преобразуем итератор в список</text:span></text:p>
            <text:p text:style-name="P115"><text:span text:style-name="kode8">print(positive_numbers) <text:s text:c="2"/>&gt;&gt;&gt; [2, 4, 0, 10]</text:span></text:p>
          </table:table-cell>
        </table:table-row>
        <table:table-row table:style-name="Таблица5.1">
          <table:table-cell table:style-name="Таблица5.A2" office:value-type="string">
            <text:p text:style-name="P251">filter можно применять с любыми типами данных, например, строками. <text:s/></text:p>
            <text:p text:style-name="P251"><text:span text:style-name="kode8"><text:span text:style-name="T185">lst = ("Москва", "Рязань1", "Смоленск", "Тверь2", "Томск")</text:span></text:span></text:p>
            <text:p text:style-name="P251"><text:span text:style-name="kode8"><text:span text:style-name="T185">b = filter(str.isalpha, lst) <text:s/># True, если в строке только буквенные символы.</text:span></text:span></text:p>
            <text:p text:style-name="P199"><text:span text:style-name="kode8"><text:span text:style-name="T185">print(list(b))</text:span></text:span></text:p>
            <text:p text:style-name="P251"><text:span text:style-name="kode8"><text:span text:style-name="T185">&gt;&gt;&gt;</text:span></text:span><text:span text:style-name="kode8"><text:span text:style-name="T208"> </text:span></text:span><text:span text:style-name="kode8"><text:span text:style-name="T185">Москва Смоленск Тверь Томск </text:span></text:span></text:p>
          </table:table-cell>
        </table:table-row>
        <text:soft-page-break/>
        <table:table-row table:style-name="Таблица5.1">
          <table:table-cell table:style-name="Таблица5.A2" office:value-type="string">
            <text:p text:style-name="P239"><text:span text:style-name="T14">Проверим</text:span>, является ли число простым<text:span text:style-name="T13"> (</text:span>натуральное число, которое делится только на себя и на единицу<text:span text:style-name="T352">)</text:span>. </text:p>
            <text:p text:style-name="P239"><text:span text:style-name="kode8"><text:span text:style-name="T194">def is_prost(x):</text:span></text:span></text:p>
            <text:p text:style-name="P239"><text:span text:style-name="kode8"><text:span text:style-name="T189"><text:s/></text:span></text:span><text:span text:style-name="kode8"><text:span text:style-name="T190"><text:s text:c="2"/></text:span></text:span><text:span text:style-name="kode8"><text:span text:style-name="T194"><text:s/>d = x-1</text:span></text:span></text:p>
            <text:p text:style-name="P239"><text:span text:style-name="kode8"><text:span text:style-name="T195"><text:s text:c="3"/></text:span></text:span><text:span text:style-name="kode8"><text:span text:style-name="T194"><text:s/>if d &lt; 0:</text:span></text:span></text:p>
            <text:p text:style-name="P239"><text:span text:style-name="kode8"><text:span text:style-name="T195"><text:s text:c="7"/></text:span></text:span><text:span text:style-name="kode8"><text:span text:style-name="T194"><text:s/>return False</text:span></text:span></text:p>
            <text:p text:style-name="P239"><text:span text:style-name="kode8"><text:span text:style-name="T195"><text:s text:c="4"/></text:span></text:span><text:span text:style-name="kode8"><text:span text:style-name="T194">while d &gt; 1:</text:span></text:span></text:p>
            <text:p text:style-name="P239"><text:span text:style-name="kode8"><text:span text:style-name="T195"><text:s text:c="7"/></text:span></text:span><text:span text:style-name="kode8"><text:span text:style-name="T194"><text:s/>if x % d == 0:</text:span></text:span></text:p>
            <text:p text:style-name="P239"><text:span text:style-name="kode8"><text:span text:style-name="T195"><text:s text:c="11"/></text:span></text:span><text:span text:style-name="kode8"><text:span text:style-name="T194"><text:s/>return False</text:span></text:span></text:p>
            <text:p text:style-name="P239"><text:span text:style-name="kode8"><text:span text:style-name="T195"><text:s text:c="7"/></text:span></text:span><text:span text:style-name="kode8"><text:span text:style-name="T194"><text:s/>d -= 1</text:span></text:span></text:p>
            <text:p text:style-name="P239"><text:span text:style-name="kode8"><text:span text:style-name="T195"><text:s text:c="3"/></text:span></text:span><text:span text:style-name="kode8"><text:span text:style-name="T194"><text:s/>return True</text:span></text:span></text:p>
            <text:p text:style-name="P239"><text:span text:style-name="kode8"><text:span text:style-name="T194"/></text:span></text:p>
            <text:p text:style-name="P239"><text:span text:style-name="kode8"><text:span text:style-name="T194">b = filter(is_prost, a)</text:span></text:span><text:span text:style-name="kode8"><text:span text:style-name="T185"> </text:span></text:span><text:span text:style-name="T192"># указываем только ссылку на функцию is_post, а не вызов is_post()</text:span></text:p>
            <text:p text:style-name="P239"><text:span text:style-name="kode8"><text:span text:style-name="T185">lst = tuple(b)</text:span></text:span><text:span text:style-name="kode8"><text:span text:style-name="T207"> <text:s/># </text:span></text:span>На выходе получим только простые числа из списка. </text:p>
          </table:table-cell>
        </table:table-row>
        <table:table-row table:style-name="Таблица5.1">
          <table:table-cell table:style-name="Таблица5.A2" office:value-type="string">
            <text:p text:style-name="P117"><text:span text:style-name="T417">Можно </text:span>в качестве первого параметра <text:span text:style-name="Source_20_Text">func</text:span> передать значение <text:span text:style-name="Source_20_Text">None</text:span>.</text:p>
            <text:p text:style-name="P117"><text:span text:style-name="T48">Тогда</text:span> каждый элемент последовательности будет проверен на соответствие значению <text:span text:style-name="Source_20_Text">True</text:span>. </text:p>
            <text:p text:style-name="P117">Если элемент возвращает значение <text:span text:style-name="Source_20_Text">False</text:span>, то он не будет добавлен в возвращаемый результат.</text:p>
            <text:p text:style-name="P117"><text:span text:style-name="kode8">true_values = filter(None, [1, 0, 10, '', None, [], [1, 2, 3], ()])</text:span></text:p>
            <text:p text:style-name="P116"><text:span text:style-name="kode8">print(*true_value)</text:span></text:p>
            <text:p text:style-name="P117"><text:span text:style-name="kode8">&gt;&gt;&gt; 1 10 [1, 2, 3]</text:span></text:p>
            <text:p text:style-name="P117"><text:span text:style-name="kode8">Значения 0, '', None, [], () позиционируется как False, </text:span></text:p>
            <text:p text:style-name="P117"><text:span text:style-name="kode8">значения 1, 10, [1, 2, 3] как True.</text:span></text:p>
          </table:table-cell>
        </table:table-row>
        <table:table-row table:style-name="Таблица5.1">
          <table:table-cell table:style-name="Таблица5.A2" office:value-type="string">
            <text:p text:style-name="P196">Вложенные вызовы функции filter()</text:p>
            <text:p text:style-name="P239"><text:span text:style-name="T47">Ф</text:span>ункция filter() возвращает итератор </text:p>
            <text:p text:style-name="P239"><text:span text:style-name="T47">В</text:span> качестве второго аргумента также можно указывать любой итерируемый объект, </text:p>
            <text:p text:style-name="P239"><text:span text:style-name="T47">--&gt;</text:span> мы можем одну функцию filter() вложить в другую: </text:p>
            <text:p text:style-name="P238"><text:span text:style-name="kode8">a = filter(func, *iterables)</text:span></text:p>
            <text:p text:style-name="P238"><text:span text:style-name="kode8">b = filter(func, a)</text:span></text:p>
          </table:table-cell>
        </table:table-row>
        <table:table-row table:style-name="Таблица5.1">
          <table:table-cell table:style-name="Таблица5.A2" office:value-type="string">
            <text:p text:style-name="P239"><text:span text:style-name="kode8"><text:span text:style-name="T194">b = filter(is_prost, a)</text:span></text:span><text:span text:style-name="kode8"><text:span text:style-name="T199"> <text:s/># оставляем только простые числа</text:span></text:span></text:p>
            <text:p text:style-name="P239"><text:span text:style-name="kode8"><text:span text:style-name="T194">b2 = filter(lambda x: x % 2 != 0, b)</text:span></text:span><text:span text:style-name="kode8"><text:span text:style-name="T199"> <text:s text:c="2"/># из списка простых чисел выбираем четные</text:span></text:span></text:p>
            <text:p text:style-name="P239"><text:span text:style-name="kode8"><text:span text:style-name="T194">c = tuple(b2)</text:span></text:span></text:p>
            <text:p text:style-name="P239"><text:span text:style-name="kode8"><text:span text:style-name="T194">print(c)</text:span></text:span></text:p>
          </table:table-cell>
        </table:table-row>
        <table:table-row table:style-name="Таблица5.1">
          <table:table-cell table:style-name="Таблица5.A2" office:value-type="string">
            <text:p text:style-name="P239">Или так: </text:p>
            <text:p text:style-name="P239"><text:span text:style-name="kode8"><text:span text:style-name="T194">b2 = filter(lambda x: x % 2 != 0, filter(is_prost, a))</text:span></text:span></text:p>
          </table:table-cell>
        </table:table-row>
        <table:table-row table:style-name="Таблица5.1">
          <table:table-cell table:style-name="Таблица5.A2" office:value-type="string">
            <text:p text:style-name="P239">вместо этой вложенности можно немного модифицировать саму функцию is_prost(), следующим образом: </text:p>
            <text:p text:style-name="P239"><text:span text:style-name="kode8"><text:span text:style-name="T194">def is_prost(x):</text:span></text:span></text:p>
            <text:p text:style-name="P239"><text:span text:style-name="kode8"><text:span text:style-name="T194"><text:s text:c="4"/>d = x-1</text:span></text:span></text:p>
            <text:p text:style-name="P239"><text:span text:style-name="kode8"><text:span text:style-name="T194"><text:s text:c="4"/>if d &lt; 0 or x % 2 == 0:</text:span></text:span></text:p>
            <text:p text:style-name="P239"><text:span text:style-name="kode8"><text:span text:style-name="T194"><text:s text:c="8"/>return False</text:span></text:span></text:p>
            <text:p text:style-name="P239"><text:span text:style-name="kode8"><text:span text:style-name="T194"><text:s text:c="4"/>while d &gt; 1:</text:span></text:span></text:p>
            <text:p text:style-name="P239"><text:span text:style-name="kode8"><text:span text:style-name="T194"><text:s text:c="8"/>if x % d == 0:</text:span></text:span></text:p>
            <text:p text:style-name="P239"><text:span text:style-name="kode8"><text:span text:style-name="T194"><text:s text:c="12"/>return False</text:span></text:span></text:p>
            <text:p text:style-name="P239"><text:span text:style-name="kode8"><text:span text:style-name="T194"><text:s text:c="8"/>d -= 1</text:span></text:span></text:p>
            <text:p text:style-name="P239"><text:span text:style-name="kode8"><text:span text:style-name="T194"><text:s text:c="4"/>return True</text:span></text:span></text:p>
          </table:table-cell>
        </table:table-row>
        <table:table-row table:style-name="Таблица5.1">
          <table:table-cell table:style-name="Таблица5.A2" office:value-type="string">
            <text:p text:style-name="P239"><text:bookmark text:name="ember3500"/><text:span text:style-name="kode8">sm = sorted(filter(lambda x: x in b and x % 2 == 0, a))</text:span></text:p>
          </table:table-cell>
        </table:table-row>
        <table:table-row table:style-name="Таблица5.1">
          <table:table-cell table:style-name="Таблица5.A2" office:value-type="string">
            <text:p text:style-name="P239"><text:bookmark text:name="ember3520"/><text:span text:style-name="kode8">a, b = map(str.split, (input(), input()))</text:span></text:p>
            <text:p text:style-name="P239"><text:span text:style-name="kode8">print(*filter(lambda a: int(a) % 2 == 0, </text:span><text:span text:style-name="kode8"><text:span text:style-name="T160">set(a)&amp;set(b)</text:span></text:span><text:span text:style-name="kode8">))</text:span></text:p>
          </table:table-cell>
        </table:table-row>
        <table:table-row table:style-name="Таблица5.1">
          <table:table-cell table:style-name="Таблица5.A2" office:value-type="string">
            <text:p text:style-name="P239"/>
          </table:table-cell>
        </table:table-row>
      </table:table>
      <text:p text:style-name="kode"/>
      <text:p text:style-name="kode"/>
      <text:h text:style-name="P409" text:outline-level="6">Функция zip</text:h>
      <table:table table:name="Таблица6" table:style-name="Таблица6">
        <table:table-column table:style-name="Таблица6.A"/>
        <table:table-row table:style-name="Таблица6.1">
          <table:table-cell table:style-name="Таблица6.A1" office:value-type="string">
            <text:p text:style-name="P429">zip(iter1 [, iter2 [, iter3] ...]) </text:p>
            <text:p text:style-name="P434">перебирает соответствующие элементы <text:span text:style-name="T428">заданных последовательностей и формирует из них кортежи:</text:span></text:p>
            <text:p text:style-name="P437">кортеж из всех нулевых элементов, кортеж из первых элементов и т.д.</text:p>
            <text:p text:style-name="P434">продолжает работу до тех пор, пока не дойдет до конца самой короткой коллекции. </text:p>
          </table:table-cell>
        </table:table-row>
        <table:table-row table:style-name="Таблица6.1">
          <table:table-cell table:style-name="Таблица6.A2" office:value-type="string">
            <text:p text:style-name="P118"><text:span text:style-name="Source_20_Text"><text:span text:style-name="T59">zip(*iterables)</text:span></text:span></text:p>
            <text:p text:style-name="P118"><text:span text:style-name="Source_20_Text">iterable</text:span><text:span text:style-name="T49"> -</text:span> любой итерируемый объект<text:span text:style-name="T418"> (</text:span>список; кортеж; строка; множество; словарь и т.д. <text:span text:style-name="T418">)</text:span></text:p>
          </table:table-cell>
        </table:table-row>
        <table:table-row table:style-name="Таблица6.1">
          <table:table-cell table:style-name="Таблица6.A2" office:value-type="string">
            <text:p text:style-name="P118"><text:span text:style-name="T418">Функция </text:span><text:span text:style-name="Source_20_Text"><text:span text:style-name="T418">zip()</text:span></text:span><text:span text:style-name="T418"> возвращает итератор</text:span></text:p>
          </table:table-cell>
        </table:table-row>
        <table:table-row table:style-name="Таблица6.1">
          <table:table-cell table:style-name="Таблица6.A2" office:value-type="string">
            <text:p text:style-name="P438"><text:span text:style-name="kode8">numbers = [1, 2, 3]</text:span></text:p>
            <text:p text:style-name="P438"><text:span text:style-name="kode8">words = ['one', 'two', 'three']</text:span></text:p>
            <text:p text:style-name="P438"><text:span text:style-name="kode8"/></text:p>
            <text:p text:style-name="P438"><text:span text:style-name="kode8">result = zip(numbers, words)</text:span></text:p>
            <text:p text:style-name="P438"><text:span text:style-name="kode8">print(result)</text:span></text:p>
            <text:p text:style-name="P438"><text:span text:style-name="kode8">print(list(result))</text:span></text:p>
            <text:p text:style-name="P439"><text:span text:style-name="kode8">&gt;&gt;&gt;</text:span></text:p>
            <text:p text:style-name="P438"><text:span text:style-name="kode8">&lt;zip object at 0x...&gt;</text:span></text:p>
            <text:p text:style-name="P438"><text:span text:style-name="kode8">[(1, 'one'), (2, 'two'), (3, 'three')]</text:span></text:p>
          </table:table-cell>
        </table:table-row>
        <table:table-row table:style-name="Таблица6.1">
          <table:table-cell table:style-name="Таблица6.A2" office:value-type="string">
            <text:p text:style-name="kode"><text:span text:style-name="T49">Можно</text:span> передавать функции <text:span text:style-name="Source_20_Text">zip()</text:span> сколько угодно итерируемых объектов.</text:p>
            <text:p text:style-name="kode"><text:span text:style-name="kode8">numbers = [1, 2, 3]</text:span></text:p>
            <text:p text:style-name="kode"><text:span text:style-name="kode8">words = ['one', 'two', 'three']</text:span></text:p>
            <text:p text:style-name="kode"><text:span text:style-name="kode8">romans = ['I', 'II', 'III']</text:span></text:p>
            <text:p text:style-name="kode"><text:span text:style-name="kode8"/></text:p>
            <text:p text:style-name="kode"><text:span text:style-name="kode8">result = zip(numbers, words, romans)</text:span></text:p>
            <text:p text:style-name="kode"><text:span text:style-name="kode8">print(list(result))</text:span></text:p>
            <text:p text:style-name="P118"><text:span text:style-name="kode8">&gt;&gt;&gt; <text:s/>[(1, 'one', 'I'), (2, 'two', 'II'), (3, 'three', 'III')]</text:span></text:p>
          </table:table-cell>
        </table:table-row>
        <table:table-row table:style-name="Таблица6.1">
          <table:table-cell table:style-name="Таблица6.A2" office:value-type="string">
            <text:p text:style-name="kode"><text:span text:style-name="T49">Можно</text:span> передать функции <text:span text:style-name="Source_20_Text">zip()</text:span> даже один итерируемый объект.</text:p>
            <text:p text:style-name="kode"><text:span text:style-name="kode8">numbers = [1, 2, 3]</text:span></text:p>
            <text:p text:style-name="kode"><text:span text:style-name="kode8">result = zip(numbers)</text:span></text:p>
            <text:p text:style-name="kode"><text:span text:style-name="kode8">print(list(result))</text:span></text:p>
            <text:p text:style-name="P118"><text:span text:style-name="kode8">&gt;&gt;&gt; <text:s/>[(1,), (2,), (3,)]</text:span></text:p>
          </table:table-cell>
        </table:table-row>
        <table:table-row table:style-name="Таблица6.1">
          <table:table-cell table:style-name="Таблица6.A2" office:value-type="string">
            <text:p text:style-name="P119"><text:span text:style-name="T53">Последовательности</text:span><text:span text:style-name="T419"> разной длины. </text:span></text:p>
            <text:p text:style-name="kode">объект с наименьшим<text:span text:style-name="T419"> </text:span>количеством элементов определяет итоговую длину.</text:p>
            <text:p text:style-name="kode"><text:span text:style-name="kode8">numbers = [1, 2, 3, 4]</text:span></text:p>
            <text:p text:style-name="kode"><text:span text:style-name="kode8">words = ['one', 'two']</text:span></text:p>
            <text:p text:style-name="kode"><text:span text:style-name="kode8">romans = ['I', 'II', 'III']</text:span></text:p>
            <text:p text:style-name="kode"><text:span text:style-name="kode8"/></text:p>
            <text:p text:style-name="kode"><text:span text:style-name="kode8">result = zip(numbers, words, romans)</text:span></text:p>
            <text:p text:style-name="kode"><text:span text:style-name="kode8">print(list(result))</text:span></text:p>
            <text:p text:style-name="kode"><text:span text:style-name="kode8">&gt;&gt;&gt; <text:s/>[(1, 'one', 'I'), (2, 'two', 'II')]</text:span></text:p>
          </table:table-cell>
        </table:table-row>
        <table:table-row table:style-name="Таблица6.1">
          <table:table-cell table:style-name="Таблица6.A8" office:value-type="string">
            <text:p text:style-name="P438"/>
          </table:table-cell>
        </table:table-row>
        <table:table-row table:style-name="Таблица6.1">
          <table:table-cell table:style-name="Таблица6.A2" office:value-type="string">
            <text:p text:style-name="P438"><text:span text:style-name="kode8"><text:span text:style-name="T194">a = [1, 2, 3, 4]</text:span></text:span></text:p>
            <text:p text:style-name="P438"><text:span text:style-name="kode8"><text:span text:style-name="T194">b = [5, 6, 7, 8, 9, 10]</text:span></text:span></text:p>
            <text:p text:style-name="P438"><text:span text:style-name="kode8"><text:span text:style-name="T194">z = zip(a, b)</text:span></text:span></text:p>
            <text:p text:style-name="P438"><text:span text:style-name="kode8"><text:span text:style-name="T194">print(</text:span></text:span><text:span text:style-name="kode8"><text:span text:style-name="T203">*</text:span></text:span><text:span text:style-name="kode8"><text:span text:style-name="T194">z)</text:span></text:span><text:span text:style-name="kode8"><text:span text:style-name="T204"> <text:s text:c="3"/></text:span></text:span><text:span text:style-name="kode8"><text:span text:style-name="T203">&gt;&gt;&gt; </text:span></text:span><text:span text:style-name="kode8"><text:span text:style-name="T194">(1, 5) (2, 6) (3, 7) (4, 8)</text:span></text:span><text:span text:style-name="kode8"><text:span text:style-name="T203"> <text:s/></text:span></text:span></text:p>
          </table:table-cell>
        </table:table-row>
        <table:table-row table:style-name="Таблица6.1">
          <table:table-cell table:style-name="Таблица6.A2" office:value-type="string">
            <text:p text:style-name="P84">переменная z ссылается на объект zip<text:span text:style-name="T15"> -</text:span> это итератор, элементы которого перебираются функцией next(): </text:p>
            <text:p text:style-name="P84"><text:span text:style-name="kode8"><text:span text:style-name="T194">print(next(z))</text:span></text:span></text:p>
            <text:p text:style-name="P84"><text:span text:style-name="kode8"><text:span text:style-name="T194">print(next(z))</text:span></text:span></text:p>
          </table:table-cell>
        </table:table-row>
        <table:table-row table:style-name="Таблица6.1">
          <table:table-cell table:style-name="Таблица6.A2" office:value-type="string">
            <text:p text:style-name="P84"><text:span text:style-name="T15">Или</text:span> через цикл for: </text:p>
            <text:p text:style-name="P84"><text:span text:style-name="kode8"><text:span text:style-name="T194">for x in z:</text:span></text:span></text:p>
            <text:p text:style-name="P84"><text:span text:style-name="kode8"><text:span text:style-name="T194"><text:s text:c="4"/>print(x)</text:span></text:span><text:span text:style-name="kode8"><text:span text:style-name="T203"> <text:s/># х - кортеж из соответствующих значений списков a и b</text:span></text:span></text:p>
          </table:table-cell>
        </table:table-row>
        <table:table-row table:style-name="Таблица6.1">
          <table:table-cell table:style-name="Таблица6.A2" office:value-type="string">
            <text:p text:style-name="P84">функция zip() возвращает итератор. <text:span text:style-name="T15">То есть</text:span> перебрать элементы можно только один раз. </text:p>
            <text:p text:style-name="P441"><text:span text:style-name="T432">П</text:span>овторный вызов оператора for для этой же функции<text:span text:style-name="T432"> ничего не возвратит</text:span>. </text:p>
          </table:table-cell>
        </table:table-row>
        <table:table-row table:style-name="Таблица6.1">
          <table:table-cell table:style-name="Таблица6.A2" office:value-type="string">
            <text:p text:style-name="P84">Если нужно несколько раз обходить <text:span text:style-name="T16">коллекцию</text:span>, то <text:span text:style-name="T16">её</text:span> следует преобразовать, например, в кортеж: </text:p>
            <text:p text:style-name="P84"><text:span text:style-name="kode8"><text:span text:style-name="T185">z = tuple(zip(a, b))</text:span></text:span></text:p>
            <text:p text:style-name="P84"><text:span text:style-name="T432">(</text:span>Но в этом случае увеличивается расход памяти<text:span text:style-name="T432">)</text:span></text:p>
          </table:table-cell>
        </table:table-row>
        <table:table-row table:style-name="Таблица6.1">
          <table:table-cell table:style-name="Таблица6.A2" office:value-type="string">
            <text:p text:style-name="P84">В качестве перебираемых коллекций могут быть любые итерируемые объекты, например, строки. </text:p>
            <text:p text:style-name="P84"><text:span text:style-name="kode8"><text:span text:style-name="T185">c = "python"</text:span></text:span></text:p>
            <text:p text:style-name="P84"><text:span text:style-name="kode8"><text:span text:style-name="T185">z = zip(a, b, c) <text:s/></text:span></text:span></text:p>
            <text:p text:style-name="P84"><text:span text:style-name="kode8"><text:span text:style-name="T185">&gt;&gt;&gt; итератор из кортежей: (1, 5, 'p') (2, 6, 'y') (3, 7, 't') (4, 8, 'h')</text:span></text:span></text:p>
          </table:table-cell>
        </table:table-row>
        <table:table-row table:style-name="Таблица6.1">
          <table:table-cell table:style-name="Таблица6.A2" office:value-type="string">
            <text:p text:style-name="P16"><text:span text:style-name="lib_5f_mono8">оператор for можно записать с тремя переменными, если перебираемые значения являются кортежами: </text:span></text:p>
            <text:p text:style-name="P84"><text:span text:style-name="kode8"><text:span text:style-name="T194">for v1, v2, v3 in z:</text:span></text:span></text:p>
            <text:p text:style-name="P84"><text:span text:style-name="kode8"><text:span text:style-name="T194"><text:s text:c="4"/>print(v1, v2, v3)</text:span></text:span></text:p>
          </table:table-cell>
        </table:table-row>
        <table:table-row table:style-name="Таблица6.1">
          <table:table-cell table:style-name="Таблица6.A2" office:value-type="string">
            <text:p text:style-name="P84">все кортежи из функции zip() мы можем получить с помощью распаковки: </text:p>
            <text:p text:style-name="P84"><text:span text:style-name="kode8"><text:span text:style-name="T194">z1, z2, z3, z4 = zip(a, b, c) # тут важно не ошибиться в количестве переменных для распаковки</text:span></text:span></text:p>
            <text:p text:style-name="P84"><text:span text:style-name="kode8"><text:span text:style-name="T194">print(z1, z2, z3, z4, sep="\n")</text:span></text:span></text:p>
            <text:p text:style-name="P84">Здесь неявно вызывается функция next() для извлечения всех элементов. </text:p>
          </table:table-cell>
        </table:table-row>
        <text:soft-page-break/>
        <table:table-row table:style-name="Таблица6.1">
          <table:table-cell table:style-name="Таблица6.A2" office:value-type="string">
            <text:p text:style-name="P84">Или, можно записать так: </text:p>
            <text:p text:style-name="P84"><text:span text:style-name="kode8"><text:span text:style-name="T194">z1, *z2 = zip(a, b, c)</text:span></text:span></text:p>
            <text:p text:style-name="P84"><text:span text:style-name="kode8"><text:span text:style-name="T194">print(z1, z2, sep="\n")</text:span></text:span></text:p>
            <text:p text:style-name="P84"><text:span text:style-name="kode8"><text:span text:style-name="T194">&gt;&gt;&gt; первое значение будет помещено в переменную z1, а все остальные – в список z2. </text:span></text:span></text:p>
          </table:table-cell>
        </table:table-row>
        <table:table-row table:style-name="Таблица6.1">
          <table:table-cell table:style-name="Таблица6.A2" office:value-type="string">
            <text:p text:style-name="P84">Если преобразовать итератор в список: </text:p>
            <text:p text:style-name="P84"><text:span text:style-name="kode8"><text:span text:style-name="T194">z = zip(a, b, c)</text:span></text:span></text:p>
            <text:p text:style-name="P84"><text:span text:style-name="kode8"><text:span text:style-name="T194">lz = list(z)</text:span></text:span></text:p>
            <text:p text:style-name="P84"><text:span text:style-name="kode8"><text:span text:style-name="T194"/></text:span></text:p>
            <text:p text:style-name="P441"><text:span text:style-name="T52">Можно</text:span> передать <text:span text:style-name="T432">распакованный список </text:span>на вход функции zip(): </text:p>
            <text:p text:style-name="P441"><text:span text:style-name="kode8"><text:span text:style-name="T194">t1, t2, t3 = zip(*lz)</text:span></text:span></text:p>
            <text:p text:style-name="P441"><text:span text:style-name="kode8"><text:span text:style-name="T194">print(t1, t2, t3)</text:span></text:span></text:p>
            <text:p text:style-name="P442"><text:span text:style-name="kode8"><text:span text:style-name="T194">&gt;&gt;&gt; (1, 2, 3, 4) (5, 6, 7, 8) ('p', 'y', 't', 'h')</text:span></text:span></text:p>
            <text:p text:style-name="P441"><text:span text:style-name="kode8"><text:span text:style-name="T194">на выходе будут сформированы три кортежа из соответствующих элементов четырех</text:span></text:span><text:span text:style-name="kode8"><text:span text:style-name="T205"> входящих кортежей</text:span></text:span><text:span text:style-name="kode8"><text:span text:style-name="T194">. </text:span></text:span></text:p>
          </table:table-cell>
        </table:table-row>
        <table:table-row table:style-name="Таблица6.1">
          <table:table-cell table:style-name="Таблица6.A2" office:value-type="string">
            <text:p text:style-name="P84"><text:span text:style-name="T18">Можно</text:span> распаковать непосредственно итератор z: </text:p>
            <text:p text:style-name="P84"><text:span text:style-name="kode8"><text:span text:style-name="T185">t1, t2, t3 = zip(*z)</text:span></text:span></text:p>
          </table:table-cell>
        </table:table-row>
        <table:table-row table:style-name="Таблица6.1">
          <table:table-cell table:style-name="Таблица6.A2" office:value-type="string">
            <text:p text:style-name="P84"><text:span text:style-name="Source_20_Text">zip(*[iter(s)]*n)</text:span></text:p>
            <text:p text:style-name="P441"><text:span text:style-name="Source_20_Text">в </text:span><text:span text:style-name="Source_20_Text"><text:span text:style-name="T429">z</text:span></text:span><text:span text:style-name="Source_20_Text"><text:span text:style-name="T430">ip</text:span></text:span><text:span text:style-name="Source_20_Text"><text:span text:style-name="T431">()</text:span></text:span><text:span text:style-name="Source_20_Text"> </text:span><text:span text:style-name="Source_20_Text"><text:span text:style-name="T432">N раз </text:span></text:span><text:span text:style-name="Source_20_Text">передается </text:span><text:span text:style-name="Source_20_Text"><text:span text:style-name="T429">l</text:span></text:span><text:span text:style-name="Source_20_Text"><text:span text:style-name="T430">ist</text:span></text:span><text:span text:style-name="Source_20_Text"> из итератора нашего исходного списка s. </text:span></text:p>
            <text:p text:style-name="P441"><text:span text:style-name="Source_20_Text"><text:span text:style-name="T356">К</text:span></text:span><text:span text:style-name="Source_20_Text">аждый раз при вызове итератора происходит вызов следующего объекта в s.</text:span></text:p>
            <text:p text:style-name="P84">x = iter([1, 2, 3, 4, 5, 6, 7, 8, 9])</text:p>
            <text:p text:style-name="P84">print(*zip(x, x, x))</text:p>
            <text:p text:style-name="P84"/>
            <text:p text:style-name="P84">zip(*[iter(input().split())]*3) - поможет с делением на 3 столбца </text:p>
          </table:table-cell>
        </table:table-row>
        <table:table-row table:style-name="Таблица6.1">
          <table:table-cell table:style-name="Таблица6.A2" office:value-type="string">
            <text:p text:style-name="P119"><text:span text:style-name="kode8"/></text:p>
          </table:table-cell>
        </table:table-row>
        <table:table-row table:style-name="Таблица6.1">
          <table:table-cell table:style-name="Таблица6.A8" office:value-type="string">
            <text:p text:style-name="P36">Частые сценарии использования функции zip()</text:p>
          </table:table-cell>
        </table:table-row>
        <table:table-row table:style-name="Таблица6.1">
          <table:table-cell table:style-name="Таблица6.A2" office:value-type="string">
            <text:p text:style-name="kode"><text:span text:style-name="Strong_20_Emphasis">Сценарий 1.</text:span> <text:span text:style-name="T51">С</text:span>оздани<text:span text:style-name="T428">е</text:span> словарей, когда ключи и значения находятся в разных списках.</text:p>
            <text:p text:style-name="kode"><text:span text:style-name="kode8">keys = ['name', 'age', 'gender']</text:span></text:p>
            <text:p text:style-name="kode"><text:span text:style-name="kode8">values = ['Timur', 28, 'male']</text:span></text:p>
            <text:p text:style-name="kode"><text:span text:style-name="kode8"/></text:p>
            <text:p text:style-name="kode"><text:span text:style-name="kode8">info = dict(zip(keys, values))</text:span></text:p>
            <text:p text:style-name="kode"><text:span text:style-name="kode8">print(info)</text:span></text:p>
            <text:p text:style-name="P119"><text:span text:style-name="kode8">&gt;&gt;&gt; <text:s/>{'name': 'Timur', 'age': 28, 'gender': 'male'}</text:span></text:p>
          </table:table-cell>
        </table:table-row>
        <table:table-row table:style-name="Таблица6.1">
          <table:table-cell table:style-name="Таблица6.A2" office:value-type="string">
            <text:p text:style-name="kode"><text:span text:style-name="Strong_20_Emphasis">Сценарий 2.</text:span><text:span text:style-name="Strong_20_Emphasis"><text:span text:style-name="T428"> </text:span></text:span><text:span text:style-name="T51">О</text:span>дновременно<text:span text:style-name="T51">е</text:span> (параллельно<text:span text:style-name="T51">е</text:span>) итерировани<text:span text:style-name="T51">е</text:span> сразу по нескольким коллекциям.</text:p>
            <text:p text:style-name="kode"><text:span text:style-name="kode8">name = ['Timur', 'Ruslan', 'Rustam']</text:span></text:p>
            <text:p text:style-name="kode"><text:span text:style-name="kode8">age = [28, 21, 19]</text:span></text:p>
            <text:p text:style-name="kode"><text:span text:style-name="kode8"/></text:p>
            <text:p text:style-name="kode"><text:span text:style-name="kode8">for x, y in zip(name, age):</text:span></text:p>
            <text:p text:style-name="kode"><text:span text:style-name="kode8"><text:s text:c="4"/>print(x, y)</text:span></text:p>
            <text:p text:style-name="P22"><text:span text:style-name="kode8">&gt;&gt;&gt; </text:span></text:p>
            <text:p text:style-name="kode"><text:span text:style-name="kode8">Timur 28</text:span></text:p>
            <text:p text:style-name="kode"><text:span text:style-name="kode8">Ruslan 21</text:span></text:p>
            <text:p text:style-name="kode"><text:span text:style-name="kode8">Rustam 19</text:span></text:p>
          </table:table-cell>
        </table:table-row>
        <table:table-row table:style-name="Таблица6.1">
          <table:table-cell table:style-name="Таблица6.A2" office:value-type="string">
            <text:p text:style-name="kode"><text:span text:style-name="Strong_20_Emphasis">Примечание 1.</text:span></text:p>
            <text:p text:style-name="kode">итераторы можно обойти циклом<text:span text:style-name="T419"> </text:span><text:span text:style-name="Source_20_Text">for</text:span>; </text:p>
            <text:p text:style-name="kode">итератор можно преобразовать в список или кортеж, с помощью функций<text:span text:style-name="T419"> </text:span><text:span text:style-name="Source_20_Text">list()</text:span><text:span text:style-name="Source_20_Text"><text:span text:style-name="T419"> </text:span></text:span>и<text:span text:style-name="T419"> </text:span><text:span text:style-name="Source_20_Text">tuple()</text:span>; </text:p>
            <text:p text:style-name="kode">итератор можно распаковать с помощью<text:span text:style-name="T419"> </text:span><text:span text:style-name="Source_20_Text">*</text:span></text:p>
          </table:table-cell>
        </table:table-row>
        <table:table-row table:style-name="Таблица6.1">
          <table:table-cell table:style-name="Таблица6.A2" office:value-type="string">
            <text:p text:style-name="kode"><text:span text:style-name="Strong_20_Emphasis">Примечание </text:span><text:span text:style-name="Strong_20_Emphasis"><text:span text:style-name="T7">2</text:span></text:span><text:span text:style-name="Strong_20_Emphasis">.</text:span> <text:span text:style-name="T51">Можно</text:span> использовать одновременно функции <text:span text:style-name="Source_20_Text">zip()</text:span> и <text:span text:style-name="Source_20_Text">enumerate()</text:span>:</text:p>
            <text:p text:style-name="kode"><text:span text:style-name="kode8">list1 = ['a1', 'a2', 'a3']</text:span></text:p>
            <text:p text:style-name="kode"><text:span text:style-name="kode8">list2 = ['b1', 'b2', 'b3']</text:span></text:p>
            <text:p text:style-name="kode"><text:span text:style-name="kode8"/></text:p>
            <text:p text:style-name="kode"><text:span text:style-name="kode8">for index, (item1, item2) in enumerate(zip(list1, list2)):</text:span></text:p>
            <text:p text:style-name="kode"><text:span text:style-name="kode8"><text:s text:c="4"/>print(index, item1, item2)</text:span></text:p>
            <text:p text:style-name="P22"><text:span text:style-name="kode8">&gt;&gt;&gt;</text:span></text:p>
            <text:p text:style-name="kode"><text:span text:style-name="kode8">0 a1 b1</text:span></text:p>
            <text:p text:style-name="kode"><text:span text:style-name="kode8">1 a2 b2</text:span></text:p>
            <text:p text:style-name="kode"><text:span text:style-name="kode8">2 a3 b3</text:span></text:p>
          </table:table-cell>
        </table:table-row>
      </table:table>
      <text:p text:style-name="P84"/>
      <text:h text:style-name="P405" text:outline-level="6"/>
      <text:h text:style-name="P407" text:outline-level="6">Функция reduce()</text:h>
      <table:table table:name="Таблица60" table:style-name="Таблица60">
        <table:table-column table:style-name="Таблица60.A"/>
        <table:table-row table:style-name="Таблица60.1">
          <table:table-cell table:style-name="Таблица60.A1" office:value-type="string">
            <text:p text:style-name="P29">Функция reduce()</text:p>
          </table:table-cell>
        </table:table-row>
        <table:table-row table:style-name="Таблица60.1">
          <table:table-cell table:style-name="Таблица60.A2" office:value-type="string">
            <text:p text:style-name="kode"><text:span text:style-name="T33">Задача</text:span><text:span text:style-name="T384"> </text:span>агрегаци<text:span text:style-name="T387">и</text:span> результата — формирование одного результирующего значения при<text:span text:style-name="T384"> </text:span>комбинации элементов<text:span text:style-name="T384"> </text:span>с использованием<text:span text:style-name="T384"> </text:span>аргумента-аккумулятора.</text:p>
            <text:p text:style-name="P61">Типичные примеры агрегации — сумма всех элементов списка<text:span text:style-name="T384"> </text:span>или их<text:span text:style-name="T384"> </text:span>произведение.</text:p>
          </table:table-cell>
        </table:table-row>
        <table:table-row table:style-name="Таблица60.1">
          <table:table-cell table:style-name="Таблица60.A6" office:value-type="string">
            <text:p text:style-name="P61"><text:span text:style-name="kode8">numbers = [1, 2, 3, 4, 5]</text:span></text:p>
            <text:p text:style-name="P61"><text:span text:style-name="kode8">total = 0</text:span></text:p>
            <text:p text:style-name="P61"><text:span text:style-name="kode8">product = 1</text:span></text:p>
            <text:p text:style-name="P61"><text:span text:style-name="kode8">for num in numbers:</text:span></text:p>
            <text:p text:style-name="P61"><text:span text:style-name="kode8"><text:s text:c="4"/>total += num</text:span></text:p>
            <text:p text:style-name="P61"><text:span text:style-name="kode8"><text:s text:c="4"/>product *= num</text:span></text:p>
            <text:p text:style-name="P61"><text:span text:style-name="kode8"/></text:p>
            <text:p text:style-name="P61"><text:span text:style-name="kode8">print(total) <text:s text:c="2"/>&gt;&gt;&gt; 15</text:span></text:p>
            <text:p text:style-name="P61"><text:span text:style-name="kode8">print(product) <text:s text:c="2"/>&gt;&gt;&gt; 120</text:span></text:p>
          </table:table-cell>
        </table:table-row>
        <table:table-row table:style-name="Таблица60.1">
          <table:table-cell table:style-name="Таблица60.A6" office:value-type="string">
            <text:p text:style-name="P60">С точки зрения математики сумма 1+2+3+4+5 может быть выражена как:</text:p>
            <text:p text:style-name="P62">(((((0+1)+2)+3)+4)+5).</text:p>
            <text:p text:style-name="P62">Нуль здесь – аккумулятор, точнее его начальное значение. Он не добавляет к сумме ничего, поэтому<text:span text:style-name="T404"> </text:span>может служить отправной точкой. </text:p>
            <text:p text:style-name="P62">А еще нуль будет результатом, если входной список пуст.</text:p>
            <text:p text:style-name="P62"><text:span text:style-name="T31">Э</text:span>тот цикл<text:span text:style-name="T404"> </text:span>будет выглядеть одинаково практически во всех случаях. </text:p>
            <text:p text:style-name="P62">Меняться будет только начальное значение аккумулятора (0 для суммы, 1 для произведения и т.д.) и операция, которая комбинирует элемент и аккумулятор. </text:p>
            <text:p text:style-name="P60"><text:span text:style-name="kode8">def reduce(operation, items, initial_value):</text:span></text:p>
            <text:p text:style-name="P60"><text:span text:style-name="kode8"><text:s text:c="4"/>acc = initial_value</text:span></text:p>
            <text:p text:style-name="P60"><text:span text:style-name="kode8"><text:s text:c="4"/>for item in items:</text:span></text:p>
            <text:p text:style-name="P60"><text:span text:style-name="kode8"><text:s text:c="8"/>acc = operation(acc, item)</text:span></text:p>
            <text:p text:style-name="P60"><text:span text:style-name="kode8"><text:s text:c="4"/>return acc</text:span></text:p>
          </table:table-cell>
        </table:table-row>
        <table:table-row table:style-name="Таблица60.1">
          <table:table-cell table:style-name="Таблица60.A5" office:value-type="string">
            <text:p text:style-name="P60"><text:span text:style-name="kode8">def add(x, y):</text:span></text:p>
            <text:p text:style-name="P60"><text:span text:style-name="kode8"><text:s text:c="4"/>return x+y</text:span></text:p>
            <text:p text:style-name="P60"><text:span text:style-name="kode8"/></text:p>
            <text:p text:style-name="P60"><text:span text:style-name="kode8">def mult(x, y):</text:span></text:p>
            <text:p text:style-name="P60"><text:span text:style-name="kode8"><text:s text:c="4"/>return x*y</text:span></text:p>
            <text:p text:style-name="P60"><text:span text:style-name="kode8"/></text:p>
            <text:p text:style-name="P60"><text:span text:style-name="kode8">numbers = [1, 2, 3, 4, 5]</text:span></text:p>
            <text:p text:style-name="P60"><text:span text:style-name="kode8">total = reduce(add, numbers, 0)</text:span></text:p>
            <text:p text:style-name="P60"><text:span text:style-name="kode8">product = reduce(mult, numbers, 1)</text:span></text:p>
            <text:p text:style-name="P60"><text:span text:style-name="kode8">print(total) <text:s text:c="2"/>&gt;&gt;&gt; 15</text:span></text:p>
            <text:p text:style-name="P60"><text:span text:style-name="kode8">print(product) <text:s text:c="2"/>&gt;&gt;&gt; 120</text:span></text:p>
          </table:table-cell>
        </table:table-row>
        <table:table-row table:style-name="Таблица60.1">
          <table:table-cell table:style-name="Таблица60.A6" office:value-type="string">
            <text:p text:style-name="P63">В математике определенная нами функция <text:span text:style-name="Source_20_Text">reduce()</text:span> называется<text:span text:style-name="T385"> </text:span><text:span text:style-name="T59">левая свёртка</text:span> (left fold), по сути, мы сворачиваем список в одно значение, начиная слева. </text:p>
            <text:p text:style-name="P63">Существует ещё и<text:span text:style-name="T385"> </text:span>правая свёртка (right fold). </text:p>
            <text:p text:style-name="P63">В большинстве случаев обе свёртки дают одинаковый результат, если применяемая операция<text:span text:style-name="T385"> </text:span>ассоциативна.</text:p>
          </table:table-cell>
        </table:table-row>
        <table:table-row table:style-name="Таблица60.1">
          <table:table-cell table:style-name="Таблица60.A7" office:value-type="string">
            <text:p text:style-name="P24"><text:span text:style-name="T423">встроенная ф</text:span>ункция reduce()</text:p>
          </table:table-cell>
        </table:table-row>
        <table:table-row table:style-name="Таблица60.1">
          <table:table-cell table:style-name="Таблица60.A9" office:value-type="string">
            <text:p text:style-name="kode"><text:bookmark-start text:name="__DdeLink__28856_3108873567"/><text:span text:style-name="Source_20_Text"><text:span text:style-name="T59">from functools import reduce</text:span></text:span></text:p>
            <text:p text:style-name="kode"><text:span text:style-name="Source_20_Text"><text:span text:style-name="T59">reduce(func, iterable, initializer=None)</text:span></text:span><text:bookmark-end text:name="__DdeLink__28856_3108873567"/></text:p>
            <text:p text:style-name="P65"><text:span text:style-name="Source_20_Text"><text:span text:style-name="T390"># </text:span></text:span><text:span text:style-name="Source_20_Text">Если начальное значение не установлено, то в его качестве используется</text:span><text:span text:style-name="Source_20_Text"><text:span text:style-name="T406"> </text:span></text:span><text:span text:style-name="Source_20_Text">первое значение из последовательности iterable.</text:span></text:p>
          </table:table-cell>
        </table:table-row>
        <table:table-row table:style-name="Таблица60.1">
          <table:table-cell table:style-name="Таблица60.A9" office:value-type="string">
            <text:p text:style-name="P126">Функция <text:span text:style-name="Source_20_Text">reduce()</text:span> как и функции <text:span text:style-name="Source_20_Text">map()</text:span> и <text:span text:style-name="Source_20_Text">filter()</text:span> может принимать любой итерируемый объект.</text:p>
          </table:table-cell>
        </table:table-row>
        <table:table-row table:style-name="Таблица60.1">
          <table:table-cell table:style-name="Таблица60.A10" office:value-type="string">
            <text:p text:style-name="kode"><text:span text:style-name="kode8">from functools import reduce</text:span></text:p>
            <text:p text:style-name="kode"><text:span text:style-name="kode8"/></text:p>
            <text:p text:style-name="kode"><text:span text:style-name="kode8">def func(a, b):</text:span></text:p>
            <text:p text:style-name="kode"><text:span text:style-name="kode8"><text:s text:c="4"/>return a + b</text:span></text:p>
            <text:p text:style-name="kode"><text:span text:style-name="kode8"/></text:p>
            <text:p text:style-name="kode"><text:span text:style-name="kode8">numbers = [1, 2, 3, 4, 5, 6, 7, 8, 9, 10]</text:span></text:p>
            <text:p text:style-name="kode"><text:span text:style-name="kode8">total = reduce(func, numbers, 0) <text:s text:c="2"/># в качестве начального значения 0</text:span></text:p>
            <text:p text:style-name="kode"><text:span text:style-name="kode8">print(total) <text:s text:c="2"/>&gt;&gt;&gt; 55</text:span></text:p>
          </table:table-cell>
        </table:table-row>
        <table:table-row table:style-name="Таблица60.1">
          <table:table-cell table:style-name="Таблица60.A11" office:value-type="string">
            <text:p text:style-name="P65"><text:span text:style-name="kode8">total = reduce(func, numbers) <text:s text:c="2"/># в качестве начального значения первый элемент списка numbers</text:span></text:p>
          </table:table-cell>
        </table:table-row>
        <table:table-row table:style-name="Таблица60.1">
          <table:table-cell table:style-name="Таблица60.A12" office:value-type="string">
            <text:p text:style-name="P66">Функция <text:span text:style-name="Source_20_Text">reduce()</text:span> во второй версии языка Python была встроенной, но в Python 3<text:span text:style-name="T406"> </text:span>ее решили перенести в модуль <text:span text:style-name="Source_20_Text">functools</text:span>. </text:p>
          </table:table-cell>
        </table:table-row>
      </table:table>
      <text:p text:style-name="P57"/>
      <text:p text:style-name="P57"/>
      <text:h text:style-name="P407" text:outline-level="6">Модуль operator</text:h>
      <table:table table:name="Таблица61" table:style-name="Таблица61">
        <table:table-column table:style-name="Таблица61.A" table:number-columns-repeated="3"/>
        <table:table-row table:style-name="TableLine94519020100112">
          <table:table-cell table:style-name="Таблица61.A1" table:number-columns-spanned="3" office:value-type="string">
            <text:p text:style-name="P30">Модуль operator</text:p>
          </table:table-cell>
          <table:covered-table-cell/>
          <table:covered-table-cell/>
        </table:table-row>
        <table:table-row table:style-name="TableLine94519020141568">
          <table:table-cell table:style-name="Таблица61.A21" table:number-columns-spanned="3" office:value-type="string">
            <text:p text:style-name="kode"><text:span text:style-name="T42">Для стандартных</text:span> математически<text:span text:style-name="T408">х</text:span> операци<text:span text:style-name="T408">й</text:span><text:span text:style-name="T405"> </text:span>можно использовать уже реализованные функции из модуля <text:span text:style-name="Source_20_Text">operator</text:span>.</text:p>
          </table:table-cell>
          <table:covered-table-cell/>
          <table:covered-table-cell/>
        </table:table-row>
        <table:table-row table:style-name="TableLine94519020184560">
          <table:table-cell table:style-name="Таблица61.A3" office:value-type="string">
            <text:p text:style-name="P68"><text:span text:style-name="Strong_20_Emphasis">Операция</text:span> </text:p>
          </table:table-cell>
          <table:table-cell table:style-name="Таблица61.A3" office:value-type="string">
            <text:p text:style-name="P68"><text:span text:style-name="Strong_20_Emphasis">Синтаксис</text:span> </text:p>
          </table:table-cell>
          <table:table-cell table:style-name="Таблица61.C3" office:value-type="string">
            <text:p text:style-name="P68"><text:span text:style-name="Strong_20_Emphasis">Функция</text:span> </text:p>
          </table:table-cell>
        </table:table-row>
        <table:table-row table:style-name="TableLine94519020188512">
          <table:table-cell table:style-name="Таблица61.A17" office:value-type="string">
            <text:p text:style-name="P68">Addition </text:p>
          </table:table-cell>
          <table:table-cell table:style-name="Таблица61.B17" office:value-type="string">
            <text:p text:style-name="P67">a + b</text:p>
          </table:table-cell>
          <table:table-cell table:style-name="Таблица61.C17" office:value-type="string">
            <text:p text:style-name="P68"><text:span text:style-name="Source_20_Text">add(a, b)</text:span></text:p>
          </table:table-cell>
        </table:table-row>
        <table:table-row table:style-name="TableLine94519020190496">
          <table:table-cell table:style-name="Таблица61.A17" office:value-type="string">
            <text:p text:style-name="P68">Containment Test <text:s/></text:p>
          </table:table-cell>
          <table:table-cell table:style-name="Таблица61.B17" office:value-type="string">
            <text:p text:style-name="P68"><text:span text:style-name="Source_20_Text">obj in seq</text:span> </text:p>
          </table:table-cell>
          <table:table-cell table:style-name="Таблица61.C17" office:value-type="string">
            <text:p text:style-name="P68"><text:span text:style-name="Source_20_Text">contains(seq, obj)</text:span></text:p>
          </table:table-cell>
        </table:table-row>
        <table:table-row table:style-name="TableLine94519020191456">
          <table:table-cell table:style-name="Таблица61.A17" office:value-type="string">
            <text:p text:style-name="P68">Division <text:s/></text:p>
          </table:table-cell>
          <table:table-cell table:style-name="Таблица61.B17" office:value-type="string">
            <text:p text:style-name="P68"><text:span text:style-name="Source_20_Text">a / b</text:span></text:p>
          </table:table-cell>
          <table:table-cell table:style-name="Таблица61.C17" office:value-type="string">
            <text:p text:style-name="P68"><text:span text:style-name="Source_20_Text">truediv(a, b)</text:span></text:p>
          </table:table-cell>
        </table:table-row>
        <table:table-row table:style-name="TableLine94519020192368">
          <table:table-cell table:style-name="Таблица61.A17" office:value-type="string">
            <text:p text:style-name="P68">Division <text:s/></text:p>
          </table:table-cell>
          <table:table-cell table:style-name="Таблица61.B17" office:value-type="string">
            <text:p text:style-name="P68"><text:span text:style-name="Source_20_Text">a // b</text:span></text:p>
          </table:table-cell>
          <table:table-cell table:style-name="Таблица61.C17" office:value-type="string">
            <text:p text:style-name="P68"><text:span text:style-name="Source_20_Text">floordiv(a, b)</text:span></text:p>
          </table:table-cell>
        </table:table-row>
        <table:table-row table:style-name="TableLine94519020193600">
          <table:table-cell table:style-name="Таблица61.A17" office:value-type="string">
            <text:p text:style-name="P68">Exponentiation <text:s/></text:p>
          </table:table-cell>
          <table:table-cell table:style-name="Таблица61.B17" office:value-type="string">
            <text:p text:style-name="P68"><text:span text:style-name="Source_20_Text">a ** b</text:span></text:p>
          </table:table-cell>
          <table:table-cell table:style-name="Таблица61.C17" office:value-type="string">
            <text:p text:style-name="P68"><text:span text:style-name="Source_20_Text">pow(a, b)</text:span></text:p>
          </table:table-cell>
        </table:table-row>
        <table:table-row table:style-name="TableLine94519020194560">
          <table:table-cell table:style-name="Таблица61.A17" office:value-type="string">
            <text:p text:style-name="P68">Modulo <text:s/></text:p>
          </table:table-cell>
          <table:table-cell table:style-name="Таблица61.B17" office:value-type="string">
            <text:p text:style-name="P68"><text:span text:style-name="Source_20_Text">a % b</text:span></text:p>
          </table:table-cell>
          <table:table-cell table:style-name="Таблица61.C17" office:value-type="string">
            <text:p text:style-name="P68"><text:span text:style-name="Source_20_Text">mod(a, b)</text:span></text:p>
          </table:table-cell>
        </table:table-row>
        <table:table-row table:style-name="TableLine94519020195440">
          <table:table-cell table:style-name="Таблица61.A17" office:value-type="string">
            <text:p text:style-name="P68">Multiplication <text:s/></text:p>
          </table:table-cell>
          <table:table-cell table:style-name="Таблица61.B17" office:value-type="string">
            <text:p text:style-name="P68"><text:span text:style-name="Source_20_Text">a * b</text:span></text:p>
          </table:table-cell>
          <table:table-cell table:style-name="Таблица61.C17" office:value-type="string">
            <text:p text:style-name="P68"><text:span text:style-name="Source_20_Text">mul(a, b)</text:span></text:p>
          </table:table-cell>
        </table:table-row>
        <table:table-row table:style-name="TableLine94519020196400">
          <table:table-cell table:style-name="Таблица61.A17" office:value-type="string">
            <text:p text:style-name="P68">Negation (Arithmetic) <text:s text:c="2"/></text:p>
          </table:table-cell>
          <table:table-cell table:style-name="Таблица61.B17" office:value-type="string">
            <text:p text:style-name="P68"><text:span text:style-name="Source_20_Text">-a</text:span></text:p>
          </table:table-cell>
          <table:table-cell table:style-name="Таблица61.C17" office:value-type="string">
            <text:p text:style-name="P68"><text:span text:style-name="Source_20_Text">neg(a)</text:span></text:p>
          </table:table-cell>
        </table:table-row>
        <table:table-row table:style-name="TableLine94519020197360">
          <table:table-cell table:style-name="Таблица61.A17" office:value-type="string">
            <text:p text:style-name="P68">Subtraction <text:s/></text:p>
          </table:table-cell>
          <table:table-cell table:style-name="Таблица61.B17" office:value-type="string">
            <text:p text:style-name="P69"><text:span text:style-name="Source_20_Text">a - b</text:span> </text:p>
          </table:table-cell>
          <table:table-cell table:style-name="Таблица61.C17" office:value-type="string">
            <text:p text:style-name="P68"><text:span text:style-name="Source_20_Text">sub(a, b)</text:span></text:p>
          </table:table-cell>
        </table:table-row>
        <table:table-row table:style-name="TableLine94519020198320">
          <table:table-cell table:style-name="Таблица61.A17" office:value-type="string">
            <text:p text:style-name="P68">Ordering <text:s/></text:p>
          </table:table-cell>
          <table:table-cell table:style-name="Таблица61.B17" office:value-type="string">
            <text:p text:style-name="P69"><text:span text:style-name="Source_20_Text">a &lt; b</text:span> </text:p>
          </table:table-cell>
          <table:table-cell table:style-name="Таблица61.C17" office:value-type="string">
            <text:p text:style-name="P68"><text:span text:style-name="Source_20_Text">lt(a, b)</text:span></text:p>
          </table:table-cell>
        </table:table-row>
        <table:table-row table:style-name="TableLine94519020199280">
          <table:table-cell table:style-name="Таблица61.A17" office:value-type="string">
            <text:p text:style-name="P68">Ordering <text:s/></text:p>
          </table:table-cell>
          <table:table-cell table:style-name="Таблица61.B17" office:value-type="string">
            <text:p text:style-name="P69"><text:span text:style-name="Source_20_Text">a &lt;= b</text:span></text:p>
          </table:table-cell>
          <table:table-cell table:style-name="Таблица61.C17" office:value-type="string">
            <text:p text:style-name="P68"><text:span text:style-name="Source_20_Text">le(a, b)</text:span></text:p>
          </table:table-cell>
        </table:table-row>
        <table:table-row table:style-name="TableLine94519020200240">
          <table:table-cell table:style-name="Таблица61.A17" office:value-type="string">
            <text:p text:style-name="P68">Equality <text:s/></text:p>
          </table:table-cell>
          <table:table-cell table:style-name="Таблица61.B17" office:value-type="string">
            <text:p text:style-name="P69"><text:span text:style-name="Source_20_Text">a == b</text:span> </text:p>
          </table:table-cell>
          <table:table-cell table:style-name="Таблица61.C17" office:value-type="string">
            <text:p text:style-name="P68"><text:span text:style-name="Source_20_Text">eq(a, b)</text:span></text:p>
          </table:table-cell>
        </table:table-row>
        <table:table-row table:style-name="TableLine94519020201200">
          <table:table-cell table:style-name="Таблица61.A17" office:value-type="string">
            <text:p text:style-name="P68">Difference <text:s/></text:p>
          </table:table-cell>
          <table:table-cell table:style-name="Таблица61.B17" office:value-type="string">
            <text:p text:style-name="P69"><text:span text:style-name="Source_20_Text">a != b</text:span> </text:p>
          </table:table-cell>
          <table:table-cell table:style-name="Таблица61.C17" office:value-type="string">
            <text:p text:style-name="P68"><text:span text:style-name="Source_20_Text">ne(a, b)</text:span></text:p>
          </table:table-cell>
        </table:table-row>
        <table:table-row table:style-name="TableLine94519020202160">
          <table:table-cell table:style-name="Таблица61.A17" office:value-type="string">
            <text:p text:style-name="P68">Ordering </text:p>
          </table:table-cell>
          <table:table-cell table:style-name="Таблица61.B17" office:value-type="string">
            <text:p text:style-name="P69"><text:span text:style-name="Source_20_Text">a &gt;= b</text:span> <text:s/></text:p>
          </table:table-cell>
          <table:table-cell table:style-name="Таблица61.C17" office:value-type="string">
            <text:p text:style-name="P68"><text:span text:style-name="Source_20_Text">ge(a, b)</text:span></text:p>
          </table:table-cell>
        </table:table-row>
        <table:table-row table:style-name="TableLine94519020203120">
          <table:table-cell table:style-name="Таблица61.A18" office:value-type="string">
            <text:p text:style-name="P68">Ordering </text:p>
          </table:table-cell>
          <table:table-cell table:style-name="Таблица61.B18" office:value-type="string">
            <text:p text:style-name="P69"><text:span text:style-name="Source_20_Text">a &gt; b</text:span> </text:p>
          </table:table-cell>
          <table:table-cell table:style-name="Таблица61.C18" office:value-type="string">
            <text:p text:style-name="P68"><text:span text:style-name="Source_20_Text">gt(a, b)</text:span></text:p>
          </table:table-cell>
        </table:table-row>
        <table:table-row table:style-name="TableLine94519020205520">
          <table:table-cell table:style-name="Таблица61.A21" table:number-columns-spanned="3" office:value-type="string">
            <text:p text:style-name="kode"><text:span text:style-name="kode8">from operator import * <text:s text:c="4"/># <text:s/>импортируем все функции</text:span></text:p>
            <text:p text:style-name="kode"><text:span text:style-name="kode8"/></text:p>
            <text:p text:style-name="kode"><text:span text:style-name="kode8">print(add(10, 20)) <text:s text:c="6"/>&gt;&gt;&gt; 30 <text:s text:c="4"/># <text:s/>сумма</text:span></text:p>
            <text:p text:style-name="kode"><text:span text:style-name="kode8">print(floordiv(20, 3)) <text:s text:c="2"/>&gt;&gt;&gt; 6 <text:s text:c="5"/># <text:s/>целочисленное деление</text:span></text:p>
            <text:p text:style-name="kode"><text:span text:style-name="kode8">print(neg(9)) <text:s text:c="11"/>&gt;&gt;&gt; -9 <text:s text:c="4"/># <text:s/>смена знака</text:span></text:p>
            <text:p text:style-name="kode"><text:span text:style-name="kode8">print(lt(2, 3)) <text:s text:c="9"/>&gt;&gt;&gt; True <text:s text:c="2"/># <text:s/>проверка на неравенство &lt;</text:span></text:p>
            <text:p text:style-name="kode"><text:span text:style-name="kode8">print(lt(10, 8)) <text:s text:c="8"/>&gt;&gt;&gt; False <text:s/># <text:s/>проверка на неравенство &lt;</text:span></text:p>
            <text:p text:style-name="kode"><text:span text:style-name="kode8">print(eq(5, 5)) <text:s text:c="9"/>&gt;&gt;&gt; True <text:s text:c="2"/># <text:s/>проверка на равенство ==</text:span></text:p>
            <text:p text:style-name="kode"><text:span text:style-name="kode8">print(eq(5, 9)) <text:s text:c="9"/>&gt;&gt;&gt; False <text:s/># <text:s/>проверка на равенство ==</text:span></text:p>
          </table:table-cell>
          <table:covered-table-cell/>
          <table:covered-table-cell/>
        </table:table-row>
        <table:table-row table:style-name="TableLine94519020206368">
          <table:table-cell table:style-name="Таблица61.A21" table:number-columns-spanned="3" office:value-type="string">
            <text:p text:style-name="kode"><text:span text:style-name="kode8">from functools import reduce</text:span></text:p>
            <text:p text:style-name="kode"><text:span text:style-name="kode8">import operator</text:span></text:p>
            <text:p text:style-name="kode"><text:span text:style-name="kode8"/></text:p>
            <text:p text:style-name="kode"><text:span text:style-name="kode8">words = ['Testing ', 'shows ', 'the ', 'presence', ', ', 'not ', 'the ', 'absence ', 'of ', 'bugs'] </text:span></text:p>
            <text:p text:style-name="kode"><text:span text:style-name="kode8">numbers = [1, 2, -6, -4, 3, 9, 0, -6, -1]</text:span></text:p>
            <text:p text:style-name="kode"><text:span text:style-name="kode8"/></text:p>
            <text:p text:style-name="kode"><text:span text:style-name="kode8">opposite_numbers = list(map(operator.neg, numbers)) <text:s text:c="3"/># <text:s/>смена знаков элементов списка</text:span></text:p>
            <text:p text:style-name="kode"><text:span text:style-name="kode8">concat_words = reduce(operator.add, words) <text:s text:c="12"/># <text:s/>конкатенация элементов списка</text:span></text:p>
            <text:p text:style-name="kode"><text:span text:style-name="kode8"/></text:p>
            <text:p text:style-name="P106"><text:span text:style-name="kode8">print(opposite_numbers)</text:span><text:span text:style-name="kode8"><text:span text:style-name="T409"> <text:s text:c="2"/>&gt;&gt;&gt; </text:span></text:span><text:span text:style-name="kode8">[-1, -2, 6, 4, -3, -9, 0, 6, 1]</text:span></text:p>
            <text:p text:style-name="P106"><text:span text:style-name="kode8">print(concat_words)</text:span><text:span text:style-name="kode8"><text:span text:style-name="T409"> <text:s text:c="6"/>&gt;&gt;&gt; </text:span></text:span><text:span text:style-name="kode8">Testing shows the presence, not the absence of bugs</text:span></text:p>
          </table:table-cell>
          <table:covered-table-cell/>
          <table:covered-table-cell/>
        </table:table-row>
        <table:table-row table:style-name="TableLine94519020207056">
          <table:table-cell table:style-name="Таблица61.A21" table:number-columns-spanned="3" office:value-type="string">
            <text:p text:style-name="kode">Модуль <text:span text:style-name="Source_20_Text">operator</text:span> реализован на языке <text:span text:style-name="Source_20_Text">C</text:span>,<text:span text:style-name="T424"> </text:span>поэтому функции этого модуля работают в разы быстрее, чем самописные функции в Python.</text:p>
          </table:table-cell>
          <table:covered-table-cell/>
          <table:covered-table-cell/>
        </table:table-row>
        <table:table-row table:style-name="TableLine94519020207744">
          <table:table-cell table:style-name="Таблица61.A22" table:number-columns-spanned="3" office:value-type="string">
            <text:p text:style-name="kode"><text:span text:style-name="T59">строковые методы в виде функций</text:span><text:span text:style-name="T42"> можно</text:span> получить через название типа <text:span text:style-name="Source_20_Text">str</text:span>.</text:p>
            <text:p text:style-name="kode"><text:span text:style-name="kode8">pets = ['alfred', 'tabitha', 'william', 'arla']</text:span></text:p>
            <text:p text:style-name="kode"><text:span text:style-name="kode8">chars = ['x', 'y', '2', '3', 'a']</text:span></text:p>
            <text:p text:style-name="kode"><text:span text:style-name="kode8"><text:s/></text:span></text:p>
            <text:p text:style-name="kode"><text:span text:style-name="kode8">uppered_pets = list(map(str.upper, pets))</text:span></text:p>
            <text:p text:style-name="kode"><text:span text:style-name="kode8">capitalized_pets = list(map(str.capitalize, pets))</text:span></text:p>
            <text:p text:style-name="kode"><text:span text:style-name="kode8">only_letters = list(filter(str.isalpha, chars))</text:span></text:p>
            <text:p text:style-name="kode"><text:span text:style-name="kode8"/></text:p>
            <text:p text:style-name="P105"><text:span text:style-name="kode8">print(uppered_pets) <text:s text:c="2"/>&gt;&gt;&gt; ['ALFRED', 'TABITHA', 'WILLIAM', 'ARLA']</text:span></text:p>
            <text:p text:style-name="P105"><text:span text:style-name="kode8">print(capitalized_pets) <text:s text:c="2"/>&gt;&gt;&gt; ['Alfred', 'Tabitha', 'William', 'Arla']</text:span></text:p>
            <text:p text:style-name="P105"><text:span text:style-name="kode8">print(only_letters) <text:s text:c="2"/>&gt;&gt;&gt; ['x', 'y', 'a']</text:span></text:p>
          </table:table-cell>
          <table:covered-table-cell/>
          <table:covered-table-cell/>
        </table:table-row>
        <table:table-row table:style-name="TableLine94519020208912">
          <table:table-cell table:style-name="Таблица61.A23" table:number-columns-spanned="3" office:value-type="string">
            <text:p text:style-name="kode"/>
          </table:table-cell>
          <table:covered-table-cell/>
          <table:covered-table-cell/>
        </table:table-row>
      </table:table>
      <text:p text:style-name="P57"/>
      <text:h text:style-name="P410" text:outline-level="6">Функции isinstance и type для проверки типов данных</text:h>
      <table:table table:name="Таблица12" table:style-name="Таблица12">
        <table:table-column table:style-name="Таблица12.A"/>
        <table:table-row table:style-name="TableLine94519020210928">
          <table:table-cell table:style-name="Таблица12.A1" office:value-type="string">
            <text:p text:style-name="P223">функци<text:span text:style-name="T376">я</text:span> isinstance()<text:span text:style-name="T28"> -</text:span> выполня<text:span text:style-name="T376">ет</text:span> проверку на принадлежность объекта определенным типам данных</text:p>
          </table:table-cell>
        </table:table-row>
        <table:table-row table:style-name="TableLine94519020249632">
          <table:table-cell table:style-name="Таблица12.A2" office:value-type="string">
            <text:p text:style-name="P223"><text:span text:style-name="kode8">a = 5</text:span></text:p>
            <text:p text:style-name="P223"><text:span text:style-name="kode8">isinstance(a, int)</text:span></text:p>
            <text:p text:style-name="P223"><text:span text:style-name="kode8">&gt;&gt;&gt; True</text:span></text:p>
            <text:p text:style-name="P223"><text:span text:style-name="kode8"/></text:p>
            <text:p text:style-name="P223"><text:span text:style-name="kode8">isinstance(a, float)</text:span></text:p>
            <text:p text:style-name="P223"><text:span text:style-name="kode8">&gt;&gt;&gt; False</text:span></text:p>
          </table:table-cell>
        </table:table-row>
        <table:table-row table:style-name="TableLine94519020251136">
          <table:table-cell table:style-name="Таблица12.A2" office:value-type="string">
            <text:p text:style-name="P223">Но есть один нюанс, связанный с булевым типом данных. </text:p>
            <text:p text:style-name="P223"><text:span text:style-name="kode8">b = True</text:span></text:p>
            <text:p text:style-name="P223"><text:span text:style-name="kode8">isinstance(b, bool)</text:span></text:p>
            <text:p text:style-name="P223"><text:span text:style-name="kode8">&gt;&gt;&gt; True</text:span></text:p>
            <text:p text:style-name="P223"><text:span text:style-name="kode8">isinstance(b, int)</text:span></text:p>
            <text:p text:style-name="P223"><text:span text:style-name="kode8">&gt;&gt;&gt; True. </text:span></text:p>
            <text:p text:style-name="P223">Это связано с особенностью реализацией типа bool. </text:p>
          </table:table-cell>
        </table:table-row>
        <table:table-row table:style-name="TableLine94519020251616">
          <table:table-cell table:style-name="Таблица12.A2" office:value-type="string">
            <text:p text:style-name="P223">Если нужна строгая проверка на типы, то лучше использовать функцию type(): </text:p>
            <text:p text:style-name="P223"><text:span text:style-name="kode8">type(b) == bool</text:span></text:p>
            <text:p text:style-name="P223"><text:span text:style-name="kode8">type(b) is bool</text:span></text:p>
            <text:p text:style-name="P223"><text:span text:style-name="kode8">type(b) is int</text:span></text:p>
            <text:p text:style-name="P223"><text:span text:style-name="kode8">type(b) in (bool, float, str) <text:s/># проверяем переменную b на три типа данных. </text:span></text:p>
          </table:table-cell>
        </table:table-row>
        <table:table-row table:style-name="TableLine94519020252176">
          <table:table-cell table:style-name="Таблица12.A2" office:value-type="string">
            <text:p text:style-name="P223">isinstance() в отличие от type() делает проверку с учетом иерархии наследования объектов и была разработана для проверки принадлежности объекта тому или иному <text:span text:style-name="T160">классу:</text:span> </text:p>
          </table:table-cell>
        </table:table-row>
        <table:table-row table:style-name="TableLine94519020252976">
          <table:table-cell table:style-name="Таблица12.A2" office:value-type="string">
            <text:p text:style-name="P223">Например, тип bool наследуется от int, поэтому isinstance() выдает True для обоих типов, когда b – булева переменная. </text:p>
            <text:p text:style-name="P223">А функция type() даст True только для типа bool. </text:p>
            <text:p text:style-name="P223">То есть, здесь проверка происходит без учета иерархии. <text:s/></text:p>
          </table:table-cell>
        </table:table-row>
        <table:table-row table:style-name="TableLine94519020253616">
          <table:table-cell table:style-name="Таблица12.A2" office:value-type="string">
            <text:p text:style-name="P223">Предположим, что у нас есть кортеж с произвольными данными: </text:p>
            <text:p text:style-name="P223"><text:span text:style-name="kode8">data = (4.5, 8.7, True, "книга", 8, 10, -11, [True, False])</text:span></text:p>
            <text:p text:style-name="P240"><text:span text:style-name="T209">Нужно</text:span><text:span text:style-name="T194"> вычислить сумму всех вещественных чисел этой коллекции. </text:span></text:p>
            <text:p text:style-name="P223"><text:span text:style-name="kode8"/></text:p>
            <text:p text:style-name="P223"><text:span text:style-name="kode8">s = 0</text:span></text:p>
            <text:p text:style-name="P223"><text:span text:style-name="kode8">for x in data:</text:span></text:p>
            <text:p text:style-name="P223"><text:span text:style-name="kode8"><text:s text:c="4"/>if isinstance(x, float):</text:span></text:p>
            <text:p text:style-name="P223"><text:span text:style-name="kode8"><text:s text:c="8"/>s += x</text:span></text:p>
            <text:p text:style-name="P223"><text:span text:style-name="kode8">print(s)</text:span></text:p>
            <text:p text:style-name="P223"><text:span text:style-name="kode8"/></text:p>
            <text:p text:style-name="P223"><text:span text:style-name="T378">Или </text:span>с использованием функции filter(): </text:p>
            <text:p text:style-name="P223"><text:span text:style-name="kode8">s = sum(filter(lambda x: isinstance(x, float), data))</text:span></text:p>
            <text:p text:style-name="P223"><text:span text:style-name="T377">(</text:span>работает быстрее, так как используются встроенные функции вместо цикла for<text:span text:style-name="T377">)</text:span></text:p>
          </table:table-cell>
        </table:table-row>
        <table:table-row table:style-name="TableLine94519020254256">
          <table:table-cell table:style-name="Таблица12.A2" office:value-type="string">
            <text:p text:style-name="P223">попробуем вычислить сумму целочисленных значений, просто изменив тип данных: </text:p>
            <text:p text:style-name="P223"><text:span text:style-name="kode8">s = sum(filter(lambda x: isinstance(x, int), data))</text:span></text:p>
            <text:p text:style-name="P223"><text:span text:style-name="kode8">&gt;&gt;&gt; 8</text:span></text:p>
            <text:p text:style-name="P223">так как в коллекции data присутствует булево значение True, которое интерпретируется как целое число 1. </text:p>
            <text:p text:style-name="P223"/>
            <text:p text:style-name="P223">Здесь лучше применять строгую проверку с использованием функции type(): </text:p>
            <text:p text:style-name="P223"><text:bookmark-start text:name="__DdeLink__24019_1786516103"/><text:span text:style-name="kode8">s = sum(filter(lambda x: type(x) is int, data))</text:span><text:bookmark-end text:name="__DdeLink__24019_1786516103"/></text:p>
            <text:p text:style-name="P223"><text:span text:style-name="kode8">&gt;&gt;&gt; 7. </text:span></text:p>
          </table:table-cell>
        </table:table-row>
        <table:table-row table:style-name="TableLine94519020254896">
          <table:table-cell table:style-name="Таблица12.A2" office:value-type="string">
            <text:p text:style-name="P223">С помощью функции isinstance() можно делать и множественные проверки. </text:p>
            <text:p text:style-name="P223"><text:span text:style-name="kode8">a = 5.5</text:span></text:p>
            <text:p text:style-name="P223"><text:bookmark-start text:name="__DdeLink__24017_1786516103"/><text:span text:style-name="kode8">isinstance(a, (int, float))</text:span><text:bookmark-end text:name="__DdeLink__24017_1786516103"/></text:p>
            <text:p text:style-name="P223">Это эквивалентно записи: </text:p>
            <text:p text:style-name="P223"><text:span text:style-name="kode8">isinstance(a, int) or isinstance(a, float)</text:span></text:p>
            <text:p text:style-name="P223">Но первый вариант короче и потому чаще используется на практике. </text:p>
          </table:table-cell>
        </table:table-row>
        <table:table-row table:style-name="TableLine94519020255456">
          <table:table-cell table:style-name="Таблица12.A2" office:value-type="string">
            <text:p text:style-name="P223"/>
          </table:table-cell>
        </table:table-row>
      </table:table>
      <text:p text:style-name="P86"/>
      <text:p text:style-name="P86"/>
      <text:h text:style-name="P410" text:outline-level="6">Функции all и any</text:h>
      <table:table table:name="Таблица13" table:style-name="Таблица13">
        <table:table-column table:style-name="Таблица13.A"/>
        <table:table-column table:style-name="Таблица13.B"/>
        <table:table-row table:style-name="Таблица13.1">
          <table:table-cell table:style-name="Таблица13.A1" table:number-columns-spanned="2" office:value-type="string">
            <text:p text:style-name="P79">функция all()</text:p>
          </table:table-cell>
          <table:covered-table-cell/>
        </table:table-row>
        <table:table-row table:style-name="Таблица13.1">
          <table:table-cell table:style-name="Таблица13.A2" table:number-columns-spanned="2" office:value-type="string">
            <text:p text:style-name="P73">на вход принимает итерируемый объект и все его значения приводит к булевым величинам<text:span text:style-name="T379">:</text:span></text:p>
            <text:p text:style-name="P73"><text:span text:style-name="T425">Возвращает True, Е</text:span>сли <text:span text:style-name="T59">все значения</text:span><text:span text:style-name="T425"> входящей последовательности</text:span> равны True. </text:p>
            <text:p text:style-name="P430"><text:span text:style-name="T200">Возвращает </text:span><text:span text:style-name="T217">False, е</text:span><text:span text:style-name="T194">сли же, хотя бы одно значение принимает False, то на выходе будет False</text:span></text:p>
          </table:table-cell>
          <table:covered-table-cell/>
        </table:table-row>
        <table:table-row table:style-name="Таблица13.1">
          <table:table-cell table:style-name="Таблица13.A3" table:number-columns-spanned="2" office:value-type="string">
            <text:p text:style-name="P123"><text:span text:style-name="Source_20_Text"><text:span text:style-name="T59">all(iterable)</text:span></text:span></text:p>
            <text:p text:style-name="P123"><text:span text:style-name="Source_20_Text">iterable</text:span><text:span text:style-name="Source_20_Text"><text:span text:style-name="T410"> </text:span></text:span><text:span text:style-name="T44">-</text:span> любой итерируемый объект:<text:span text:style-name="T410"> (</text:span>список; кортеж; строка; множество; словарь и т.д. <text:span text:style-name="T410">)</text:span></text:p>
            <text:p text:style-name="kode"><text:span text:style-name="kode8">print(all([True, True, True])) <text:s text:c="4"/># <text:s/>возвращает True, так как все значения списка равны True</text:span></text:p>
            <text:p text:style-name="P73"><text:span text:style-name="kode8">print(all([True, True, False])) <text:s text:c="3"/># <text:s/>возвращает False, так как не все значения списка равны True</text:span></text:p>
          </table:table-cell>
          <table:covered-table-cell/>
        </table:table-row>
        <table:table-row table:style-name="Таблица13.1">
          <table:table-cell table:style-name="Таблица13.A28" table:number-columns-spanned="2" office:value-type="string">
            <text:p text:style-name="P18"><text:span text:style-name="lib_5f_mono8">в Python все следующие значения приводятся к значению False:</text:span></text:p>
            <text:list xml:id="list2456562828" text:style-name="L2">
              <text:list-item>
                <text:p text:style-name="P415"><text:span text:style-name="lib_5f_mono8">константы None и False; </text:span></text:p>
              </text:list-item>
              <text:list-item>
                <text:p text:style-name="P415"><text:span text:style-name="lib_5f_mono8">нули всех числовых типов данных: 0, 0.0, 0j, Decimal(0), Fraction(0, 1); </text:span></text:p>
              </text:list-item>
              <text:list-item>
                <text:p text:style-name="P416"><text:span text:style-name="lib_5f_mono8">пустые коллекции: '', (), [], {}, set(), range(0). </text:span></text:p>
              </text:list-item>
            </text:list>
          </table:table-cell>
          <table:covered-table-cell/>
        </table:table-row>
        <table:table-row table:style-name="Таблица13.1">
          <table:table-cell table:style-name="Таблица13.A5" table:number-columns-spanned="2" office:value-type="string">
            <text:p text:style-name="P124"><text:span text:style-name="kode8">print(all([1, 2, 3])) <text:s text:c="4"/>&gt;&gt;&gt; True</text:span></text:p>
            <text:p text:style-name="P124"><text:span text:style-name="kode8">print(all([1, 2, 3, 0, 5])) <text:s/>&gt;&gt;&gt; False</text:span></text:p>
            <text:p text:style-name="P124"><text:span text:style-name="kode8">print(all([True, 0, 1])) <text:s text:c="3"/>&gt;&gt;&gt; False</text:span></text:p>
            <text:p text:style-name="P124"><text:span text:style-name="kode8">print(all(('', 'red', 'green'))) <text:s text:c="2"/>&gt;&gt;&gt; False</text:span></text:p>
            <text:p text:style-name="P124"><text:span text:style-name="kode8">print(all({0j, 3+4j})) <text:s text:c="2"/>&gt;&gt;&gt; False</text:span></text:p>
          </table:table-cell>
          <table:covered-table-cell/>
        </table:table-row>
        <table:table-row table:style-name="Таблица13.1">
          <table:table-cell table:style-name="Таблица13.A6" table:number-columns-spanned="2" office:value-type="string">
            <text:p text:style-name="P73">Работу этой функции можно повторить с помощью обычных булевых операций. </text:p>
            <text:p text:style-name="P73"><text:span text:style-name="kode8">all_res = True</text:span></text:p>
            <text:p text:style-name="P73"><text:span text:style-name="kode8">for x in a:</text:span></text:p>
            <text:p text:style-name="P73"><text:span text:style-name="kode8"><text:s text:c="4"/>all_res = all_res and bool(x)</text:span></text:p>
            <text:p text:style-name="P73"><text:span text:style-name="kode8">print(all_res)</text:span></text:p>
            <text:p text:style-name="P73">переменная<text:span text:style-name="T380"> all_res</text:span> сохранит начальное значение True только в том случае, если не встретится ни один False. <text:span text:style-name="T381">(True and False = False)</text:span></text:p>
            <text:p text:style-name="P80"><text:span text:style-name="T130">(</text:span><text:span text:style-name="T128">В Python, </text:span><text:span text:style-name="T12">лучше</text:span><text:span text:style-name="T128"> использовать </text:span><text:span text:style-name="T129">a</text:span><text:span text:style-name="T12">ll()</text:span><text:span text:style-name="T128"> – это и удобнее и быстрее. </text:span><text:span text:style-name="T130">)</text:span></text:p>
          </table:table-cell>
          <table:covered-table-cell/>
        </table:table-row>
        <table:table-row table:style-name="Таблица13.1">
          <table:table-cell table:style-name="Таблица13.A28" table:number-columns-spanned="2" office:value-type="string">
            <text:p text:style-name="kode">При работе со словарями<text:span text:style-name="T411"> </text:span>функция <text:span text:style-name="Source_20_Text">all()</text:span> проверяет на соответствие <text:span text:style-name="Source_20_Text">True</text:span><text:span text:style-name="Source_20_Text"><text:span text:style-name="T411"> </text:span></text:span>ключи словаря.</text:p>
            <text:p text:style-name="kode"><text:span text:style-name="kode8">dict1 = {0: 'Zero', 1: 'One', 2: 'Two'}</text:span></text:p>
            <text:p text:style-name="kode"><text:span text:style-name="kode8">dict2 = {'Zero': 0, 'One': 1, 'Two': 2}</text:span></text:p>
            <text:p text:style-name="kode"><text:span text:style-name="kode8">print(all(dict1)) <text:s text:c="2"/>&gt;&gt;&gt; False</text:span></text:p>
            <text:p text:style-name="kode"><text:span text:style-name="kode8">print(all(dict2)) <text:s text:c="2"/>&gt;&gt;&gt; True</text:span></text:p>
          </table:table-cell>
          <table:covered-table-cell/>
        </table:table-row>
        <table:table-row table:style-name="Таблица13.1">
          <table:table-cell table:style-name="Таблица13.A8" table:number-columns-spanned="2" office:value-type="string">
            <text:p text:style-name="P107">если переданный итерируемый объект<text:span text:style-name="T422"> </text:span>пустой, то функция <text:span text:style-name="Source_20_Text">all()</text:span> возвращает <text:span text:style-name="Source_20_Text">True</text:span>.</text:p>
            <text:p text:style-name="kode"><text:span text:style-name="kode8">print(all([])) <text:s text:c="7"/>&gt;&gt;&gt; True <text:s text:c="2"/># <text:s/>передаем пустой список</text:span></text:p>
            <text:p text:style-name="kode"><text:span text:style-name="kode8">print(all(())) <text:s text:c="7"/>&gt;&gt;&gt; True <text:s text:c="2"/># <text:s/>передаем пустой кортеж</text:span></text:p>
            <text:p text:style-name="kode"><text:span text:style-name="kode8">print(all('')) <text:s text:c="7"/>&gt;&gt;&gt; True <text:s text:c="2"/># <text:s/>передаем пустую строку</text:span></text:p>
            <text:p text:style-name="kode"><text:span text:style-name="kode8">print(all([[], []])) <text:s/>&gt;&gt;&gt; False <text:s/># <text:s/>передаем список, содержащий пустые списки</text:span></text:p>
          </table:table-cell>
          <table:covered-table-cell/>
        </table:table-row>
        <table:table-row table:style-name="Таблица13.1">
          <table:table-cell table:style-name="Таблица13.A28" table:number-columns-spanned="2" office:value-type="string">
            <text:p text:style-name="P73"/>
          </table:table-cell>
          <table:covered-table-cell/>
        </table:table-row>
        <table:table-row table:style-name="Таблица13.1">
          <table:table-cell table:style-name="Таблица13.A10" table:number-columns-spanned="2" office:value-type="string">
            <text:p text:style-name="P79">функция any() </text:p>
          </table:table-cell>
          <table:covered-table-cell/>
        </table:table-row>
        <table:table-row table:style-name="Таблица13.1">
          <table:table-cell table:style-name="Таблица13.A12" table:number-columns-spanned="2" office:value-type="string">
            <text:p text:style-name="P124">возвращает <text:span text:style-name="Source_20_Text">True</text:span>, если <text:span text:style-name="Strong_20_Emphasis">хотя бы один элемент</text:span><text:span text:style-name="Strong_20_Emphasis"><text:span text:style-name="T412"> </text:span></text:span>переданной<text:span text:style-name="T412"> </text:span>ей последовательности<text:span text:style-name="T412"> </text:span>приводится к значению <text:span text:style-name="Source_20_Text">True</text:span>, и <text:span text:style-name="Source_20_Text">False</text:span> в противном случае.</text:p>
            <text:p text:style-name="P124"><text:span text:style-name="Source_20_Text"><text:span text:style-name="T59">any(iterable)</text:span></text:span></text:p>
            <text:p text:style-name="P124"><text:span text:style-name="Source_20_Text">iterable</text:span><text:span text:style-name="Source_20_Text"><text:span text:style-name="T412"> </text:span></text:span><text:span text:style-name="T43">-</text:span> любой итерируемый объект<text:span text:style-name="T413"> (</text:span>список; кортеж; строка; множество; словарь и т.д.<text:span text:style-name="T413">)</text:span></text:p>
            <text:p text:style-name="P124"><text:span text:style-name="kode8">print(any([False, True, False])) <text:s text:c="3"/># <text:s/>возвращает True, так как есть хотя бы один элемент, равный True</text:span></text:p>
            <text:p text:style-name="P76"><text:span text:style-name="kode8">print(any([False, False, False])) <text:s text:c="2"/># <text:s/>возвращает False, так как нет элементов, равных True</text:span></text:p>
          </table:table-cell>
          <table:covered-table-cell/>
        </table:table-row>
        <table:table-row table:style-name="Таблица13.1">
          <table:table-cell table:style-name="Таблица13.A12" table:number-columns-spanned="2" office:value-type="string">
            <text:p text:style-name="P124"><text:span text:style-name="kode8">print(any([0, 0, 0])) <text:s text:c="5"/>&gt;&gt;&gt; False</text:span></text:p>
            <text:p text:style-name="P124"><text:span text:style-name="kode8">print(any([0, 1, 0])) <text:s text:c="5"/>&gt;&gt;&gt; True</text:span></text:p>
            <text:p text:style-name="P124"><text:span text:style-name="kode8">print(any([False, 0, 1])) <text:s text:c="5"/>&gt;&gt;&gt; True</text:span></text:p>
            <text:p text:style-name="P124"><text:span text:style-name="kode8">print(any(['', [], 'green'])) <text:s/>&gt;&gt;&gt; True</text:span></text:p>
            <text:p text:style-name="P124"><text:span text:style-name="kode8">print(any({0j, 3+4j, 0.0})) <text:s text:c="3"/>&gt;&gt;&gt; True</text:span></text:p>
          </table:table-cell>
          <table:covered-table-cell/>
        </table:table-row>
        <table:table-row table:style-name="Таблица13.1">
          <table:table-cell table:style-name="Таблица13.A13" table:number-columns-spanned="2" office:value-type="string">
            <text:p text:style-name="P124">При работе со словарями<text:span text:style-name="T413"> </text:span>функция <text:span text:style-name="Source_20_Text">any()</text:span> проверяет на соответствие<text:span text:style-name="T413"> </text:span><text:span text:style-name="Source_20_Text">True</text:span><text:span text:style-name="Source_20_Text"><text:span text:style-name="T413"> </text:span></text:span>ключи словаря.</text:p>
            <text:p text:style-name="P124"><text:span text:style-name="kode8">dict1 = {0: 'Zero'}</text:span></text:p>
            <text:p text:style-name="P124"><text:span text:style-name="kode8">dict2 = {'Zero': 0, 'One': 1}</text:span></text:p>
            <text:p text:style-name="P124"><text:span text:style-name="kode8"/></text:p>
            <text:p text:style-name="P124"><text:span text:style-name="kode8">print(any(dict1)) <text:s text:c="2"/>&gt;&gt;&gt; False </text:span></text:p>
            <text:p text:style-name="P124"><text:span text:style-name="kode8">print(any(dict2)) <text:s text:c="2"/>&gt;&gt;&gt; True </text:span></text:p>
          </table:table-cell>
          <table:covered-table-cell/>
        </table:table-row>
        <table:table-row table:style-name="Таблица13.1">
          <table:table-cell table:style-name="Таблица13.A14" table:number-columns-spanned="2" office:value-type="string">
            <text:p text:style-name="P73">Повторим также работу этой функции через булевы операции. </text:p>
            <text:p text:style-name="P73"><text:span text:style-name="kode8">any_res = False</text:span></text:p>
            <text:p text:style-name="P73"><text:span text:style-name="kode8">for x in a:</text:span></text:p>
            <text:p text:style-name="P73"><text:span text:style-name="kode8"><text:s text:c="4"/>any_res = any_res or bool(x)</text:span></text:p>
            <text:p text:style-name="P73"><text:span text:style-name="kode8">print(any_res)</text:span></text:p>
            <text:p text:style-name="P86"><text:span text:style-name="T194">Если встретится хотя бы один True, то оператор or вернет True и оно сохранится в переменной any_res</text:span><text:span text:style-name="T212">ю</text:span></text:p>
          </table:table-cell>
          <table:covered-table-cell/>
        </table:table-row>
        <table:table-row table:style-name="Таблица13.1">
          <table:table-cell table:style-name="Таблица13.A15" table:number-columns-spanned="2" office:value-type="string">
            <text:p text:style-name="kode">если переданный объект<text:span text:style-name="T413"> </text:span>пуст, то функция <text:span text:style-name="Source_20_Text">any()</text:span> возвращает значение <text:span text:style-name="Source_20_Text">False</text:span>.</text:p>
            <text:p text:style-name="P108"><text:span text:style-name="kode8">print(any([])) <text:s text:c="7"/>&gt;&gt;&gt; False <text:s/># <text:s/>передаем пустой список</text:span></text:p>
            <text:p text:style-name="P108"><text:span text:style-name="kode8">print(any(())) <text:s text:c="7"/>&gt;&gt;&gt; False <text:s/># <text:s/>передаем пустой кортеж</text:span></text:p>
            <text:p text:style-name="P108"><text:span text:style-name="kode8">print(any('')) <text:s text:c="7"/>&gt;&gt;&gt; False <text:s/># <text:s/>передаем пустую строку</text:span></text:p>
            <text:p text:style-name="P108"><text:span text:style-name="kode8">print(any([[], []])) <text:s/>&gt;&gt;&gt; False <text:s/># <text:s/>передаем список, содержащий пустые списки</text:span></text:p>
          </table:table-cell>
          <table:covered-table-cell/>
        </table:table-row>
        <table:table-row table:style-name="Таблица13.1">
          <table:table-cell table:style-name="Таблица13.A10" table:number-columns-spanned="2" office:value-type="string">
            <text:p text:style-name="P73"/>
          </table:table-cell>
          <table:covered-table-cell/>
        </table:table-row>
        <text:soft-page-break/>
        <table:table-row table:style-name="Таблица13.1">
          <table:table-cell table:style-name="Таблица13.A17" table:number-columns-spanned="2" office:value-type="string">
            <text:p text:style-name="P86"><text:span text:style-name="T210">Пусть</text:span><text:span text:style-name="T194"> мы делаем игру «Крестики-нолики»</text:span><text:span text:style-name="T202">. Определим</text:span><text:span text:style-name="T194">, есть ли выигрышная позиция, например, у крестиков</text:span><text:span text:style-name="T201">.</text:span><text:span text:style-name="T194"> </text:span></text:p>
            <text:p text:style-name="P86"><text:span text:style-name="T194">Все поле из девяти клеток представ</text:span><text:span text:style-name="T211">им</text:span><text:span text:style-name="T194"> одномерным списком : </text:span></text:p>
            <text:p text:style-name="P73"><text:span text:style-name="kode8">P = ['x', 'x', 'o', 'o', 'x', 'o', 'x', 'x', 'x']</text:span></text:p>
            <text:p text:style-name="P73"><text:span text:style-name="kode8"/></text:p>
            <text:p text:style-name="P418"><text:span text:style-name="kode8">def true_x(a):</text:span></text:p>
            <text:p text:style-name="P418"><text:span text:style-name="kode8"><text:s text:c="4"/>return a == 'x'</text:span></text:p>
            <text:p text:style-name="P418"><text:span text:style-name="kode8"/></text:p>
            <text:p text:style-name="P418"><text:span text:style-name="kode8">row_1 = all(map(true_x, P[:3]))</text:span><text:span text:style-name="kode8"><text:span text:style-name="T427"> <text:s/># результат для первой строки</text:span></text:span></text:p>
            <text:p text:style-name="P418"><text:span text:style-name="kode8">row_2 = all(map(true_x, P[3:6]))</text:span></text:p>
            <text:p text:style-name="P418"><text:span text:style-name="kode8">row_3 = all(map(true_x, P[6:]))</text:span></text:p>
            <text:p text:style-name="P73"><text:span text:style-name="kode8">print(row_1, row_2, row_3) <text:s text:c="2"/>&gt;&gt;&gt; False False True</text:span></text:p>
            <text:p text:style-name="P86"><text:span text:style-name="lib_5f_mono8"><text:span text:style-name="T194"># map()</text:span></text:span><text:span text:style-name="lib_5f_mono8"><text:span text:style-name="T236"> </text:span></text:span><text:span text:style-name="lib_5f_mono8"><text:span text:style-name="T237">преобразует</text:span></text:span><text:span text:style-name="lib_5f_mono8"><text:span text:style-name="T194"> крестики в True, а нолики – в False. </text:span></text:span></text:p>
            <text:p text:style-name="P86"><text:span text:style-name="lib_5f_mono8"><text:span text:style-name="T202"># </text:span></text:span><text:span text:style-name="lib_5f_mono8"><text:span text:style-name="T236">Д</text:span></text:span><text:span text:style-name="lib_5f_mono8"><text:span text:style-name="T237">алее</text:span></text:span><text:span text:style-name="lib_5f_mono8"><text:span text:style-name="T202"> </text:span></text:span><text:span text:style-name="lib_5f_mono8"><text:span text:style-name="T194">для каждой строки: True – есть выигрышная комбинация; False – нет выигрышной комбинации. </text:span></text:span></text:p>
          </table:table-cell>
          <table:covered-table-cell/>
        </table:table-row>
        <table:table-row table:style-name="Таблица13.1">
          <table:table-cell table:style-name="Таблица13.A18" table:number-columns-spanned="2" office:value-type="string">
            <text:p text:style-name="P73">По аналогии можно сделать проверку выигрыша по столбцам: </text:p>
            <text:p text:style-name="P73"><text:span text:style-name="kode8">col_1 = all(map(true_x, P[::3]))</text:span></text:p>
            <text:p text:style-name="P73"><text:span text:style-name="kode8">col_2 = all(map(true_x, P[1::3]))</text:span></text:p>
            <text:p text:style-name="P73"><text:span text:style-name="kode8">col_3 = all(map(true_x, P[2::3]))</text:span></text:p>
          </table:table-cell>
          <table:covered-table-cell/>
        </table:table-row>
        <table:table-row table:style-name="Таблица13.1">
          <table:table-cell table:style-name="Таблица13.A10" table:number-columns-spanned="2" office:value-type="string">
            <text:p text:style-name="P33">Функции all() и any() в связке с функцией map()</text:p>
          </table:table-cell>
          <table:covered-table-cell/>
        </table:table-row>
        <table:table-row table:style-name="Таблица13.1">
          <table:table-cell table:style-name="Таблица13.A28" table:number-columns-spanned="2" office:value-type="string">
            <text:p text:style-name="P109">Функции <text:span text:style-name="Source_20_Text">all()</text:span> и <text:span text:style-name="Source_20_Text">any()</text:span> могут быть полезны в<text:span text:style-name="T414"> </text:span>комбинации с<text:span text:style-name="T45"> </text:span>функцией <text:span text:style-name="Source_20_Text">map()</text:span>, которая может преобразовывать элементы<text:span text:style-name="T414"> </text:span>последовательности (итерируемого объекта)<text:span text:style-name="T414"> </text:span>к значению <text:span text:style-name="Source_20_Text">True/False</text:span> в соответствии с неким условием.</text:p>
          </table:table-cell>
          <table:covered-table-cell/>
        </table:table-row>
        <table:table-row table:style-name="Таблица13.1">
          <table:table-cell table:style-name="Таблица13.A21" table:number-columns-spanned="2" office:value-type="string">
            <text:p text:style-name="kode"><text:span text:style-name="Strong_20_Emphasis">все ли элементы</text:span> списка <text:span text:style-name="Source_20_Text">numbers</text:span> больше 10:</text:p>
            <text:p text:style-name="kode"><text:span text:style-name="kode8">numbers = [17, 90, 78, 56, 231, 45, 5, 89, 91, 11, 19]</text:span></text:p>
            <text:p text:style-name="P125"><text:span text:style-name="kode8">result = all(map(lambda x: x &gt; 10, numbers))</text:span></text:p>
            <text:p text:style-name="kode"><text:span text:style-name="kode8">&gt;&gt;&gt; False (т.к. список numbers содержит число 5, которое не больше чем 10).</text:span></text:p>
          </table:table-cell>
          <table:covered-table-cell/>
        </table:table-row>
        <table:table-row table:style-name="Таблица13.1">
          <table:table-cell table:style-name="Таблица13.A28" table:number-columns-spanned="2" office:value-type="string">
            <text:p text:style-name="kode">проверяе<text:span text:style-name="T415">м</text:span>, что <text:span text:style-name="Strong_20_Emphasis">хотя бы один элемент</text:span> списка четное число:</text:p>
            <text:p text:style-name="kode"><text:span text:style-name="kode8">numbers = [17, 91, 78, 55, 231, 45, 5, 89, 99, 11, 19]</text:span></text:p>
            <text:p text:style-name="kode"><text:span text:style-name="kode8">result = any(map(lambda x: x % 2 == 0, numbers))</text:span></text:p>
            <text:p text:style-name="kode"><text:span text:style-name="kode8">if result:</text:span></text:p>
            <text:p text:style-name="kode"><text:span text:style-name="kode8"><text:s text:c="4"/>print('Хотя бы одно число четное')</text:span></text:p>
            <text:p text:style-name="kode"><text:span text:style-name="kode8">else:</text:span></text:p>
            <text:p text:style-name="kode"><text:span text:style-name="kode8"><text:s text:c="4"/>print('Все числа нечетные')</text:span></text:p>
            <text:p text:style-name="kode"><text:span text:style-name="kode8">&gt;&gt;&gt; Хотя бы одно число четное</text:span><text:span text:style-name="kode8"><text:span text:style-name="T428"> <text:s/># </text:span></text:span><text:span text:style-name="kode8">(так как список numbers содержит четное число 78.)</text:span></text:p>
          </table:table-cell>
          <table:covered-table-cell/>
        </table:table-row>
        <table:table-row table:style-name="Таблица13.1">
          <table:table-cell table:style-name="Таблица13.A28" table:number-columns-spanned="2" office:value-type="string">
            <text:p text:style-name="P120">Реализация встроенных функций <text:span text:style-name="Source_20_Text">all()</text:span> и <text:span text:style-name="Source_20_Text">any()</text:span> выглядит <text:span text:style-name="Emphasis">примерно</text:span> так:</text:p>
            <text:p text:style-name="P120"><text:span text:style-name="kode8">def all(iterable):</text:span></text:p>
            <text:p text:style-name="P120"><text:span text:style-name="kode8"><text:s text:c="4"/>for item in iterable:</text:span></text:p>
            <text:p text:style-name="P120"><text:span text:style-name="kode8"><text:s text:c="7"/>if not item:</text:span></text:p>
            <text:p text:style-name="P120"><text:span text:style-name="kode8"><text:s text:c="11"/>return False</text:span></text:p>
            <text:p text:style-name="P120"><text:span text:style-name="kode8"><text:s text:c="4"/>return True</text:span></text:p>
          </table:table-cell>
          <table:covered-table-cell/>
        </table:table-row>
        <table:table-row table:style-name="Таблица13.1">
          <table:table-cell table:style-name="Таблица13.A28" table:number-columns-spanned="2" office:value-type="string">
            <text:p text:style-name="P434"><text:span text:style-name="kode8">def any(iterable):</text:span></text:p>
            <text:p text:style-name="P434"><text:span text:style-name="kode8"><text:s text:c="4"/>for item in iterable:</text:span></text:p>
            <text:p text:style-name="P434"><text:span text:style-name="kode8"><text:s text:c="8"/>if item:</text:span></text:p>
            <text:p text:style-name="P434"><text:span text:style-name="kode8"><text:s text:c="12"/>return True</text:span></text:p>
            <text:p text:style-name="P419"><text:span text:style-name="kode8"><text:s text:c="4"/>return False</text:span></text:p>
          </table:table-cell>
          <table:covered-table-cell/>
        </table:table-row>
        <table:table-row table:style-name="Таблица13.1">
          <table:table-cell table:style-name="Таблица13.A10" table:number-columns-spanned="2" office:value-type="string">
            <text:p text:style-name="P37">Функция enumerate()</text:p>
          </table:table-cell>
          <table:covered-table-cell/>
        </table:table-row>
        <table:table-row table:style-name="Таблица13.1">
          <table:table-cell table:style-name="Таблица13.A28" table:number-columns-spanned="2" office:value-type="string">
            <text:p text:style-name="kode">возвращает<text:span text:style-name="T426"> последовательность </text:span>кортеж<text:span text:style-name="T426">ей</text:span> из индекса элемента и самого элемента переданной<text:span text:style-name="T420"> </text:span>ей последовательности<text:span text:style-name="T426">.</text:span></text:p>
            <text:p text:style-name="P121"><text:span text:style-name="Source_20_Text"><text:span text:style-name="T59">enumerate(iterable, start</text:span></text:span><text:span text:style-name="Source_20_Text"><text:span text:style-name="T70">=0</text:span></text:span><text:span text:style-name="Source_20_Text"><text:span text:style-name="T59">)</text:span></text:span></text:p>
            <text:p text:style-name="P121"><text:span text:style-name="Source_20_Text">iterable</text:span><text:span text:style-name="T50"> -</text:span> любой итерируемый объект<text:span text:style-name="T420"> (</text:span>список; кортеж; строка; множество; словарь и т.д. <text:span text:style-name="T420">)</text:span></text:p>
            <text:p text:style-name="kode"><text:span text:style-name="Source_20_Text">start</text:span> <text:span text:style-name="T50">-</text:span> начальное значение индекса. <text:span text:style-name="T420">(</text:span>По умолчанию <text:span text:style-name="Source_20_Text">start = 0</text:span><text:span text:style-name="T50">)</text:span></text:p>
          </table:table-cell>
          <table:covered-table-cell/>
        </table:table-row>
        <table:table-row table:style-name="Таблица13.1">
          <table:table-cell table:style-name="Таблица13.A28" table:number-columns-spanned="2" office:value-type="string">
            <text:p text:style-name="P122">функция <text:span text:style-name="Source_20_Text">enumerate() </text:span>возвращает итератор</text:p>
          </table:table-cell>
          <table:covered-table-cell/>
        </table:table-row>
        <table:table-row table:style-name="Таблица13.1">
          <table:table-cell table:style-name="Таблица13.A28" table:number-columns-spanned="2" office:value-type="string">
            <text:p text:style-name="kode"><text:span text:style-name="kode8">colors = ['red', 'green', 'blue']</text:span></text:p>
            <text:p text:style-name="kode"><text:span text:style-name="kode8">pairs = enumerate(colors)</text:span></text:p>
            <text:p text:style-name="kode"><text:span text:style-name="kode8"/></text:p>
            <text:p text:style-name="P121"><text:span text:style-name="kode8">print(pairs) <text:s text:c="2"/>&gt;&gt;&gt; &lt;enumerate object at 0x...&gt;</text:span></text:p>
            <text:p text:style-name="P121"><text:span text:style-name="kode8">print(list(pairs)) <text:s text:c="2"/>&gt;&gt;&gt; [(0, 'red'), (1, 'green'), (2, 'blue')]</text:span></text:p>
          </table:table-cell>
          <table:covered-table-cell/>
        </table:table-row>
        <table:table-row table:style-name="Таблица13.1">
          <table:table-cell table:style-name="Таблица13.A29" table:number-columns-spanned="2" office:value-type="string">
            <text:p text:style-name="kode"><text:span text:style-name="kode8">for pair in enumerate(colors, 100):</text:span></text:p>
            <text:p text:style-name="kode"><text:span text:style-name="kode8"><text:s text:c="4"/>print(pair)</text:span></text:p>
            <text:p text:style-name="P23"><text:span text:style-name="kode8">&gt;&gt;&gt;</text:span></text:p>
            <text:p text:style-name="kode"><text:span text:style-name="kode8">(100, 'red')</text:span></text:p>
            <text:p text:style-name="kode"><text:span text:style-name="kode8">(101, 'green')</text:span></text:p>
            <text:p text:style-name="kode"><text:span text:style-name="kode8">(102, 'blue')</text:span></text:p>
          </table:table-cell>
          <table:covered-table-cell/>
        </table:table-row>
        <table:table-row table:style-name="Таблица13.1">
          <table:table-cell table:style-name="Таблица13.A30" office:value-type="string">
            <text:p text:style-name="kode">распаковк<text:span text:style-name="T421">а</text:span> кортежей<text:span text:style-name="T421"> </text:span>при итерировании с помощью цикла <text:span text:style-name="Source_20_Text">for</text:span>.</text:p>
            <text:p text:style-name="kode"><text:span text:style-name="kode8">colors = ['red', 'green', 'blue']</text:span></text:p>
            <text:p text:style-name="kode"><text:span text:style-name="kode8">for index, item in enumerate(colors):</text:span></text:p>
            <text:p text:style-name="kode"><text:span text:style-name="kode8"><text:s text:c="4"/>print(index, item)</text:span></text:p>
            <text:p text:style-name="P431"><text:span text:style-name="kode8"/></text:p>
          </table:table-cell>
          <table:table-cell table:style-name="Таблица13.B30" office:value-type="string">
            <text:p text:style-name="P432"><text:span text:style-name="kode8">&gt;</text:span><text:span text:style-name="kode8"><text:span text:style-name="T421">&gt;&gt;</text:span></text:span></text:p>
            <text:p text:style-name="P433"><text:span text:style-name="kode8">0 red</text:span></text:p>
            <text:p text:style-name="P433"><text:span text:style-name="kode8">1 green</text:span></text:p>
            <text:p text:style-name="P433"><text:span text:style-name="kode8">2 blue</text:span></text:p>
          </table:table-cell>
        </table:table-row>
        <table:table-row table:style-name="Таблица13.1">
          <table:table-cell table:style-name="Таблица13.A31" table:number-columns-spanned="2" office:value-type="string">
            <text:p text:style-name="P73"/>
          </table:table-cell>
          <table:covered-table-cell/>
        </table:table-row>
      </table:table>
      <text:p text:style-name="P86"/>
      <text:h text:style-name="P407" text:outline-level="6">Основные парадигмы программирования</text:h>
      <table:table table:name="Таблица38" table:style-name="Таблица38">
        <table:table-column table:style-name="Таблица38.A"/>
        <table:table-row table:style-name="TableLine94519020467008">
          <table:table-cell table:style-name="Таблица38.A1" office:value-type="string">
            <text:p text:style-name="kode">Основные парадигмы программирования:</text:p>
            <text:p text:style-name="kode">императивное программирование; </text:p>
            <text:p text:style-name="kode">структурное программирование; </text:p>
            <text:p text:style-name="kode">объектно-ориентированное программирование; </text:p>
            <text:p text:style-name="kode">функциональное программирование; </text:p>
            <text:p text:style-name="kode">логическое программирование. </text:p>
            <text:p text:style-name="kode"/>
          </table:table-cell>
        </table:table-row>
        <table:table-row table:style-name="TableLine94519020515568">
          <table:table-cell table:style-name="Таблица38.A2" office:value-type="string">
            <text:p text:style-name="kode">Императивное программирование (ИП) характеризуется тем, что:</text:p>
            <text:list xml:id="list756165749" text:style-name="L3">
              <text:list-item>
                <text:p text:style-name="P420">в исходном коде программы записаны инструкции (команды); </text:p>
              </text:list-item>
              <text:list-item>
                <text:p text:style-name="P420">инструкции должны выполняться последовательно; </text:p>
              </text:list-item>
              <text:list-item>
                <text:p text:style-name="P420">данные, полученные при выполнении инструкции, могут записываться в память; </text:p>
              </text:list-item>
              <text:list-item>
                <text:p text:style-name="P420">данные, получаемые при выполнении предыдущих инструкций, могут читаться из памяти последующими инструкциями. </text:p>
              </text:list-item>
            </text:list>
            <text:p text:style-name="kode">Императивная программа похожа на приказы (англ. imperative — приказ, повелительное наклонение), выражаемые повелительным наклонением в естественных языках. Это последовательность команд, выполняемых процессором.</text:p>
            <text:p text:style-name="kode">При императивном подходе к составлению кода широко используется присваивание. Наличие операторов присваивания увеличивает сложность модели вычислений и создает условия для специфических ошибок императивных программ.</text:p>
            <text:p text:style-name="kode">Основные механизмы управления:</text:p>
            <text:list xml:id="list3510772248" text:style-name="L4">
              <text:list-item>
                <text:p text:style-name="P421">последовательное исполнение команд; </text:p>
              </text:list-item>
              <text:list-item>
                <text:p text:style-name="P421">использование именованных переменных; </text:p>
              </text:list-item>
              <text:list-item>
                <text:p text:style-name="P421">использование оператора присваивания; </text:p>
              </text:list-item>
              <text:list-item>
                <text:p text:style-name="P421">использование ветвления (оператор <text:span text:style-name="Source_20_Text">if</text:span>); </text:p>
              </text:list-item>
              <text:list-item>
                <text:p text:style-name="P421">использование безусловного перехода (оператор <text:span text:style-name="Source_20_Text">goto</text:span> ). </text:p>
              </text:list-item>
            </text:list>
            <text:p text:style-name="kode">Ключевой идеей императивного программирования является работа с переменными, как с временным хранением данных в оперативной памяти.</text:p>
            <text:p text:style-name="kode"/>
          </table:table-cell>
        </table:table-row>
        <table:table-row table:style-name="TableLine94519020576832">
          <table:table-cell table:style-name="Таблица38.A2" office:value-type="string">
            <text:p text:style-name="kode">Структурная<text:span text:style-name="T370"> </text:span>парадигма<text:span text:style-name="T370"> </text:span>программирования нацелена<text:span text:style-name="T370"> </text:span>на сокращение времени разработки и упрощение поддержки программ за счёт использования блочных операторов и подпрограмм. Отличительная черта структурных программ — отказ от оператора безусловного перехода (<text:span text:style-name="Source_20_Text">goto</text:span>),<text:span text:style-name="T370"> </text:span>который широко использовался в 1970-х годах.</text:p>
            <text:p text:style-name="kode">Основные механизмы управления:</text:p>
            <text:list xml:id="list2738372559" text:style-name="L5">
              <text:list-item>
                <text:p text:style-name="P422">последовательное исполнение команд; </text:p>
              </text:list-item>
              <text:list-item>
                <text:p text:style-name="P422">использование именованных переменных; </text:p>
              </text:list-item>
              <text:list-item>
                <text:p text:style-name="P422">использование оператора присваивания; </text:p>
              </text:list-item>
              <text:list-item>
                <text:p text:style-name="P422">использование ветвления (оператор <text:span text:style-name="Source_20_Text">if</text:span>); </text:p>
              </text:list-item>
              <text:list-item>
                <text:p text:style-name="P422">использование циклов; </text:p>
              </text:list-item>
              <text:list-item>
                <text:p text:style-name="P422">использование подпрограмм<text:span text:style-name="T370"> </text:span>(функций). </text:p>
              </text:list-item>
            </text:list>
            <text:p text:style-name="kode">В структурном программировании программа по возможности<text:span text:style-name="T370"> </text:span>разбивается на маленькие подпрограммы (функции) с изолированным контекстом.</text:p>
            <text:p text:style-name="kode"><text:span text:style-name="T27"><text:s/></text:span>Парадигму структурного программирования предложил<text:span text:style-name="T27"> </text:span>нидерландский ученый Эдсгер Дейкстра.</text:p>
            <text:p text:style-name="kode"/>
          </table:table-cell>
        </table:table-row>
        <table:table-row table:style-name="TableLine94519020579664">
          <table:table-cell table:style-name="Таблица38.A2" office:value-type="string">
            <text:p text:style-name="kode">В объектно-ориентированной<text:span text:style-name="T370"> </text:span>парадигме<text:span text:style-name="T370"> </text:span>программа разбивается на объекты – структуры дан<text:span text:style-name="T370">н</text:span>ых, состоящие из полей, описываю<text:span text:style-name="T370">щ</text:span>их состояние, и методов – функций, применяемых к объектам для изменения или запроса их состояния.</text:p>
            <text:p text:style-name="kode">Объектно-ориентированную парадигму программирования поддерживают:</text:p>
            <text:list xml:id="list3653918984" text:style-name="L6">
              <text:list-item>
                <text:p text:style-name="P423">Python; </text:p>
              </text:list-item>
              <text:list-item>
                <text:p text:style-name="P423">C#; </text:p>
              </text:list-item>
              <text:list-item>
                <text:p text:style-name="P423">Java; </text:p>
              </text:list-item>
              <text:list-item>
                <text:p text:style-name="P423">C++; </text:p>
              </text:list-item>
              <text:list-item>
                <text:p text:style-name="P423">JavaScript; </text:p>
              </text:list-item>
              <text:list-item>
                <text:p text:style-name="P423">и другие. </text:p>
              </text:list-item>
            </text:list>
            <text:p text:style-name="kode">Основные механизмы управления:</text:p>
            <text:list xml:id="list3060892098" text:style-name="L7">
              <text:list-item>
                <text:p text:style-name="P424">абстракция; </text:p>
              </text:list-item>
              <text:list-item>
                <text:p text:style-name="P424">класс; </text:p>
              </text:list-item>
              <text:list-item>
                <text:p text:style-name="P424">объект; </text:p>
              </text:list-item>
              <text:list-item>
                <text:p text:style-name="P424">полиморфизм; </text:p>
              </text:list-item>
              <text:list-item>
                <text:p text:style-name="P424">инкапсуляция; </text:p>
              </text:list-item>
              <text:list-item>
                <text:p text:style-name="P424">наследование. </text:p>
              </text:list-item>
            </text:list>
            <text:p text:style-name="kode"/>
          </table:table-cell>
        </table:table-row>
        <table:table-row table:style-name="TableLine94519020594192">
          <table:table-cell table:style-name="Таблица38.A2" office:value-type="string">
            <text:p text:style-name="kode">При использовании логического программирования программа содержит описание проблемы в терминах фактов и логических формул, а решение проблемы система находит с помощью механизмов логического вывода.</text:p>
            <text:p text:style-name="kode">В конце 60-х годов XX века Корделл Грин предложил использовать резолюцию как основу логического программирования. Алан Колмеро создал язык логического программирования Prolog в 1971 году. Логическое программирование пережило пик популярности в середине 80-х годов XX века, когда было положено в основу проекта разработки программного и аппаратного обеспечения вычислительных систем пятого поколения.</text:p>
            <text:p text:style-name="kode">Важное его преимущество — достаточно высокий уровень машинной независимости, а также возможность <text:soft-page-break/>откатов, возвращения к предыдущей подцели при отрицательном результате анализа одного из вариантов в процессе поиска решения.</text:p>
            <text:p text:style-name="kode">Один из концептуальных недостатков логического подхода — специфичность класса решаемых задач.</text:p>
            <text:p text:style-name="kode">Недостаток практического характера — сложность эффективной реализации для принятия решений в реальном времени, скажем, для систем жизнеобеспечения.</text:p>
            <text:p text:style-name="kode"/>
          </table:table-cell>
        </table:table-row>
        <table:table-row table:style-name="TableLine94519020599264">
          <table:table-cell table:style-name="Таблица38.A2" office:value-type="string">
            <text:p text:style-name="kode">Основной инструмент <text:span text:style-name="Strong_20_Emphasis">функционального программирования</text:span> (ФП) — математические функции.</text:p>
            <text:p text:style-name="kode">Математические функции выражают связь между исходными данными и итогом процесса. Процесс вычисления также имеет вход и выход, поэтому функция — вполне подходящее и адекватное средство описания вычислений. Именно этот простой принцип положен в основу функциональной парадигмы программирования.</text:p>
            <text:p text:style-name="kode">Функциональное программирование (ФП) — декларативная парадигма программирования.</text:p>
            <text:p text:style-name="kode">Функциональная программа — набор определений функций. Функции определяются через другие функции или рекурсивно через самих себя. При выполнении программы функции получают аргументы, вычисляют и возвращают результат, при необходимости вычисляя значения других функций.</text:p>
            <text:p text:style-name="kode">Как преимущества, так и недостатки данной парадигмы определяет модель вычислений без состояний. Если императивная программа на любом этапе исполнения имеет состояние, то есть совокупность значений всех переменных, и производит побочные эффекты, то чисто функциональная программа ни целиком, ни частями состояния не имеет и побочных эффектов не производит. То, что в императивных языках делается путем присваивания значений переменным, в функциональных достигается передачей выражений в параметры функций. В результате чисто функциональная программа не может изменять имеющиеся данные, а может лишь порождать новые копированием и/или расширением старых. Следствие того же — отказ от циклов в пользу рекурсии.</text:p>
            <text:p text:style-name="kode">Сильные стороны функционального программирования:</text:p>
            <text:list xml:id="list465419628" text:style-name="L8">
              <text:list-item>
                <text:p text:style-name="P425">повышение надёжности кода; </text:p>
              </text:list-item>
              <text:list-item>
                <text:p text:style-name="P425">удобство организации модульного тестирования; </text:p>
              </text:list-item>
              <text:list-item>
                <text:p text:style-name="P425">возможности оптимизации при компиляции; </text:p>
              </text:list-item>
              <text:list-item>
                <text:p text:style-name="P425">возможности параллелизма. </text:p>
              </text:list-item>
            </text:list>
            <text:p text:style-name="kode">Недостатки: отсутствие присваиваний и замена их на порождение новых данных приводят к необходимости постоянного выделения и автоматического освобождения памяти, поэтому в системе исполнения функциональной программы обязательным компонентом становится высокоэффективный сборщик мусора.</text:p>
            <text:p text:style-name="kode">Основные идеи функционального программирования:</text:p>
            <text:list xml:id="list4132500529" text:style-name="L9">
              <text:list-item>
                <text:p text:style-name="P426"><text:span text:style-name="Strong_20_Emphasis">неизменяемые переменные</text:span> — в функциональном программировании можно определить переменную, но изменить ее значение нельзя; </text:p>
              </text:list-item>
              <text:list-item>
                <text:p text:style-name="P426"><text:span text:style-name="Strong_20_Emphasis">чистая функция</text:span> — это функция, результат работы которой предсказуем. При вызове с одними и теми же аргументами, такая функция всегда вернет одно и то же значение. Про такие функции говорят, что они не вызывают побочных эффектов; </text:p>
              </text:list-item>
              <text:list-item>
                <text:p text:style-name="P426"><text:span text:style-name="Strong_20_Emphasis">функции высшего порядка</text:span> — могут принимать другие функции в качестве аргумента или возвращать их; </text:p>
              </text:list-item>
              <text:list-item>
                <text:p text:style-name="P426"><text:span text:style-name="Strong_20_Emphasis">рекурсия</text:span> — поддерживается многими языками программирования, а для функционального программирования обязательна. Дело в том, что в языках ФП отсутствуют циклы, поэтому для повторения операций служит рекурсия. Использование рекурсии в языках ФП оптимизировано, и происходит быстрее, чем в языках императивного программирования; </text:p>
              </text:list-item>
              <text:list-item>
                <text:p text:style-name="P426"><text:span text:style-name="Strong_20_Emphasis">лямбда-выражения</text:span> — способ определения анонимных функциональных объектов. </text:p>
              </text:list-item>
            </text:list>
            <text:p text:style-name="kode"/>
          </table:table-cell>
        </table:table-row>
        <table:table-row table:style-name="TableLine94519020599904">
          <table:table-cell table:style-name="Таблица38.A2" office:value-type="string">
            <text:p text:style-name="kode">Термин «парадигма программирования» впервые применил в 1978 году Роберт Флойд. </text:p>
            <text:p text:style-name="kode">В основе императивных, структурных, объектно-ориентированных языков программирования лежит машина Тьюринга, разработанная Аланом Тьюрингом.</text:p>
            <text:p text:style-name="kode">В основе функциональных языков программирования лежит модель лямбда-исчислений, разработанная Алонзо Чёрчем.</text:p>
          </table:table-cell>
        </table:table-row>
        <table:table-row table:style-name="TableLine94519020600544">
          <table:table-cell table:style-name="Таблица38.A2" office:value-type="string">
            <text:p text:style-name="kode"/>
          </table:table-cell>
        </table:table-row>
      </table:table>
      <text:p text:style-name="kode"/>
      <text:p text:style-name="kode"/>
      <text:p text:style-name="kode"/>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Ubuntu Mono" svg:font-family="'Ubuntu Mono'" style:font-pitch="fixed"/>
    <style:font-face style:name="Ubuntu Mono1" svg:font-family="'Ubuntu Mono'" style:font-adornments="Курсив" style:font-pitch="fixed"/>
    <style:font-face style:name="Courier New" svg:font-family="'Courier New'" style:font-family-generic="modern" style:font-pitch="fixed"/>
    <style:font-face style:name="DejaVu Sans Mono" svg:font-family="'DejaVu Sans Mono'" style:font-adornments="Жирный курсив" style:font-family-generic="modern" style:font-pitch="fixed"/>
    <style:font-face style:name="DejaVu Sans Mono1" svg:font-family="'DejaVu Sans Mono'" style:font-adornments="Обычный" style:font-family-generic="modern" style:font-pitch="fixed"/>
    <style:font-face style:name="FreeMono" svg:font-family="FreeMono" style:font-family-generic="modern" style:font-pitch="fixed"/>
    <style:font-face style:name="FreeMono1" svg:font-family="FreeMono" style:font-adornments="Обычный" style:font-family-generic="modern" style:font-pitch="fixed"/>
    <style:font-face style:name="Liberation Mono2" svg:font-family="'Liberation Mono'" style:font-family-generic="modern" style:font-pitch="fixed"/>
    <style:font-face style:name="Liberation Mono" svg:font-family="'Liberation Mono'" style:font-adornments="Жирный курсив" style:font-family-generic="modern" style:font-pitch="fixed"/>
    <style:font-face style:name="Liberation Mono1" svg:font-family="'Liberation Mono'" style:font-adornments="Обычный"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FreeMono2" svg:font-family="FreeMono" style:font-family-generic="modern" style:font-pitch="variable"/>
    <style:font-face style:name="Liberation Serif1" svg:font-family="'Liberation Serif'" style:font-family-generic="modern" style:font-pitch="variable"/>
    <style:font-face style:name="Lohit Devanagari1" svg:font-family="'Lohit Devanagari'" style:font-family-generic="moder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indent="0.199cm" style:auto-text-indent="false"/>
      <style:text-properties fo:font-size="10pt"/>
    </style:style>
    <style:style style:name="Heading" style:family="paragraph" style:parent-style-name="Standard" style:next-style-name="Text_20_body" style:class="text">
      <style:paragraph-properties fo:margin-left="0cm" fo:margin-right="0cm" fo:margin-top="0.101cm" fo:margin-bottom="0.101cm" loext:contextual-spacing="false" fo:text-align="center" style:justify-single-word="false" fo:text-indent="0cm" style:auto-text-indent="false" fo:keep-with-next="always"/>
      <style:text-properties style:font-name="Liberation Sans" fo:font-family="'Liberation Sans'" style:font-family-generic="swiss" style:font-pitch="variable" fo:font-size="12pt" fo:font-weight="bold"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style:font-name="Liberation Mono" fo:font-family="'Liberation Mono'" style:font-style-name="Жирный курсив" style:font-family-generic="modern" style:font-pitch="fixed"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_20_6" style:next-style-name="Text_20_body" style:default-outline-level="8" style:class="text">
      <style:paragraph-properties fo:margin-top="0cm" fo:margin-bottom="0cm" loext:contextual-spacing="false"/>
      <style:text-properties style:font-name="DejaVu Sans Mono" fo:font-family="'DejaVu Sans Mono'" style:font-style-name="Жирный курсив" style:font-family-generic="modern" style:font-pitch="fixed" fo:font-size="10pt"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kode" style:family="paragraph" style:parent-style-name="Standard">
      <style:paragraph-properties fo:margin-top="0cm" fo:margin-bottom="0cm" loext:contextual-spacing="false"/>
      <style:text-properties style:font-name="Liberation Mono1" fo:font-family="'Liberation Mono'" style:font-style-name="Обычный" style:font-family-generic="modern" style:font-pitch="fixed" fo:font-size="8pt" officeooo:rsid="001daa04"/>
    </style:style>
    <style:style style:name="komment" style:family="paragraph" style:parent-style-name="kode">
      <style:text-properties fo:color="#1e6a39" fo:font-style="italic"/>
    </style:style>
    <style:style style:name="Table" style:family="paragraph" style:parent-style-name="Caption" style:class="extra"/>
    <style:style style:name="dejavu_5f_mono_5f_08-004-01" style:display-name="dejavu_mono_08-004-01" style:family="paragraph" style:parent-style-name="Table">
      <style:paragraph-properties fo:margin-left="0cm" fo:margin-right="0cm" fo:margin-top="0cm" fo:margin-bottom="0.049cm" loext:contextual-spacing="false" fo:text-indent="0.199cm" style:auto-text-indent="false"/>
      <style:text-properties style:font-name="DejaVu Sans Mono1" fo:font-family="'DejaVu Sans Mono'" style:font-style-name="Обычный" style:font-family-generic="modern" style:font-pitch="fixed" fo:font-size="8pt" fo:font-style="normal"/>
    </style:style>
    <style:style style:name="TNR11-004-01" style:family="paragraph" style:parent-style-name="Heading_20_6" style:default-outline-level="" style:list-style-name="" style:class="text" style:master-page-name="">
      <style:paragraph-properties fo:margin-left="0cm" fo:margin-right="0cm" fo:margin-top="0cm" fo:margin-bottom="0.101cm" loext:contextual-spacing="false" fo:text-indent="0.4cm" style:auto-text-indent="false" style:page-number="auto"/>
      <style:text-properties style:font-name="Liberation Mono" fo:font-family="'Liberation Mono'" style:font-style-name="Жирный курсив" style:font-family-generic="modern" style:font-pitch="fixed" fo:font-size="10pt"/>
    </style:style>
    <style:style style:name="Deja_5f_vu8_5f_tab" style:display-name="Deja_vu8_tab" style:family="paragraph" style:parent-style-name="dejavu_5f_mono_5f_08-004-01">
      <style:paragraph-properties fo:margin-left="0cm" fo:margin-right="0cm" fo:text-indent="0.049cm" style:auto-text-indent="false"/>
    </style:style>
    <style:style style:name="Table_20_Contents" style:display-name="Table Contents" style:family="paragraph" style:parent-style-name="Standard" style:class="extra">
      <style:paragraph-properties fo:margin-top="0cm" fo:margin-bottom="0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kode_5f_tab" style:display-name="kode_tab" style:family="paragraph" style:parent-style-name="Table_20_Contents">
      <style:paragraph-properties fo:margin-left="0cm" fo:margin-right="0cm" fo:text-indent="0cm" style:auto-text-indent="false"/>
      <style:text-properties style:font-name="Liberation Mono1" fo:font-family="'Liberation Mono'" style:font-style-name="Обычный" style:font-family-generic="modern" style:font-pitch="fixed" fo:font-size="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2"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2"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ubuntu_5f_mono_5f_9" style:display-name="ubuntu_mono_9" style:family="paragraph" style:parent-style-name="Standard">
      <style:paragraph-properties fo:margin-left="0cm" fo:margin-right="0cm" fo:text-indent="0.101cm" style:auto-text-indent="false"/>
      <style:text-properties style:font-name="Ubuntu Mono" fo:font-family="'Ubuntu Mono'" style:font-pitch="fixed" fo:font-size="9pt" officeooo:rsid="020c9c2a" style:font-size-asian="9pt" style:font-size-complex="9pt"/>
    </style:style>
    <style:style style:name="title_5f_ubuntu_5f_mono_5f_11" style:display-name="title_ubuntu_mono_11" style:family="paragraph" style:parent-style-name="Heading_20_6" style:default-outline-level="" style:list-style-name="" style:class="chapter">
      <style:paragraph-properties fo:margin-top="0cm" fo:margin-bottom="0cm" loext:contextual-spacing="false" fo:text-align="center" style:justify-single-word="false"/>
      <style:text-properties fo:font-size="10pt" fo:font-style="italic" fo:font-weight="bold" style:font-size-asian="10pt" style:font-style-asian="normal" style:font-weight-asian="bold" style:font-size-complex="10pt" style:font-style-complex="normal" style:font-weight-complex="bold"/>
    </style:style>
    <style:style style:name="komment" style:family="text">
      <style:text-properties fo:color="#1e6a39" style:font-name="Ubuntu Mono1" fo:font-family="'Ubuntu Mono'" style:font-style-name="Курсив" style:font-pitch="fixed" fo:font-size="8pt" fo:font-style="italic" officeooo:rsid="001e4ec2"/>
    </style:style>
    <style:style style:name="kode9" style:family="text">
      <style:text-properties style:font-name="FreeMono1" fo:font-family="FreeMono" style:font-style-name="Обычный" style:font-family-generic="modern" style:font-pitch="fixed" fo:font-size="9pt" officeooo:rsid="001daa04"/>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javu_5f_mono_5f_8" style:display-name="dejavu_mono_8" style:family="text" style:parent-style-name="kode9">
      <style:text-properties style:font-name="DejaVu Sans Mono1" fo:font-family="'DejaVu Sans Mono'" style:font-style-name="Обычный" style:font-family-generic="modern" style:font-pitch="fixed" fo:font-size="8pt" officeooo:rsid="00ae60dd" style:font-size-asian="8pt" style:font-size-complex="8pt"/>
    </style:style>
    <style:style style:name="Emphasis" style:family="text">
      <style:text-properties fo:font-style="italic" style:font-style-asian="italic" style:font-style-complex="italic"/>
    </style:style>
    <style:style style:name="lib_5f_mono8" style:display-name="lib_mono8" style:family="text" style:parent-style-name="kode9">
      <style:text-properties style:font-name="Liberation Mono2" fo:font-family="'Liberation Mono'" style:font-family-generic="modern" style:font-pitch="fixed" fo:font-size="8pt" officeooo:rsid="001daa04" style:font-size-asian="8pt" style:font-size-complex="8pt"/>
    </style:style>
    <style:style style:name="Strong_20_Emphasis" style:display-name="Strong Emphasis" style:family="text">
      <style:text-properties fo:font-weight="bold" style:font-weight-asian="bold" style:font-weight-complex="bold"/>
    </style:style>
    <style:style style:name="ubuntu_5f_mono_5f_9" style:display-name="ubuntu_mono_9" style:family="text">
      <style:text-properties style:font-name="Ubuntu Mono" fo:font-family="'Ubuntu Mono'" style:font-pitch="fixed" fo:font-size="9pt" officeooo:rsid="020c9c2a" style:font-size-asian="9pt"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kode8" style:family="text" style:parent-style-name="kode9">
      <style:text-properties style:font-name="FreeMono1" fo:font-family="FreeMono" style:font-style-name="Обычный" style:font-family-generic="modern" style:font-pitch="fixed" fo:font-size="8pt" fo:font-style="normal" officeooo:rsid="001daa04" style:font-size-asian="8pt" style:font-style-asian="italic" style:font-name-complex="Lohit Devanagari2" style:font-family-complex="'Lohit Devanagari'" style:font-size-complex="8pt"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635cm" fo:margin-left="0.635cm"/>
        </style:list-level-properties>
      </text:outline-level-style>
      <text:outline-level-style text:level="2" style:num-format="">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tyle="italic" style:font-style-asian="italic" style:font-style-complex="italic"/>
    </style:style>
    <style:style style:name="MT1" style:family="text">
      <style:text-properties fo:background-color="transparent" loext:char-shading-value="0"/>
    </style:style>
    <style:page-layout style:name="Mpm1">
      <style:page-layout-properties fo:page-width="21.001cm" fo:page-height="29.7cm" style:num-format="1" style:print-orientation="portrait" fo:margin-top="1.3cm" fo:margin-bottom="1.3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page-layout>
  </office:automatic-styles>
  <office:master-styles>
    <style:master-page style:name="Standard" style:page-layout-name="Mpm1">
      <style:header>
        <text:p text:style-name="MP1"><text:title/><text:span text:style-name="MT1"><text:chapter text:display="name" text:outline-level="6">Функция zip</text:chapter></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5T23:57:01.127043872</meta:creation-date>
    <meta:generator>LibreOffice/6.4.7.2$Linux_X86_64 LibreOffice_project/40$Build-2</meta:generator>
    <dc:date>2024-04-04T18:47:06.724064214</dc:date>
    <meta:editing-duration>P5DT6H34M19S</meta:editing-duration>
    <meta:editing-cycles>540</meta:editing-cycles>
    <meta:print-date>2024-03-14T18:22:36.127905167</meta:print-date>
    <meta:document-statistic meta:table-count="28" meta:image-count="0" meta:object-count="0" meta:page-count="40" meta:paragraph-count="2216" meta:word-count="13793" meta:character-count="96849" meta:non-whitespace-character-count="81750"/>
  </office:meta>
</office:document-meta>
</file>